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52.95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52.97mm"/>
    </style:style>
    <style:style style:name="co11" style:family="table-column">
      <style:table-column-properties fo:break-before="auto" style:column-width="43.07mm"/>
    </style:style>
    <style:style style:name="co12" style:family="table-column">
      <style:table-column-properties fo:break-before="auto" style:column-width="58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10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108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549.71mm" svg:y="98.93mm">
            <draw:object draw:notify-on-update-of-ranges="Arkusz1.B8:Arkusz1.B50 Arkusz1.C8:Arkusz1.C50 Arkusz1.B8:Arkusz1.B50 Arkusz1.D8:Arkusz1.D50 Arkusz1.B8:Arkusz1.B50 Arkusz1.Y8:Arkusz1.Y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,61E-05</text:p>
          </table:table-cell>
          <table:table-cell table:formula="of:=[$Arkusz3.C1]" office:value-type="float" office:value="0.000032262193006057" calcext:value-type="float">
            <text:p>3,23E-05</text:p>
          </table:table-cell>
          <table:table-cell/>
          <table:table-cell table:formula="of:=((1/2)*[.C8]*[.C8]+((1/3)*[.E9]+[.C8])*(1/2)*[.E9])/([.C8]+(1/2)*[.E9])" office:value-type="float" office:value="0.00000891655917759994" calcext:value-type="float">
            <text:p>8,91655917759994E-06</text:p>
          </table:table-cell>
          <table:table-cell table:formula="of:=(((1/2)*([.B9]-[.B8])+[.B8])*[.C8]+((2/3)*([.B9]-[.B8])+[.B8])*(1/2)*[.E9])/([.C8]+(1/2)*[.E9])" office:value-type="float" office:value="0.000516065548062135" calcext:value-type="float">
            <text:p>0,000516065548062</text:p>
          </table:table-cell>
          <table:table-cell table:formula="of:=(((1/2)*([.D8]-[.C9])+[.C8]+[.E9])*([.D8]-[.C9])+((2/3)*[.E9]+[.C8])*(1/2)*[.E9])/([.D8]-[.C9]+(1/2)*[.E9])" office:value-type="float" office:value="0.0000249863320498743" calcext:value-type="float">
            <text:p>2,49863320498743E-05</text:p>
          </table:table-cell>
          <table:table-cell table:formula="of:=(((1/2)*([.B9]-[.B8])+[.B8])*([.D8]-[.C9])+((1/3)*([.B9]-[.B8])+[.B8])*(1/2)*[.E9])/([.D8]-[.C9]+(1/2)*[.E9])" office:value-type="float" office:value="0.000480280895937969" calcext:value-type="float">
            <text:p>0,000480280895938</text:p>
          </table:table-cell>
          <table:table-cell table:formula="of:=DEGREES(ATAN(([.G8]-[.I8])/([.H8]-[.F8])))" office:value-type="float" office:value="65.8166364519452" calcext:value-type="float">
            <text:p>65,8166364519452</text:p>
          </table:table-cell>
          <table:table-cell table:formula="of:=DEGREES(ATAN(([.C9]-[.C8])/([.B9]-[.B8])))" office:value-type="float" office:value="0.196373096301689" calcext:value-type="float">
            <text:p>0,196373096301689</text:p>
          </table:table-cell>
          <table:table-cell table:formula="of:=[.J8]-[.K8]" office:value-type="float" office:value="65.6202633556435" calcext:value-type="float">
            <text:p>65,6202633556435</text:p>
          </table:table-cell>
          <table:table-cell table:formula="of:=ABS([.L8])" office:value-type="float" office:value="65.6202633556435" calcext:value-type="float">
            <text:p>65,6202633556435</text:p>
          </table:table-cell>
          <table:table-cell table:formula="of:=[.B8]+0.5*([.B9]-[.B8])" office:value-type="float" office:value="0.00049999999999999" calcext:value-type="float">
            <text:p>0,0005</text:p>
          </table:table-cell>
          <table:table-cell table:formula="of:=[.C8]+0.5*([.C9]-[.C8])" office:value-type="float" office:value="0.0000177780557694965" calcext:value-type="float">
            <text:p>1,77780557694965E-05</text:p>
          </table:table-cell>
          <table:table-cell table:formula="of:=SQRT(([.B9]-[.N8])^2+([.C9]-[.O8])^2)*SQRT(([.F8]-[.O8])^2+([.G8]-[.N8])^2)" office:value-type="float" office:value="0.00000000917376573046272" calcext:value-type="float">
            <text:p>9,17376573046272E-09</text:p>
          </table:table-cell>
          <table:table-cell table:formula="of:=(-([.B9]-[.N8])*([.F8]-[.O8])+([.C9]-[.O8])*([.G8]-[.N8]))/[.P8]" office:value-type="float" office:value="0.485981408266788" calcext:value-type="float">
            <text:p>0,485981408266788</text:p>
          </table:table-cell>
          <table:table-cell table:formula="of:=DEGREES(ACOS([.Q8]))" office:value-type="float" office:value="60.9232083656181" calcext:value-type="float">
            <text:p>60,9232083656181</text:p>
          </table:table-cell>
          <table:table-cell table:style-name="ce7" table:formula="of:=(([.B9]-[.N8])*([.G8]-[.N8])+([.C9]-[.O8])*([.F8]-[.O8]))/[.U8]" office:value-type="float" office:value="0.873969147521255" calcext:value-type="float">
            <text:p>0,873969147521255</text:p>
          </table:table-cell>
          <table:table-cell table:style-name="ce7" table:formula="of:=DEGREES(ACOS([.S8]))" office:value-type="float" office:value="29.0767916343819" calcext:value-type="float">
            <text:p>29,0767916343819</text:p>
          </table:table-cell>
          <table:table-cell table:style-name="ce9" table:formula="of:=SQRT(([.B9]-[.N8])^2+([.C9]-[.O8])^2)*SQRT(([.F8]-[.O8])^2+([.G8]-[.N8])^2)" office:value-type="float" office:value="0.00000000917376573046272" calcext:value-type="float">
            <text:p>,000000009173766</text:p>
          </table:table-cell>
          <table:table-cell table:style-name="ce7" table:formula="of:=SQRT(1-[.S8]^2)" office:value-type="float" office:value="0.485981408266788" calcext:value-type="float">
            <text:p>0,485981408266788</text:p>
          </table:table-cell>
          <table:table-cell table:style-name="ce7" table:formula="of:=DEGREES(ACOS([.V8]))" office:value-type="float" office:value="60.9232083656181" calcext:value-type="float">
            <text:p>60,9232083656181</text:p>
          </table:table-cell>
          <table:table-cell table:formula="of:=[.M8]-[.W8]" office:value-type="float" office:value="4.69705499002539" calcext:value-type="float">
            <text:p>4,69705499002539</text:p>
          </table:table-cell>
          <table:table-cell table:formula="of:=[.M8]-DEGREES(ACOS([.Q8]))" office:value-type="float" office:value="4.6970549900254" calcext:value-type="float">
            <text:p>4,69705499002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,001</text:p>
          </table:table-cell>
          <table:table-cell table:formula="of:=[.C8]+[.E9]" office:value-type="float" office:value="0.0000194917410259946" calcext:value-type="float">
            <text:p>1,94917410259946E-05</text:p>
          </table:table-cell>
          <table:table-cell table:formula="of:=[$Arkusz3.C2]" office:value-type="float" office:value="0.000032262193006057" calcext:value-type="float">
            <text:p>3,23E-05</text:p>
          </table:table-cell>
          <table:table-cell table:formula="of:=[$Arkusz3.E1]" office:value-type="float" office:value="0.0000034273705129961" calcext:value-type="float">
            <text:p>3,4273705129961E-06</text:p>
          </table:table-cell>
          <table:table-cell table:formula="of:=((1/2)*[.C9]*[.C9]+((1/3)*[.E10]+[.C9])*(1/2)*[.E10])/([.C9]+(1/2)*[.E10])" office:value-type="float" office:value="0.00000865956211297959" calcext:value-type="float">
            <text:p>8,65956211297959E-06</text:p>
          </table:table-cell>
          <table:table-cell table:formula="of:=(((1/2)*([.B10]-[.B9])+[.B9])*[.C9]+((2/3)*([.B10]-[.B9])+[.B9])*(1/2)*[.E10])/([.C9]+(1/2)*[.E10])" office:value-type="float" office:value="0.00148200027596604" calcext:value-type="float">
            <text:p>0,001482000275966</text:p>
          </table:table-cell>
          <table:table-cell table:formula="of:=(((1/2)*([.D9]-[.C10])+[.C9]+[.E10])*([.D9]-[.C10])+((2/3)*[.E10]+[.C9])*(1/2)*[.E10])/([.D9]-[.C10]+(1/2)*[.E10])" office:value-type="float" office:value="0.0000246834474852902" calcext:value-type="float">
            <text:p>2,46834474852902E-05</text:p>
          </table:table-cell>
          <table:table-cell table:formula="of:=(((1/2)*([.B10]-[.B9])+[.B9])*([.D9]-[.C10])+((1/3)*([.B10]-[.B9])+[.B9])*(1/2)*[.E10])/([.D9]-[.C10]+(1/2)*[.E10])" office:value-type="float" office:value="0.00152957037170665" calcext:value-type="float">
            <text:p>0,001529570371707</text:p>
          </table:table-cell>
          <table:table-cell table:formula="of:=DEGREES(ATAN(([.G9]-[.I9])/([.H9]-[.F9])))" office:value-type="float" office:value="-71.3840114133821" calcext:value-type="float">
            <text:p>-71,3840114133821</text:p>
          </table:table-cell>
          <table:table-cell table:formula="of:=DEGREES(ATAN(([.C10]-[.C9])/([.B10]-[.B9])))" office:value-type="float" office:value="-0.25825904320585" calcext:value-type="float">
            <text:p>-0,25825904320585</text:p>
          </table:table-cell>
          <table:table-cell table:formula="of:=[.J9]-[.K9]" office:value-type="float" office:value="-71.1257523701763" calcext:value-type="float">
            <text:p>-71,1257523701763</text:p>
          </table:table-cell>
          <table:table-cell table:formula="of:=ABS([.L9])" office:value-type="float" office:value="71.1257523701763" calcext:value-type="float">
            <text:p>71,1257523701763</text:p>
          </table:table-cell>
          <table:table-cell table:formula="of:=[.B9]+0.5*([.B10]-[.B9])" office:value-type="float" office:value="0.00150418101415817" calcext:value-type="float">
            <text:p>0,001504181014158</text:p>
          </table:table-cell>
          <table:table-cell table:formula="of:=[.C9]+0.5*([.C10]-[.C9])" office:value-type="float" office:value="0.0000172191445229667" calcext:value-type="float">
            <text:p>1,72191445229667E-05</text:p>
          </table:table-cell>
          <table:table-cell table:formula="of:=SQRT(([.B10]-[.N9])^2+([.C10]-[.O9])^2)*SQRT(([.F9]-[.O9])^2+([.G9]-[.N9])^2)" office:value-type="float" office:value="0.0000000119870356980181" calcext:value-type="float">
            <text:p>1,19870356980181E-08</text:p>
          </table:table-cell>
          <table:table-cell table:formula="of:=(-([.B10]-[.N9])*([.F9]-[.O9])+([.C10]-[.O9])*([.G9]-[.N9]))/[.P9]" office:value-type="float" office:value="0.364225728385021" calcext:value-type="float">
            <text:p>0,364225728385021</text:p>
          </table:table-cell>
          <table:table-cell table:formula="of:=DEGREES(ACOS([.Q9]))" office:value-type="float" office:value="68.6400595226405" calcext:value-type="float">
            <text:p>68,6400595226405</text:p>
          </table:table-cell>
          <table:table-cell table:style-name="ce7" table:formula="of:=(([.B10]-[.N9])*([.G9]-[.N9])+([.C10]-[.O9])*([.F9]-[.O9]))/[.U9]" office:value-type="float" office:value="-0.931310699381469" calcext:value-type="float">
            <text:p>-0,931310699381469</text:p>
          </table:table-cell>
          <table:table-cell table:style-name="ce7" table:formula="of:=DEGREES(ACOS([.S9]))" office:value-type="float" office:value="158.640059522641" calcext:value-type="float">
            <text:p>158,640059522641</text:p>
          </table:table-cell>
          <table:table-cell table:style-name="ce9" table:formula="of:=SQRT(([.B10]-[.N9])^2+([.C10]-[.O9])^2)*SQRT(([.F9]-[.O9])^2+([.G9]-[.N9])^2)" office:value-type="float" office:value="0.0000000119870356980181" calcext:value-type="float">
            <text:p>,000000011987036</text:p>
          </table:table-cell>
          <table:table-cell table:style-name="ce7" table:formula="of:=SQRT(1-[.S9]^2)" office:value-type="float" office:value="0.364225728385021" calcext:value-type="float">
            <text:p>0,364225728385021</text:p>
          </table:table-cell>
          <table:table-cell table:style-name="ce7" table:formula="of:=DEGREES(ACOS([.V9]))" office:value-type="float" office:value="68.6400595226405" calcext:value-type="float">
            <text:p>68,6400595226405</text:p>
          </table:table-cell>
          <table:table-cell table:formula="of:=[.M9]-[.W9]" office:value-type="float" office:value="2.48569284753579" calcext:value-type="float">
            <text:p>2,48569284753579</text:p>
          </table:table-cell>
          <table:table-cell table:formula="of:=[.M9]-DEGREES(ACOS([.Q9]))" office:value-type="float" office:value="2.48569284753579" calcext:value-type="float">
            <text:p>2,485692847535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,002008362028316</text:p>
          </table:table-cell>
          <table:table-cell table:formula="of:=[.C9]+[.E10]" office:value-type="float" office:value="0.0000149465480199387" calcext:value-type="float">
            <text:p>1,49465480199387E-05</text:p>
          </table:table-cell>
          <table:table-cell table:formula="of:=[$Arkusz3.C3]" office:value-type="float" office:value="0.0000322621930060571" calcext:value-type="float">
            <text:p>3,23E-05</text:p>
          </table:table-cell>
          <table:table-cell table:formula="of:=[$Arkusz3.E2]" office:value-type="float" office:value="-0.0000045451930060559" calcext:value-type="float">
            <text:p>-4,5451930060559E-06</text:p>
          </table:table-cell>
          <table:table-cell table:formula="of:=((1/2)*[.C10]*[.C10]+((1/3)*[.E11]+[.C10])*(1/2)*[.E11])/([.C10]+(1/2)*[.E11])" office:value-type="float" office:value="0.00000839996586397226" calcext:value-type="float">
            <text:p>8,39996586397226E-06</text:p>
          </table:table-cell>
          <table:table-cell table:formula="of:=(((1/2)*([.B11]-[.B10])+[.B10])*[.C10]+((2/3)*([.B11]-[.B10])+[.B10])*(1/2)*[.E11])/([.C10]+(1/2)*[.E11])" office:value-type="float" office:value="0.0025392100270247" calcext:value-type="float">
            <text:p>0,002539210027025</text:p>
          </table:table-cell>
          <table:table-cell table:formula="of:=(((1/2)*([.D10]-[.C11])+[.C10]+[.E11])*([.D10]-[.C11])+((2/3)*[.E11]+[.C10])*(1/2)*[.E11])/([.D10]-[.C11]+(1/2)*[.E11])" office:value-type="float" office:value="0.0000244647893832298" calcext:value-type="float">
            <text:p>2,44647893832298E-05</text:p>
          </table:table-cell>
          <table:table-cell table:formula="of:=(((1/2)*([.B11]-[.B10])+[.B10])*([.D10]-[.C11])+((1/3)*([.B11]-[.B10])+[.B10])*(1/2)*[.E11])/([.D10]-[.C11]+(1/2)*[.E11])" office:value-type="float" office:value="0.00250124607962264" calcext:value-type="float">
            <text:p>0,002501246079623</text:p>
          </table:table-cell>
          <table:table-cell table:formula="of:=DEGREES(ATAN(([.G10]-[.I10])/([.H10]-[.F10])))" office:value-type="float" office:value="67.06386297232" calcext:value-type="float">
            <text:p>67,06386297232</text:p>
          </table:table-cell>
          <table:table-cell table:formula="of:=DEGREES(ATAN(([.C11]-[.C10])/([.B11]-[.B10])))" office:value-type="float" office:value="0.200039621647237" calcext:value-type="float">
            <text:p>0,200039621647237</text:p>
          </table:table-cell>
          <table:table-cell table:formula="of:=[.J10]-[.K10]" office:value-type="float" office:value="66.8638233506728" calcext:value-type="float">
            <text:p>66,8638233506728</text:p>
          </table:table-cell>
          <table:table-cell table:formula="of:=ABS([.L10])" office:value-type="float" office:value="66.8638233506728" calcext:value-type="float">
            <text:p>66,8638233506728</text:p>
          </table:table-cell>
          <table:table-cell table:formula="of:=[.B10]+0.5*([.B11]-[.B10])" office:value-type="float" office:value="0.00252094003254965" calcext:value-type="float">
            <text:p>0,00252094003255</text:p>
          </table:table-cell>
          <table:table-cell table:formula="of:=[.C10]+0.5*([.C11]-[.C10])" office:value-type="float" office:value="0.0000167361445229672" calcext:value-type="float">
            <text:p>1,67361445229672E-05</text:p>
          </table:table-cell>
          <table:table-cell table:formula="of:=SQRT(([.B11]-[.N10])^2+([.C11]-[.O10])^2)*SQRT(([.F10]-[.O10])^2+([.G10]-[.N10])^2)" office:value-type="float" office:value="0.0000000102936267636439" calcext:value-type="float">
            <text:p>1,02936267636439E-08</text:p>
          </table:table-cell>
          <table:table-cell table:formula="of:=(-([.B11]-[.N10])*([.F10]-[.O10])+([.C11]-[.O10])*([.G10]-[.N10]))/[.P10]" office:value-type="float" office:value="0.418281897823389" calcext:value-type="float">
            <text:p>0,418281897823389</text:p>
          </table:table-cell>
          <table:table-cell table:formula="of:=DEGREES(ACOS([.Q10]))" office:value-type="float" office:value="65.2738360496838" calcext:value-type="float">
            <text:p>65,2738360496838</text:p>
          </table:table-cell>
          <table:table-cell table:style-name="ce7" table:formula="of:=(([.B11]-[.N10])*([.G10]-[.N10])+([.C11]-[.O10])*([.F10]-[.O10]))/[.U10]" office:value-type="float" office:value="0.908317265030927" calcext:value-type="float">
            <text:p>0,908317265030927</text:p>
          </table:table-cell>
          <table:table-cell table:style-name="ce7" table:formula="of:=DEGREES(ACOS([.S10]))" office:value-type="float" office:value="24.7261639503162" calcext:value-type="float">
            <text:p>24,7261639503162</text:p>
          </table:table-cell>
          <table:table-cell table:style-name="ce9" table:formula="of:=SQRT(([.B11]-[.N10])^2+([.C11]-[.O10])^2)*SQRT(([.F10]-[.O10])^2+([.G10]-[.N10])^2)" office:value-type="float" office:value="0.0000000102936267636439" calcext:value-type="float">
            <text:p>,000000010293627</text:p>
          </table:table-cell>
          <table:table-cell table:style-name="ce7" table:formula="of:=SQRT(1-[.S10]^2)" office:value-type="float" office:value="0.418281897823389" calcext:value-type="float">
            <text:p>0,418281897823389</text:p>
          </table:table-cell>
          <table:table-cell table:style-name="ce7" table:formula="of:=DEGREES(ACOS([.V10]))" office:value-type="float" office:value="65.2738360496838" calcext:value-type="float">
            <text:p>65,2738360496838</text:p>
          </table:table-cell>
          <table:table-cell table:formula="of:=[.M10]-[.W10]" office:value-type="float" office:value="1.58998730098901" calcext:value-type="float">
            <text:p>1,58998730098901</text:p>
          </table:table-cell>
          <table:table-cell table:formula="of:=[.M10]-DEGREES(ACOS([.Q10]))" office:value-type="float" office:value="1.58998730098899" calcext:value-type="float">
            <text:p>1,589987300988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,003033518036783</text:p>
          </table:table-cell>
          <table:table-cell table:formula="of:=[.C10]+[.E11]" office:value-type="float" office:value="0.0000185257410259956" calcext:value-type="float">
            <text:p>1,85257410259956E-05</text:p>
          </table:table-cell>
          <table:table-cell table:formula="of:=[$Arkusz3.C4]" office:value-type="float" office:value="0.0000322621930060571" calcext:value-type="float">
            <text:p>3,23E-05</text:p>
          </table:table-cell>
          <table:table-cell table:formula="of:=[$Arkusz3.E3]" office:value-type="float" office:value="0.0000035791930060569" calcext:value-type="float">
            <text:p>3,5791930060569E-06</text:p>
          </table:table-cell>
          <table:table-cell table:formula="of:=((1/2)*[.C11]*[.C11]+((1/3)*[.E12]+[.C11])*(1/2)*[.E12])/([.C11]+(1/2)*[.E12])" office:value-type="float" office:value="0.00000815302193149391" calcext:value-type="float">
            <text:p>8,15302193149391E-06</text:p>
          </table:table-cell>
          <table:table-cell table:formula="of:=(((1/2)*([.B12]-[.B11])+[.B11])*[.C11]+((2/3)*([.B12]-[.B11])+[.B11])*(1/2)*[.E12])/([.C11]+(1/2)*[.E12])" office:value-type="float" office:value="0.00353357058150806" calcext:value-type="float">
            <text:p>0,003533570581508</text:p>
          </table:table-cell>
          <table:table-cell table:formula="of:=(((1/2)*([.D11]-[.C12])+[.C11]+[.E12])*([.D11]-[.C12])+((2/3)*[.E12]+[.C11])*(1/2)*[.E12])/([.D11]-[.C12]+(1/2)*[.E12])" office:value-type="float" office:value="0.0000241717800224004" calcext:value-type="float">
            <text:p>2,41717800224004E-05</text:p>
          </table:table-cell>
          <table:table-cell table:formula="of:=(((1/2)*([.B12]-[.B11])+[.B11])*([.D11]-[.C12])+((1/3)*([.B12]-[.B11])+[.B11])*(1/2)*[.E12])/([.D11]-[.C12]+(1/2)*[.E12])" office:value-type="float" office:value="0.00358418569224315" calcext:value-type="float">
            <text:p>0,003584185692243</text:p>
          </table:table-cell>
          <table:table-cell table:formula="of:=DEGREES(ATAN(([.G11]-[.I11])/([.H11]-[.F11])))" office:value-type="float" office:value="-72.4383718223466" calcext:value-type="float">
            <text:p>-72,4383718223466</text:p>
          </table:table-cell>
          <table:table-cell table:formula="of:=DEGREES(ATAN(([.C12]-[.C11])/([.B12]-[.B11])))" office:value-type="float" office:value="-0.254330160444191" calcext:value-type="float">
            <text:p>-0,254330160444191</text:p>
          </table:table-cell>
          <table:table-cell table:formula="of:=[.J11]-[.K11]" office:value-type="float" office:value="-72.1840416619024" calcext:value-type="float">
            <text:p>-72,1840416619024</text:p>
          </table:table-cell>
          <table:table-cell table:formula="of:=ABS([.L11])" office:value-type="float" office:value="72.1840416619024" calcext:value-type="float">
            <text:p>72,1840416619024</text:p>
          </table:table-cell>
          <table:table-cell table:formula="of:=[.B11]+0.5*([.B12]-[.B11])" office:value-type="float" office:value="0.0035587792228771" calcext:value-type="float">
            <text:p>0,003558779222877</text:p>
          </table:table-cell>
          <table:table-cell table:formula="of:=[.C11]+0.5*([.C12]-[.C11])" office:value-type="float" office:value="0.0000161941445229677" calcext:value-type="float">
            <text:p>1,61941445229677E-05</text:p>
          </table:table-cell>
          <table:table-cell table:formula="of:=SQRT(([.B12]-[.N11])^2+([.C12]-[.O11])^2)*SQRT(([.F11]-[.O11])^2+([.G11]-[.N11])^2)" office:value-type="float" office:value="0.0000000138985841615961" calcext:value-type="float">
            <text:p>1,38985841615961E-08</text:p>
          </table:table-cell>
          <table:table-cell table:formula="of:=(-([.B12]-[.N11])*([.F11]-[.O11])+([.C12]-[.O11])*([.G11]-[.N11]))/[.P11]" office:value-type="float" office:value="0.308122461985831" calcext:value-type="float">
            <text:p>0,308122461985831</text:p>
          </table:table-cell>
          <table:table-cell table:formula="of:=DEGREES(ACOS([.Q11]))" office:value-type="float" office:value="72.0538822960869" calcext:value-type="float">
            <text:p>72,0538822960869</text:p>
          </table:table-cell>
          <table:table-cell table:style-name="ce7" table:formula="of:=(([.B12]-[.N11])*([.G11]-[.N11])+([.C12]-[.O11])*([.F11]-[.O11]))/[.U11]" office:value-type="float" office:value="-0.951346702532673" calcext:value-type="float">
            <text:p>-0,951346702532673</text:p>
          </table:table-cell>
          <table:table-cell table:style-name="ce7" table:formula="of:=DEGREES(ACOS([.S11]))" office:value-type="float" office:value="162.053882296087" calcext:value-type="float">
            <text:p>162,053882296087</text:p>
          </table:table-cell>
          <table:table-cell table:style-name="ce9" table:formula="of:=SQRT(([.B12]-[.N11])^2+([.C12]-[.O11])^2)*SQRT(([.F11]-[.O11])^2+([.G11]-[.N11])^2)" office:value-type="float" office:value="0.0000000138985841615961" calcext:value-type="float">
            <text:p>,000000013898584</text:p>
          </table:table-cell>
          <table:table-cell table:style-name="ce7" table:formula="of:=SQRT(1-[.S11]^2)" office:value-type="float" office:value="0.308122461985831" calcext:value-type="float">
            <text:p>0,308122461985831</text:p>
          </table:table-cell>
          <table:table-cell table:style-name="ce7" table:formula="of:=DEGREES(ACOS([.V11]))" office:value-type="float" office:value="72.0538822960869" calcext:value-type="float">
            <text:p>72,0538822960869</text:p>
          </table:table-cell>
          <table:table-cell table:formula="of:=[.M11]-[.W11]" office:value-type="float" office:value="0.130159365815544" calcext:value-type="float">
            <text:p>0,130159365815544</text:p>
          </table:table-cell>
          <table:table-cell table:formula="of:=[.M11]-DEGREES(ACOS([.Q11]))" office:value-type="float" office:value="0.130159365815516" calcext:value-type="float">
            <text:p>0,1301593658155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,004084040408971</text:p>
          </table:table-cell>
          <table:table-cell table:formula="of:=[.C11]+[.E12]" office:value-type="float" office:value="0.0000138625480199398" calcext:value-type="float">
            <text:p>1,38625480199398E-05</text:p>
          </table:table-cell>
          <table:table-cell table:formula="of:=[$Arkusz3.C5]" office:value-type="float" office:value="0.0000322621930060571" calcext:value-type="float">
            <text:p>3,23E-05</text:p>
          </table:table-cell>
          <table:table-cell table:formula="of:=[$Arkusz3.E4]" office:value-type="float" office:value="-0.0000046631930060558" calcext:value-type="float">
            <text:p>-4,6631930060558E-06</text:p>
          </table:table-cell>
          <table:table-cell table:formula="of:=((1/2)*[.C12]*[.C12]+((1/3)*[.E13]+[.C12])*(1/2)*[.E13])/([.C12]+(1/2)*[.E13])" office:value-type="float" office:value="0.00000787170109410535" calcext:value-type="float">
            <text:p>7,87170109410535E-06</text:p>
          </table:table-cell>
          <table:table-cell table:formula="of:=(((1/2)*([.B13]-[.B12])+[.B12])*[.C12]+((2/3)*([.B13]-[.B12])+[.B12])*(1/2)*[.E13])/([.C12]+(1/2)*[.E13])" office:value-type="float" office:value="0.0046472661038659" calcext:value-type="float">
            <text:p>0,004647266103866</text:p>
          </table:table-cell>
          <table:table-cell table:formula="of:=(((1/2)*([.D12]-[.C13])+[.C12]+[.E13])*([.D12]-[.C13])+((2/3)*[.E13]+[.C12])*(1/2)*[.E13])/([.D12]-[.C13]+(1/2)*[.E13])" office:value-type="float" office:value="0.0000239349635952019" calcext:value-type="float">
            <text:p>2,39349635952019E-05</text:p>
          </table:table-cell>
          <table:table-cell table:formula="of:=(((1/2)*([.B13]-[.B12])+[.B12])*([.D12]-[.C13])+((1/3)*([.B13]-[.B12])+[.B12])*(1/2)*[.E13])/([.D12]-[.C13]+(1/2)*[.E13])" office:value-type="float" office:value="0.00460664003777303" calcext:value-type="float">
            <text:p>0,004606640037773</text:p>
          </table:table-cell>
          <table:table-cell table:formula="of:=DEGREES(ATAN(([.G12]-[.I12])/([.H12]-[.F12])))" office:value-type="float" office:value="68.4265041068615" calcext:value-type="float">
            <text:p>68,4265041068615</text:p>
          </table:table-cell>
          <table:table-cell table:formula="of:=DEGREES(ATAN(([.C13]-[.C12])/([.B13]-[.B12])))" office:value-type="float" office:value="0.191334674730633" calcext:value-type="float">
            <text:p>0,191334674730633</text:p>
          </table:table-cell>
          <table:table-cell table:formula="of:=[.J12]-[.K12]" office:value-type="float" office:value="68.2351694321309" calcext:value-type="float">
            <text:p>68,2351694321309</text:p>
          </table:table-cell>
          <table:table-cell table:formula="of:=ABS([.L12])" office:value-type="float" office:value="68.2351694321309" calcext:value-type="float">
            <text:p>68,2351694321309</text:p>
          </table:table-cell>
          <table:table-cell table:formula="of:=[.B12]+0.5*([.B13]-[.B12])" office:value-type="float" office:value="0.00462637702583788" calcext:value-type="float">
            <text:p>0,004626377025838</text:p>
          </table:table-cell>
          <table:table-cell table:formula="of:=[.C12]+0.5*([.C13]-[.C12])" office:value-type="float" office:value="0.0000156736445229684" calcext:value-type="float">
            <text:p>1,56736445229684E-05</text:p>
          </table:table-cell>
          <table:table-cell table:formula="of:=SQRT(([.B13]-[.N12])^2+([.C13]-[.O12])^2)*SQRT(([.F12]-[.O12])^2+([.G12]-[.N12])^2)" office:value-type="float" office:value="0.0000000120933702092928" calcext:value-type="float">
            <text:p>1,20933702092928E-08</text:p>
          </table:table-cell>
          <table:table-cell table:formula="of:=(-([.B13]-[.N12])*([.F12]-[.O12])+([.C13]-[.O12])*([.G12]-[.N12]))/[.P12]" office:value-type="float" office:value="0.353012573540647" calcext:value-type="float">
            <text:p>0,353012573540647</text:p>
          </table:table-cell>
          <table:table-cell table:formula="of:=DEGREES(ACOS([.Q12]))" office:value-type="float" office:value="69.3283113274856" calcext:value-type="float">
            <text:p>69,3283113274856</text:p>
          </table:table-cell>
          <table:table-cell table:style-name="ce7" table:formula="of:=(([.B13]-[.N12])*([.G12]-[.N12])+([.C13]-[.O12])*([.F12]-[.O12]))/[.U12]" office:value-type="float" office:value="0.935618577691897" calcext:value-type="float">
            <text:p>0,935618577691897</text:p>
          </table:table-cell>
          <table:table-cell table:style-name="ce7" table:formula="of:=DEGREES(ACOS([.S12]))" office:value-type="float" office:value="20.6716886725144" calcext:value-type="float">
            <text:p>20,6716886725144</text:p>
          </table:table-cell>
          <table:table-cell table:style-name="ce9" table:formula="of:=SQRT(([.B13]-[.N12])^2+([.C13]-[.O12])^2)*SQRT(([.F12]-[.O12])^2+([.G12]-[.N12])^2)" office:value-type="float" office:value="0.0000000120933702092928" calcext:value-type="float">
            <text:p>,000000012093370</text:p>
          </table:table-cell>
          <table:table-cell table:style-name="ce7" table:formula="of:=SQRT(1-[.S12]^2)" office:value-type="float" office:value="0.353012573540647" calcext:value-type="float">
            <text:p>0,353012573540647</text:p>
          </table:table-cell>
          <table:table-cell table:style-name="ce7" table:formula="of:=DEGREES(ACOS([.V12]))" office:value-type="float" office:value="69.3283113274856" calcext:value-type="float">
            <text:p>69,3283113274856</text:p>
          </table:table-cell>
          <table:table-cell table:formula="of:=[.M12]-[.W12]" office:value-type="float" office:value="-1.09314189535472" calcext:value-type="float">
            <text:p>-1,09314189535472</text:p>
          </table:table-cell>
          <table:table-cell table:formula="of:=[.M12]-DEGREES(ACOS([.Q12]))" office:value-type="float" office:value="-1.09314189535473" calcext:value-type="float">
            <text:p>-1,093141895354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,005168713642704</text:p>
          </table:table-cell>
          <table:table-cell table:formula="of:=[.C12]+[.E13]" office:value-type="float" office:value="0.0000174847410259969" calcext:value-type="float">
            <text:p>1,74847410259969E-05</text:p>
          </table:table-cell>
          <table:table-cell table:formula="of:=[$Arkusz3.C6]" office:value-type="float" office:value="0.0000322621930060571" calcext:value-type="float">
            <text:p>3,23E-05</text:p>
          </table:table-cell>
          <table:table-cell table:formula="of:=[$Arkusz3.E5]" office:value-type="float" office:value="0.0000036221930060571" calcext:value-type="float">
            <text:p>3,6221930060571E-06</text:p>
          </table:table-cell>
          <table:table-cell table:formula="of:=((1/2)*[.C13]*[.C13]+((1/3)*[.E14]+[.C13])*(1/2)*[.E14])/([.C13]+(1/2)*[.E14])" office:value-type="float" office:value="0.00000765128160342734" calcext:value-type="float">
            <text:p>7,65128160342734E-06</text:p>
          </table:table-cell>
          <table:table-cell table:formula="of:=(((1/2)*([.B14]-[.B13])+[.B13])*[.C13]+((2/3)*([.B14]-[.B13])+[.B13])*(1/2)*[.E14])/([.C13]+(1/2)*[.E14])" office:value-type="float" office:value="0.00570421457202689" calcext:value-type="float">
            <text:p>0,005704214572027</text:p>
          </table:table-cell>
          <table:table-cell table:formula="of:=(((1/2)*([.D13]-[.C14])+[.C13]+[.E14])*([.D13]-[.C14])+((2/3)*[.E14]+[.C13])*(1/2)*[.E14])/([.D13]-[.C14]+(1/2)*[.E14])" office:value-type="float" office:value="0.0000236728709080126" calcext:value-type="float">
            <text:p>2,36728709080126E-05</text:p>
          </table:table-cell>
          <table:table-cell table:formula="of:=(((1/2)*([.B14]-[.B13])+[.B13])*([.D13]-[.C14])+((1/3)*([.B14]-[.B13])+[.B13])*(1/2)*[.E14])/([.D13]-[.C14]+(1/2)*[.E14])" office:value-type="float" office:value="0.00575796015226279" calcext:value-type="float">
            <text:p>0,005757960152263</text:p>
          </table:table-cell>
          <table:table-cell table:formula="of:=DEGREES(ATAN(([.G13]-[.I13])/([.H13]-[.F13])))" office:value-type="float" office:value="-73.400650127117" calcext:value-type="float">
            <text:p>-73,400650127117</text:p>
          </table:table-cell>
          <table:table-cell table:formula="of:=DEGREES(ATAN(([.C14]-[.C13])/([.B14]-[.B13])))" office:value-type="float" office:value="-0.233480243025771" calcext:value-type="float">
            <text:p>-0,233480243025771</text:p>
          </table:table-cell>
          <table:table-cell table:formula="of:=[.J13]-[.K13]" office:value-type="float" office:value="-73.1671698840913" calcext:value-type="float">
            <text:p>-73,1671698840913</text:p>
          </table:table-cell>
          <table:table-cell table:formula="of:=ABS([.L13])" office:value-type="float" office:value="73.1671698840913" calcext:value-type="float">
            <text:p>73,1671698840913</text:p>
          </table:table-cell>
          <table:table-cell table:formula="of:=[.B13]+0.5*([.B14]-[.B13])" office:value-type="float" office:value="0.00573266072449079" calcext:value-type="float">
            <text:p>0,005732660724491</text:p>
          </table:table-cell>
          <table:table-cell table:formula="of:=[.C13]+0.5*([.C14]-[.C13])" office:value-type="float" office:value="0.000015186644522969" calcext:value-type="float">
            <text:p>1,5186644522969E-05</text:p>
          </table:table-cell>
          <table:table-cell table:formula="of:=SQRT(([.B14]-[.N13])^2+([.C14]-[.O13])^2)*SQRT(([.F13]-[.O13])^2+([.G13]-[.N13])^2)" office:value-type="float" office:value="0.0000000165955710328601" calcext:value-type="float">
            <text:p>1,65955710328601E-08</text:p>
          </table:table-cell>
          <table:table-cell table:formula="of:=(-([.B14]-[.N13])*([.F13]-[.O13])+([.C14]-[.O13])*([.G13]-[.N13]))/[.P13]" office:value-type="float" office:value="0.260004185673052" calcext:value-type="float">
            <text:p>0,260004185673052</text:p>
          </table:table-cell>
          <table:table-cell table:formula="of:=DEGREES(ACOS([.Q13]))" office:value-type="float" office:value="74.9296894920206" calcext:value-type="float">
            <text:p>74,9296894920206</text:p>
          </table:table-cell>
          <table:table-cell table:style-name="ce7" table:formula="of:=(([.B14]-[.N13])*([.G13]-[.N13])+([.C14]-[.O13])*([.F13]-[.O13]))/[.U13]" office:value-type="float" office:value="-0.965607489320838" calcext:value-type="float">
            <text:p>-0,965607489320838</text:p>
          </table:table-cell>
          <table:table-cell table:style-name="ce7" table:formula="of:=DEGREES(ACOS([.S13]))" office:value-type="float" office:value="164.929689492021" calcext:value-type="float">
            <text:p>164,929689492021</text:p>
          </table:table-cell>
          <table:table-cell table:style-name="ce9" table:formula="of:=SQRT(([.B14]-[.N13])^2+([.C14]-[.O13])^2)*SQRT(([.F13]-[.O13])^2+([.G13]-[.N13])^2)" office:value-type="float" office:value="0.0000000165955710328601" calcext:value-type="float">
            <text:p>,000000016595571</text:p>
          </table:table-cell>
          <table:table-cell table:style-name="ce7" table:formula="of:=SQRT(1-[.S13]^2)" office:value-type="float" office:value="0.260004185673052" calcext:value-type="float">
            <text:p>0,260004185673052</text:p>
          </table:table-cell>
          <table:table-cell table:style-name="ce7" table:formula="of:=DEGREES(ACOS([.V13]))" office:value-type="float" office:value="74.9296894920206" calcext:value-type="float">
            <text:p>74,9296894920206</text:p>
          </table:table-cell>
          <table:table-cell table:formula="of:=[.M13]-[.W13]" office:value-type="float" office:value="-1.76251960792932" calcext:value-type="float">
            <text:p>-1,76251960792932</text:p>
          </table:table-cell>
          <table:table-cell table:formula="of:=[.M13]-DEGREES(ACOS([.Q13]))" office:value-type="float" office:value="-1.76251960792929" calcext:value-type="float">
            <text:p>-1,762519607929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,006296607806277</text:p>
          </table:table-cell>
          <table:table-cell table:formula="of:=[.C13]+[.E14]" office:value-type="float" office:value="0.000012888548019941" calcext:value-type="float">
            <text:p>1,2888548019941E-05</text:p>
          </table:table-cell>
          <table:table-cell table:formula="of:=[$Arkusz3.C7]" office:value-type="float" office:value="0.0000322621930060571" calcext:value-type="float">
            <text:p>3,23E-05</text:p>
          </table:table-cell>
          <table:table-cell table:formula="of:=[$Arkusz3.E6]" office:value-type="float" office:value="-0.0000045961930060559" calcext:value-type="float">
            <text:p>-4,5961930060559E-06</text:p>
          </table:table-cell>
          <table:table-cell table:formula="of:=((1/2)*[.C14]*[.C14]+((1/3)*[.E15]+[.C14])*(1/2)*[.E15])/([.C14]+(1/2)*[.E15])" office:value-type="float" office:value="0.00000736763609105637" calcext:value-type="float">
            <text:p>7,36763609105637E-06</text:p>
          </table:table-cell>
          <table:table-cell table:formula="of:=(((1/2)*([.B15]-[.B14])+[.B14])*[.C14]+((2/3)*([.B15]-[.B14])+[.B14])*(1/2)*[.E15])/([.C14]+(1/2)*[.E15])" office:value-type="float" office:value="0.00691069945802304" calcext:value-type="float">
            <text:p>0,006910699458023</text:p>
          </table:table-cell>
          <table:table-cell table:formula="of:=(((1/2)*([.D14]-[.C15])+[.C14]+[.E15])*([.D14]-[.C15])+((2/3)*[.E15]+[.C14])*(1/2)*[.E15])/([.D14]-[.C15]+(1/2)*[.E15])" office:value-type="float" office:value="0.0000234330775951493" calcext:value-type="float">
            <text:p>2,34330775951493E-05</text:p>
          </table:table-cell>
          <table:table-cell table:formula="of:=(((1/2)*([.B15]-[.B14])+[.B14])*([.D14]-[.C15])+((1/3)*([.B15]-[.B14])+[.B14])*(1/2)*[.E15])/([.D14]-[.C15]+(1/2)*[.E15])" office:value-type="float" office:value="0.00686703491128931" calcext:value-type="float">
            <text:p>0,006867034911289</text:p>
          </table:table-cell>
          <table:table-cell table:formula="of:=DEGREES(ATAN(([.G14]-[.I14])/([.H14]-[.F14])))" office:value-type="float" office:value="69.7999810206707" calcext:value-type="float">
            <text:p>69,7999810206707</text:p>
          </table:table-cell>
          <table:table-cell table:formula="of:=DEGREES(ATAN(([.C15]-[.C14])/([.B15]-[.B14])))" office:value-type="float" office:value="0.17230193759287" calcext:value-type="float">
            <text:p>0,17230193759287</text:p>
          </table:table-cell>
          <table:table-cell table:formula="of:=[.J14]-[.K14]" office:value-type="float" office:value="69.6276790830779" calcext:value-type="float">
            <text:p>69,6276790830779</text:p>
          </table:table-cell>
          <table:table-cell table:formula="of:=ABS([.L14])" office:value-type="float" office:value="69.6276790830779" calcext:value-type="float">
            <text:p>69,6276790830779</text:p>
          </table:table-cell>
          <table:table-cell table:formula="of:=[.B14]+0.5*([.B15]-[.B14])" office:value-type="float" office:value="0.00688688109444989" calcext:value-type="float">
            <text:p>0,00688688109445</text:p>
          </table:table-cell>
          <table:table-cell table:formula="of:=[.C14]+0.5*([.C15]-[.C14])" office:value-type="float" office:value="0.0000146636445229696" calcext:value-type="float">
            <text:p>1,46636445229696E-05</text:p>
          </table:table-cell>
          <table:table-cell table:formula="of:=SQRT(([.B15]-[.N14])^2+([.C15]-[.O14])^2)*SQRT(([.F14]-[.O14])^2+([.G14]-[.N14])^2)" office:value-type="float" office:value="0.0000000147042252941281" calcext:value-type="float">
            <text:p>1,47042252941281E-08</text:p>
          </table:table-cell>
          <table:table-cell table:formula="of:=(-([.B15]-[.N14])*([.F14]-[.O14])+([.C15]-[.O14])*([.G14]-[.N14]))/[.P14]" office:value-type="float" office:value="0.295759803358363" calcext:value-type="float">
            <text:p>0,295759803358363</text:p>
          </table:table-cell>
          <table:table-cell table:formula="of:=DEGREES(ACOS([.Q14]))" office:value-type="float" office:value="72.7968959085962" calcext:value-type="float">
            <text:p>72,7968959085962</text:p>
          </table:table-cell>
          <table:table-cell table:style-name="ce7" table:formula="of:=(([.B15]-[.N14])*([.G14]-[.N14])+([.C15]-[.O14])*([.F14]-[.O14]))/[.U14]" office:value-type="float" office:value="0.955262340259168" calcext:value-type="float">
            <text:p>0,955262340259168</text:p>
          </table:table-cell>
          <table:table-cell table:style-name="ce7" table:formula="of:=DEGREES(ACOS([.S14]))" office:value-type="float" office:value="17.2031040914038" calcext:value-type="float">
            <text:p>17,2031040914038</text:p>
          </table:table-cell>
          <table:table-cell table:style-name="ce9" table:formula="of:=SQRT(([.B15]-[.N14])^2+([.C15]-[.O14])^2)*SQRT(([.F14]-[.O14])^2+([.G14]-[.N14])^2)" office:value-type="float" office:value="0.0000000147042252941281" calcext:value-type="float">
            <text:p>,000000014704225</text:p>
          </table:table-cell>
          <table:table-cell table:style-name="ce7" table:formula="of:=SQRT(1-[.S14]^2)" office:value-type="float" office:value="0.295759803358363" calcext:value-type="float">
            <text:p>0,295759803358363</text:p>
          </table:table-cell>
          <table:table-cell table:style-name="ce7" table:formula="of:=DEGREES(ACOS([.V14]))" office:value-type="float" office:value="72.7968959085962" calcext:value-type="float">
            <text:p>72,7968959085962</text:p>
          </table:table-cell>
          <table:table-cell table:formula="of:=[.M14]-[.W14]" office:value-type="float" office:value="-3.16921682551832" calcext:value-type="float">
            <text:p>-3,16921682551832</text:p>
          </table:table-cell>
          <table:table-cell table:formula="of:=[.M14]-DEGREES(ACOS([.Q14]))" office:value-type="float" office:value="-3.16921682551832" calcext:value-type="float">
            <text:p>-3,169216825518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,007477154382623</text:p>
          </table:table-cell>
          <table:table-cell table:formula="of:=[.C14]+[.E15]" office:value-type="float" office:value="0.0000164387410259981" calcext:value-type="float">
            <text:p>1,64387410259981E-05</text:p>
          </table:table-cell>
          <table:table-cell table:formula="of:=[$Arkusz3.C8]" office:value-type="float" office:value="0.0000322621930060571" calcext:value-type="float">
            <text:p>3,23E-05</text:p>
          </table:table-cell>
          <table:table-cell table:formula="of:=[$Arkusz3.E7]" office:value-type="float" office:value="0.0000035501930060571" calcext:value-type="float">
            <text:p>3,5501930060571E-06</text:p>
          </table:table-cell>
          <table:table-cell table:formula="of:=((1/2)*[.C15]*[.C15]+((1/3)*[.E16]+[.C15])*(1/2)*[.E16])/([.C15]+(1/2)*[.E16])" office:value-type="float" office:value="0.00000718465454174318" calcext:value-type="float">
            <text:p>7,18465454174318E-06</text:p>
          </table:table-cell>
          <table:table-cell table:formula="of:=(((1/2)*([.B16]-[.B15])+[.B15])*[.C15]+((2/3)*([.B16]-[.B15])+[.B15])*(1/2)*[.E16])/([.C15]+(1/2)*[.E16])" office:value-type="float" office:value="0.00806700452672938" calcext:value-type="float">
            <text:p>0,008067004526729</text:p>
          </table:table-cell>
          <table:table-cell table:formula="of:=(((1/2)*([.D15]-[.C16])+[.C15]+[.E16])*([.D15]-[.C16])+((2/3)*[.E16]+[.C15])*(1/2)*[.E16])/([.D15]-[.C16]+(1/2)*[.E16])" office:value-type="float" office:value="0.0000232161508767824" calcext:value-type="float">
            <text:p>2,32161508767824E-05</text:p>
          </table:table-cell>
          <table:table-cell table:formula="of:=(((1/2)*([.B16]-[.B15])+[.B15])*([.D15]-[.C16])+((1/3)*([.B16]-[.B15])+[.B15])*(1/2)*[.E16])/([.D15]-[.C16]+(1/2)*[.E16])" office:value-type="float" office:value="0.00812378259440553" calcext:value-type="float">
            <text:p>0,008123782594406</text:p>
          </table:table-cell>
          <table:table-cell table:formula="of:=DEGREES(ATAN(([.G15]-[.I15])/([.H15]-[.F15])))" office:value-type="float" office:value="-74.2327782672033" calcext:value-type="float">
            <text:p>-74,2327782672033</text:p>
          </table:table-cell>
          <table:table-cell table:formula="of:=DEGREES(ATAN(([.C16]-[.C15])/([.B16]-[.B15])))" office:value-type="float" office:value="-0.201015852918737" calcext:value-type="float">
            <text:p>-0,201015852918737</text:p>
          </table:table-cell>
          <table:table-cell table:formula="of:=[.J15]-[.K15]" office:value-type="float" office:value="-74.0317624142845" calcext:value-type="float">
            <text:p>-74,0317624142845</text:p>
          </table:table-cell>
          <table:table-cell table:formula="of:=ABS([.L15])" office:value-type="float" office:value="74.0317624142845" calcext:value-type="float">
            <text:p>74,0317624142845</text:p>
          </table:table-cell>
          <table:table-cell table:formula="of:=[.B15]+0.5*([.B16]-[.B15])" office:value-type="float" office:value="0.00809868975913207" calcext:value-type="float">
            <text:p>0,008098689759132</text:p>
          </table:table-cell>
          <table:table-cell table:formula="of:=[.C15]+0.5*([.C16]-[.C15])" office:value-type="float" office:value="0.0000142581445229702" calcext:value-type="float">
            <text:p>1,42581445229702E-05</text:p>
          </table:table-cell>
          <table:table-cell table:formula="of:=SQRT(([.B16]-[.N15])^2+([.C16]-[.O15])^2)*SQRT(([.F15]-[.O15])^2+([.G15]-[.N15])^2)" office:value-type="float" office:value="0.0000000201783849368049" calcext:value-type="float">
            <text:p>2,01783849368049E-08</text:p>
          </table:table-cell>
          <table:table-cell table:formula="of:=(-([.B16]-[.N15])*([.F15]-[.O15])+([.C16]-[.O15])*([.G15]-[.N15]))/[.P15]" office:value-type="float" office:value="0.221302001110468" calcext:value-type="float">
            <text:p>0,221302001110468</text:p>
          </table:table-cell>
          <table:table-cell table:formula="of:=DEGREES(ACOS([.Q15]))" office:value-type="float" office:value="77.2144827089257" calcext:value-type="float">
            <text:p>77,2144827089257</text:p>
          </table:table-cell>
          <table:table-cell table:style-name="ce7" table:formula="of:=(([.B16]-[.N15])*([.G15]-[.N15])+([.C16]-[.O15])*([.F15]-[.O15]))/[.U15]" office:value-type="float" office:value="-0.975205324177684" calcext:value-type="float">
            <text:p>-0,975205324177684</text:p>
          </table:table-cell>
          <table:table-cell table:style-name="ce7" table:formula="of:=DEGREES(ACOS([.S15]))" office:value-type="float" office:value="167.214482708926" calcext:value-type="float">
            <text:p>167,214482708926</text:p>
          </table:table-cell>
          <table:table-cell table:style-name="ce9" table:formula="of:=SQRT(([.B16]-[.N15])^2+([.C16]-[.O15])^2)*SQRT(([.F15]-[.O15])^2+([.G15]-[.N15])^2)" office:value-type="float" office:value="0.0000000201783849368049" calcext:value-type="float">
            <text:p>,000000020178385</text:p>
          </table:table-cell>
          <table:table-cell table:style-name="ce7" table:formula="of:=SQRT(1-[.S15]^2)" office:value-type="float" office:value="0.221302001110468" calcext:value-type="float">
            <text:p>0,221302001110468</text:p>
          </table:table-cell>
          <table:table-cell table:style-name="ce7" table:formula="of:=DEGREES(ACOS([.V15]))" office:value-type="float" office:value="77.2144827089257" calcext:value-type="float">
            <text:p>77,2144827089257</text:p>
          </table:table-cell>
          <table:table-cell table:formula="of:=[.M15]-[.W15]" office:value-type="float" office:value="-3.18272029464116" calcext:value-type="float">
            <text:p>-3,18272029464116</text:p>
          </table:table-cell>
          <table:table-cell table:formula="of:=[.M15]-DEGREES(ACOS([.Q15]))" office:value-type="float" office:value="-3.18272029464114" calcext:value-type="float">
            <text:p>-3,182720294641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,008720225135641</text:p>
          </table:table-cell>
          <table:table-cell table:formula="of:=[.C15]+[.E16]" office:value-type="float" office:value="0.0000120775480199422" calcext:value-type="float">
            <text:p>1,20775480199422E-05</text:p>
          </table:table-cell>
          <table:table-cell table:formula="of:=[$Arkusz3.C9]" office:value-type="float" office:value="0.0000322621930060571" calcext:value-type="float">
            <text:p>3,23E-05</text:p>
          </table:table-cell>
          <table:table-cell table:formula="of:=[$Arkusz3.E8]" office:value-type="float" office:value="-0.0000043611930060559" calcext:value-type="float">
            <text:p>-4,3611930060559E-06</text:p>
          </table:table-cell>
          <table:table-cell table:formula="of:=((1/2)*[.C16]*[.C16]+((1/3)*[.E17]+[.C16])*(1/2)*[.E17])/([.C16]+(1/2)*[.E17])" office:value-type="float" office:value="0.00000691678609629751" calcext:value-type="float">
            <text:p>6,91678609629751E-06</text:p>
          </table:table-cell>
          <table:table-cell table:formula="of:=(((1/2)*([.B17]-[.B16])+[.B16])*[.C16]+((2/3)*([.B17]-[.B16])+[.B16])*(1/2)*[.E17])/([.C16]+(1/2)*[.E17])" office:value-type="float" office:value="0.00940510279627579" calcext:value-type="float">
            <text:p>0,009405102796276</text:p>
          </table:table-cell>
          <table:table-cell table:formula="of:=(((1/2)*([.D16]-[.C17])+[.C16]+[.E17])*([.D16]-[.C17])+((2/3)*[.E17]+[.C16])*(1/2)*[.E17])/([.D16]-[.C17]+(1/2)*[.E17])" office:value-type="float" office:value="0.000022987773072301" calcext:value-type="float">
            <text:p>2,2987773072301E-05</text:p>
          </table:table-cell>
          <table:table-cell table:formula="of:=(((1/2)*([.B17]-[.B16])+[.B16])*([.D16]-[.C17])+((1/3)*([.B17]-[.B16])+[.B16])*(1/2)*[.E17])/([.D16]-[.C17]+(1/2)*[.E17])" office:value-type="float" office:value="0.00935821543231824" calcext:value-type="float">
            <text:p>0,009358215432318</text:p>
          </table:table-cell>
          <table:table-cell table:formula="of:=DEGREES(ATAN(([.G16]-[.I16])/([.H16]-[.F16])))" office:value-type="float" office:value="71.0804738217784" calcext:value-type="float">
            <text:p>71,0804738217784</text:p>
          </table:table-cell>
          <table:table-cell table:formula="of:=DEGREES(ATAN(([.C17]-[.C16])/([.B17]-[.B16])))" office:value-type="float" office:value="0.146905876948646" calcext:value-type="float">
            <text:p>0,146905876948646</text:p>
          </table:table-cell>
          <table:table-cell table:formula="of:=[.J16]-[.K16]" office:value-type="float" office:value="70.9335679448297" calcext:value-type="float">
            <text:p>70,9335679448297</text:p>
          </table:table-cell>
          <table:table-cell table:formula="of:=ABS([.L16])" office:value-type="float" office:value="70.9335679448297" calcext:value-type="float">
            <text:p>70,9335679448297</text:p>
          </table:table-cell>
          <table:table-cell table:formula="of:=[.B16]+0.5*([.B17]-[.B16])" office:value-type="float" office:value="0.00937821989690543" calcext:value-type="float">
            <text:p>0,009378219896905</text:p>
          </table:table-cell>
          <table:table-cell table:formula="of:=[.C16]+0.5*([.C17]-[.C16])" office:value-type="float" office:value="0.0000137646445229706" calcext:value-type="float">
            <text:p>1,37646445229706E-05</text:p>
          </table:table-cell>
          <table:table-cell table:formula="of:=SQRT(([.B17]-[.N16])^2+([.C17]-[.O16])^2)*SQRT(([.F16]-[.O16])^2+([.G16]-[.N16])^2)" office:value-type="float" office:value="0.0000000182537341633998" calcext:value-type="float">
            <text:p>1,82537341633998E-08</text:p>
          </table:table-cell>
          <table:table-cell table:formula="of:=(-([.B17]-[.N16])*([.F16]-[.O16])+([.C17]-[.O16])*([.G16]-[.N16]))/[.P16]" office:value-type="float" office:value="0.249330300058426" calcext:value-type="float">
            <text:p>0,249330300058426</text:p>
          </table:table-cell>
          <table:table-cell table:formula="of:=DEGREES(ACOS([.Q16]))" office:value-type="float" office:value="75.5621136571581" calcext:value-type="float">
            <text:p>75,5621136571581</text:p>
          </table:table-cell>
          <table:table-cell table:style-name="ce7" table:formula="of:=(([.B17]-[.N16])*([.G16]-[.N16])+([.C17]-[.O16])*([.F16]-[.O16]))/[.U16]" office:value-type="float" office:value="0.968418505333709" calcext:value-type="float">
            <text:p>0,968418505333709</text:p>
          </table:table-cell>
          <table:table-cell table:style-name="ce7" table:formula="of:=DEGREES(ACOS([.S16]))" office:value-type="float" office:value="14.4378863428418" calcext:value-type="float">
            <text:p>14,4378863428418</text:p>
          </table:table-cell>
          <table:table-cell table:style-name="ce9" table:formula="of:=SQRT(([.B17]-[.N16])^2+([.C17]-[.O16])^2)*SQRT(([.F16]-[.O16])^2+([.G16]-[.N16])^2)" office:value-type="float" office:value="0.0000000182537341633998" calcext:value-type="float">
            <text:p>,000000018253734</text:p>
          </table:table-cell>
          <table:table-cell table:style-name="ce7" table:formula="of:=SQRT(1-[.S16]^2)" office:value-type="float" office:value="0.249330300058426" calcext:value-type="float">
            <text:p>0,249330300058426</text:p>
          </table:table-cell>
          <table:table-cell table:style-name="ce7" table:formula="of:=DEGREES(ACOS([.V16]))" office:value-type="float" office:value="75.5621136571582" calcext:value-type="float">
            <text:p>75,5621136571582</text:p>
          </table:table-cell>
          <table:table-cell table:formula="of:=[.M16]-[.W16]" office:value-type="float" office:value="-4.62854571232849" calcext:value-type="float">
            <text:p>-4,62854571232849</text:p>
          </table:table-cell>
          <table:table-cell table:formula="of:=[.M16]-DEGREES(ACOS([.Q16]))" office:value-type="float" office:value="-4.62854571232842" calcext:value-type="float">
            <text:p>-4,628545712328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,010036214658169</text:p>
          </table:table-cell>
          <table:table-cell table:formula="of:=[.C16]+[.E17]" office:value-type="float" office:value="0.000015451741025999" calcext:value-type="float">
            <text:p>1,5451741025999E-05</text:p>
          </table:table-cell>
          <table:table-cell table:formula="of:=[$Arkusz3.C10]" office:value-type="float" office:value="0.0000322621930060572" calcext:value-type="float">
            <text:p>3,23E-05</text:p>
          </table:table-cell>
          <table:table-cell table:formula="of:=[$Arkusz3.E9]" office:value-type="float" office:value="0.0000033741930060568" calcext:value-type="float">
            <text:p>3,3741930060568E-06</text:p>
          </table:table-cell>
          <table:table-cell table:formula="of:=((1/2)*[.C17]*[.C17]+((1/3)*[.E18]+[.C17])*(1/2)*[.E18])/([.C17]+(1/2)*[.E18])" office:value-type="float" office:value="0.00000677494054319156" calcext:value-type="float">
            <text:p>6,77494054319156E-06</text:p>
          </table:table-cell>
          <table:table-cell table:formula="of:=(((1/2)*([.B18]-[.B17])+[.B17])*[.C17]+((2/3)*([.B18]-[.B17])+[.B17])*(1/2)*[.E18])/([.C17]+(1/2)*[.E18])" office:value-type="float" office:value="0.010701459375989" calcext:value-type="float">
            <text:p>0,010701459375989</text:p>
          </table:table-cell>
          <table:table-cell table:formula="of:=(((1/2)*([.D17]-[.C18])+[.C17]+[.E18])*([.D17]-[.C18])+((2/3)*[.E18]+[.C17])*(1/2)*[.E18])/([.D17]-[.C18]+(1/2)*[.E18])" office:value-type="float" office:value="0.0000228209406713801" calcext:value-type="float">
            <text:p>2,28209406713801E-05</text:p>
          </table:table-cell>
          <table:table-cell table:formula="of:=(((1/2)*([.B18]-[.B17])+[.B17])*([.D17]-[.C18])+((1/3)*([.B18]-[.B17])+[.B17])*(1/2)*[.E18])/([.D17]-[.C18]+(1/2)*[.E18])" office:value-type="float" office:value="0.0107609904830792" calcext:value-type="float">
            <text:p>0,010760990483079</text:p>
          </table:table-cell>
          <table:table-cell table:formula="of:=DEGREES(ATAN(([.G17]-[.I17])/([.H17]-[.F17])))" office:value-type="float" office:value="-74.9150059615025" calcext:value-type="float">
            <text:p>-74,9150059615025</text:p>
          </table:table-cell>
          <table:table-cell table:formula="of:=DEGREES(ATAN(([.C18]-[.C17])/([.B18]-[.B17])))" office:value-type="float" office:value="-0.163801752907223" calcext:value-type="float">
            <text:p>-0,163801752907223</text:p>
          </table:table-cell>
          <table:table-cell table:formula="of:=[.J17]-[.K17]" office:value-type="float" office:value="-74.7512042085953" calcext:value-type="float">
            <text:p>-74,7512042085953</text:p>
          </table:table-cell>
          <table:table-cell table:formula="of:=ABS([.L17])" office:value-type="float" office:value="74.7512042085953" calcext:value-type="float">
            <text:p>74,7512042085953</text:p>
          </table:table-cell>
          <table:table-cell table:formula="of:=[.B17]+0.5*([.B18]-[.B17])" office:value-type="float" office:value="0.0107361709750136" calcext:value-type="float">
            <text:p>0,010736170975014</text:p>
          </table:table-cell>
          <table:table-cell table:formula="of:=[.C17]+0.5*([.C18]-[.C17])" office:value-type="float" office:value="0.0000134506445229705" calcext:value-type="float">
            <text:p>1,34506445229705E-05</text:p>
          </table:table-cell>
          <table:table-cell table:formula="of:=SQRT(([.B18]-[.N17])^2+([.C18]-[.O17])^2)*SQRT(([.F17]-[.O17])^2+([.G17]-[.N17])^2)" office:value-type="float" office:value="0.0000000247419493397201" calcext:value-type="float">
            <text:p>2,47419493397201E-08</text:p>
          </table:table-cell>
          <table:table-cell table:formula="of:=(-([.B18]-[.N17])*([.F17]-[.O17])+([.C18]-[.O17])*([.G17]-[.N17]))/[.P17]" office:value-type="float" office:value="0.191664866997277" calcext:value-type="float">
            <text:p>0,191664866997277</text:p>
          </table:table-cell>
          <table:table-cell table:formula="of:=DEGREES(ACOS([.Q17]))" office:value-type="float" office:value="78.9500401019389" calcext:value-type="float">
            <text:p>78,9500401019389</text:p>
          </table:table-cell>
          <table:table-cell table:style-name="ce7" table:formula="of:=(([.B18]-[.N17])*([.G17]-[.N17])+([.C18]-[.O17])*([.F17]-[.O17]))/[.U17]" office:value-type="float" office:value="-0.981460431580874" calcext:value-type="float">
            <text:p>-0,981460431580874</text:p>
          </table:table-cell>
          <table:table-cell table:style-name="ce7" table:formula="of:=DEGREES(ACOS([.S17]))" office:value-type="float" office:value="168.950040101939" calcext:value-type="float">
            <text:p>168,950040101939</text:p>
          </table:table-cell>
          <table:table-cell table:style-name="ce9" table:formula="of:=SQRT(([.B18]-[.N17])^2+([.C18]-[.O17])^2)*SQRT(([.F17]-[.O17])^2+([.G17]-[.N17])^2)" office:value-type="float" office:value="0.0000000247419493397201" calcext:value-type="float">
            <text:p>,000000024741949</text:p>
          </table:table-cell>
          <table:table-cell table:style-name="ce7" table:formula="of:=SQRT(1-[.S17]^2)" office:value-type="float" office:value="0.191664866997277" calcext:value-type="float">
            <text:p>0,191664866997277</text:p>
          </table:table-cell>
          <table:table-cell table:style-name="ce7" table:formula="of:=DEGREES(ACOS([.V17]))" office:value-type="float" office:value="78.9500401019389" calcext:value-type="float">
            <text:p>78,9500401019389</text:p>
          </table:table-cell>
          <table:table-cell table:formula="of:=[.M17]-[.W17]" office:value-type="float" office:value="-4.19883589334361" calcext:value-type="float">
            <text:p>-4,19883589334361</text:p>
          </table:table-cell>
          <table:table-cell table:formula="of:=[.M17]-DEGREES(ACOS([.Q17]))" office:value-type="float" office:value="-4.19883589334361" calcext:value-type="float">
            <text:p>-4,1988358933436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,011436127291858</text:p>
          </table:table-cell>
          <table:table-cell table:formula="of:=[.C17]+[.E18]" office:value-type="float" office:value="0.000011449548019942" calcext:value-type="float">
            <text:p>1,1449548019942E-05</text:p>
          </table:table-cell>
          <table:table-cell table:formula="of:=[$Arkusz3.C11]" office:value-type="float" office:value="0.0000322621930060572" calcext:value-type="float">
            <text:p>3,23E-05</text:p>
          </table:table-cell>
          <table:table-cell table:formula="of:=[$Arkusz3.E10]" office:value-type="float" office:value="-0.000004002193006057" calcext:value-type="float">
            <text:p>-4,002193006057E-06</text:p>
          </table:table-cell>
          <table:table-cell table:formula="of:=((1/2)*[.C18]*[.C18]+((1/3)*[.E19]+[.C18])*(1/2)*[.E19])/([.C18]+(1/2)*[.E19])" office:value-type="float" office:value="0.00000653627177968919" calcext:value-type="float">
            <text:p>6,53627177968919E-06</text:p>
          </table:table-cell>
          <table:table-cell table:formula="of:=(((1/2)*([.B19]-[.B18])+[.B18])*[.C18]+((2/3)*([.B19]-[.B18])+[.B18])*(1/2)*[.E19])/([.C18]+(1/2)*[.E19])" office:value-type="float" office:value="0.0122137971614434" calcext:value-type="float">
            <text:p>0,012213797161443</text:p>
          </table:table-cell>
          <table:table-cell table:formula="of:=(((1/2)*([.D18]-[.C19])+[.C18]+[.E19])*([.D18]-[.C19])+((2/3)*[.E19]+[.C18])*(1/2)*[.E19])/([.D18]-[.C19]+(1/2)*[.E19])" office:value-type="float" office:value="0.0000226150847618826" calcext:value-type="float">
            <text:p>2,26150847618826E-05</text:p>
          </table:table-cell>
          <table:table-cell table:formula="of:=(((1/2)*([.B19]-[.B18])+[.B18])*([.D18]-[.C19])+((1/3)*([.B19]-[.B18])+[.B18])*(1/2)*[.E19])/([.D18]-[.C19]+(1/2)*[.E19])" office:value-type="float" office:value="0.0121636931188365" calcext:value-type="float">
            <text:p>0,012163693118837</text:p>
          </table:table-cell>
          <table:table-cell table:formula="of:=DEGREES(ATAN(([.G18]-[.I18])/([.H18]-[.F18])))" office:value-type="float" office:value="72.2081229317288" calcext:value-type="float">
            <text:p>72,2081229317288</text:p>
          </table:table-cell>
          <table:table-cell table:formula="of:=DEGREES(ATAN(([.C19]-[.C18])/([.B19]-[.B18])))" office:value-type="float" office:value="0.119576009315036" calcext:value-type="float">
            <text:p>0,119576009315036</text:p>
          </table:table-cell>
          <table:table-cell table:formula="of:=[.J18]-[.K18]" office:value-type="float" office:value="72.0885469224137" calcext:value-type="float">
            <text:p>72,0885469224137</text:p>
          </table:table-cell>
          <table:table-cell table:formula="of:=ABS([.L18])" office:value-type="float" office:value="72.0885469224137" calcext:value-type="float">
            <text:p>72,0885469224137</text:p>
          </table:table-cell>
          <table:table-cell table:formula="of:=[.B18]+0.5*([.B19]-[.B18])" office:value-type="float" office:value="0.0121838982188239" calcext:value-type="float">
            <text:p>0,012183898218824</text:p>
          </table:table-cell>
          <table:table-cell table:formula="of:=[.C18]+0.5*([.C19]-[.C18])" office:value-type="float" office:value="0.0000130101445229709" calcext:value-type="float">
            <text:p>1,30101445229709E-05</text:p>
          </table:table-cell>
          <table:table-cell table:formula="of:=SQRT(([.B19]-[.N18])^2+([.C19]-[.O18])^2)*SQRT(([.F18]-[.O18])^2+([.G18]-[.N18])^2)" office:value-type="float" office:value="0.0000000228757032163099" calcext:value-type="float">
            <text:p>2,28757032163099E-08</text:p>
          </table:table-cell>
          <table:table-cell table:formula="of:=(-([.B19]-[.N18])*([.F18]-[.O18])+([.C19]-[.O18])*([.G18]-[.N18]))/[.P18]" office:value-type="float" office:value="0.213660492155528" calcext:value-type="float">
            <text:p>0,213660492155528</text:p>
          </table:table-cell>
          <table:table-cell table:formula="of:=DEGREES(ACOS([.Q18]))" office:value-type="float" office:value="77.663046812103" calcext:value-type="float">
            <text:p>77,663046812103</text:p>
          </table:table-cell>
          <table:table-cell table:style-name="ce7" table:formula="of:=(([.B19]-[.N18])*([.G18]-[.N18])+([.C19]-[.O18])*([.F18]-[.O18]))/[.U18]" office:value-type="float" office:value="0.97690797626586" calcext:value-type="float">
            <text:p>0,97690797626586</text:p>
          </table:table-cell>
          <table:table-cell table:style-name="ce7" table:formula="of:=DEGREES(ACOS([.S18]))" office:value-type="float" office:value="12.3369531878969" calcext:value-type="float">
            <text:p>12,3369531878969</text:p>
          </table:table-cell>
          <table:table-cell table:style-name="ce9" table:formula="of:=SQRT(([.B19]-[.N18])^2+([.C19]-[.O18])^2)*SQRT(([.F18]-[.O18])^2+([.G18]-[.N18])^2)" office:value-type="float" office:value="0.0000000228757032163099" calcext:value-type="float">
            <text:p>,000000022875703</text:p>
          </table:table-cell>
          <table:table-cell table:style-name="ce7" table:formula="of:=SQRT(1-[.S18]^2)" office:value-type="float" office:value="0.213660492155527" calcext:value-type="float">
            <text:p>0,213660492155527</text:p>
          </table:table-cell>
          <table:table-cell table:style-name="ce7" table:formula="of:=DEGREES(ACOS([.V18]))" office:value-type="float" office:value="77.6630468121031" calcext:value-type="float">
            <text:p>77,6630468121031</text:p>
          </table:table-cell>
          <table:table-cell table:formula="of:=[.M18]-[.W18]" office:value-type="float" office:value="-5.57449988968936" calcext:value-type="float">
            <text:p>-5,57449988968936</text:p>
          </table:table-cell>
          <table:table-cell table:formula="of:=[.M18]-DEGREES(ACOS([.Q18]))" office:value-type="float" office:value="-5.57449988968929" calcext:value-type="float">
            <text:p>-5,574499889689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,01293166914579</text:p>
          </table:table-cell>
          <table:table-cell table:formula="of:=[.C18]+[.E19]" office:value-type="float" office:value="0.0000145707410259998" calcext:value-type="float">
            <text:p>1,45707410259998E-05</text:p>
          </table:table-cell>
          <table:table-cell table:formula="of:=[$Arkusz3.C12]" office:value-type="float" office:value="0.0000322621930060572" calcext:value-type="float">
            <text:p>3,23E-05</text:p>
          </table:table-cell>
          <table:table-cell table:formula="of:=[$Arkusz3.E11]" office:value-type="float" office:value="0.0000031211930060578" calcext:value-type="float">
            <text:p>3,1211930060578E-06</text:p>
          </table:table-cell>
          <table:table-cell table:formula="of:=((1/2)*[.C19]*[.C19]+((1/3)*[.E20]+[.C19])*(1/2)*[.E20])/([.C19]+(1/2)*[.E20])" office:value-type="float" office:value="0.00000643368535832963" calcext:value-type="float">
            <text:p>6,43368535832963E-06</text:p>
          </table:table-cell>
          <table:table-cell table:formula="of:=(((1/2)*([.B20]-[.B19])+[.B19])*[.C19]+((2/3)*([.B20]-[.B19])+[.B19])*(1/2)*[.E20])/([.C19]+(1/2)*[.E20])" office:value-type="float" office:value="0.0136961550009215" calcext:value-type="float">
            <text:p>0,013696155000922</text:p>
          </table:table-cell>
          <table:table-cell table:formula="of:=(((1/2)*([.D19]-[.C20])+[.C19]+[.E20])*([.D19]-[.C20])+((2/3)*[.E20]+[.C19])*(1/2)*[.E20])/([.D19]-[.C20]+(1/2)*[.E20])" office:value-type="float" office:value="0.0000224958565907832" calcext:value-type="float">
            <text:p>2,24958565907832E-05</text:p>
          </table:table-cell>
          <table:table-cell table:formula="of:=(((1/2)*([.B20]-[.B19])+[.B19])*([.D19]-[.C20])+((1/3)*([.B20]-[.B19])+[.B19])*(1/2)*[.E20])/([.D19]-[.C20]+(1/2)*[.E20])" office:value-type="float" office:value="0.0137580233969207" calcext:value-type="float">
            <text:p>0,013758023396921</text:p>
          </table:table-cell>
          <table:table-cell table:formula="of:=DEGREES(ATAN(([.G19]-[.I19])/([.H19]-[.F19])))" office:value-type="float" office:value="-75.4462677336368" calcext:value-type="float">
            <text:p>-75,4462677336368</text:p>
          </table:table-cell>
          <table:table-cell table:formula="of:=DEGREES(ATAN(([.C20]-[.C19])/([.B20]-[.B19])))" office:value-type="float" office:value="-0.127661967205943" calcext:value-type="float">
            <text:p>-0,127661967205943</text:p>
          </table:table-cell>
          <table:table-cell table:formula="of:=[.J19]-[.K19]" office:value-type="float" office:value="-75.3186057664309" calcext:value-type="float">
            <text:p>-75,3186057664309</text:p>
          </table:table-cell>
          <table:table-cell table:formula="of:=ABS([.L19])" office:value-type="float" office:value="75.3186057664309" calcext:value-type="float">
            <text:p>75,3186057664309</text:p>
          </table:table-cell>
          <table:table-cell table:formula="of:=[.B19]+0.5*([.B20]-[.B19])" office:value-type="float" office:value="0.0137335075645434" calcext:value-type="float">
            <text:p>0,013733507564544</text:p>
          </table:table-cell>
          <table:table-cell table:formula="of:=[.C19]+0.5*([.C20]-[.C19])" office:value-type="float" office:value="0.0000127841445229707" calcext:value-type="float">
            <text:p>1,27841445229707E-05</text:p>
          </table:table-cell>
          <table:table-cell table:formula="of:=SQRT(([.B20]-[.N19])^2+([.C20]-[.O19])^2)*SQRT(([.F19]-[.O19])^2+([.G19]-[.N19])^2)" office:value-type="float" office:value="0.0000000303805716992809" calcext:value-type="float">
            <text:p>3,03805716992809E-08</text:p>
          </table:table-cell>
          <table:table-cell table:formula="of:=(-([.B20]-[.N19])*([.F19]-[.O19])+([.C20]-[.O19])*([.G19]-[.N19]))/[.P19]" office:value-type="float" office:value="0.169805102601225" calcext:value-type="float">
            <text:p>0,169805102601225</text:p>
          </table:table-cell>
          <table:table-cell table:formula="of:=DEGREES(ACOS([.Q19]))" office:value-type="float" office:value="80.2235124925807" calcext:value-type="float">
            <text:p>80,2235124925807</text:p>
          </table:table-cell>
          <table:table-cell table:style-name="ce7" table:formula="of:=(([.B20]-[.N19])*([.G19]-[.N19])+([.C20]-[.O19])*([.F19]-[.O19]))/[.U19]" office:value-type="float" office:value="-0.985477664450386" calcext:value-type="float">
            <text:p>-0,985477664450386</text:p>
          </table:table-cell>
          <table:table-cell table:style-name="ce7" table:formula="of:=DEGREES(ACOS([.S19]))" office:value-type="float" office:value="170.223512492581" calcext:value-type="float">
            <text:p>170,223512492581</text:p>
          </table:table-cell>
          <table:table-cell table:style-name="ce9" table:formula="of:=SQRT(([.B20]-[.N19])^2+([.C20]-[.O19])^2)*SQRT(([.F19]-[.O19])^2+([.G19]-[.N19])^2)" office:value-type="float" office:value="0.0000000303805716992809" calcext:value-type="float">
            <text:p>,000000030380572</text:p>
          </table:table-cell>
          <table:table-cell table:style-name="ce7" table:formula="of:=SQRT(1-[.S19]^2)" office:value-type="float" office:value="0.169805102601225" calcext:value-type="float">
            <text:p>0,169805102601225</text:p>
          </table:table-cell>
          <table:table-cell table:style-name="ce7" table:formula="of:=DEGREES(ACOS([.V19]))" office:value-type="float" office:value="80.2235124925806" calcext:value-type="float">
            <text:p>80,2235124925806</text:p>
          </table:table-cell>
          <table:table-cell table:formula="of:=[.M19]-[.W19]" office:value-type="float" office:value="-4.90490672614973" calcext:value-type="float">
            <text:p>-4,90490672614973</text:p>
          </table:table-cell>
          <table:table-cell table:formula="of:=[.M19]-DEGREES(ACOS([.Q19]))" office:value-type="float" office:value="-4.90490672614979" calcext:value-type="float">
            <text:p>-4,904906726149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,014535345983297</text:p>
          </table:table-cell>
          <table:table-cell table:formula="of:=[.C19]+[.E20]" office:value-type="float" office:value="0.0000109975480199415" calcext:value-type="float">
            <text:p>1,09975480199415E-05</text:p>
          </table:table-cell>
          <table:table-cell table:formula="of:=[$Arkusz3.C13]" office:value-type="float" office:value="0.0000322621930060572" calcext:value-type="float">
            <text:p>3,23E-05</text:p>
          </table:table-cell>
          <table:table-cell table:formula="of:=[$Arkusz3.E12]" office:value-type="float" office:value="-0.0000035731930060583" calcext:value-type="float">
            <text:p>-3,5731930060583E-06</text:p>
          </table:table-cell>
          <table:table-cell table:formula="of:=((1/2)*[.C20]*[.C20]+((1/3)*[.E21]+[.C20])*(1/2)*[.E21])/([.C20]+(1/2)*[.E21])" office:value-type="float" office:value="0.00000623026336538496" calcext:value-type="float">
            <text:p>6,23026336538496E-06</text:p>
          </table:table-cell>
          <table:table-cell table:formula="of:=(((1/2)*([.B21]-[.B20])+[.B20])*[.C20]+((2/3)*([.B21]-[.B20])+[.B20])*(1/2)*[.E21])/([.C20]+(1/2)*[.E21])" office:value-type="float" office:value="0.0154306244467762" calcext:value-type="float">
            <text:p>0,015430624446776</text:p>
          </table:table-cell>
          <table:table-cell table:formula="of:=(((1/2)*([.D20]-[.C21])+[.C20]+[.E21])*([.D20]-[.C21])+((2/3)*[.E21]+[.C20])*(1/2)*[.E21])/([.D20]-[.C21]+(1/2)*[.E21])" office:value-type="float" office:value="0.0000223179898637377" calcext:value-type="float">
            <text:p>2,23179898637377E-05</text:p>
          </table:table-cell>
          <table:table-cell table:formula="of:=(((1/2)*([.B21]-[.B20])+[.B20])*([.D20]-[.C21])+((1/3)*([.B21]-[.B20])+[.B20])*(1/2)*[.E21])/([.D20]-[.C21]+(1/2)*[.E21])" office:value-type="float" office:value="0.0153775433857055" calcext:value-type="float">
            <text:p>0,015377543385706</text:p>
          </table:table-cell>
          <table:table-cell table:formula="of:=DEGREES(ATAN(([.G20]-[.I20])/([.H20]-[.F20])))" office:value-type="float" office:value="73.1390738837342" calcext:value-type="float">
            <text:p>73,1390738837342</text:p>
          </table:table-cell>
          <table:table-cell table:formula="of:=DEGREES(ATAN(([.C21]-[.C20])/([.B21]-[.B20])))" office:value-type="float" office:value="0.093627217069387" calcext:value-type="float">
            <text:p>0,093627217069387</text:p>
          </table:table-cell>
          <table:table-cell table:formula="of:=[.J20]-[.K20]" office:value-type="float" office:value="73.0454466666648" calcext:value-type="float">
            <text:p>73,0454466666648</text:p>
          </table:table-cell>
          <table:table-cell table:formula="of:=ABS([.L20])" office:value-type="float" office:value="73.0454466666648" calcext:value-type="float">
            <text:p>73,0454466666648</text:p>
          </table:table-cell>
          <table:table-cell table:formula="of:=[.B20]+0.5*([.B21]-[.B20])" office:value-type="float" office:value="0.0153979568894005" calcext:value-type="float">
            <text:p>0,015397956889401</text:p>
          </table:table-cell>
          <table:table-cell table:formula="of:=[.C20]+0.5*([.C21]-[.C20])" office:value-type="float" office:value="0.0000124071445229709" calcext:value-type="float">
            <text:p>1,24071445229709E-05</text:p>
          </table:table-cell>
          <table:table-cell table:formula="of:=SQRT(([.B21]-[.N20])^2+([.C21]-[.O20])^2)*SQRT(([.F20]-[.O20])^2+([.G20]-[.N20])^2)" office:value-type="float" office:value="0.0000000286787462035896" calcext:value-type="float">
            <text:p>2,86787462035896E-08</text:p>
          </table:table-cell>
          <table:table-cell table:formula="of:=(-([.B21]-[.N20])*([.F20]-[.O20])+([.C21]-[.O20])*([.G20]-[.N20]))/[.P20]" office:value-type="float" office:value="0.187396376700938" calcext:value-type="float">
            <text:p>0,187396376700938</text:p>
          </table:table-cell>
          <table:table-cell table:formula="of:=DEGREES(ACOS([.Q20]))" office:value-type="float" office:value="79.1991214414177" calcext:value-type="float">
            <text:p>79,1991214414177</text:p>
          </table:table-cell>
          <table:table-cell table:style-name="ce7" table:formula="of:=(([.B21]-[.N20])*([.G20]-[.N20])+([.C21]-[.O20])*([.F20]-[.O20]))/[.U20]" office:value-type="float" office:value="0.982284377356863" calcext:value-type="float">
            <text:p>0,982284377356863</text:p>
          </table:table-cell>
          <table:table-cell table:style-name="ce7" table:formula="of:=DEGREES(ACOS([.S20]))" office:value-type="float" office:value="10.8008785585824" calcext:value-type="float">
            <text:p>10,8008785585824</text:p>
          </table:table-cell>
          <table:table-cell table:style-name="ce9" table:formula="of:=SQRT(([.B21]-[.N20])^2+([.C21]-[.O20])^2)*SQRT(([.F20]-[.O20])^2+([.G20]-[.N20])^2)" office:value-type="float" office:value="0.0000000286787462035896" calcext:value-type="float">
            <text:p>,000000028678746</text:p>
          </table:table-cell>
          <table:table-cell table:style-name="ce7" table:formula="of:=SQRT(1-[.S20]^2)" office:value-type="float" office:value="0.187396376700938" calcext:value-type="float">
            <text:p>0,187396376700938</text:p>
          </table:table-cell>
          <table:table-cell table:style-name="ce7" table:formula="of:=DEGREES(ACOS([.V20]))" office:value-type="float" office:value="79.1991214414176" calcext:value-type="float">
            <text:p>79,1991214414176</text:p>
          </table:table-cell>
          <table:table-cell table:formula="of:=[.M20]-[.W20]" office:value-type="float" office:value="-6.15367477475279" calcext:value-type="float">
            <text:p>-6,15367477475279</text:p>
          </table:table-cell>
          <table:table-cell table:formula="of:=[.M20]-DEGREES(ACOS([.Q20]))" office:value-type="float" office:value="-6.15367477475284" calcext:value-type="float">
            <text:p>-6,1536747747528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,016260567795504</text:p>
          </table:table-cell>
          <table:table-cell table:formula="of:=[.C20]+[.E21]" office:value-type="float" office:value="0.0000138167410260003" calcext:value-type="float">
            <text:p>1,38167410260003E-05</text:p>
          </table:table-cell>
          <table:table-cell table:formula="of:=[$Arkusz3.C14]" office:value-type="float" office:value="0.0000322621930060573" calcext:value-type="float">
            <text:p>3,23E-05</text:p>
          </table:table-cell>
          <table:table-cell table:formula="of:=[$Arkusz3.E13]" office:value-type="float" office:value="0.0000028191930060588" calcext:value-type="float">
            <text:p>2,8191930060588E-06</text:p>
          </table:table-cell>
          <table:table-cell table:formula="of:=((1/2)*[.C21]*[.C21]+((1/3)*[.E22]+[.C21])*(1/2)*[.E22])/([.C21]+(1/2)*[.E22])" office:value-type="float" office:value="0.00000616073634254676" calcext:value-type="float">
            <text:p>6,16073634254676E-06</text:p>
          </table:table-cell>
          <table:table-cell table:formula="of:=(((1/2)*([.B22]-[.B21])+[.B21])*[.C21]+((2/3)*([.B22]-[.B21])+[.B21])*(1/2)*[.E22])/([.C21]+(1/2)*[.E22])" office:value-type="float" office:value="0.0171516376634189" calcext:value-type="float">
            <text:p>0,017151637663419</text:p>
          </table:table-cell>
          <table:table-cell table:formula="of:=(((1/2)*([.D21]-[.C22])+[.C21]+[.E22])*([.D21]-[.C22])+((2/3)*[.E22]+[.C21])*(1/2)*[.E22])/([.D21]-[.C22]+(1/2)*[.E22])" office:value-type="float" office:value="0.0000222383543934701" calcext:value-type="float">
            <text:p>2,22383543934701E-05</text:p>
          </table:table-cell>
          <table:table-cell table:formula="of:=(((1/2)*([.B22]-[.B21])+[.B21])*([.D21]-[.C22])+((1/3)*([.B22]-[.B21])+[.B21])*(1/2)*[.E22])/([.D21]-[.C22]+(1/2)*[.E22])" office:value-type="float" office:value="0.0172153761054765" calcext:value-type="float">
            <text:p>0,017215376105477</text:p>
          </table:table-cell>
          <table:table-cell table:formula="of:=DEGREES(ATAN(([.G21]-[.I21])/([.H21]-[.F21])))" office:value-type="float" office:value="-75.8428300781097" calcext:value-type="float">
            <text:p>-75,8428300781097</text:p>
          </table:table-cell>
          <table:table-cell table:formula="of:=DEGREES(ATAN(([.C22]-[.C21])/([.B22]-[.B21])))" office:value-type="float" office:value="-0.0961456422709392" calcext:value-type="float">
            <text:p>-0,096145642270939</text:p>
          </table:table-cell>
          <table:table-cell table:formula="of:=[.J21]-[.K21]" office:value-type="float" office:value="-75.7466844358388" calcext:value-type="float">
            <text:p>-75,7466844358388</text:p>
          </table:table-cell>
          <table:table-cell table:formula="of:=ABS([.L21])" office:value-type="float" office:value="75.7466844358388" calcext:value-type="float">
            <text:p>75,7466844358388</text:p>
          </table:table-cell>
          <table:table-cell table:formula="of:=[.B21]+0.5*([.B22]-[.B21])" office:value-type="float" office:value="0.0171911643657805" calcext:value-type="float">
            <text:p>0,017191164365781</text:p>
          </table:table-cell>
          <table:table-cell table:formula="of:=[.C21]+0.5*([.C22]-[.C21])" office:value-type="float" office:value="0.0000122551445229707" calcext:value-type="float">
            <text:p>1,22551445229707E-05</text:p>
          </table:table-cell>
          <table:table-cell table:formula="of:=SQRT(([.B22]-[.N21])^2+([.C22]-[.O21])^2)*SQRT(([.F21]-[.O21])^2+([.G21]-[.N21])^2)" office:value-type="float" office:value="0.0000000372181219213903" calcext:value-type="float">
            <text:p>3,72181219213903E-08</text:p>
          </table:table-cell>
          <table:table-cell table:formula="of:=(-([.B22]-[.N21])*([.F21]-[.O21])+([.C22]-[.O21])*([.G21]-[.N21]))/[.P21]" office:value-type="float" office:value="0.154042165879864" calcext:value-type="float">
            <text:p>0,154042165879864</text:p>
          </table:table-cell>
          <table:table-cell table:formula="of:=DEGREES(ACOS([.Q21]))" office:value-type="float" office:value="81.1387507496314" calcext:value-type="float">
            <text:p>81,1387507496314</text:p>
          </table:table-cell>
          <table:table-cell table:style-name="ce7" table:formula="of:=(([.B22]-[.N21])*([.G21]-[.N21])+([.C22]-[.O21])*([.F21]-[.O21]))/[.U21]" office:value-type="float" office:value="-0.988064274797465" calcext:value-type="float">
            <text:p>-0,988064274797465</text:p>
          </table:table-cell>
          <table:table-cell table:style-name="ce7" table:formula="of:=DEGREES(ACOS([.S21]))" office:value-type="float" office:value="171.138750749631" calcext:value-type="float">
            <text:p>171,138750749631</text:p>
          </table:table-cell>
          <table:table-cell table:style-name="ce9" table:formula="of:=SQRT(([.B22]-[.N21])^2+([.C22]-[.O21])^2)*SQRT(([.F21]-[.O21])^2+([.G21]-[.N21])^2)" office:value-type="float" office:value="0.0000000372181219213903" calcext:value-type="float">
            <text:p>,000000037218122</text:p>
          </table:table-cell>
          <table:table-cell table:style-name="ce7" table:formula="of:=SQRT(1-[.S21]^2)" office:value-type="float" office:value="0.154042165879864" calcext:value-type="float">
            <text:p>0,154042165879864</text:p>
          </table:table-cell>
          <table:table-cell table:style-name="ce7" table:formula="of:=DEGREES(ACOS([.V21]))" office:value-type="float" office:value="81.1387507496314" calcext:value-type="float">
            <text:p>81,1387507496314</text:p>
          </table:table-cell>
          <table:table-cell table:formula="of:=[.M21]-[.W21]" office:value-type="float" office:value="-5.39206631379263" calcext:value-type="float">
            <text:p>-5,39206631379263</text:p>
          </table:table-cell>
          <table:table-cell table:formula="of:=[.M21]-DEGREES(ACOS([.Q21]))" office:value-type="float" office:value="-5.39206631379264" calcext:value-type="float">
            <text:p>-5,392066313792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,018121760936057</text:p>
          </table:table-cell>
          <table:table-cell table:formula="of:=[.C21]+[.E22]" office:value-type="float" office:value="0.0000106935480199411" calcext:value-type="float">
            <text:p>1,06935480199411E-05</text:p>
          </table:table-cell>
          <table:table-cell table:formula="of:=[$Arkusz3.C15]" office:value-type="float" office:value="0.0000322621930060573" calcext:value-type="float">
            <text:p>3,23E-05</text:p>
          </table:table-cell>
          <table:table-cell table:formula="of:=[$Arkusz3.E14]" office:value-type="float" office:value="-0.0000031231930060592" calcext:value-type="float">
            <text:p>-3,1231930060592E-06</text:p>
          </table:table-cell>
          <table:table-cell table:formula="of:=((1/2)*[.C22]*[.C22]+((1/3)*[.E23]+[.C22])*(1/2)*[.E23])/([.C22]+(1/2)*[.E23])" office:value-type="float" office:value="0.00000599336288535031" calcext:value-type="float">
            <text:p>5,99336288535031E-06</text:p>
          </table:table-cell>
          <table:table-cell table:formula="of:=(((1/2)*([.B23]-[.B22])+[.B22])*[.C22]+((2/3)*([.B23]-[.B22])+[.B22])*(1/2)*[.E23])/([.C22]+(1/2)*[.E23])" office:value-type="float" office:value="0.0191632230508646" calcext:value-type="float">
            <text:p>0,019163223050865</text:p>
          </table:table-cell>
          <table:table-cell table:formula="of:=(((1/2)*([.D22]-[.C23])+[.C22]+[.E23])*([.D22]-[.C23])+((2/3)*[.E23]+[.C22])*(1/2)*[.E23])/([.D22]-[.C23]+(1/2)*[.E23])" office:value-type="float" office:value="0.0000220898606563844" calcext:value-type="float">
            <text:p>2,20898606563844E-05</text:p>
          </table:table-cell>
          <table:table-cell table:formula="of:=(((1/2)*([.B23]-[.B22])+[.B22])*([.D22]-[.C23])+((1/3)*([.B23]-[.B22])+[.B22])*(1/2)*[.E23])/([.D22]-[.C23]+(1/2)*[.E23])" office:value-type="float" office:value="0.0191074947976193" calcext:value-type="float">
            <text:p>0,019107494797619</text:p>
          </table:table-cell>
          <table:table-cell table:formula="of:=DEGREES(ATAN(([.G22]-[.I22])/([.H22]-[.F22])))" office:value-type="float" office:value="73.8892154601615" calcext:value-type="float">
            <text:p>73,8892154601615</text:p>
          </table:table-cell>
          <table:table-cell table:formula="of:=DEGREES(ATAN(([.C23]-[.C22])/([.B23]-[.B22])))" office:value-type="float" office:value="0.0711438161273449" calcext:value-type="float">
            <text:p>0,071143816127345</text:p>
          </table:table-cell>
          <table:table-cell table:formula="of:=[.J22]-[.K22]" office:value-type="float" office:value="73.8180716440342" calcext:value-type="float">
            <text:p>73,8180716440342</text:p>
          </table:table-cell>
          <table:table-cell table:formula="of:=ABS([.L22])" office:value-type="float" office:value="73.8180716440342" calcext:value-type="float">
            <text:p>73,8180716440342</text:p>
          </table:table-cell>
          <table:table-cell table:formula="of:=[.B22]+0.5*([.B23]-[.B22])" office:value-type="float" office:value="0.0191281248453782" calcext:value-type="float">
            <text:p>0,019128124845378</text:p>
          </table:table-cell>
          <table:table-cell table:formula="of:=[.C22]+0.5*([.C23]-[.C22])" office:value-type="float" office:value="0.0000119431445229709" calcext:value-type="float">
            <text:p>1,19431445229709E-05</text:p>
          </table:table-cell>
          <table:table-cell table:formula="of:=SQRT(([.B23]-[.N22])^2+([.C23]-[.O22])^2)*SQRT(([.F22]-[.O22])^2+([.G22]-[.N22])^2)" office:value-type="float" office:value="0.0000000358255075741753" calcext:value-type="float">
            <text:p>3,58255075741753E-08</text:p>
          </table:table-cell>
          <table:table-cell table:formula="of:=(-([.B23]-[.N22])*([.F22]-[.O22])+([.C23]-[.O22])*([.G22]-[.N22]))/[.P22]" office:value-type="float" office:value="0.168357812957526" calcext:value-type="float">
            <text:p>0,168357812957526</text:p>
          </table:table-cell>
          <table:table-cell table:formula="of:=DEGREES(ACOS([.Q22]))" office:value-type="float" office:value="80.3076474574767" calcext:value-type="float">
            <text:p>80,3076474574767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-6.48957581344249" calcext:value-type="float">
            <text:p>-6,489575813442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,020134488754699</text:p>
          </table:table-cell>
          <table:table-cell table:formula="of:=[.C22]+[.E23]" office:value-type="float" office:value="0.0000131927410260006" calcext:value-type="float">
            <text:p>1,31927410260006E-05</text:p>
          </table:table-cell>
          <table:table-cell table:formula="of:=[$Arkusz3.C16]" office:value-type="float" office:value="0.0000322621930060573" calcext:value-type="float">
            <text:p>3,23E-05</text:p>
          </table:table-cell>
          <table:table-cell table:formula="of:=[$Arkusz3.E15]" office:value-type="float" office:value="0.0000024991930060595" calcext:value-type="float">
            <text:p>2,4991930060595E-06</text:p>
          </table:table-cell>
          <table:table-cell table:formula="of:=((1/2)*[.C23]*[.C23]+((1/3)*[.E24]+[.C23])*(1/2)*[.E24])/([.C23]+(1/2)*[.E24])" office:value-type="float" office:value="0.00000595019444618049" calcext:value-type="float">
            <text:p>5,95019444618049E-06</text:p>
          </table:table-cell>
          <table:table-cell table:formula="of:=(((1/2)*([.B24]-[.B23])+[.B23])*[.C23]+((2/3)*([.B24]-[.B23])+[.B23])*(1/2)*[.E24])/([.C23]+(1/2)*[.E24])" office:value-type="float" office:value="0.0211838326271796" calcext:value-type="float">
            <text:p>0,02118383262718</text:p>
          </table:table-cell>
          <table:table-cell table:formula="of:=(((1/2)*([.D23]-[.C24])+[.C23]+[.E24])*([.D23]-[.C24])+((2/3)*[.E24]+[.C23])*(1/2)*[.E24])/([.D23]-[.C24]+(1/2)*[.E24])" office:value-type="float" office:value="0.0000220411900122635" calcext:value-type="float">
            <text:p>2,20411900122635E-05</text:p>
          </table:table-cell>
          <table:table-cell table:formula="of:=(((1/2)*([.B24]-[.B23])+[.B23])*([.D23]-[.C24])+((1/3)*([.B24]-[.B23])+[.B23])*(1/2)*[.E24])/([.D23]-[.C24]+(1/2)*[.E24])" office:value-type="float" office:value="0.0212489536903469" calcext:value-type="float">
            <text:p>0,021248953690347</text:p>
          </table:table-cell>
          <table:table-cell table:formula="of:=DEGREES(ATAN(([.G23]-[.I23])/([.H23]-[.F23])))" office:value-type="float" office:value="-76.1205942549998" calcext:value-type="float">
            <text:p>-76,1205942549998</text:p>
          </table:table-cell>
          <table:table-cell table:formula="of:=DEGREES(ATAN(([.C24]-[.C23])/([.B24]-[.B23])))" office:value-type="float" office:value="-0.070564366368925" calcext:value-type="float">
            <text:p>-0,070564366368925</text:p>
          </table:table-cell>
          <table:table-cell table:formula="of:=[.J23]-[.K23]" office:value-type="float" office:value="-76.0500298886309" calcext:value-type="float">
            <text:p>-76,0500298886309</text:p>
          </table:table-cell>
          <table:table-cell table:formula="of:=ABS([.L23])" office:value-type="float" office:value="76.0500298886309" calcext:value-type="float">
            <text:p>76,0500298886309</text:p>
          </table:table-cell>
          <table:table-cell table:formula="of:=[.B23]+0.5*([.B24]-[.B23])" office:value-type="float" office:value="0.0212250352465714" calcext:value-type="float">
            <text:p>0,021225035246571</text:p>
          </table:table-cell>
          <table:table-cell table:formula="of:=[.C23]+0.5*([.C24]-[.C23])" office:value-type="float" office:value="0.0000118496445229707" calcext:value-type="float">
            <text:p>1,18496445229707E-05</text:p>
          </table:table-cell>
          <table:table-cell table:formula="of:=SQRT(([.B24]-[.N23])^2+([.C24]-[.O23])^2)*SQRT(([.F23]-[.O23])^2+([.G23]-[.N23])^2)" office:value-type="float" office:value="0.0000000453916575244748" calcext:value-type="float">
            <text:p>4,53916575244748E-08</text:p>
          </table:table-cell>
          <table:table-cell table:formula="of:=(-([.B24]-[.N23])*([.F23]-[.O23])+([.C24]-[.O23])*([.G23]-[.N23]))/[.P23]" office:value-type="float" office:value="0.142954984090197" calcext:value-type="float">
            <text:p>0,142954984090197</text:p>
          </table:table-cell>
          <table:table-cell table:formula="of:=DEGREES(ACOS([.Q23]))" office:value-type="float" office:value="81.7811252744543" calcext:value-type="float">
            <text:p>81,7811252744543</text:p>
          </table:table-cell>
          <table:table-cell table:number-columns-repeated="6"/>
          <table:table-cell table:formula="of:=[.M23]-DEGREES(ACOS([.Q23]))" office:value-type="float" office:value="-5.73109538582344" calcext:value-type="float">
            <text:p>-5,731095385823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,022315581738444</text:p>
          </table:table-cell>
          <table:table-cell table:formula="of:=[.C23]+[.E24]" office:value-type="float" office:value="0.0000105065480199408" calcext:value-type="float">
            <text:p>1,05065480199408E-05</text:p>
          </table:table-cell>
          <table:table-cell table:formula="of:=[$Arkusz3.C17]" office:value-type="float" office:value="0.0000322621930060573" calcext:value-type="float">
            <text:p>3,23E-05</text:p>
          </table:table-cell>
          <table:table-cell table:formula="of:=[$Arkusz3.E16]" office:value-type="float" office:value="-0.0000026861930060598" calcext:value-type="float">
            <text:p>-2,6861930060598E-06</text:p>
          </table:table-cell>
          <table:table-cell table:formula="of:=((1/2)*[.C24]*[.C24]+((1/3)*[.E25]+[.C24])*(1/2)*[.E25])/([.C24]+(1/2)*[.E25])" office:value-type="float" office:value="0.0000058161954447536" calcext:value-type="float">
            <text:p>5,8161954447536E-06</text:p>
          </table:table-cell>
          <table:table-cell table:formula="of:=(((1/2)*([.B25]-[.B24])+[.B24])*[.C24]+((2/3)*([.B25]-[.B24])+[.B24])*(1/2)*[.E25])/([.C24]+(1/2)*[.E25])" office:value-type="float" office:value="0.0235365705497101" calcext:value-type="float">
            <text:p>0,02353657054971</text:p>
          </table:table-cell>
          <table:table-cell table:formula="of:=(((1/2)*([.D24]-[.C25])+[.C24]+[.E25])*([.D24]-[.C25])+((2/3)*[.E25]+[.C24])*(1/2)*[.E25])/([.D24]-[.C25]+(1/2)*[.E25])" office:value-type="float" office:value="0.0000219205580072416" calcext:value-type="float">
            <text:p>2,19205580072416E-05</text:p>
          </table:table-cell>
          <table:table-cell table:formula="of:=(((1/2)*([.B25]-[.B24])+[.B24])*([.D24]-[.C25])+((1/3)*([.B25]-[.B24])+[.B24])*(1/2)*[.E25])/([.D24]-[.C25]+(1/2)*[.E25])" office:value-type="float" office:value="0.0234785840523691" calcext:value-type="float">
            <text:p>0,023478584052369</text:p>
          </table:table-cell>
          <table:table-cell table:formula="of:=DEGREES(ATAN(([.G24]-[.I24])/([.H24]-[.F24])))" office:value-type="float" office:value="74.4786389560162" calcext:value-type="float">
            <text:p>74,4786389560162</text:p>
          </table:table-cell>
          <table:table-cell table:formula="of:=DEGREES(ATAN(([.C25]-[.C24])/([.B25]-[.B24])))" office:value-type="float" office:value="0.0528309726873486" calcext:value-type="float">
            <text:p>0,052830972687349</text:p>
          </table:table-cell>
          <table:table-cell table:formula="of:=[.J24]-[.K24]" office:value-type="float" office:value="74.4258079833289" calcext:value-type="float">
            <text:p>74,4258079833289</text:p>
          </table:table-cell>
          <table:table-cell table:formula="of:=ABS([.L24])" office:value-type="float" office:value="74.4258079833289" calcext:value-type="float">
            <text:p>74,4258079833289</text:p>
          </table:table-cell>
          <table:table-cell table:formula="of:=[.B24]+0.5*([.B25]-[.B24])" office:value-type="float" office:value="0.0234994299935118" calcext:value-type="float">
            <text:p>0,023499429993512</text:p>
          </table:table-cell>
          <table:table-cell table:formula="of:=[.C24]+0.5*([.C25]-[.C24])" office:value-type="float" office:value="0.0000115981445229708" calcext:value-type="float">
            <text:p>1,15981445229708E-05</text:p>
          </table:table-cell>
          <table:table-cell table:formula="of:=SQRT(([.B25]-[.N24])^2+([.C25]-[.O24])^2)*SQRT(([.F24]-[.O24])^2+([.G24]-[.N24])^2)" office:value-type="float" office:value="0.0000000444984143089983" calcext:value-type="float">
            <text:p>4,44984143089983E-08</text:p>
          </table:table-cell>
          <table:table-cell table:formula="of:=(-([.B25]-[.N24])*([.F24]-[.O24])+([.C25]-[.O24])*([.G24]-[.N24]))/[.P24]" office:value-type="float" office:value="0.154735689694356" calcext:value-type="float">
            <text:p>0,154735689694356</text:p>
          </table:table-cell>
          <table:table-cell table:formula="of:=DEGREES(ACOS([.Q24]))" office:value-type="float" office:value="81.0985325510761" calcext:value-type="float">
            <text:p>81,0985325510761</text:p>
          </table:table-cell>
          <table:table-cell table:number-columns-repeated="6"/>
          <table:table-cell table:formula="of:=[.M24]-DEGREES(ACOS([.Q24]))" office:value-type="float" office:value="-6.67272456774722" calcext:value-type="float">
            <text:p>-6,6727245677472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,02468327824858</text:p>
          </table:table-cell>
          <table:table-cell table:formula="of:=[.C24]+[.E25]" office:value-type="float" office:value="0.0000126897410260008" calcext:value-type="float">
            <text:p>1,26897410260008E-05</text:p>
          </table:table-cell>
          <table:table-cell table:formula="of:=[$Arkusz3.C18]" office:value-type="float" office:value="0.0000322621930060574" calcext:value-type="float">
            <text:p>3,23E-05</text:p>
          </table:table-cell>
          <table:table-cell table:formula="of:=[$Arkusz3.E17]" office:value-type="float" office:value="0.00000218319300606" calcext:value-type="float">
            <text:p>2,18319300606E-06</text:p>
          </table:table-cell>
          <table:table-cell table:formula="of:=((1/2)*[.C25]*[.C25]+((1/3)*[.E26]+[.C25])*(1/2)*[.E26])/([.C25]+(1/2)*[.E26])" office:value-type="float" office:value="0.00000579264838687161" calcext:value-type="float">
            <text:p>5,79264838687161E-06</text:p>
          </table:table-cell>
          <table:table-cell table:formula="of:=(((1/2)*([.B26]-[.B25])+[.B25])*[.C25]+((2/3)*([.B26]-[.B25])+[.B25])*(1/2)*[.E26])/([.C25]+(1/2)*[.E26])" office:value-type="float" office:value="0.0259278966309806" calcext:value-type="float">
            <text:p>0,025927896630981</text:p>
          </table:table-cell>
          <table:table-cell table:formula="of:=(((1/2)*([.D25]-[.C26])+[.C25]+[.E26])*([.D25]-[.C26])+((2/3)*[.E26]+[.C25])*(1/2)*[.E26])/([.D25]-[.C26]+(1/2)*[.E26])" office:value-type="float" office:value="0.0000218944238505707" calcext:value-type="float">
            <text:p>2,18944238505707E-05</text:p>
          </table:table-cell>
          <table:table-cell table:formula="of:=(((1/2)*([.B26]-[.B25])+[.B25])*([.D25]-[.C26])+((1/3)*([.B26]-[.B25])+[.B25])*(1/2)*[.E26])/([.D25]-[.C26]+(1/2)*[.E26])" office:value-type="float" office:value="0.025993981459556" calcext:value-type="float">
            <text:p>0,025993981459556</text:p>
          </table:table-cell>
          <table:table-cell table:formula="of:=DEGREES(ATAN(([.G25]-[.I25])/([.H25]-[.F25])))" office:value-type="float" office:value="-76.3065219719985" calcext:value-type="float">
            <text:p>-76,3065219719985</text:p>
          </table:table-cell>
          <table:table-cell table:formula="of:=DEGREES(ATAN(([.C26]-[.C25])/([.B26]-[.B25])))" office:value-type="float" office:value="-0.0508428757336552" calcext:value-type="float">
            <text:p>-0,050842875733655</text:p>
          </table:table-cell>
          <table:table-cell table:formula="of:=[.J25]-[.K25]" office:value-type="float" office:value="-76.2556790962649" calcext:value-type="float">
            <text:p>-76,2556790962649</text:p>
          </table:table-cell>
          <table:table-cell table:formula="of:=ABS([.L25])" office:value-type="float" office:value="76.2556790962649" calcext:value-type="float">
            <text:p>76,2556790962649</text:p>
          </table:table-cell>
          <table:table-cell table:formula="of:=[.B25]+0.5*([.B26]-[.B25])" office:value-type="float" office:value="0.025970327639476" calcext:value-type="float">
            <text:p>0,025970327639476</text:p>
          </table:table-cell>
          <table:table-cell table:formula="of:=[.C25]+0.5*([.C26]-[.C25])" office:value-type="float" office:value="0.0000115476445229707" calcext:value-type="float">
            <text:p>1,15476445229707E-05</text:p>
          </table:table-cell>
          <table:table-cell table:formula="of:=SQRT(([.B26]-[.N25])^2+([.C26]-[.O25])^2)*SQRT(([.F25]-[.O25])^2+([.G25]-[.N25])^2)" office:value-type="float" office:value="0.0000000551108463502028" calcext:value-type="float">
            <text:p>5,51108463502028E-08</text:p>
          </table:table-cell>
          <table:table-cell table:formula="of:=(-([.B26]-[.N25])*([.F25]-[.O25])+([.C26]-[.O25])*([.G25]-[.N25]))/[.P25]" office:value-type="float" office:value="0.13528053136076" calcext:value-type="float">
            <text:p>0,13528053136076</text:p>
          </table:table-cell>
          <table:table-cell table:formula="of:=DEGREES(ACOS([.Q25]))" office:value-type="float" office:value="82.2251580347795" calcext:value-type="float">
            <text:p>82,2251580347795</text:p>
          </table:table-cell>
          <table:table-cell table:number-columns-repeated="6"/>
          <table:table-cell table:formula="of:=[.M25]-DEGREES(ACOS([.Q25]))" office:value-type="float" office:value="-5.96947893851466" calcext:value-type="float">
            <text:p>-5,9694789385146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,027257377030372</text:p>
          </table:table-cell>
          <table:table-cell table:formula="of:=[.C25]+[.E26]" office:value-type="float" office:value="0.0000104055480199405" calcext:value-type="float">
            <text:p>1,04055480199405E-05</text:p>
          </table:table-cell>
          <table:table-cell table:formula="of:=[$Arkusz3.C19]" office:value-type="float" office:value="0.0000322621930060574" calcext:value-type="float">
            <text:p>3,23E-05</text:p>
          </table:table-cell>
          <table:table-cell table:formula="of:=[$Arkusz3.E18]" office:value-type="float" office:value="-0.0000022841930060603" calcext:value-type="float">
            <text:p>-2,2841930060603E-06</text:p>
          </table:table-cell>
          <table:table-cell table:formula="of:=((1/2)*[.C26]*[.C26]+((1/3)*[.E27]+[.C26])*(1/2)*[.E27])/([.C26]+(1/2)*[.E27])" office:value-type="float" office:value="0.00000568685794507627" calcext:value-type="float">
            <text:p>5,68685794507627E-06</text:p>
          </table:table-cell>
          <table:table-cell table:formula="of:=(((1/2)*([.B27]-[.B26])+[.B26])*[.C26]+((2/3)*([.B27]-[.B26])+[.B26])*(1/2)*[.E27])/([.C26]+(1/2)*[.E27])" office:value-type="float" office:value="0.0286971612162737" calcext:value-type="float">
            <text:p>0,028697161216274</text:p>
          </table:table-cell>
          <table:table-cell table:formula="of:=(((1/2)*([.D26]-[.C27])+[.C26]+[.E27])*([.D26]-[.C27])+((2/3)*[.E27]+[.C26])*(1/2)*[.E27])/([.D26]-[.C27]+(1/2)*[.E27])" office:value-type="float" office:value="0.000021797845970013" calcext:value-type="float">
            <text:p>2,1797845970013E-05</text:p>
          </table:table-cell>
          <table:table-cell table:formula="of:=(((1/2)*([.B27]-[.B26])+[.B26])*([.D26]-[.C27])+((1/3)*([.B27]-[.B26])+[.B26])*(1/2)*[.E27])/([.D26]-[.C27]+(1/2)*[.E27])" office:value-type="float" office:value="0.0286373536774157" calcext:value-type="float">
            <text:p>0,028637353677416</text:p>
          </table:table-cell>
          <table:table-cell table:formula="of:=DEGREES(ATAN(([.G26]-[.I26])/([.H26]-[.F26])))" office:value-type="float" office:value="74.9235100674398" calcext:value-type="float">
            <text:p>74,9235100674398</text:p>
          </table:table-cell>
          <table:table-cell table:formula="of:=DEGREES(ATAN(([.C27]-[.C26])/([.B27]-[.B26])))" office:value-type="float" office:value="0.0385279439831914" calcext:value-type="float">
            <text:p>0,038527943983191</text:p>
          </table:table-cell>
          <table:table-cell table:formula="of:=[.J26]-[.K26]" office:value-type="float" office:value="74.8849821234566" calcext:value-type="float">
            <text:p>74,8849821234566</text:p>
          </table:table-cell>
          <table:table-cell table:formula="of:=ABS([.L26])" office:value-type="float" office:value="74.8849821234566" calcext:value-type="float">
            <text:p>74,8849821234566</text:p>
          </table:table-cell>
          <table:table-cell table:formula="of:=[.B26]+0.5*([.B27]-[.B26])" office:value-type="float" office:value="0.0286583899005462" calcext:value-type="float">
            <text:p>0,028658389900546</text:p>
          </table:table-cell>
          <table:table-cell table:formula="of:=[.C26]+0.5*([.C27]-[.C26])" office:value-type="float" office:value="0.0000113476445229707" calcext:value-type="float">
            <text:p>1,13476445229707E-05</text:p>
          </table:table-cell>
          <table:table-cell table:formula="of:=SQRT(([.B27]-[.N26])^2+([.C27]-[.O26])^2)*SQRT(([.F26]-[.O26])^2+([.G26]-[.N26])^2)" office:value-type="float" office:value="0.0000000548950404693657" calcext:value-type="float">
            <text:p>5,48950404693657E-08</text:p>
          </table:table-cell>
          <table:table-cell table:formula="of:=(-([.B27]-[.N26])*([.F26]-[.O26])+([.C27]-[.O26])*([.G26]-[.N26]))/[.P26]" office:value-type="float" office:value="0.145138087225778" calcext:value-type="float">
            <text:p>0,145138087225778</text:p>
          </table:table-cell>
          <table:table-cell table:formula="of:=DEGREES(ACOS([.Q26]))" office:value-type="float" office:value="81.6547244061505" calcext:value-type="float">
            <text:p>81,6547244061505</text:p>
          </table:table-cell>
          <table:table-cell table:number-columns-repeated="6"/>
          <table:table-cell table:formula="of:=[.M26]-DEGREES(ACOS([.Q26]))" office:value-type="float" office:value="-6.7697422826939" calcext:value-type="float">
            <text:p>-6,76974228269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,030059402770721</text:p>
          </table:table-cell>
          <table:table-cell table:formula="of:=[.C26]+[.E27]" office:value-type="float" office:value="0.0000122897410260009" calcext:value-type="float">
            <text:p>1,22897410260009E-05</text:p>
          </table:table-cell>
          <table:table-cell table:formula="of:=[$Arkusz3.C20]" office:value-type="float" office:value="0.0000322621930060574" calcext:value-type="float">
            <text:p>3,23E-05</text:p>
          </table:table-cell>
          <table:table-cell table:formula="of:=[$Arkusz3.E19]" office:value-type="float" office:value="0.0000018841930060604" calcext:value-type="float">
            <text:p>1,8841930060604E-06</text:p>
          </table:table-cell>
          <table:table-cell table:formula="of:=((1/2)*[.C27]*[.C27]+((1/3)*[.E28]+[.C27])*(1/2)*[.E28])/([.C27]+(1/2)*[.E28])" office:value-type="float" office:value="0.00000567673560795431" calcext:value-type="float">
            <text:p>5,67673560795431E-06</text:p>
          </table:table-cell>
          <table:table-cell table:formula="of:=(((1/2)*([.B28]-[.B27])+[.B27])*[.C27]+((2/3)*([.B28]-[.B27])+[.B27])*(1/2)*[.E28])/([.C27]+(1/2)*[.E28])" office:value-type="float" office:value="0.0315427988861148" calcext:value-type="float">
            <text:p>0,031542798886115</text:p>
          </table:table-cell>
          <table:table-cell table:formula="of:=(((1/2)*([.D27]-[.C28])+[.C27]+[.E28])*([.D27]-[.C28])+((2/3)*[.E28]+[.C27])*(1/2)*[.E28])/([.D27]-[.C28]+(1/2)*[.E28])" office:value-type="float" office:value="0.0000217867770622594" calcext:value-type="float">
            <text:p>2,17867770622594E-05</text:p>
          </table:table-cell>
          <table:table-cell table:formula="of:=(((1/2)*([.B28]-[.B27])+[.B27])*([.D27]-[.C28])+((1/3)*([.B28]-[.B27])+[.B27])*(1/2)*[.E28])/([.D27]-[.C28]+(1/2)*[.E28])" office:value-type="float" office:value="0.031609516785484" calcext:value-type="float">
            <text:p>0,031609516785484</text:p>
          </table:table-cell>
          <table:table-cell table:formula="of:=DEGREES(ATAN(([.G27]-[.I27])/([.H27]-[.F27])))" office:value-type="float" office:value="-76.4249232057979" calcext:value-type="float">
            <text:p>-76,4249232057979</text:p>
          </table:table-cell>
          <table:table-cell table:formula="of:=DEGREES(ATAN(([.C28]-[.C27])/([.B28]-[.B27])))" office:value-type="float" office:value="-0.0361631670217107" calcext:value-type="float">
            <text:p>-0,036163167021711</text:p>
          </table:table-cell>
          <table:table-cell table:formula="of:=[.J27]-[.K27]" office:value-type="float" office:value="-76.3887600387762" calcext:value-type="float">
            <text:p>-76,3887600387762</text:p>
          </table:table-cell>
          <table:table-cell table:formula="of:=ABS([.L27])" office:value-type="float" office:value="76.3887600387762" calcext:value-type="float">
            <text:p>76,3887600387762</text:p>
          </table:table-cell>
          <table:table-cell table:formula="of:=[.B27]+0.5*([.B28]-[.B27])" office:value-type="float" office:value="0.0315860944294655" calcext:value-type="float">
            <text:p>0,031586094429466</text:p>
          </table:table-cell>
          <table:table-cell table:formula="of:=[.C27]+0.5*([.C28]-[.C27])" office:value-type="float" office:value="0.0000113261445229706" calcext:value-type="float">
            <text:p>1,13261445229706E-05</text:p>
          </table:table-cell>
          <table:table-cell table:formula="of:=SQRT(([.B28]-[.N27])^2+([.C28]-[.O27])^2)*SQRT(([.F27]-[.O27])^2+([.G27]-[.N27])^2)" office:value-type="float" office:value="0.0000000666592925301202" calcext:value-type="float">
            <text:p>6,66592925301202E-08</text:p>
          </table:table-cell>
          <table:table-cell table:formula="of:=(-([.B28]-[.N27])*([.F27]-[.O27])+([.C28]-[.O27])*([.G27]-[.N27]))/[.P27]" office:value-type="float" office:value="0.130013754611156" calcext:value-type="float">
            <text:p>0,130013754611156</text:p>
          </table:table-cell>
          <table:table-cell table:formula="of:=DEGREES(ACOS([.Q27]))" office:value-type="float" office:value="82.5296128567933" calcext:value-type="float">
            <text:p>82,5296128567933</text:p>
          </table:table-cell>
          <table:table-cell table:number-columns-repeated="6"/>
          <table:table-cell table:formula="of:=[.M27]-DEGREES(ACOS([.Q27]))" office:value-type="float" office:value="-6.14085281801711" calcext:value-type="float">
            <text:p>-6,140852818017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,033112786088211</text:p>
          </table:table-cell>
          <table:table-cell table:formula="of:=[.C27]+[.E28]" office:value-type="float" office:value="0.0000103625480199403" calcext:value-type="float">
            <text:p>1,03625480199403E-05</text:p>
          </table:table-cell>
          <table:table-cell table:formula="of:=[$Arkusz3.C21]" office:value-type="float" office:value="0.0000322621930060575" calcext:value-type="float">
            <text:p>3,23E-05</text:p>
          </table:table-cell>
          <table:table-cell table:formula="of:=[$Arkusz3.E20]" office:value-type="float" office:value="-0.0000019271930060606" calcext:value-type="float">
            <text:p>-1,9271930060606E-06</text:p>
          </table:table-cell>
          <table:table-cell table:formula="of:=((1/2)*[.C28]*[.C28]+((1/3)*[.E29]+[.C28])*(1/2)*[.E29])/([.C28]+(1/2)*[.E29])" office:value-type="float" office:value="0.00000559375733382595" calcext:value-type="float">
            <text:p>5,59375733382595E-06</text:p>
          </table:table-cell>
          <table:table-cell table:formula="of:=(((1/2)*([.B29]-[.B28])+[.B28])*[.C28]+((2/3)*([.B29]-[.B28])+[.B28])*(1/2)*[.E29])/([.C28]+(1/2)*[.E29])" office:value-type="float" office:value="0.034817960111218" calcext:value-type="float">
            <text:p>0,034817960111218</text:p>
          </table:table-cell>
          <table:table-cell table:formula="of:=(((1/2)*([.D28]-[.C29])+[.C28]+[.E29])*([.D28]-[.C29])+((2/3)*[.E29]+[.C28])*(1/2)*[.E29])/([.D28]-[.C29]+(1/2)*[.E29])" office:value-type="float" office:value="0.0000217100410486229" calcext:value-type="float">
            <text:p>2,17100410486229E-05</text:p>
          </table:table-cell>
          <table:table-cell table:formula="of:=(((1/2)*([.B29]-[.B28])+[.B28])*([.D28]-[.C29])+((1/3)*([.B29]-[.B28])+[.B28])*(1/2)*[.E29])/([.D28]-[.C29]+(1/2)*[.E29])" office:value-type="float" office:value="0.0347567251951853" calcext:value-type="float">
            <text:p>0,034756725195185</text:p>
          </table:table-cell>
          <table:table-cell table:formula="of:=DEGREES(ATAN(([.G28]-[.I28])/([.H28]-[.F28])))" office:value-type="float" office:value="75.2548339335058" calcext:value-type="float">
            <text:p>75,2548339335058</text:p>
          </table:table-cell>
          <table:table-cell table:formula="of:=DEGREES(ATAN(([.C29]-[.C28])/([.B29]-[.B28])))" office:value-type="float" office:value="0.0277198120703916" calcext:value-type="float">
            <text:p>0,027719812070392</text:p>
          </table:table-cell>
          <table:table-cell table:formula="of:=[.J28]-[.K28]" office:value-type="float" office:value="75.2271141214354" calcext:value-type="float">
            <text:p>75,2271141214354</text:p>
          </table:table-cell>
          <table:table-cell table:formula="of:=ABS([.L28])" office:value-type="float" office:value="75.2271141214354" calcext:value-type="float">
            <text:p>75,2271141214354</text:p>
          </table:table-cell>
          <table:table-cell table:formula="of:=[.B28]+0.5*([.B29]-[.B28])" office:value-type="float" office:value="0.0347779227744068" calcext:value-type="float">
            <text:p>0,034777922774407</text:p>
          </table:table-cell>
          <table:table-cell table:formula="of:=[.C28]+0.5*([.C29]-[.C28])" office:value-type="float" office:value="0.0000111681445229706" calcext:value-type="float">
            <text:p>1,11681445229706E-05</text:p>
          </table:table-cell>
          <table:table-cell table:formula="of:=SQRT(([.B29]-[.N28])^2+([.C29]-[.O28])^2)*SQRT(([.F28]-[.O28])^2+([.G28]-[.N28])^2)" office:value-type="float" office:value="0.0000000673107179531393" calcext:value-type="float">
            <text:p>6,73107179531393E-08</text:p>
          </table:table-cell>
          <table:table-cell table:formula="of:=(-([.B29]-[.N28])*([.F28]-[.O28])+([.C29]-[.O28])*([.G28]-[.N28]))/[.P28]" office:value-type="float" office:value="0.138378713427447" calcext:value-type="float">
            <text:p>0,138378713427447</text:p>
          </table:table-cell>
          <table:table-cell table:formula="of:=DEGREES(ACOS([.Q28]))" office:value-type="float" office:value="82.0459597696978" calcext:value-type="float">
            <text:p>82,0459597696978</text:p>
          </table:table-cell>
          <table:table-cell table:number-columns-repeated="6"/>
          <table:table-cell table:formula="of:=[.M28]-DEGREES(ACOS([.Q28]))" office:value-type="float" office:value="-6.81884564826234" calcext:value-type="float">
            <text:p>-6,818845648262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,036443059460603</text:p>
          </table:table-cell>
          <table:table-cell table:formula="of:=[.C28]+[.E29]" office:value-type="float" office:value="0.0000119737410260009" calcext:value-type="float">
            <text:p>1,19737410260009E-05</text:p>
          </table:table-cell>
          <table:table-cell table:formula="of:=[$Arkusz3.C22]" office:value-type="float" office:value="0.0000322621930060575" calcext:value-type="float">
            <text:p>3,23E-05</text:p>
          </table:table-cell>
          <table:table-cell table:formula="of:=[$Arkusz3.E21]" office:value-type="float" office:value="0.0000016111930060606" calcext:value-type="float">
            <text:p>1,6111930060606E-06</text:p>
          </table:table-cell>
          <table:table-cell table:formula="of:=((1/2)*[.C29]*[.C29]+((1/3)*[.E30]+[.C29])*(1/2)*[.E30])/([.C29]+(1/2)*[.E30])" office:value-type="float" office:value="0.0000055923322232927" calcext:value-type="float">
            <text:p>5,5923322232927E-06</text:p>
          </table:table-cell>
          <table:table-cell table:formula="of:=(((1/2)*([.B30]-[.B29])+[.B29])*[.C29]+((2/3)*([.B30]-[.B29])+[.B29])*(1/2)*[.E30])/([.C29]+(1/2)*[.E30])" office:value-type="float" office:value="0.0382166896002184" calcext:value-type="float">
            <text:p>0,038216689600218</text:p>
          </table:table-cell>
          <table:table-cell table:formula="of:=(((1/2)*([.D29]-[.C30])+[.C29]+[.E30])*([.D29]-[.C30])+((2/3)*[.E30]+[.C29])*(1/2)*[.E30])/([.D29]-[.C30]+(1/2)*[.E30])" office:value-type="float" office:value="0.0000217085035214135" calcext:value-type="float">
            <text:p>2,17085035214135E-05</text:p>
          </table:table-cell>
          <table:table-cell table:formula="of:=(((1/2)*([.B30]-[.B29])+[.B29])*([.D29]-[.C30])+((1/3)*([.B30]-[.B29])+[.B29])*(1/2)*[.E30])/([.D29]-[.C30]+(1/2)*[.E30])" office:value-type="float" office:value="0.0382837852255488" calcext:value-type="float">
            <text:p>0,038283785225549</text:p>
          </table:table-cell>
          <table:table-cell table:formula="of:=DEGREES(ATAN(([.G29]-[.I29])/([.H29]-[.F29])))" office:value-type="float" office:value="-76.4935919362352" calcext:value-type="float">
            <text:p>-76,4935919362352</text:p>
          </table:table-cell>
          <table:table-cell table:formula="of:=DEGREES(ATAN(([.C30]-[.C29])/([.B30]-[.B29])))" office:value-type="float" office:value="-0.0254905201036314" calcext:value-type="float">
            <text:p>-0,025490520103631</text:p>
          </table:table-cell>
          <table:table-cell table:formula="of:=[.J29]-[.K29]" office:value-type="float" office:value="-76.4681014161316" calcext:value-type="float">
            <text:p>-76,4681014161316</text:p>
          </table:table-cell>
          <table:table-cell table:formula="of:=ABS([.L29])" office:value-type="float" office:value="76.4681014161316" calcext:value-type="float">
            <text:p>76,4681014161316</text:p>
          </table:table-cell>
          <table:table-cell table:formula="of:=[.B29]+0.5*([.B30]-[.B29])" office:value-type="float" office:value="0.0382605650943713" calcext:value-type="float">
            <text:p>0,038260565094371</text:p>
          </table:table-cell>
          <table:table-cell table:formula="of:=[.C29]+0.5*([.C30]-[.C29])" office:value-type="float" office:value="0.0000111651445229705" calcext:value-type="float">
            <text:p>1,11651445229705E-05</text:p>
          </table:table-cell>
          <table:table-cell table:formula="of:=SQRT(([.B30]-[.N29])^2+([.C30]-[.O29])^2)*SQRT(([.F29]-[.O29])^2+([.G29]-[.N29])^2)" office:value-type="float" office:value="0.0000000803846315117428" calcext:value-type="float">
            <text:p>8,03846315117428E-08</text:p>
          </table:table-cell>
          <table:table-cell table:formula="of:=(-([.B30]-[.N29])*([.F29]-[.O29])+([.C30]-[.O29])*([.G29]-[.N29]))/[.P29]" office:value-type="float" office:value="0.126443265716198" calcext:value-type="float">
            <text:p>0,126443265716198</text:p>
          </table:table-cell>
          <table:table-cell table:formula="of:=DEGREES(ACOS([.Q29]))" office:value-type="float" office:value="82.735889805877" calcext:value-type="float">
            <text:p>82,735889805877</text:p>
          </table:table-cell>
          <table:table-cell table:number-columns-repeated="6"/>
          <table:table-cell table:formula="of:=[.M29]-DEGREES(ACOS([.Q29]))" office:value-type="float" office:value="-6.26778838974542" calcext:value-type="float">
            <text:p>-6,267788389745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,04007807072814</text:p>
          </table:table-cell>
          <table:table-cell table:formula="of:=[.C29]+[.E30]" office:value-type="float" office:value="0.0000103565480199401" calcext:value-type="float">
            <text:p>1,03565480199401E-05</text:p>
          </table:table-cell>
          <table:table-cell table:formula="of:=[$Arkusz3.C23]" office:value-type="float" office:value="0.0000322621930060575" calcext:value-type="float">
            <text:p>3,23E-05</text:p>
          </table:table-cell>
          <table:table-cell table:formula="of:=[$Arkusz3.E22]" office:value-type="float" office:value="-0.0000016171930060608" calcext:value-type="float">
            <text:p>-1,6171930060608E-06</text:p>
          </table:table-cell>
          <table:table-cell table:formula="of:=((1/2)*[.C30]*[.C30]+((1/3)*[.E31]+[.C30])*(1/2)*[.E31])/([.C30]+(1/2)*[.E31])" office:value-type="float" office:value="0.00000552764689598814" calcext:value-type="float">
            <text:p>5,52764689598814E-06</text:p>
          </table:table-cell>
          <table:table-cell table:formula="of:=(((1/2)*([.B31]-[.B30])+[.B30])*[.C30]+((2/3)*([.B31]-[.B30])+[.B30])*(1/2)*[.E31])/([.C30]+(1/2)*[.E31])" office:value-type="float" office:value="0.0421041709064439" calcext:value-type="float">
            <text:p>0,042104170906444</text:p>
          </table:table-cell>
          <table:table-cell table:formula="of:=(((1/2)*([.D30]-[.C31])+[.C30]+[.E31])*([.D30]-[.C31])+((2/3)*[.E31]+[.C30])*(1/2)*[.E31])/([.D30]-[.C31]+(1/2)*[.E31])" office:value-type="float" office:value="0.0000216479878878572" calcext:value-type="float">
            <text:p>2,16479878878572E-05</text:p>
          </table:table-cell>
          <table:table-cell table:formula="of:=(((1/2)*([.B31]-[.B30])+[.B30])*([.D30]-[.C31])+((1/3)*([.B31]-[.B30])+[.B30])*(1/2)*[.E31])/([.D30]-[.C31]+(1/2)*[.E31])" office:value-type="float" office:value="0.0420417970246962" calcext:value-type="float">
            <text:p>0,042041797024696</text:p>
          </table:table-cell>
          <table:table-cell table:formula="of:=DEGREES(ATAN(([.G30]-[.I30])/([.H30]-[.F30])))" office:value-type="float" office:value="75.5091628222476" calcext:value-type="float">
            <text:p>75,5091628222476</text:p>
          </table:table-cell>
          <table:table-cell table:formula="of:=DEGREES(ATAN(([.C31]-[.C30])/([.B31]-[.B30])))" office:value-type="float" office:value="0.0197597248802216" calcext:value-type="float">
            <text:p>0,019759724880222</text:p>
          </table:table-cell>
          <table:table-cell table:formula="of:=[.J30]-[.K30]" office:value-type="float" office:value="75.4894030973674" calcext:value-type="float">
            <text:p>75,4894030973674</text:p>
          </table:table-cell>
          <table:table-cell table:formula="of:=ABS([.L30])" office:value-type="float" office:value="75.4894030973674" calcext:value-type="float">
            <text:p>75,4894030973674</text:p>
          </table:table-cell>
          <table:table-cell table:formula="of:=[.B30]+0.5*([.B31]-[.B30])" office:value-type="float" office:value="0.0420631433430543" calcext:value-type="float">
            <text:p>0,042063143343054</text:p>
          </table:table-cell>
          <table:table-cell table:formula="of:=[.C30]+0.5*([.C31]-[.C30])" office:value-type="float" office:value="0.0000110411445229705" calcext:value-type="float">
            <text:p>1,10411445229705E-05</text:p>
          </table:table-cell>
          <table:table-cell table:formula="of:=SQRT(([.B31]-[.N30])^2+([.C31]-[.O30])^2)*SQRT(([.F30]-[.O30])^2+([.G30]-[.N30])^2)" office:value-type="float" office:value="0.0000000821748092771793" calcext:value-type="float">
            <text:p>8,21748092771793E-08</text:p>
          </table:table-cell>
          <table:table-cell table:formula="of:=(-([.B31]-[.N30])*([.F30]-[.O30])+([.C31]-[.O30])*([.G30]-[.N30]))/[.P30]" office:value-type="float" office:value="0.133529734655458" calcext:value-type="float">
            <text:p>0,133529734655458</text:p>
          </table:table-cell>
          <table:table-cell table:formula="of:=DEGREES(ACOS([.Q30]))" office:value-type="float" office:value="82.3263898408214" calcext:value-type="float">
            <text:p>82,3263898408214</text:p>
          </table:table-cell>
          <table:table-cell table:number-columns-repeated="6"/>
          <table:table-cell table:formula="of:=[.M30]-DEGREES(ACOS([.Q30]))" office:value-type="float" office:value="-6.83698674345403" calcext:value-type="float">
            <text:p>-6,836986743454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,044048215957969</text:p>
          </table:table-cell>
          <table:table-cell table:formula="of:=[.C30]+[.E31]" office:value-type="float" office:value="0.0000117257410260009" calcext:value-type="float">
            <text:p>1,17257410260009E-05</text:p>
          </table:table-cell>
          <table:table-cell table:formula="of:=[$Arkusz3.C24]" office:value-type="float" office:value="0.0000322621930060576" calcext:value-type="float">
            <text:p>3,23E-05</text:p>
          </table:table-cell>
          <table:table-cell table:formula="of:=[$Arkusz3.E23]" office:value-type="float" office:value="0.0000013691930060608" calcext:value-type="float">
            <text:p>1,3691930060608E-06</text:p>
          </table:table-cell>
          <table:table-cell table:formula="of:=((1/2)*[.C31]*[.C31]+((1/3)*[.E32]+[.C31])*(1/2)*[.E32])/([.C31]+(1/2)*[.E32])" office:value-type="float" office:value="0.00000553147751445089" calcext:value-type="float">
            <text:p>5,53147751445089E-06</text:p>
          </table:table-cell>
          <table:table-cell table:formula="of:=(((1/2)*([.B32]-[.B31])+[.B31])*[.C31]+((2/3)*([.B32]-[.B31])+[.B31])*(1/2)*[.E32])/([.C31]+(1/2)*[.E32])" office:value-type="float" office:value="0.0461731768676124" calcext:value-type="float">
            <text:p>0,046173176867612</text:p>
          </table:table-cell>
          <table:table-cell table:formula="of:=(((1/2)*([.D31]-[.C32])+[.C31]+[.E32])*([.D31]-[.C32])+((2/3)*[.E32]+[.C31])*(1/2)*[.E32])/([.D31]-[.C32]+(1/2)*[.E32])" office:value-type="float" office:value="0.0000216520720566648" calcext:value-type="float">
            <text:p>2,16520720566648E-05</text:p>
          </table:table-cell>
          <table:table-cell table:formula="of:=(((1/2)*([.B32]-[.B31])+[.B31])*([.D31]-[.C32])+((1/3)*([.B32]-[.B31])+[.B31])*(1/2)*[.E32])/([.D31]-[.C32]+(1/2)*[.E32])" office:value-type="float" office:value="0.0462405176270853" calcext:value-type="float">
            <text:p>0,046240517627085</text:p>
          </table:table-cell>
          <table:table-cell table:formula="of:=DEGREES(ATAN(([.G31]-[.I31])/([.H31]-[.F31])))" office:value-type="float" office:value="-76.537406626202" calcext:value-type="float">
            <text:p>-76,537406626202</text:p>
          </table:table-cell>
          <table:table-cell table:formula="of:=DEGREES(ATAN(([.C32]-[.C31])/([.B32]-[.B31])))" office:value-type="float" office:value="-0.0178708412707063" calcext:value-type="float">
            <text:p>-0,017870841270706</text:p>
          </table:table-cell>
          <table:table-cell table:formula="of:=[.J31]-[.K31]" office:value-type="float" office:value="-76.5195357849313" calcext:value-type="float">
            <text:p>-76,5195357849313</text:p>
          </table:table-cell>
          <table:table-cell table:formula="of:=ABS([.L31])" office:value-type="float" office:value="76.5195357849313" calcext:value-type="float">
            <text:p>76,5195357849313</text:p>
          </table:table-cell>
          <table:table-cell table:formula="of:=[.B31]+0.5*([.B32]-[.B31])" office:value-type="float" office:value="0.0462174547874463" calcext:value-type="float">
            <text:p>0,046217454787446</text:p>
          </table:table-cell>
          <table:table-cell table:formula="of:=[.C31]+0.5*([.C32]-[.C31])" office:value-type="float" office:value="0.0000110491445229704" calcext:value-type="float">
            <text:p>1,10491445229704E-05</text:p>
          </table:table-cell>
          <table:table-cell table:formula="of:=SQRT(([.B32]-[.N31])^2+([.C32]-[.O31])^2)*SQRT(([.F31]-[.O31])^2+([.G31]-[.N31])^2)" office:value-type="float" office:value="0.0000000967922782955363" calcext:value-type="float">
            <text:p>9,67922782955363E-08</text:p>
          </table:table-cell>
          <table:table-cell table:formula="of:=(-([.B32]-[.N31])*([.F31]-[.O31])+([.C32]-[.O31])*([.G31]-[.N31]))/[.P31]" office:value-type="float" office:value="0.12396749017613" calcext:value-type="float">
            <text:p>0,12396749017613</text:p>
          </table:table-cell>
          <table:table-cell table:formula="of:=DEGREES(ACOS([.Q31]))" office:value-type="float" office:value="82.8788664392165" calcext:value-type="float">
            <text:p>82,8788664392165</text:p>
          </table:table-cell>
          <table:table-cell table:number-columns-repeated="6"/>
          <table:table-cell table:formula="of:=[.M31]-DEGREES(ACOS([.Q31]))" office:value-type="float" office:value="-6.3593306542852" calcext:value-type="float">
            <text:p>-6,359330654285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,048386693616924</text:p>
          </table:table-cell>
          <table:table-cell table:formula="of:=[.C31]+[.E32]" office:value-type="float" office:value="0.0000103725480199399" calcext:value-type="float">
            <text:p>1,03725480199399E-05</text:p>
          </table:table-cell>
          <table:table-cell table:formula="of:=[$Arkusz3.C25]" office:value-type="float" office:value="0.0000322621930060577" calcext:value-type="float">
            <text:p>3,23E-05</text:p>
          </table:table-cell>
          <table:table-cell table:formula="of:=[$Arkusz3.E24]" office:value-type="float" office:value="-0.000001353193006061" calcext:value-type="float">
            <text:p>-1,353193006061E-06</text:p>
          </table:table-cell>
          <table:table-cell table:formula="of:=((1/2)*[.C32]*[.C32]+((1/3)*[.E33]+[.C32])*(1/2)*[.E33])/([.C32]+(1/2)*[.E33])" office:value-type="float" office:value="0.00000548092579881421" calcext:value-type="float">
            <text:p>5,48092579881421E-06</text:p>
          </table:table-cell>
          <table:table-cell table:formula="of:=(((1/2)*([.B33]-[.B32])+[.B32])*[.C32]+((2/3)*([.B33]-[.B32])+[.B32])*(1/2)*[.E33])/([.C32]+(1/2)*[.E33])" office:value-type="float" office:value="0.0508000384081029" calcext:value-type="float">
            <text:p>0,050800038408103</text:p>
          </table:table-cell>
          <table:table-cell table:formula="of:=(((1/2)*([.D32]-[.C33])+[.C32]+[.E33])*([.D32]-[.C33])+((2/3)*[.E33]+[.C32])*(1/2)*[.E33])/([.D32]-[.C33]+(1/2)*[.E33])" office:value-type="float" office:value="0.0000216042960198821" calcext:value-type="float">
            <text:p>2,16042960198821E-05</text:p>
          </table:table-cell>
          <table:table-cell table:formula="of:=(((1/2)*([.B33]-[.B32])+[.B32])*([.D32]-[.C33])+((1/3)*([.B33]-[.B32])+[.B32])*(1/2)*[.E33])/([.D32]-[.C33]+(1/2)*[.E33])" office:value-type="float" office:value="0.050736756313673" calcext:value-type="float">
            <text:p>0,050736756313673</text:p>
          </table:table-cell>
          <table:table-cell table:formula="of:=DEGREES(ATAN(([.G32]-[.I32])/([.H32]-[.F32])))" office:value-type="float" office:value="75.705979698957" calcext:value-type="float">
            <text:p>75,705979698957</text:p>
          </table:table-cell>
          <table:table-cell table:formula="of:=DEGREES(ATAN(([.C33]-[.C32])/([.B33]-[.B32])))" office:value-type="float" office:value="0.0139907929052787" calcext:value-type="float">
            <text:p>0,013990792905279</text:p>
          </table:table-cell>
          <table:table-cell table:formula="of:=[.J32]-[.K32]" office:value-type="float" office:value="75.6919889060517" calcext:value-type="float">
            <text:p>75,6919889060517</text:p>
          </table:table-cell>
          <table:table-cell table:formula="of:=ABS([.L32])" office:value-type="float" office:value="75.6919889060517" calcext:value-type="float">
            <text:p>75,6919889060517</text:p>
          </table:table-cell>
          <table:table-cell table:formula="of:=[.B32]+0.5*([.B33]-[.B32])" office:value-type="float" office:value="0.0507582378974803" calcext:value-type="float">
            <text:p>0,05075823789748</text:p>
          </table:table-cell>
          <table:table-cell table:formula="of:=[.C32]+0.5*([.C33]-[.C32])" office:value-type="float" office:value="0.0000109516445229704" calcext:value-type="float">
            <text:p>1,09516445229704E-05</text:p>
          </table:table-cell>
          <table:table-cell table:formula="of:=SQRT(([.B33]-[.N32])^2+([.C33]-[.O32])^2)*SQRT(([.F32]-[.O32])^2+([.G32]-[.N32])^2)" office:value-type="float" office:value="0.0000000999771615381112" calcext:value-type="float">
            <text:p>9,99771615381112E-08</text:p>
          </table:table-cell>
          <table:table-cell table:formula="of:=(-([.B33]-[.N32])*([.F32]-[.O32])+([.C33]-[.O32])*([.G32]-[.N32]))/[.P32]" office:value-type="float" office:value="0.130012275107239" calcext:value-type="float">
            <text:p>0,130012275107239</text:p>
          </table:table-cell>
          <table:table-cell table:formula="of:=DEGREES(ACOS([.Q32]))" office:value-type="float" office:value="82.5296983517804" calcext:value-type="float">
            <text:p>82,5296983517804</text:p>
          </table:table-cell>
          <table:table-cell table:number-columns-repeated="6"/>
          <table:table-cell table:formula="of:=[.M32]-DEGREES(ACOS([.Q32]))" office:value-type="float" office:value="-6.83770944572868" calcext:value-type="float">
            <text:p>-6,837709445728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,053129782178037</text:p>
          </table:table-cell>
          <table:table-cell table:formula="of:=[.C32]+[.E33]" office:value-type="float" office:value="0.0000115307410260009" calcext:value-type="float">
            <text:p>1,15307410260009E-05</text:p>
          </table:table-cell>
          <table:table-cell table:formula="of:=[$Arkusz3.C26]" office:value-type="float" office:value="0.0000322621930060577" calcext:value-type="float">
            <text:p>3,23E-05</text:p>
          </table:table-cell>
          <table:table-cell table:formula="of:=[$Arkusz3.E25]" office:value-type="float" office:value="0.000001158193006061" calcext:value-type="float">
            <text:p>1,158193006061E-06</text:p>
          </table:table-cell>
          <table:table-cell table:formula="of:=((1/2)*[.C33]*[.C33]+((1/3)*[.E34]+[.C33])*(1/2)*[.E34])/([.C33]+(1/2)*[.E34])" office:value-type="float" office:value="0.0000054881582114433" calcext:value-type="float">
            <text:p>5,4881582114433E-06</text:p>
          </table:table-cell>
          <table:table-cell table:formula="of:=(((1/2)*([.B34]-[.B33])+[.B33])*[.C33]+((2/3)*([.B34]-[.B33])+[.B33])*(1/2)*[.E34])/([.C33]+(1/2)*[.E34])" office:value-type="float" office:value="0.0556789920355703" calcext:value-type="float">
            <text:p>0,05567899203557</text:p>
          </table:table-cell>
          <table:table-cell table:formula="of:=(((1/2)*([.D33]-[.C34])+[.C33]+[.E34])*([.D33]-[.C34])+((2/3)*[.E34]+[.C33])*(1/2)*[.E34])/([.D33]-[.C34]+(1/2)*[.E34])" office:value-type="float" office:value="0.0000216119283781234" calcext:value-type="float">
            <text:p>2,16119283781234E-05</text:p>
          </table:table-cell>
          <table:table-cell table:formula="of:=(((1/2)*([.B34]-[.B33])+[.B33])*([.D33]-[.C34])+((1/3)*([.B34]-[.B33])+[.B33])*(1/2)*[.E34])/([.D33]-[.C34]+(1/2)*[.E34])" office:value-type="float" office:value="0.0557463641137026" calcext:value-type="float">
            <text:p>0,055746364113703</text:p>
          </table:table-cell>
          <table:table-cell table:formula="of:=DEGREES(ATAN(([.G33]-[.I33])/([.H33]-[.F33])))" office:value-type="float" office:value="-76.5408828075149" calcext:value-type="float">
            <text:p>-76,5408828075149</text:p>
          </table:table-cell>
          <table:table-cell table:formula="of:=DEGREES(ATAN(([.C34]-[.C33])/([.B34]-[.B33])))" office:value-type="float" office:value="-0.012461190365293" calcext:value-type="float">
            <text:p>-0,012461190365293</text:p>
          </table:table-cell>
          <table:table-cell table:formula="of:=[.J33]-[.K33]" office:value-type="float" office:value="-76.5284216171496" calcext:value-type="float">
            <text:p>-76,5284216171496</text:p>
          </table:table-cell>
          <table:table-cell table:formula="of:=ABS([.L33])" office:value-type="float" office:value="76.5284216171496" calcext:value-type="float">
            <text:p>76,5284216171496</text:p>
          </table:table-cell>
          <table:table-cell table:formula="of:=[.B33]+0.5*([.B34]-[.B33])" office:value-type="float" office:value="0.0557234628301007" calcext:value-type="float">
            <text:p>0,055723462830101</text:p>
          </table:table-cell>
          <table:table-cell table:formula="of:=[.C33]+0.5*([.C34]-[.C33])" office:value-type="float" office:value="0.0000109666445229703" calcext:value-type="float">
            <text:p>1,09666445229703E-05</text:p>
          </table:table-cell>
          <table:table-cell table:formula="of:=SQRT(([.B34]-[.N33])^2+([.C34]-[.O33])^2)*SQRT(([.F33]-[.O33])^2+([.G33]-[.N33])^2)" office:value-type="float" office:value="0.000000116214997586073" calcext:value-type="float">
            <text:p>1,16214997586073E-07</text:p>
          </table:table-cell>
          <table:table-cell table:formula="of:=(-([.B34]-[.N33])*([.F33]-[.O33])+([.C34]-[.O33])*([.G33]-[.N33]))/[.P33]" office:value-type="float" office:value="0.122484447482283" calcext:value-type="float">
            <text:p>0,122484447482283</text:p>
          </table:table-cell>
          <table:table-cell table:formula="of:=DEGREES(ACOS([.Q33]))" office:value-type="float" office:value="82.9644911113307" calcext:value-type="float">
            <text:p>82,9644911113307</text:p>
          </table:table-cell>
          <table:table-cell table:number-columns-repeated="6"/>
          <table:table-cell table:formula="of:=[.M33]-DEGREES(ACOS([.Q33]))" office:value-type="float" office:value="-6.4360694941811" calcext:value-type="float">
            <text:p>-6,436069494181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,058317143482164</text:p>
          </table:table-cell>
          <table:table-cell table:formula="of:=[.C33]+[.E34]" office:value-type="float" office:value="0.0000104025480199397" calcext:value-type="float">
            <text:p>1,04025480199397E-05</text:p>
          </table:table-cell>
          <table:table-cell table:formula="of:=[$Arkusz3.C27]" office:value-type="float" office:value="0.0000322621930060578" calcext:value-type="float">
            <text:p>3,23E-05</text:p>
          </table:table-cell>
          <table:table-cell table:formula="of:=[$Arkusz3.E26]" office:value-type="float" office:value="-0.0000011281930060612" calcext:value-type="float">
            <text:p>-1,1281930060612E-06</text:p>
          </table:table-cell>
          <table:table-cell table:formula="of:=((1/2)*[.C34]*[.C34]+((1/3)*[.E35]+[.C34])*(1/2)*[.E35])/([.C34]+(1/2)*[.E35])" office:value-type="float" office:value="0.00000544896817665217" calcext:value-type="float">
            <text:p>5,44896817665217E-06</text:p>
          </table:table-cell>
          <table:table-cell table:formula="of:=(((1/2)*([.B35]-[.B34])+[.B34])*[.C34]+((2/3)*([.B35]-[.B34])+[.B34])*(1/2)*[.E35])/([.C34]+(1/2)*[.E35])" office:value-type="float" office:value="0.0611970393415958" calcext:value-type="float">
            <text:p>0,061197039341596</text:p>
          </table:table-cell>
          <table:table-cell table:formula="of:=(((1/2)*([.D34]-[.C35])+[.C34]+[.E35])*([.D34]-[.C35])+((2/3)*[.E35]+[.C34])*(1/2)*[.E35])/([.D34]-[.C35]+(1/2)*[.E35])" office:value-type="float" office:value="0.0000215745608567411" calcext:value-type="float">
            <text:p>2,15745608567411E-05</text:p>
          </table:table-cell>
          <table:table-cell table:formula="of:=(((1/2)*([.B35]-[.B34])+[.B34])*([.D34]-[.C35])+((1/3)*([.B35]-[.B34])+[.B34])*(1/2)*[.E35])/([.D34]-[.C35]+(1/2)*[.E35])" office:value-type="float" office:value="0.0611330473747763" calcext:value-type="float">
            <text:p>0,061133047374776</text:p>
          </table:table-cell>
          <table:table-cell table:formula="of:=DEGREES(ATAN(([.G34]-[.I34])/([.H34]-[.F34])))" office:value-type="float" office:value="75.8562789209833" calcext:value-type="float">
            <text:p>75,8562789209833</text:p>
          </table:table-cell>
          <table:table-cell table:formula="of:=DEGREES(ATAN(([.C35]-[.C34])/([.B35]-[.B34])))" office:value-type="float" office:value="0.00985579403814426" calcext:value-type="float">
            <text:p>0,009855794038144</text:p>
          </table:table-cell>
          <table:table-cell table:formula="of:=[.J34]-[.K34]" office:value-type="float" office:value="75.8464231269451" calcext:value-type="float">
            <text:p>75,8464231269451</text:p>
          </table:table-cell>
          <table:table-cell table:formula="of:=ABS([.L34])" office:value-type="float" office:value="75.8464231269451" calcext:value-type="float">
            <text:p>75,8464231269451</text:p>
          </table:table-cell>
          <table:table-cell table:formula="of:=[.B34]+0.5*([.B35]-[.B34])" office:value-type="float" office:value="0.0611546489367912" calcext:value-type="float">
            <text:p>0,061154648936791</text:p>
          </table:table-cell>
          <table:table-cell table:formula="of:=[.C34]+0.5*([.C35]-[.C34])" office:value-type="float" office:value="0.0000108906445229703" calcext:value-type="float">
            <text:p>1,08906445229703E-05</text:p>
          </table:table-cell>
          <table:table-cell table:formula="of:=SQRT(([.B35]-[.N34])^2+([.C35]-[.O34])^2)*SQRT(([.F34]-[.O34])^2+([.G34]-[.N34])^2)" office:value-type="float" office:value="0.000000121270027519367" calcext:value-type="float">
            <text:p>1,21270027519367E-07</text:p>
          </table:table-cell>
          <table:table-cell table:formula="of:=(-([.B35]-[.N34])*([.F34]-[.O34])+([.C35]-[.O34])*([.G34]-[.N34]))/[.P34]" office:value-type="float" office:value="0.127496276199568" calcext:value-type="float">
            <text:p>0,127496276199568</text:p>
          </table:table-cell>
          <table:table-cell table:formula="of:=DEGREES(ACOS([.Q34]))" office:value-type="float" office:value="82.6750644617917" calcext:value-type="float">
            <text:p>82,6750644617917</text:p>
          </table:table-cell>
          <table:table-cell table:number-columns-repeated="6"/>
          <table:table-cell table:formula="of:=[.M34]-DEGREES(ACOS([.Q34]))" office:value-type="float" office:value="-6.82864133484661" calcext:value-type="float">
            <text:p>-6,8286413348466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,063992154391418</text:p>
          </table:table-cell>
          <table:table-cell table:formula="of:=[.C34]+[.E35]" office:value-type="float" office:value="0.0000113787410260008" calcext:value-type="float">
            <text:p>1,13787410260008E-05</text:p>
          </table:table-cell>
          <table:table-cell table:formula="of:=[$Arkusz3.C28]" office:value-type="float" office:value="0.0000322621930060579" calcext:value-type="float">
            <text:p>3,23E-05</text:p>
          </table:table-cell>
          <table:table-cell table:formula="of:=[$Arkusz3.E27]" office:value-type="float" office:value="0.0000009761930060611" calcext:value-type="float">
            <text:p>9,761930060611E-07</text:p>
          </table:table-cell>
          <table:table-cell table:formula="of:=((1/2)*[.C35]*[.C35]+((1/3)*[.E36]+[.C35])*(1/2)*[.E36])/([.C35]+(1/2)*[.E36])" office:value-type="float" office:value="0.0000054576986467866" calcext:value-type="float">
            <text:p>5,4576986467866E-06</text:p>
          </table:table-cell>
          <table:table-cell table:formula="of:=(((1/2)*([.B36]-[.B35])+[.B35])*[.C35]+((2/3)*([.B36]-[.B35])+[.B35])*(1/2)*[.E36])/([.C35]+(1/2)*[.E36])" office:value-type="float" office:value="0.0670526088919732" calcext:value-type="float">
            <text:p>0,067052608891973</text:p>
          </table:table-cell>
          <table:table-cell table:formula="of:=(((1/2)*([.D35]-[.C36])+[.C35]+[.E36])*([.D35]-[.C36])+((2/3)*[.E36]+[.C35])*(1/2)*[.E36])/([.D35]-[.C36]+(1/2)*[.E36])" office:value-type="float" office:value="0.0000215836939089446" calcext:value-type="float">
            <text:p>2,15836939089446E-05</text:p>
          </table:table-cell>
          <table:table-cell table:formula="of:=(((1/2)*([.B36]-[.B35])+[.B35])*([.D35]-[.C36])+((1/3)*([.B36]-[.B35])+[.B35])*(1/2)*[.E36])/([.D35]-[.C36]+(1/2)*[.E36])" office:value-type="float" office:value="0.067119997806462" calcext:value-type="float">
            <text:p>0,067119997806462</text:p>
          </table:table-cell>
          <table:table-cell table:formula="of:=DEGREES(ATAN(([.G35]-[.I35])/([.H35]-[.F35])))" office:value-type="float" office:value="-76.5423337349794" calcext:value-type="float">
            <text:p>-76,5423337349794</text:p>
          </table:table-cell>
          <table:table-cell table:formula="of:=DEGREES(ATAN(([.C36]-[.C35])/([.B36]-[.B35])))" office:value-type="float" office:value="-0.00867441098186274" calcext:value-type="float">
            <text:p>-0,008674410981863</text:p>
          </table:table-cell>
          <table:table-cell table:formula="of:=[.J35]-[.K35]" office:value-type="float" office:value="-76.5336593239975" calcext:value-type="float">
            <text:p>-76,5336593239975</text:p>
          </table:table-cell>
          <table:table-cell table:formula="of:=ABS([.L35])" office:value-type="float" office:value="76.5336593239975" calcext:value-type="float">
            <text:p>76,5336593239975</text:p>
          </table:table-cell>
          <table:table-cell table:formula="of:=[.B35]+0.5*([.B36]-[.B35])" office:value-type="float" office:value="0.0670972119495672" calcext:value-type="float">
            <text:p>0,067097211949567</text:p>
          </table:table-cell>
          <table:table-cell table:formula="of:=[.C35]+0.5*([.C36]-[.C35])" office:value-type="float" office:value="0.0000109086445229702" calcext:value-type="float">
            <text:p>1,09086445229702E-05</text:p>
          </table:table-cell>
          <table:table-cell table:formula="of:=SQRT(([.B36]-[.N35])^2+([.C36]-[.O35])^2)*SQRT(([.F35]-[.O35])^2+([.G35]-[.N35])^2)" office:value-type="float" office:value="0.000000139525463513781" calcext:value-type="float">
            <text:p>1,39525463513781E-07</text:p>
          </table:table-cell>
          <table:table-cell table:formula="of:=(-([.B36]-[.N35])*([.F35]-[.O35])+([.C36]-[.O35])*([.G35]-[.N35]))/[.P35]" office:value-type="float" office:value="0.121457890241174" calcext:value-type="float">
            <text:p>0,121457890241174</text:p>
          </table:table-cell>
          <table:table-cell table:formula="of:=DEGREES(ACOS([.Q35]))" office:value-type="float" office:value="83.0237509666063" calcext:value-type="float">
            <text:p>83,0237509666063</text:p>
          </table:table-cell>
          <table:table-cell table:number-columns-repeated="6"/>
          <table:table-cell table:formula="of:=[.M35]-DEGREES(ACOS([.Q35]))" office:value-type="float" office:value="-6.49009164260879" calcext:value-type="float">
            <text:p>-6,490091642608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,070202269507717</text:p>
          </table:table-cell>
          <table:table-cell table:formula="of:=[.C35]+[.E36]" office:value-type="float" office:value="0.0000104385480199395" calcext:value-type="float">
            <text:p>1,04385480199395E-05</text:p>
          </table:table-cell>
          <table:table-cell table:formula="of:=[$Arkusz3.C29]" office:value-type="float" office:value="0.0000322621930060579" calcext:value-type="float">
            <text:p>3,23E-05</text:p>
          </table:table-cell>
          <table:table-cell table:formula="of:=[$Arkusz3.E28]" office:value-type="float" office:value="-0.000000940193006061303" calcext:value-type="float">
            <text:p>-9,40193006061303E-07</text:p>
          </table:table-cell>
          <table:table-cell table:formula="of:=((1/2)*[.C36]*[.C36]+((1/3)*[.E37]+[.C36])*(1/2)*[.E37])/([.C36]+(1/2)*[.E37])" office:value-type="float" office:value="0.00000542664980358517" calcext:value-type="float">
            <text:p>5,42664980358517E-06</text:p>
          </table:table-cell>
          <table:table-cell table:formula="of:=(((1/2)*([.B37]-[.B36])+[.B36])*[.C36]+((2/3)*([.B37]-[.B36])+[.B36])*(1/2)*[.E37])/([.C36]+(1/2)*[.E37])" office:value-type="float" office:value="0.0736436173959535" calcext:value-type="float">
            <text:p>0,073643617395954</text:p>
          </table:table-cell>
          <table:table-cell table:formula="of:=(((1/2)*([.D36]-[.C37])+[.C36]+[.E37])*([.D36]-[.C37])+((2/3)*[.E37]+[.C36])*(1/2)*[.E37])/([.D36]-[.C37]+(1/2)*[.E37])" office:value-type="float" office:value="0.0000215538630072567" calcext:value-type="float">
            <text:p>2,15538630072567E-05</text:p>
          </table:table-cell>
          <table:table-cell table:formula="of:=(((1/2)*([.B37]-[.B36])+[.B36])*([.D36]-[.C37])+((1/3)*([.B37]-[.B36])+[.B36])*(1/2)*[.E37])/([.D36]-[.C37]+(1/2)*[.E37])" office:value-type="float" office:value="0.0735791750432077" calcext:value-type="float">
            <text:p>0,073579175043208</text:p>
          </table:table-cell>
          <table:table-cell table:formula="of:=DEGREES(ATAN(([.G36]-[.I36])/([.H36]-[.F36])))" office:value-type="float" office:value="75.9498455420189" calcext:value-type="float">
            <text:p>75,9498455420189</text:p>
          </table:table-cell>
          <table:table-cell table:formula="of:=DEGREES(ATAN(([.C37]-[.C36])/([.B37]-[.B36])))" office:value-type="float" office:value="0.00690529296990004" calcext:value-type="float">
            <text:p>0,0069052929699</text:p>
          </table:table-cell>
          <table:table-cell table:formula="of:=[.J36]-[.K36]" office:value-type="float" office:value="75.942940249049" calcext:value-type="float">
            <text:p>75,942940249049</text:p>
          </table:table-cell>
          <table:table-cell table:formula="of:=ABS([.L36])" office:value-type="float" office:value="75.942940249049" calcext:value-type="float">
            <text:p>75,942940249049</text:p>
          </table:table-cell>
          <table:table-cell table:formula="of:=[.B36]+0.5*([.B37]-[.B36])" office:value-type="float" office:value="0.0736008437486133" calcext:value-type="float">
            <text:p>0,073600843748613</text:p>
          </table:table-cell>
          <table:table-cell table:formula="of:=[.C36]+0.5*([.C37]-[.C36])" office:value-type="float" office:value="0.0000108481445229702" calcext:value-type="float">
            <text:p>1,08481445229702E-05</text:p>
          </table:table-cell>
          <table:table-cell table:formula="of:=SQRT(([.B37]-[.N36])^2+([.C37]-[.O36])^2)*SQRT(([.F36]-[.O36])^2+([.G36]-[.N36])^2)" office:value-type="float" office:value="0.000000146532457288167" calcext:value-type="float">
            <text:p>1,46532457288167E-07</text:p>
          </table:table-cell>
          <table:table-cell table:formula="of:=(-([.B37]-[.N36])*([.F36]-[.O36])+([.C37]-[.O36])*([.G36]-[.N36]))/[.P36]" office:value-type="float" office:value="0.125862027963968" calcext:value-type="float">
            <text:p>0,125862027963968</text:p>
          </table:table-cell>
          <table:table-cell table:formula="of:=DEGREES(ACOS([.Q36]))" office:value-type="float" office:value="82.7694604778919" calcext:value-type="float">
            <text:p>82,7694604778919</text:p>
          </table:table-cell>
          <table:table-cell table:number-columns-repeated="6"/>
          <table:table-cell table:formula="of:=[.M36]-DEGREES(ACOS([.Q36]))" office:value-type="float" office:value="-6.82652022884285" calcext:value-type="float">
            <text:p>-6,826520228842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,07699941798951</text:p>
          </table:table-cell>
          <table:table-cell table:formula="of:=[.C36]+[.E37]" office:value-type="float" office:value="0.0000112577410260008" calcext:value-type="float">
            <text:p>1,12577410260008E-05</text:p>
          </table:table-cell>
          <table:table-cell table:formula="of:=[$Arkusz3.C30]" office:value-type="float" office:value="0.000032262193006058" calcext:value-type="float">
            <text:p>3,23E-05</text:p>
          </table:table-cell>
          <table:table-cell table:formula="of:=[$Arkusz3.E29]" office:value-type="float" office:value="0.000000819193006061301" calcext:value-type="float">
            <text:p>8,19193006061301E-07</text:p>
          </table:table-cell>
          <table:table-cell table:formula="of:=((1/2)*[.C37]*[.C37]+((1/3)*[.E38]+[.C37])*(1/2)*[.E38])/([.C37]+(1/2)*[.E38])" office:value-type="float" office:value="0.00000543566822446618" calcext:value-type="float">
            <text:p>5,43566822446618E-06</text:p>
          </table:table-cell>
          <table:table-cell table:formula="of:=(((1/2)*([.B38]-[.B37])+[.B37])*[.C37]+((2/3)*([.B38]-[.B37])+[.B37])*(1/2)*[.E38])/([.C37]+(1/2)*[.E38])" office:value-type="float" office:value="0.0806752934891679" calcext:value-type="float">
            <text:p>0,080675293489168</text:p>
          </table:table-cell>
          <table:table-cell table:formula="of:=(((1/2)*([.D37]-[.C38])+[.C37]+[.E38])*([.D37]-[.C38])+((2/3)*[.E38]+[.C37])*(1/2)*[.E38])/([.D37]-[.C38]+(1/2)*[.E38])" office:value-type="float" office:value="0.000021563227266862" calcext:value-type="float">
            <text:p>2,1563227266862E-05</text:p>
          </table:table-cell>
          <table:table-cell table:formula="of:=(((1/2)*([.B38]-[.B37])+[.B37])*([.D37]-[.C38])+((1/3)*([.B38]-[.B37])+[.B37])*(1/2)*[.E38])/([.D37]-[.C38]+(1/2)*[.E38])" office:value-type="float" office:value="0.0807425973755302" calcext:value-type="float">
            <text:p>0,08074259737553</text:p>
          </table:table-cell>
          <table:table-cell table:formula="of:=DEGREES(ATAN(([.G37]-[.I37])/([.H37]-[.F37])))" office:value-type="float" office:value="-76.5246926436946" calcext:value-type="float">
            <text:p>-76,5246926436946</text:p>
          </table:table-cell>
          <table:table-cell table:formula="of:=DEGREES(ATAN(([.C38]-[.C37])/([.B38]-[.B37])))" office:value-type="float" office:value="-0.00602287846013113" calcext:value-type="float">
            <text:p>-0,006022878460131</text:p>
          </table:table-cell>
          <table:table-cell table:formula="of:=[.J37]-[.K37]" office:value-type="float" office:value="-76.5186697652345" calcext:value-type="float">
            <text:p>-76,5186697652345</text:p>
          </table:table-cell>
          <table:table-cell table:formula="of:=ABS([.L37])" office:value-type="float" office:value="76.5186697652345" calcext:value-type="float">
            <text:p>76,5186697652345</text:p>
          </table:table-cell>
          <table:table-cell table:formula="of:=[.B37]+0.5*([.B38]-[.B37])" office:value-type="float" office:value="0.0807199278871921" calcext:value-type="float">
            <text:p>0,080719927887192</text:p>
          </table:table-cell>
          <table:table-cell table:formula="of:=[.C37]+0.5*([.C38]-[.C37])" office:value-type="float" office:value="0.00001086664452297" calcext:value-type="float">
            <text:p>1,086664452297E-05</text:p>
          </table:table-cell>
          <table:table-cell table:formula="of:=SQRT(([.B38]-[.N37])^2+([.C38]-[.O37])^2)*SQRT(([.F37]-[.O37])^2+([.G37]-[.N37])^2)" office:value-type="float" office:value="0.000000167287505923537" calcext:value-type="float">
            <text:p>1,67287505923537E-07</text:p>
          </table:table-cell>
          <table:table-cell table:formula="of:=(-([.B38]-[.N37])*([.F37]-[.O37])+([.C38]-[.O37])*([.G37]-[.N37]))/[.P37]" office:value-type="float" office:value="0.120890423453891" calcext:value-type="float">
            <text:p>0,120890423453891</text:p>
          </table:table-cell>
          <table:table-cell table:formula="of:=DEGREES(ACOS([.Q37]))" office:value-type="float" office:value="83.0565057806134" calcext:value-type="float">
            <text:p>83,0565057806134</text:p>
          </table:table-cell>
          <table:table-cell table:number-columns-repeated="6"/>
          <table:table-cell table:formula="of:=[.M37]-DEGREES(ACOS([.Q37]))" office:value-type="float" office:value="-6.5378360153789" calcext:value-type="float">
            <text:p>-6,53783601537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,084440437784874</text:p>
          </table:table-cell>
          <table:table-cell table:formula="of:=[.C37]+[.E38]" office:value-type="float" office:value="0.0000104755480199392" calcext:value-type="float">
            <text:p>1,04755480199392E-05</text:p>
          </table:table-cell>
          <table:table-cell table:formula="of:=[$Arkusz3.C31]" office:value-type="float" office:value="0.0000322621930060581" calcext:value-type="float">
            <text:p>3,23E-05</text:p>
          </table:table-cell>
          <table:table-cell table:formula="of:=[$Arkusz3.E30]" office:value-type="float" office:value="-0.0000007821930060616" calcext:value-type="float">
            <text:p>-7,821930060616E-07</text:p>
          </table:table-cell>
          <table:table-cell table:formula="of:=((1/2)*[.C38]*[.C38]+((1/3)*[.E39]+[.C38])*(1/2)*[.E39])/([.C38]+(1/2)*[.E39])" office:value-type="float" office:value="0.00000541139092895057" calcext:value-type="float">
            <text:p>5,41139092895057E-06</text:p>
          </table:table-cell>
          <table:table-cell table:formula="of:=(((1/2)*([.B39]-[.B38])+[.B38])*[.C38]+((2/3)*([.B39]-[.B38])+[.B38])*(1/2)*[.E39])/([.C38]+(1/2)*[.E39])" office:value-type="float" office:value="0.0885571172832129" calcext:value-type="float">
            <text:p>0,088557117283213</text:p>
          </table:table-cell>
          <table:table-cell table:formula="of:=(((1/2)*([.D38]-[.C39])+[.C38]+[.E39])*([.D38]-[.C39])+((2/3)*[.E39]+[.C38])*(1/2)*[.E39])/([.D38]-[.C39]+(1/2)*[.E39])" office:value-type="float" office:value="0.0000215397511512295" calcext:value-type="float">
            <text:p>2,15397511512295E-05</text:p>
          </table:table-cell>
          <table:table-cell table:formula="of:=(((1/2)*([.B39]-[.B38])+[.B38])*([.D38]-[.C39])+((1/3)*([.B39]-[.B38])+[.B38])*(1/2)*[.E39])/([.D38]-[.C39]+(1/2)*[.E39])" office:value-type="float" office:value="0.0884922365623029" calcext:value-type="float">
            <text:p>0,088492236562303</text:p>
          </table:table-cell>
          <table:table-cell table:formula="of:=DEGREES(ATAN(([.G38]-[.I38])/([.H38]-[.F38])))" office:value-type="float" office:value="76.0400978623385" calcext:value-type="float">
            <text:p>76,0400978623385</text:p>
          </table:table-cell>
          <table:table-cell table:formula="of:=DEGREES(ATAN(([.C39]-[.C38])/([.B39]-[.B38])))" office:value-type="float" office:value="0.00483278656504445" calcext:value-type="float">
            <text:p>0,004832786565044</text:p>
          </table:table-cell>
          <table:table-cell table:formula="of:=[.J38]-[.K38]" office:value-type="float" office:value="76.0352650757735" calcext:value-type="float">
            <text:p>76,0352650757735</text:p>
          </table:table-cell>
          <table:table-cell table:formula="of:=ABS([.L38])" office:value-type="float" office:value="76.0352650757735" calcext:value-type="float">
            <text:p>76,0352650757735</text:p>
          </table:table-cell>
          <table:table-cell table:formula="of:=[.B38]+0.5*([.B39]-[.B38])" office:value-type="float" office:value="0.0885139943484568" calcext:value-type="float">
            <text:p>0,088513994348457</text:p>
          </table:table-cell>
          <table:table-cell table:formula="of:=[.C38]+0.5*([.C39]-[.C38])" office:value-type="float" office:value="0.00001081914452297" calcext:value-type="float">
            <text:p>1,081914452297E-05</text:p>
          </table:table-cell>
          <table:table-cell table:formula="of:=SQRT(([.B39]-[.N38])^2+([.C39]-[.O38])^2)*SQRT(([.F38]-[.O38])^2+([.G38]-[.N38])^2)" office:value-type="float" office:value="0.000000177039566779497" calcext:value-type="float">
            <text:p>1,77039566779497E-07</text:p>
          </table:table-cell>
          <table:table-cell table:formula="of:=(-([.B39]-[.N38])*([.F38]-[.O38])+([.C39]-[.O38])*([.G38]-[.N38]))/[.P38]" office:value-type="float" office:value="0.124512319125781" calcext:value-type="float">
            <text:p>0,124512319125781</text:p>
          </table:table-cell>
          <table:table-cell table:formula="of:=DEGREES(ACOS([.Q38]))" office:value-type="float" office:value="82.8474062927923" calcext:value-type="float">
            <text:p>82,8474062927923</text:p>
          </table:table-cell>
          <table:table-cell table:number-columns-repeated="6"/>
          <table:table-cell table:formula="of:=[.M38]-DEGREES(ACOS([.Q38]))" office:value-type="float" office:value="-6.81214121701883" calcext:value-type="float">
            <text:p>-6,812141217018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,09258755091204</text:p>
          </table:table-cell>
          <table:table-cell table:formula="of:=[.C38]+[.E39]" office:value-type="float" office:value="0.0000111627410260008" calcext:value-type="float">
            <text:p>1,11627410260008E-05</text:p>
          </table:table-cell>
          <table:table-cell table:formula="of:=[$Arkusz3.C32]" office:value-type="float" office:value="0.0000322621930060582" calcext:value-type="float">
            <text:p>3,23E-05</text:p>
          </table:table-cell>
          <table:table-cell table:formula="of:=[$Arkusz3.E31]" office:value-type="float" office:value="0.000000687193006061598" calcext:value-type="float">
            <text:p>6,87193006061598E-07</text:p>
          </table:table-cell>
          <table:table-cell table:formula="of:=((1/2)*[.C39]*[.C39]+((1/3)*[.E40]+[.C39])*(1/2)*[.E40])/([.C39]+(1/2)*[.E40])" office:value-type="float" office:value="0.00000542020265841225" calcext:value-type="float">
            <text:p>5,42020265841225E-06</text:p>
          </table:table-cell>
          <table:table-cell table:formula="of:=(((1/2)*([.B40]-[.B39])+[.B39])*[.C39]+((2/3)*([.B40]-[.B39])+[.B39])*(1/2)*[.E40])/([.C39]+(1/2)*[.E40])" office:value-type="float" office:value="0.0970035445177988" calcext:value-type="float">
            <text:p>0,097003544517799</text:p>
          </table:table-cell>
          <table:table-cell table:formula="of:=(((1/2)*([.D39]-[.C40])+[.C39]+[.E40])*([.D39]-[.C40])+((2/3)*[.E40]+[.C39])*(1/2)*[.E40])/([.D39]-[.C40]+(1/2)*[.E40])" office:value-type="float" office:value="0.0000215488440827335" calcext:value-type="float">
            <text:p>2,15488440827335E-05</text:p>
          </table:table-cell>
          <table:table-cell table:formula="of:=(((1/2)*([.B40]-[.B39])+[.B39])*([.D39]-[.C40])+((1/3)*([.B40]-[.B39])+[.B39])*(1/2)*[.E40])/([.D39]-[.C40]+(1/2)*[.E40])" office:value-type="float" office:value="0.0970708135889367" calcext:value-type="float">
            <text:p>0,097070813588937</text:p>
          </table:table-cell>
          <table:table-cell table:formula="of:=DEGREES(ATAN(([.G39]-[.I39])/([.H39]-[.F39])))" office:value-type="float" office:value="-76.5171012160909" calcext:value-type="float">
            <text:p>-76,5171012160909</text:p>
          </table:table-cell>
          <table:table-cell table:formula="of:=DEGREES(ATAN(([.C40]-[.C39])/([.B40]-[.B39])))" office:value-type="float" office:value="-0.00418217899257644" calcext:value-type="float">
            <text:p>-0,004182178992576</text:p>
          </table:table-cell>
          <table:table-cell table:formula="of:=[.J39]-[.K39]" office:value-type="float" office:value="-76.5129190370983" calcext:value-type="float">
            <text:p>-76,5129190370983</text:p>
          </table:table-cell>
          <table:table-cell table:formula="of:=ABS([.L39])" office:value-type="float" office:value="76.5129190370983" calcext:value-type="float">
            <text:p>76,5129190370983</text:p>
          </table:table-cell>
          <table:table-cell table:formula="of:=[.B39]+0.5*([.B40]-[.B39])" office:value-type="float" office:value="0.0970482173368558" calcext:value-type="float">
            <text:p>0,097048217336856</text:p>
          </table:table-cell>
          <table:table-cell table:formula="of:=[.C39]+0.5*([.C40]-[.C39])" office:value-type="float" office:value="0.0000108371445229699" calcext:value-type="float">
            <text:p>1,08371445229699E-05</text:p>
          </table:table-cell>
          <table:table-cell table:formula="of:=SQRT(([.B40]-[.N39])^2+([.C40]-[.O39])^2)*SQRT(([.F39]-[.O39])^2+([.G39]-[.N39])^2)" office:value-type="float" office:value="0.000000200730188976973" calcext:value-type="float">
            <text:p>2,00730188976973E-07</text:p>
          </table:table-cell>
          <table:table-cell table:formula="of:=(-([.B40]-[.N39])*([.F39]-[.O39])+([.C40]-[.O39])*([.G39]-[.N39]))/[.P39]" office:value-type="float" office:value="0.120448828037784" calcext:value-type="float">
            <text:p>0,120448828037784</text:p>
          </table:table-cell>
          <table:table-cell table:formula="of:=DEGREES(ACOS([.Q39]))" office:value-type="float" office:value="83.0819935808542" calcext:value-type="float">
            <text:p>83,0819935808542</text:p>
          </table:table-cell>
          <table:table-cell table:number-columns-repeated="6"/>
          <table:table-cell table:formula="of:=[.M39]-DEGREES(ACOS([.Q39]))" office:value-type="float" office:value="-6.56907454375583" calcext:value-type="float">
            <text:p>-6,5690745437558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,101508883761672</text:p>
          </table:table-cell>
          <table:table-cell table:formula="of:=[.C39]+[.E40]" office:value-type="float" office:value="0.000010511548019939" calcext:value-type="float">
            <text:p>1,0511548019939E-05</text:p>
          </table:table-cell>
          <table:table-cell table:formula="of:=[$Arkusz3.C33]" office:value-type="float" office:value="0.0000322621930060583" calcext:value-type="float">
            <text:p>3,23E-05</text:p>
          </table:table-cell>
          <table:table-cell table:formula="of:=[$Arkusz3.E32]" office:value-type="float" office:value="-0.0000006511930060618" calcext:value-type="float">
            <text:p>-6,511930060618E-07</text:p>
          </table:table-cell>
          <table:table-cell table:formula="of:=((1/2)*[.C40]*[.C40]+((1/3)*[.E41]+[.C40])*(1/2)*[.E41])/([.C40]+(1/2)*[.E41])" office:value-type="float" office:value="0.00000540084877847167" calcext:value-type="float">
            <text:p>5,40084877847167E-06</text:p>
          </table:table-cell>
          <table:table-cell table:formula="of:=(((1/2)*([.B41]-[.B40])+[.B40])*[.C40]+((2/3)*([.B41]-[.B40])+[.B40])*(1/2)*[.E41])/([.C40]+(1/2)*[.E41])" office:value-type="float" office:value="0.106437325767122" calcext:value-type="float">
            <text:p>0,106437325767122</text:p>
          </table:table-cell>
          <table:table-cell table:formula="of:=(((1/2)*([.D40]-[.C41])+[.C40]+[.E41])*([.D40]-[.C41])+((2/3)*[.E41]+[.C40])*(1/2)*[.E41])/([.D40]-[.C41]+(1/2)*[.E41])" office:value-type="float" office:value="0.0000215300264842976" calcext:value-type="float">
            <text:p>2,15300264842976E-05</text:p>
          </table:table-cell>
          <table:table-cell table:formula="of:=(((1/2)*([.B41]-[.B40])+[.B40])*([.D40]-[.C41])+((1/3)*([.B41]-[.B40])+[.B40])*(1/2)*[.E41])/([.D40]-[.C41]+(1/2)*[.E41])" office:value-type="float" office:value="0.106372140891531" calcext:value-type="float">
            <text:p>0,106372140891531</text:p>
          </table:table-cell>
          <table:table-cell table:formula="of:=DEGREES(ATAN(([.G40]-[.I40])/([.H40]-[.F40])))" office:value-type="float" office:value="76.1020276681226" calcext:value-type="float">
            <text:p>76,1020276681226</text:p>
          </table:table-cell>
          <table:table-cell table:formula="of:=DEGREES(ATAN(([.C41]-[.C40])/([.B41]-[.B40])))" office:value-type="float" office:value="0.00337314385772071" calcext:value-type="float">
            <text:p>0,003373143857721</text:p>
          </table:table-cell>
          <table:table-cell table:formula="of:=[.J40]-[.K40]" office:value-type="float" office:value="76.0986545242649" calcext:value-type="float">
            <text:p>76,0986545242649</text:p>
          </table:table-cell>
          <table:table-cell table:formula="of:=ABS([.L40])" office:value-type="float" office:value="76.0986545242649" calcext:value-type="float">
            <text:p>76,0986545242649</text:p>
          </table:table-cell>
          <table:table-cell table:formula="of:=[.B40]+0.5*([.B41]-[.B40])" office:value-type="float" office:value="0.106393960266677" calcext:value-type="float">
            <text:p>0,106393960266677</text:p>
          </table:table-cell>
          <table:table-cell table:formula="of:=[.C40]+0.5*([.C41]-[.C40])" office:value-type="float" office:value="0.0000107991445229699" calcext:value-type="float">
            <text:p>1,07991445229699E-05</text:p>
          </table:table-cell>
          <table:table-cell table:formula="of:=SQRT(([.B41]-[.N40])^2+([.C41]-[.O40])^2)*SQRT(([.F40]-[.O40])^2+([.G40]-[.N40])^2)" office:value-type="float" office:value="0.000000213478862340436" calcext:value-type="float">
            <text:p>2,13478862340436E-07</text:p>
          </table:table-cell>
          <table:table-cell table:formula="of:=(-([.B41]-[.N40])*([.F40]-[.O40])+([.C41]-[.O40])*([.G40]-[.N40]))/[.P40]" office:value-type="float" office:value="0.123588626927944" calcext:value-type="float">
            <text:p>0,123588626927944</text:p>
          </table:table-cell>
          <table:table-cell table:formula="of:=DEGREES(ACOS([.Q40]))" office:value-type="float" office:value="82.9007419285873" calcext:value-type="float">
            <text:p>82,9007419285873</text:p>
          </table:table-cell>
          <table:table-cell table:number-columns-repeated="6"/>
          <table:table-cell table:formula="of:=[.M40]-DEGREES(ACOS([.Q40]))" office:value-type="float" office:value="-6.80208740432241" calcext:value-type="float">
            <text:p>-6,8020874043224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,111279036771681</text:p>
          </table:table-cell>
          <table:table-cell table:formula="of:=[.C40]+[.E41]" office:value-type="float" office:value="0.0000110867410260007" calcext:value-type="float">
            <text:p>1,10867410260007E-05</text:p>
          </table:table-cell>
          <table:table-cell table:formula="of:=[$Arkusz3.C34]" office:value-type="float" office:value="0.0000322621930060585" calcext:value-type="float">
            <text:p>3,23E-05</text:p>
          </table:table-cell>
          <table:table-cell table:formula="of:=[$Arkusz3.E33]" office:value-type="float" office:value="0.000000575193006061702" calcext:value-type="float">
            <text:p>5,75193006061702E-07</text:p>
          </table:table-cell>
          <table:table-cell table:formula="of:=((1/2)*[.C41]*[.C41]+((1/3)*[.E42]+[.C41])*(1/2)*[.E42])/([.C41]+(1/2)*[.E42])" office:value-type="float" office:value="0.00000540920055119562" calcext:value-type="float">
            <text:p>5,40920055119562E-06</text:p>
          </table:table-cell>
          <table:table-cell table:formula="of:=(((1/2)*([.B42]-[.B41])+[.B41])*[.C41]+((2/3)*([.B42]-[.B41])+[.B41])*(1/2)*[.E42])/([.C41]+(1/2)*[.E42])" office:value-type="float" office:value="0.116584754568714" calcext:value-type="float">
            <text:p>0,116584754568714</text:p>
          </table:table-cell>
          <table:table-cell table:formula="of:=(((1/2)*([.D41]-[.C42])+[.C41]+[.E42])*([.D41]-[.C42])+((2/3)*[.E42]+[.C41])*(1/2)*[.E42])/([.D41]-[.C42]+(1/2)*[.E42])" office:value-type="float" office:value="0.0000215385997205438" calcext:value-type="float">
            <text:p>2,15385997205438E-05</text:p>
          </table:table-cell>
          <table:table-cell table:formula="of:=(((1/2)*([.B42]-[.B41])+[.B41])*([.D41]-[.C42])+((1/3)*([.B42]-[.B41])+[.B41])*(1/2)*[.E42])/([.D41]-[.C42]+(1/2)*[.E42])" office:value-type="float" office:value="0.116651875207327" calcext:value-type="float">
            <text:p>0,116651875207327</text:p>
          </table:table-cell>
          <table:table-cell table:formula="of:=DEGREES(ATAN(([.G41]-[.I41])/([.H41]-[.F41])))" office:value-type="float" office:value="-76.4877652976455" calcext:value-type="float">
            <text:p>-76,4877652976455</text:p>
          </table:table-cell>
          <table:table-cell table:formula="of:=DEGREES(ATAN(([.C42]-[.C41])/([.B42]-[.B41])))" office:value-type="float" office:value="-0.00289776909981409" calcext:value-type="float">
            <text:p>-0,002897769099814</text:p>
          </table:table-cell>
          <table:table-cell table:formula="of:=[.J41]-[.K41]" office:value-type="float" office:value="-76.4848675285457" calcext:value-type="float">
            <text:p>-76,4848675285457</text:p>
          </table:table-cell>
          <table:table-cell table:formula="of:=ABS([.L41])" office:value-type="float" office:value="76.4848675285457" calcext:value-type="float">
            <text:p>76,4848675285457</text:p>
          </table:table-cell>
          <table:table-cell table:formula="of:=[.B41]+0.5*([.B42]-[.B41])" office:value-type="float" office:value="0.116629372504936" calcext:value-type="float">
            <text:p>0,116629372504936</text:p>
          </table:table-cell>
          <table:table-cell table:formula="of:=[.C41]+0.5*([.C42]-[.C41])" office:value-type="float" office:value="0.0000108161445229697" calcext:value-type="float">
            <text:p>1,08161445229697E-05</text:p>
          </table:table-cell>
          <table:table-cell table:formula="of:=SQRT(([.B42]-[.N41])^2+([.C42]-[.O41])^2)*SQRT(([.F41]-[.O41])^2+([.G41]-[.N41])^2)" office:value-type="float" office:value="0.000000240467402526495" calcext:value-type="float">
            <text:p>2,40467402526495E-07</text:p>
          </table:table-cell>
          <table:table-cell table:formula="of:=(-([.B42]-[.N41])*([.F41]-[.O41])+([.C42]-[.O41])*([.G41]-[.N41]))/[.P41]" office:value-type="float" office:value="0.120353273222607" calcext:value-type="float">
            <text:p>0,120353273222607</text:p>
          </table:table-cell>
          <table:table-cell table:formula="of:=DEGREES(ACOS([.Q41]))" office:value-type="float" office:value="83.0875085883204" calcext:value-type="float">
            <text:p>83,0875085883204</text:p>
          </table:table-cell>
          <table:table-cell table:number-columns-repeated="6"/>
          <table:table-cell table:formula="of:=[.M41]-DEGREES(ACOS([.Q41]))" office:value-type="float" office:value="-6.6026410597747" calcext:value-type="float">
            <text:p>-6,602641059774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,12197970823819</text:p>
          </table:table-cell>
          <table:table-cell table:formula="of:=[.C41]+[.E42]" office:value-type="float" office:value="0.0000105455480199387" calcext:value-type="float">
            <text:p>1,05455480199387E-05</text:p>
          </table:table-cell>
          <table:table-cell table:formula="of:=[$Arkusz3.C35]" office:value-type="float" office:value="0.0000322621930060586" calcext:value-type="float">
            <text:p>3,23E-05</text:p>
          </table:table-cell>
          <table:table-cell table:formula="of:=[$Arkusz3.E34]" office:value-type="float" office:value="-0.000000541193006062" calcext:value-type="float">
            <text:p>-5,41193006062E-07</text:p>
          </table:table-cell>
          <table:table-cell table:formula="of:=((1/2)*[.C42]*[.C42]+((1/3)*[.E43]+[.C42])*(1/2)*[.E43])/([.C42]+(1/2)*[.E43])" office:value-type="float" office:value="0.000005393966721922" calcext:value-type="float">
            <text:p>5,393966721922E-06</text:p>
          </table:table-cell>
          <table:table-cell table:formula="of:=(((1/2)*([.B43]-[.B42])+[.B42])*[.C42]+((2/3)*([.B43]-[.B42])+[.B42])*(1/2)*[.E43])/([.C42]+(1/2)*[.E43])" office:value-type="float" office:value="0.127883616538185" calcext:value-type="float">
            <text:p>0,127883616538185</text:p>
          </table:table-cell>
          <table:table-cell table:formula="of:=(((1/2)*([.D42]-[.C43])+[.C42]+[.E43])*([.D42]-[.C43])+((2/3)*[.E43]+[.C42])*(1/2)*[.E43])/([.D42]-[.C43]+(1/2)*[.E43])" office:value-type="float" office:value="0.0000215237195301239" calcext:value-type="float">
            <text:p>2,15237195301239E-05</text:p>
          </table:table-cell>
          <table:table-cell table:formula="of:=(((1/2)*([.B43]-[.B42])+[.B42])*([.D42]-[.C43])+((1/3)*([.B43]-[.B42])+[.B42])*(1/2)*[.E43])/([.D42]-[.C43]+(1/2)*[.E43])" office:value-type="float" office:value="0.127818158385493" calcext:value-type="float">
            <text:p>0,127818158385493</text:p>
          </table:table-cell>
          <table:table-cell table:formula="of:=DEGREES(ATAN(([.G42]-[.I42])/([.H42]-[.F42])))" office:value-type="float" office:value="76.1573389887018" calcext:value-type="float">
            <text:p>76,1573389887018</text:p>
          </table:table-cell>
          <table:table-cell table:formula="of:=DEGREES(ATAN(([.C43]-[.C42])/([.B43]-[.B42])))" office:value-type="float" office:value="0.00235228277469556" calcext:value-type="float">
            <text:p>0,002352282774696</text:p>
          </table:table-cell>
          <table:table-cell table:formula="of:=[.J42]-[.K42]" office:value-type="float" office:value="76.1549867059271" calcext:value-type="float">
            <text:p>76,1549867059271</text:p>
          </table:table-cell>
          <table:table-cell table:formula="of:=ABS([.L42])" office:value-type="float" office:value="76.1549867059271" calcext:value-type="float">
            <text:p>76,1549867059271</text:p>
          </table:table-cell>
          <table:table-cell table:formula="of:=[.B42]+0.5*([.B43]-[.B42])" office:value-type="float" office:value="0.127840042858598" calcext:value-type="float">
            <text:p>0,127840042858598</text:p>
          </table:table-cell>
          <table:table-cell table:formula="of:=[.C42]+0.5*([.C43]-[.C42])" office:value-type="float" office:value="0.0000107861445229697" calcext:value-type="float">
            <text:p>1,07861445229697E-05</text:p>
          </table:table-cell>
          <table:table-cell table:formula="of:=SQRT(([.B43]-[.N42])^2+([.C43]-[.O42])^2)*SQRT(([.F42]-[.O42])^2+([.G42]-[.N42])^2)" office:value-type="float" office:value="0.000000257304138908412" calcext:value-type="float">
            <text:p>2,57304138908412E-07</text:p>
          </table:table-cell>
          <table:table-cell table:formula="of:=(-([.B43]-[.N42])*([.F42]-[.O42])+([.C43]-[.O42])*([.G42]-[.N42]))/[.P42]" office:value-type="float" office:value="0.122852473558771" calcext:value-type="float">
            <text:p>0,122852473558771</text:p>
          </table:table-cell>
          <table:table-cell table:formula="of:=DEGREES(ACOS([.Q42]))" office:value-type="float" office:value="82.9432443081629" calcext:value-type="float">
            <text:p>82,9432443081629</text:p>
          </table:table-cell>
          <table:table-cell table:number-columns-repeated="6"/>
          <table:table-cell table:formula="of:=[.M42]-DEGREES(ACOS([.Q42]))" office:value-type="float" office:value="-6.78825760223585" calcext:value-type="float">
            <text:p>-6,788257602235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,133700377479006</text:p>
          </table:table-cell>
          <table:table-cell table:formula="of:=[.C42]+[.E43]" office:value-type="float" office:value="0.0000110267410260007" calcext:value-type="float">
            <text:p>1,10267410260007E-05</text:p>
          </table:table-cell>
          <table:table-cell table:formula="of:=[$Arkusz3.C36]" office:value-type="float" office:value="0.0000322621930060587" calcext:value-type="float">
            <text:p>3,23E-05</text:p>
          </table:table-cell>
          <table:table-cell table:formula="of:=[$Arkusz3.E35]" office:value-type="float" office:value="0.000000481193006062" calcext:value-type="float">
            <text:p>4,81193006062E-07</text:p>
          </table:table-cell>
          <table:table-cell table:formula="of:=((1/2)*[.C43]*[.C43]+((1/3)*[.E44]+[.C43])*(1/2)*[.E44])/([.C43]+(1/2)*[.E44])" office:value-type="float" office:value="0.00000540160406274305" calcext:value-type="float">
            <text:p>5,40160406274305E-06</text:p>
          </table:table-cell>
          <table:table-cell table:formula="of:=(((1/2)*([.B44]-[.B43])+[.B43])*[.C43]+((2/3)*([.B44]-[.B43])+[.B43])*(1/2)*[.E44])/([.C43]+(1/2)*[.E44])" office:value-type="float" office:value="0.140075124205928" calcext:value-type="float">
            <text:p>0,140075124205928</text:p>
          </table:table-cell>
          <table:table-cell table:formula="of:=(((1/2)*([.D43]-[.C44])+[.C43]+[.E44])*([.D43]-[.C44])+((2/3)*[.E44]+[.C43])*(1/2)*[.E44])/([.D43]-[.C44]+(1/2)*[.E44])" office:value-type="float" office:value="0.0000215315252638873" calcext:value-type="float">
            <text:p>2,15315252638873E-05</text:p>
          </table:table-cell>
          <table:table-cell table:formula="of:=(((1/2)*([.B44]-[.B43])+[.B43])*([.D43]-[.C44])+((1/3)*([.B44]-[.B43])+[.B43])*(1/2)*[.E44])/([.D43]-[.C44]+(1/2)*[.E44])" office:value-type="float" office:value="0.140142159097237" calcext:value-type="float">
            <text:p>0,140142159097237</text:p>
          </table:table-cell>
          <table:table-cell table:formula="of:=DEGREES(ATAN(([.G43]-[.I43])/([.H43]-[.F43])))" office:value-type="float" office:value="-76.470694362959" calcext:value-type="float">
            <text:p>-76,470694362959</text:p>
          </table:table-cell>
          <table:table-cell table:formula="of:=DEGREES(ATAN(([.C44]-[.C43])/([.B44]-[.B43])))" office:value-type="float" office:value="-0.0020090981375724" calcext:value-type="float">
            <text:p>-0,002009098137572</text:p>
          </table:table-cell>
          <table:table-cell table:formula="of:=[.J43]-[.K43]" office:value-type="float" office:value="-76.4686852648214" calcext:value-type="float">
            <text:p>-76,4686852648214</text:p>
          </table:table-cell>
          <table:table-cell table:formula="of:=ABS([.L43])" office:value-type="float" office:value="76.4686852648214" calcext:value-type="float">
            <text:p>76,4686852648214</text:p>
          </table:table-cell>
          <table:table-cell table:formula="of:=[.B43]+0.5*([.B44]-[.B43])" office:value-type="float" office:value="0.140119715270607" calcext:value-type="float">
            <text:p>0,140119715270607</text:p>
          </table:table-cell>
          <table:table-cell table:formula="of:=[.C43]+0.5*([.C44]-[.C43])" office:value-type="float" office:value="0.0000108016445229696" calcext:value-type="float">
            <text:p>1,08016445229696E-05</text:p>
          </table:table-cell>
          <table:table-cell table:formula="of:=SQRT(([.B44]-[.N43])^2+([.C44]-[.O43])^2)*SQRT(([.F43]-[.O43])^2+([.G43]-[.N43])^2)" office:value-type="float" office:value="0.000000288336438020404" calcext:value-type="float">
            <text:p>2,88336438020404E-07</text:p>
          </table:table-cell>
          <table:table-cell table:formula="of:=(-([.B44]-[.N43])*([.F43]-[.O43])+([.C44]-[.O43])*([.G43]-[.N43]))/[.P43]" office:value-type="float" office:value="0.120257853406566" calcext:value-type="float">
            <text:p>0,120257853406566</text:p>
          </table:table-cell>
          <table:table-cell table:formula="of:=DEGREES(ACOS([.Q43]))" office:value-type="float" office:value="83.0930157400048" calcext:value-type="float">
            <text:p>83,0930157400048</text:p>
          </table:table-cell>
          <table:table-cell table:number-columns-repeated="6"/>
          <table:table-cell table:formula="of:=[.M43]-DEGREES(ACOS([.Q43]))" office:value-type="float" office:value="-6.62433047518343" calcext:value-type="float">
            <text:p>-6,6243304751834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,146539053062207</text:p>
          </table:table-cell>
          <table:table-cell table:formula="of:=[.C43]+[.E44]" office:value-type="float" office:value="0.0000105765480199384" calcext:value-type="float">
            <text:p>1,05765480199384E-05</text:p>
          </table:table-cell>
          <table:table-cell table:formula="of:=[$Arkusz3.C37]" office:value-type="float" office:value="0.0000322621930060589" calcext:value-type="float">
            <text:p>3,23E-05</text:p>
          </table:table-cell>
          <table:table-cell table:formula="of:=[$Arkusz3.E36]" office:value-type="float" office:value="-0.000000450193006062302" calcext:value-type="float">
            <text:p>-4,50193006062302E-07</text:p>
          </table:table-cell>
          <table:table-cell table:formula="of:=((1/2)*[.C44]*[.C44]+((1/3)*[.E45]+[.C44])*(1/2)*[.E45])/([.C44]+(1/2)*[.E45])" office:value-type="float" office:value="0.00000538919454996052" calcext:value-type="float">
            <text:p>5,38919454996052E-06</text:p>
          </table:table-cell>
          <table:table-cell table:formula="of:=(((1/2)*([.B45]-[.B44])+[.B44])*[.C44]+((2/3)*([.B45]-[.B44])+[.B44])*(1/2)*[.E45])/([.C44]+(1/2)*[.E45])" office:value-type="float" office:value="0.153614702032145" calcext:value-type="float">
            <text:p>0,153614702032145</text:p>
          </table:table-cell>
          <table:table-cell table:formula="of:=(((1/2)*([.D44]-[.C45])+[.C44]+[.E45])*([.D44]-[.C45])+((2/3)*[.E45]+[.C44])*(1/2)*[.E45])/([.D44]-[.C45]+(1/2)*[.E45])" office:value-type="float" office:value="0.0000215193566175417" calcext:value-type="float">
            <text:p>2,15193566175417E-05</text:p>
          </table:table-cell>
          <table:table-cell table:formula="of:=(((1/2)*([.B45]-[.B44])+[.B44])*([.D44]-[.C45])+((1/3)*([.B45]-[.B44])+[.B44])*(1/2)*[.E45])/([.D44]-[.C45]+(1/2)*[.E45])" office:value-type="float" office:value="0.153549187745189" calcext:value-type="float">
            <text:p>0,153549187745189</text:p>
          </table:table-cell>
          <table:table-cell table:formula="of:=DEGREES(ATAN(([.G44]-[.I44])/([.H44]-[.F44])))" office:value-type="float" office:value="76.1684066328257" calcext:value-type="float">
            <text:p>76,1684066328257</text:p>
          </table:table-cell>
          <table:table-cell table:formula="of:=DEGREES(ATAN(([.C45]-[.C44])/([.B45]-[.B44])))" office:value-type="float" office:value="0.00163442845474162" calcext:value-type="float">
            <text:p>0,001634428454742</text:p>
          </table:table-cell>
          <table:table-cell table:formula="of:=[.J44]-[.K44]" office:value-type="float" office:value="76.166772204371" calcext:value-type="float">
            <text:p>76,166772204371</text:p>
          </table:table-cell>
          <table:table-cell table:formula="of:=ABS([.L44])" office:value-type="float" office:value="76.166772204371" calcext:value-type="float">
            <text:p>76,166772204371</text:p>
          </table:table-cell>
          <table:table-cell table:formula="of:=[.B44]+0.5*([.B45]-[.B44])" office:value-type="float" office:value="0.153571072709386" calcext:value-type="float">
            <text:p>0,153571072709386</text:p>
          </table:table-cell>
          <table:table-cell table:formula="of:=[.C44]+0.5*([.C45]-[.C44])" office:value-type="float" office:value="0.0000107771445229696" calcext:value-type="float">
            <text:p>1,07771445229696E-05</text:p>
          </table:table-cell>
          <table:table-cell table:formula="of:=SQRT(([.B45]-[.N44])^2+([.C45]-[.O44])^2)*SQRT(([.F44]-[.O44])^2+([.G44]-[.N44])^2)" office:value-type="float" office:value="0.000000309132879332735" calcext:value-type="float">
            <text:p>3,09132879332735E-07</text:p>
          </table:table-cell>
          <table:table-cell table:formula="of:=(-([.B45]-[.N44])*([.F44]-[.O44])+([.C45]-[.O44])*([.G44]-[.N44]))/[.P44]" office:value-type="float" office:value="0.122591042530287" calcext:value-type="float">
            <text:p>0,122591042530287</text:p>
          </table:table-cell>
          <table:table-cell table:formula="of:=DEGREES(ACOS([.Q44]))" office:value-type="float" office:value="82.9583372888539" calcext:value-type="float">
            <text:p>82,9583372888539</text:p>
          </table:table-cell>
          <table:table-cell table:number-columns-repeated="6"/>
          <table:table-cell table:formula="of:=[.M44]-DEGREES(ACOS([.Q44]))" office:value-type="float" office:value="-6.79156508448293" calcext:value-type="float">
            <text:p>-6,7915650844829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,160603092356564</text:p>
          </table:table-cell>
          <table:table-cell table:formula="of:=[.C44]+[.E45]" office:value-type="float" office:value="0.0000109777410260007" calcext:value-type="float">
            <text:p>1,09777410260007E-05</text:p>
          </table:table-cell>
          <table:table-cell table:formula="of:=[$Arkusz3.C38]" office:value-type="float" office:value="0.0000322621930060591" calcext:value-type="float">
            <text:p>3,23E-05</text:p>
          </table:table-cell>
          <table:table-cell table:formula="of:=[$Arkusz3.E37]" office:value-type="float" office:value="0.000000401193006062303" calcext:value-type="float">
            <text:p>4,01193006062303E-07</text:p>
          </table:table-cell>
          <table:table-cell table:formula="of:=((1/2)*[.C45]*[.C45]+((1/3)*[.E46]+[.C45])*(1/2)*[.E46])/([.C45]+(1/2)*[.E46])" office:value-type="float" office:value="0.0000053958629320222" calcext:value-type="float">
            <text:p>5,3958629320222E-06</text:p>
          </table:table-cell>
          <table:table-cell table:formula="of:=(((1/2)*([.B46]-[.B45])+[.B45])*[.C45]+((2/3)*([.B46]-[.B45])+[.B45])*(1/2)*[.E46])/([.C45]+(1/2)*[.E46])" office:value-type="float" office:value="0.168262072715346" calcext:value-type="float">
            <text:p>0,168262072715346</text:p>
          </table:table-cell>
          <table:table-cell table:formula="of:=(((1/2)*([.D45]-[.C46])+[.C45]+[.E46])*([.D45]-[.C46])+((2/3)*[.E46]+[.C45])*(1/2)*[.E46])/([.D45]-[.C46]+(1/2)*[.E46])" office:value-type="float" office:value="0.0000215261470475685" calcext:value-type="float">
            <text:p>2,15261470475685E-05</text:p>
          </table:table-cell>
          <table:table-cell table:formula="of:=(((1/2)*([.B46]-[.B45])+[.B45])*([.D45]-[.C46])+((1/3)*([.B46]-[.B45])+[.B45])*(1/2)*[.E46])/([.D45]-[.C46]+(1/2)*[.E46])" office:value-type="float" office:value="0.168328971130644" calcext:value-type="float">
            <text:p>0,168328971130644</text:p>
          </table:table-cell>
          <table:table-cell table:formula="of:=DEGREES(ATAN(([.G45]-[.I45])/([.H45]-[.F45])))" office:value-type="float" office:value="-76.4438177285137" calcext:value-type="float">
            <text:p>-76,4438177285137</text:p>
          </table:table-cell>
          <table:table-cell table:formula="of:=DEGREES(ATAN(([.C46]-[.C45])/([.B46]-[.B45])))" office:value-type="float" office:value="-0.00139155386280921" calcext:value-type="float">
            <text:p>-0,001391553862809</text:p>
          </table:table-cell>
          <table:table-cell table:formula="of:=[.J45]-[.K45]" office:value-type="float" office:value="-76.4424261746508" calcext:value-type="float">
            <text:p>-76,4424261746508</text:p>
          </table:table-cell>
          <table:table-cell table:formula="of:=ABS([.L45])" office:value-type="float" office:value="76.4424261746508" calcext:value-type="float">
            <text:p>76,4424261746508</text:p>
          </table:table-cell>
          <table:table-cell table:formula="of:=[.B45]+0.5*([.B46]-[.B45])" office:value-type="float" office:value="0.168306595806732" calcext:value-type="float">
            <text:p>0,168306595806732</text:p>
          </table:table-cell>
          <table:table-cell table:formula="of:=[.C45]+0.5*([.C46]-[.C45])" office:value-type="float" office:value="0.0000107906445229694" calcext:value-type="float">
            <text:p>1,07906445229694E-05</text:p>
          </table:table-cell>
          <table:table-cell table:formula="of:=SQRT(([.B46]-[.N45])^2+([.C46]-[.O45])^2)*SQRT(([.F45]-[.O45])^2+([.G45]-[.N45])^2)" office:value-type="float" office:value="0.000000345492411005058" calcext:value-type="float">
            <text:p>3,45492411005058E-07</text:p>
          </table:table-cell>
          <table:table-cell table:formula="of:=(-([.B46]-[.N45])*([.F45]-[.O45])+([.C46]-[.O45])*([.G45]-[.N45]))/[.P45]" office:value-type="float" office:value="0.120312479780802" calcext:value-type="float">
            <text:p>0,120312479780802</text:p>
          </table:table-cell>
          <table:table-cell table:formula="of:=DEGREES(ACOS([.Q45]))" office:value-type="float" office:value="83.0898629883825" calcext:value-type="float">
            <text:p>83,0898629883825</text:p>
          </table:table-cell>
          <table:table-cell table:number-columns-repeated="6"/>
          <table:table-cell table:formula="of:=[.M45]-DEGREES(ACOS([.Q45]))" office:value-type="float" office:value="-6.6474368137316" calcext:value-type="float">
            <text:p>-6,647436813731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,1760100992569</text:p>
          </table:table-cell>
          <table:table-cell table:formula="of:=[.C45]+[.E46]" office:value-type="float" office:value="0.000010603548019938" calcext:value-type="float">
            <text:p>1,0603548019938E-05</text:p>
          </table:table-cell>
          <table:table-cell table:formula="of:=[$Arkusz3.C39]" office:value-type="float" office:value="0.0000322621930060593" calcext:value-type="float">
            <text:p>3,23E-05</text:p>
          </table:table-cell>
          <table:table-cell table:formula="of:=[$Arkusz3.E38]" office:value-type="float" office:value="-0.000000374193006062704" calcext:value-type="float">
            <text:p>-3,74193006062704E-07</text:p>
          </table:table-cell>
          <table:table-cell table:formula="of:=((1/2)*[.C46]*[.C46]+((1/3)*[.E47]+[.C46])*(1/2)*[.E47])/([.C46]+(1/2)*[.E47])" office:value-type="float" office:value="0.00000538600688858437" calcext:value-type="float">
            <text:p>5,38600688858437E-06</text:p>
          </table:table-cell>
          <table:table-cell table:formula="of:=(((1/2)*([.B47]-[.B46])+[.B46])*[.C46]+((2/3)*([.B47]-[.B46])+[.B46])*(1/2)*[.E47])/([.C46]+(1/2)*[.E47])" office:value-type="float" office:value="0.184493275145888" calcext:value-type="float">
            <text:p>0,184493275145888</text:p>
          </table:table-cell>
          <table:table-cell table:formula="of:=(((1/2)*([.D46]-[.C47])+[.C46]+[.E47])*([.D46]-[.C47])+((2/3)*[.E47]+[.C46])*(1/2)*[.E47])/([.D46]-[.C47]+(1/2)*[.E47])" office:value-type="float" office:value="0.0000215164509328292" calcext:value-type="float">
            <text:p>2,15164509328292E-05</text:p>
          </table:table-cell>
          <table:table-cell table:formula="of:=(((1/2)*([.B47]-[.B46])+[.B46])*([.D46]-[.C47])+((1/3)*([.B47]-[.B46])+[.B46])*(1/2)*[.E47])/([.D46]-[.C47]+(1/2)*[.E47])" office:value-type="float" office:value="0.184427565381215" calcext:value-type="float">
            <text:p>0,184427565381215</text:p>
          </table:table-cell>
          <table:table-cell table:formula="of:=DEGREES(ATAN(([.G46]-[.I46])/([.H46]-[.F46])))" office:value-type="float" office:value="76.2077484912535" calcext:value-type="float">
            <text:p>76,2077484912535</text:p>
          </table:table-cell>
          <table:table-cell table:formula="of:=DEGREES(ATAN(([.C47]-[.C46])/([.B47]-[.B46])))" office:value-type="float" office:value="0.00113782585753736" calcext:value-type="float">
            <text:p>0,001137825857537</text:p>
          </table:table-cell>
          <table:table-cell table:formula="of:=[.J46]-[.K46]" office:value-type="float" office:value="76.206610665396" calcext:value-type="float">
            <text:p>76,206610665396</text:p>
          </table:table-cell>
          <table:table-cell table:formula="of:=ABS([.L46])" office:value-type="float" office:value="76.206610665396" calcext:value-type="float">
            <text:p>76,206610665396</text:p>
          </table:table-cell>
          <table:table-cell table:formula="of:=[.B46]+0.5*([.B47]-[.B46])" office:value-type="float" office:value="0.184449503424042" calcext:value-type="float">
            <text:p>0,184449503424042</text:p>
          </table:table-cell>
          <table:table-cell table:formula="of:=[.C46]+0.5*([.C47]-[.C46])" office:value-type="float" office:value="0.0000107711445229693" calcext:value-type="float">
            <text:p>1,07711445229693E-05</text:p>
          </table:table-cell>
          <table:table-cell table:formula="of:=SQRT(([.B47]-[.N46])^2+([.C47]-[.O46])^2)*SQRT(([.F46]-[.O46])^2+([.G46]-[.N46])^2)" office:value-type="float" office:value="0.000000372192395941419" calcext:value-type="float">
            <text:p>3,72192395941419E-07</text:p>
          </table:table-cell>
          <table:table-cell table:formula="of:=(-([.B47]-[.N46])*([.F46]-[.O46])+([.C47]-[.O46])*([.G46]-[.N46]))/[.P46]" office:value-type="float" office:value="0.122126860933851" calcext:value-type="float">
            <text:p>0,122126860933851</text:p>
          </table:table-cell>
          <table:table-cell table:formula="of:=DEGREES(ACOS([.Q46]))" office:value-type="float" office:value="82.9851342905204" calcext:value-type="float">
            <text:p>82,9851342905204</text:p>
          </table:table-cell>
          <table:table-cell table:number-columns-repeated="6"/>
          <table:table-cell table:formula="of:=[.M46]-DEGREES(ACOS([.Q46]))" office:value-type="float" office:value="-6.77852362512444" calcext:value-type="float">
            <text:p>-6,7785236251244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,192888907591184</text:p>
          </table:table-cell>
          <table:table-cell table:formula="of:=[.C46]+[.E47]" office:value-type="float" office:value="0.0000109387410260006" calcext:value-type="float">
            <text:p>1,09387410260006E-05</text:p>
          </table:table-cell>
          <table:table-cell table:formula="of:=[$Arkusz3.C40]" office:value-type="float" office:value="0.0000322621930060595" calcext:value-type="float">
            <text:p>3,23E-05</text:p>
          </table:table-cell>
          <table:table-cell table:formula="of:=[$Arkusz3.E39]" office:value-type="float" office:value="0.000000335193006062602" calcext:value-type="float">
            <text:p>3,35193006062602E-07</text:p>
          </table:table-cell>
          <table:table-cell table:formula="of:=((1/2)*[.C47]*[.C47]+((1/3)*[.E48]+[.C47])*(1/2)*[.E48])/([.C47]+(1/2)*[.E48])" office:value-type="float" office:value="0.00000539194646079942" calcext:value-type="float">
            <text:p>5,39194646079942E-06</text:p>
          </table:table-cell>
          <table:table-cell table:formula="of:=(((1/2)*([.B48]-[.B47])+[.B47])*[.C47]+((2/3)*([.B48]-[.B47])+[.B47])*(1/2)*[.E48])/([.C47]+(1/2)*[.E48])" office:value-type="float" office:value="0.202090311572261" calcext:value-type="float">
            <text:p>0,202090311572261</text:p>
          </table:table-cell>
          <table:table-cell table:formula="of:=(((1/2)*([.D47]-[.C48])+[.C47]+[.E48])*([.D47]-[.C48])+((2/3)*[.E48]+[.C47])*(1/2)*[.E48])/([.D47]-[.C48]+(1/2)*[.E48])" office:value-type="float" office:value="0.0000215224809049219" calcext:value-type="float">
            <text:p>2,15224809049219E-05</text:p>
          </table:table-cell>
          <table:table-cell table:formula="of:=(((1/2)*([.B48]-[.B47])+[.B47])*([.D47]-[.C48])+((1/3)*([.B48]-[.B47])+[.B47])*(1/2)*[.E48])/([.D47]-[.C48]+(1/2)*[.E48])" office:value-type="float" office:value="0.202157109045652" calcext:value-type="float">
            <text:p>0,202157109045652</text:p>
          </table:table-cell>
          <table:table-cell table:formula="of:=DEGREES(ATAN(([.G47]-[.I47])/([.H47]-[.F47])))" office:value-type="float" office:value="-76.4238868726721" calcext:value-type="float">
            <text:p>-76,4238868726721</text:p>
          </table:table-cell>
          <table:table-cell table:formula="of:=DEGREES(ATAN(([.C48]-[.C47])/([.B48]-[.B47])))" office:value-type="float" office:value="-0.000964216207138629" calcext:value-type="float">
            <text:p>-0,000964216207139</text:p>
          </table:table-cell>
          <table:table-cell table:formula="of:=[.J47]-[.K47]" office:value-type="float" office:value="-76.4229226564649" calcext:value-type="float">
            <text:p>-76,4229226564649</text:p>
          </table:table-cell>
          <table:table-cell table:formula="of:=ABS([.L47])" office:value-type="float" office:value="76.4229226564649" calcext:value-type="float">
            <text:p>76,4229226564649</text:p>
          </table:table-cell>
          <table:table-cell table:formula="of:=[.B47]+0.5*([.B48]-[.B47])" office:value-type="float" office:value="0.202134783011919" calcext:value-type="float">
            <text:p>0,202134783011919</text:p>
          </table:table-cell>
          <table:table-cell table:formula="of:=[.C47]+0.5*([.C48]-[.C47])" office:value-type="float" office:value="0.0000107831445229691" calcext:value-type="float">
            <text:p>1,07831445229691E-05</text:p>
          </table:table-cell>
          <table:table-cell table:formula="of:=SQRT(([.B48]-[.N47])^2+([.C48]-[.O47])^2)*SQRT(([.F47]-[.O47])^2+([.G47]-[.N47])^2)" office:value-type="float" office:value="0.000000414187765363554" calcext:value-type="float">
            <text:p>4,14187765363554E-07</text:p>
          </table:table-cell>
          <table:table-cell table:formula="of:=(-([.B48]-[.N47])*([.F47]-[.O47])+([.C48]-[.O47])*([.G47]-[.N47]))/[.P47]" office:value-type="float" office:value="0.120363925303463" calcext:value-type="float">
            <text:p>0,120363925303463</text:p>
          </table:table-cell>
          <table:table-cell table:formula="of:=DEGREES(ACOS([.Q47]))" office:value-type="float" office:value="83.0868937998276" calcext:value-type="float">
            <text:p>83,0868937998276</text:p>
          </table:table-cell>
          <table:table-cell table:number-columns-repeated="6"/>
          <table:table-cell table:formula="of:=[.M47]-DEGREES(ACOS([.Q47]))" office:value-type="float" office:value="-6.66397114336263" calcext:value-type="float">
            <text:p>-6,6639711433626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,211380658432655</text:p>
          </table:table-cell>
          <table:table-cell table:formula="of:=[.C47]+[.E48]" office:value-type="float" office:value="0.0000106275480199376" calcext:value-type="float">
            <text:p>1,06275480199376E-05</text:p>
          </table:table-cell>
          <table:table-cell table:formula="of:=[$Arkusz3.C41]" office:value-type="float" office:value="0.0000322621930060597" calcext:value-type="float">
            <text:p>3,23E-05</text:p>
          </table:table-cell>
          <table:table-cell table:formula="of:=[$Arkusz3.E40]" office:value-type="float" office:value="-0.000000311193006063" calcext:value-type="float">
            <text:p>-3,11193006063E-07</text:p>
          </table:table-cell>
          <table:table-cell table:formula="of:=((1/2)*[.C48]*[.C48]+((1/3)*[.E49]+[.C48])*(1/2)*[.E49])/([.C48]+(1/2)*[.E49])" office:value-type="float" office:value="0.00000538387390728639" calcext:value-type="float">
            <text:p>5,38387390728639E-06</text:p>
          </table:table-cell>
          <table:table-cell table:formula="of:=(((1/2)*([.B49]-[.B48])+[.B48])*[.C48]+((2/3)*([.B49]-[.B48])+[.B48])*(1/2)*[.E49])/([.C48]+(1/2)*[.E49])" office:value-type="float" office:value="0.221554096545854" calcext:value-type="float">
            <text:p>0,221554096545854</text:p>
          </table:table-cell>
          <table:table-cell table:formula="of:=(((1/2)*([.D48]-[.C49])+[.C48]+[.E49])*([.D48]-[.C49])+((2/3)*[.E49]+[.C48])*(1/2)*[.E49])/([.D48]-[.C49]+(1/2)*[.E49])" office:value-type="float" office:value="0.0000215145176662768" calcext:value-type="float">
            <text:p>2,15145176662768E-05</text:p>
          </table:table-cell>
          <table:table-cell table:formula="of:=(((1/2)*([.B49]-[.B48])+[.B48])*([.D48]-[.C49])+((1/3)*([.B49]-[.B48])+[.B48])*(1/2)*[.E49])/([.D48]-[.C49]+(1/2)*[.E49])" office:value-type="float" office:value="0.221488390836679" calcext:value-type="float">
            <text:p>0,221488390836679</text:p>
          </table:table-cell>
          <table:table-cell table:formula="of:=DEGREES(ATAN(([.G48]-[.I48])/([.H48]-[.F48])))" office:value-type="float" office:value="76.2067654603743" calcext:value-type="float">
            <text:p>76,2067654603743</text:p>
          </table:table-cell>
          <table:table-cell table:formula="of:=DEGREES(ATAN(([.C49]-[.C48])/([.B49]-[.B48])))" office:value-type="float" office:value="0.000789591132447689" calcext:value-type="float">
            <text:p>0,000789591132448</text:p>
          </table:table-cell>
          <table:table-cell table:formula="of:=[.J48]-[.K48]" office:value-type="float" office:value="76.2059758692419" calcext:value-type="float">
            <text:p>76,2059758692419</text:p>
          </table:table-cell>
          <table:table-cell table:formula="of:=ABS([.L48])" office:value-type="float" office:value="76.2059758692419" calcext:value-type="float">
            <text:p>76,2059758692419</text:p>
          </table:table-cell>
          <table:table-cell table:formula="of:=[.B48]+0.5*([.B49]-[.B48])" office:value-type="float" office:value="0.221510319379061" calcext:value-type="float">
            <text:p>0,221510319379061</text:p>
          </table:table-cell>
          <table:table-cell table:formula="of:=[.C48]+0.5*([.C49]-[.C48])" office:value-type="float" office:value="0.0000107671445229691" calcext:value-type="float">
            <text:p>1,07671445229691E-05</text:p>
          </table:table-cell>
          <table:table-cell table:formula="of:=SQRT(([.B49]-[.N48])^2+([.C49]-[.O48])^2)*SQRT(([.F48]-[.O48])^2+([.G48]-[.N48])^2)" office:value-type="float" office:value="0.000000446788092565993" calcext:value-type="float">
            <text:p>4,46788092565993E-07</text:p>
          </table:table-cell>
          <table:table-cell table:formula="of:=(-([.B49]-[.N48])*([.F48]-[.O48])+([.C49]-[.O48])*([.G48]-[.N48]))/[.P48]" office:value-type="float" office:value="0.122064169046667" calcext:value-type="float">
            <text:p>0,122064169046667</text:p>
          </table:table-cell>
          <table:table-cell table:formula="of:=DEGREES(ACOS([.Q48]))" office:value-type="float" office:value="82.9887533475661" calcext:value-type="float">
            <text:p>82,9887533475661</text:p>
          </table:table-cell>
          <table:table-cell table:number-columns-repeated="6"/>
          <table:table-cell table:formula="of:=[.M48]-DEGREES(ACOS([.Q48]))" office:value-type="float" office:value="-6.78277747832419" calcext:value-type="float">
            <text:p>-6,7827774783241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,231639980325467</text:p>
          </table:table-cell>
          <table:table-cell table:formula="of:=[.C48]+[.E49]" office:value-type="float" office:value="0.0000109067410260006" calcext:value-type="float">
            <text:p>1,09067410260006E-05</text:p>
          </table:table-cell>
          <table:table-cell table:formula="of:=[$Arkusz3.C42]" office:value-type="float" office:value="0.00003226219300606" calcext:value-type="float">
            <text:p>3,23E-05</text:p>
          </table:table-cell>
          <table:table-cell table:formula="of:=[$Arkusz3.E41]" office:value-type="float" office:value="0.000000279193006063001" calcext:value-type="float">
            <text:p>2,79193006063001E-07</text:p>
          </table:table-cell>
          <table:table-cell table:formula="of:=((1/2)*[.C49]*[.C49]+((1/3)*[.E50]+[.C49])*(1/2)*[.E50])/([.C49]+(1/2)*[.E50])" office:value-type="float" office:value="0.00000538907998488369" calcext:value-type="float">
            <text:p>5,38907998488369E-06</text:p>
          </table:table-cell>
          <table:table-cell table:formula="of:=(((1/2)*([.B50]-[.B49])+[.B49])*[.C49]+((2/3)*([.B50]-[.B49])+[.B49])*(1/2)*[.E50])/([.C49]+(1/2)*[.E50])" office:value-type="float" office:value="0.242693819447467" calcext:value-type="float">
            <text:p>0,242693819447467</text:p>
          </table:table-cell>
          <table:table-cell table:formula="of:=(((1/2)*([.D49]-[.C50])+[.C49]+[.E50])*([.D49]-[.C50])+((2/3)*[.E50]+[.C49])*(1/2)*[.E50])/([.D49]-[.C50]+(1/2)*[.E50])" office:value-type="float" office:value="0.0000215197894785215" calcext:value-type="float">
            <text:p>2,15197894785215E-05</text:p>
          </table:table-cell>
          <table:table-cell table:formula="of:=(((1/2)*([.B50]-[.B49])+[.B49])*([.D49]-[.C50])+((1/3)*([.B50]-[.B49])+[.B49])*(1/2)*[.E50])/([.D49]-[.C50]+(1/2)*[.E50])" office:value-type="float" office:value="0.242760360191258" calcext:value-type="float">
            <text:p>0,242760360191258</text:p>
          </table:table-cell>
          <table:table-cell table:formula="of:=DEGREES(ATAN(([.G49]-[.I49])/([.H49]-[.F49])))" office:value-type="float" office:value="-76.3733141092623" calcext:value-type="float">
            <text:p>-76,3733141092623</text:p>
          </table:table-cell>
          <table:table-cell table:formula="of:=DEGREES(ATAN(([.C50]-[.C49])/([.B50]-[.B49])))" office:value-type="float" office:value="-0.000666479018362318" calcext:value-type="float">
            <text:p>-0,000666479018362</text:p>
          </table:table-cell>
          <table:table-cell table:formula="of:=[.J49]-[.K49]" office:value-type="float" office:value="-76.372647630244" calcext:value-type="float">
            <text:p>-76,372647630244</text:p>
          </table:table-cell>
          <table:table-cell table:formula="of:=ABS([.L49])" office:value-type="float" office:value="76.372647630244" calcext:value-type="float">
            <text:p>76,372647630244</text:p>
          </table:table-cell>
          <table:table-cell table:formula="of:=[.B49]+0.5*([.B50]-[.B49])" office:value-type="float" office:value="0.242738131309213" calcext:value-type="float">
            <text:p>0,242738131309213</text:p>
          </table:table-cell>
          <table:table-cell table:formula="of:=[.C49]+0.5*([.C50]-[.C49])" office:value-type="float" office:value="0.0000107776445229689" calcext:value-type="float">
            <text:p>1,07776445229689E-05</text:p>
          </table:table-cell>
          <table:table-cell table:formula="of:=SQRT(([.B50]-[.N49])^2+([.C50]-[.O49])^2)*SQRT(([.F49]-[.O49])^2+([.G49]-[.N49])^2)" office:value-type="float" office:value="0.000000495402579691523" calcext:value-type="float">
            <text:p>4,95402579691523E-07</text:p>
          </table:table-cell>
          <table:table-cell table:formula="of:=(-([.B50]-[.N49])*([.F49]-[.O49])+([.C50]-[.O49])*([.G49]-[.N49]))/[.P49]" office:value-type="float" office:value="0.12072771880389" calcext:value-type="float">
            <text:p>0,12072771880389</text:p>
          </table:table-cell>
          <table:table-cell table:formula="of:=DEGREES(ACOS([.Q49]))" office:value-type="float" office:value="83.065896852825" calcext:value-type="float">
            <text:p>83,065896852825</text:p>
          </table:table-cell>
          <table:table-cell table:number-columns-repeated="6"/>
          <table:table-cell table:formula="of:=[.M49]-DEGREES(ACOS([.Q49]))" office:value-type="float" office:value="-6.69324922258106" calcext:value-type="float">
            <text:p>-6,6932492225810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,253836282292958</text:p>
          </table:table-cell>
          <table:table-cell table:formula="of:=[.C49]+[.E50]" office:value-type="float" office:value="0.0000106485480199371" calcext:value-type="float">
            <text:p>1,06485480199371E-05</text:p>
          </table:table-cell>
          <table:table-cell table:formula="of:=[$Arkusz3.C43]" office:value-type="float" office:value="0.0000322621930060603" calcext:value-type="float">
            <text:p>3,23E-05</text:p>
          </table:table-cell>
          <table:table-cell table:formula="of:=[$Arkusz3.E42]" office:value-type="float" office:value="-0.0000002581930060635" calcext:value-type="float">
            <text:p>-2,581930060635E-07</text:p>
          </table:table-cell>
          <table:table-cell table:formula="of:=((1/2)*[.C50]*[.C50]+((1/3)*[.E51]+[.C50])*(1/2)*[.E51])/([.C50]+(1/2)*[.E51])" office:value-type="float" office:value="0.00000538278273620201" calcext:value-type="float">
            <text:p>5,38278273620201E-06</text:p>
          </table:table-cell>
          <table:table-cell table:formula="of:=(((1/2)*([.B51]-[.B50])+[.B50])*[.C50]+((2/3)*([.B51]-[.B50])+[.B50])*(1/2)*[.E51])/([.C50]+(1/2)*[.E51])" office:value-type="float" office:value="0.266039625720425" calcext:value-type="float">
            <text:p>0,266039625720425</text:p>
          </table:table-cell>
          <table:table-cell table:formula="of:=(((1/2)*([.D50]-[.C51])+[.C50]+[.E51])*([.D50]-[.C51])+((2/3)*[.E51]+[.C50])*(1/2)*[.E51])/([.D50]-[.C51]+(1/2)*[.E51])" office:value-type="float" office:value="0.0000215135633644288" calcext:value-type="float">
            <text:p>2,15135633644288E-05</text:p>
          </table:table-cell>
          <table:table-cell table:formula="of:=(((1/2)*([.B51]-[.B50])+[.B50])*([.D50]-[.C51])+((1/3)*([.B51]-[.B50])+[.B50])*(1/2)*[.E51])/([.D50]-[.C51]+(1/2)*[.E51])" office:value-type="float" office:value="0.265973742749574" calcext:value-type="float">
            <text:p>0,265973742749574</text:p>
          </table:table-cell>
          <table:table-cell table:formula="of:=DEGREES(ATAN(([.G50]-[.I50])/([.H50]-[.F50])))" office:value-type="float" office:value="76.2423527358104" calcext:value-type="float">
            <text:p>76,2423527358104</text:p>
          </table:table-cell>
          <table:table-cell table:formula="of:=DEGREES(ATAN(([.C51]-[.C50])/([.B51]-[.B50])))" office:value-type="float" office:value="0.000549407315738644" calcext:value-type="float">
            <text:p>0,000549407315739</text:p>
          </table:table-cell>
          <table:table-cell table:formula="of:=[.J50]-[.K50]" office:value-type="float" office:value="76.2418033284947" calcext:value-type="float">
            <text:p>76,2418033284947</text:p>
          </table:table-cell>
          <table:table-cell table:formula="of:=ABS([.L50])" office:value-type="float" office:value="76.2418033284947" calcext:value-type="float">
            <text:p>76,2418033284947</text:p>
          </table:table-cell>
          <table:table-cell table:formula="of:=[.B50]+0.5*([.B51]-[.B50])" office:value-type="float" office:value="0.265995726366828" calcext:value-type="float">
            <text:p>0,265995726366828</text:p>
          </table:table-cell>
          <table:table-cell table:formula="of:=[.C50]+0.5*([.C51]-[.C50])" office:value-type="float" office:value="0.0000107651445229689" calcext:value-type="float">
            <text:p>1,07651445229689E-05</text:p>
          </table:table-cell>
          <table:table-cell table:formula="of:=SQRT(([.B51]-[.N50])^2+([.C51]-[.O50])^2)*SQRT(([.F50]-[.O50])^2+([.G50]-[.N50])^2)" office:value-type="float" office:value="0.000000537788865854729" calcext:value-type="float">
            <text:p>5,37788865854729E-07</text:p>
          </table:table-cell>
          <table:table-cell table:formula="of:=(-([.B51]-[.N50])*([.F50]-[.O50])+([.C51]-[.O50])*([.G50]-[.N50]))/[.P50]" office:value-type="float" office:value="0.121705096178616" calcext:value-type="float">
            <text:p>0,121705096178616</text:p>
          </table:table-cell>
          <table:table-cell table:formula="of:=DEGREES(ACOS([.Q50]))" office:value-type="float" office:value="83.0094812491098" calcext:value-type="float">
            <text:p>83,0094812491098</text:p>
          </table:table-cell>
          <table:table-cell table:number-columns-repeated="6"/>
          <table:table-cell table:formula="of:=[.M50]-DEGREES(ACOS([.Q50]))" office:value-type="float" office:value="-6.76767792061506" calcext:value-type="float">
            <text:p>-6,767677920615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,278155170440697</text:p>
          </table:table-cell>
          <table:table-cell table:formula="of:=[.C50]+[.E51]" office:value-type="float" office:value="0.0000108817410260006" calcext:value-type="float">
            <text:p>1,08817410260006E-05</text:p>
          </table:table-cell>
          <table:table-cell table:formula="of:=[$Arkusz3.C44]" office:value-type="float" office:value="0.0000322621930060606" calcext:value-type="float">
            <text:p>3,23E-05</text:p>
          </table:table-cell>
          <table:table-cell table:formula="of:=[$Arkusz3.E43]" office:value-type="float" office:value="0.000000233193006063499" calcext:value-type="float">
            <text:p>2,33193006063499E-07</text:p>
          </table:table-cell>
          <table:table-cell table:number-columns-repeated="21"/>
        </table:table-row>
      </table:table>
      <table:table table:name="Arkusz1_2" table:style-name="ta1">
        <table:shapes>
          <draw:frame draw:z-index="0" draw:style-name="gr1" draw:text-style-name="P1" svg:width="214.48mm" svg:height="120.64mm" svg:x="245.69mm" svg:y="92.67mm">
            <draw:object draw:notify-on-update-of-ranges="Arkusz1_2.B8:Arkusz1_2.B50 Arkusz1_2.C8:Arkusz1_2.C50 Arkusz1_2.B8:Arkusz1_2.B50 Arkusz1_2.D8:Arkusz1_2.D50 Arkusz1_2.B8:Arkusz1_2.B50 Arkusz1_2.Y8:Arkusz1_2.Y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,61E-05</text:p>
          </table:table-cell>
          <table:table-cell table:formula="of:=[$Arkusz3.C1]" office:value-type="float" office:value="0.000032262193006057" calcext:value-type="float">
            <text:p>3,23E-05</text:p>
          </table:table-cell>
          <table:table-cell/>
          <table:table-cell table:formula="of:=((1/2)*[.C8]*[.C8]+((1/3)*[.E9]+[.C8])*(1/2)*[.E9])/([.C8]+(1/2)*[.E9])" office:value-type="float" office:value="0.00000795742089258658" calcext:value-type="float">
            <text:p>7,95742089258658E-06</text:p>
          </table:table-cell>
          <table:table-cell table:formula="of:=(((1/2)*([.B9]-[.B8])+[.B8])*[.C8]+((2/3)*([.B9]-[.B8])+[.B8])*(1/2)*[.E9])/([.C8]+(1/2)*[.E9])" office:value-type="float" office:value="0.000498429092751125" calcext:value-type="float">
            <text:p>0,000498429092751</text:p>
          </table:table-cell>
          <table:table-cell table:formula="of:=(((1/2)*([.D8]-[.C9])+[.C8]+[.E9])*([.D8]-[.C9])+((2/3)*[.E9]+[.C8])*(1/2)*[.E9])/([.D8]-[.C9]+(1/2)*[.E9])" office:value-type="float" office:value="0.0000240880523711794" calcext:value-type="float">
            <text:p>2,40880523711794E-05</text:p>
          </table:table-cell>
          <table:table-cell table:formula="of:=(((1/2)*([.B9]-[.B8])+[.B8])*([.D8]-[.C9])+((1/3)*([.B9]-[.B8])+[.B8])*(1/2)*[.E9])/([.D8]-[.C9]+(1/2)*[.E9])" office:value-type="float" office:value="0.00050152925565533" calcext:value-type="float">
            <text:p>0,000501529255655</text:p>
          </table:table-cell>
          <table:table-cell table:formula="of:=DEGREES(ATAN(([.G8]-[.I8])/([.H8]-[.F8])))" office:value-type="float" office:value="-10.8790818137288" calcext:value-type="float">
            <text:p>-10,8790818137288</text:p>
          </table:table-cell>
          <table:table-cell table:formula="of:=DEGREES(ATAN(([.C9]-[.C8])/([.B9]-[.B8])))" office:value-type="float" office:value="-0.0171887333382631" calcext:value-type="float">
            <text:p>-0,017188733338263</text:p>
          </table:table-cell>
          <table:table-cell table:formula="of:=[.J8]-[.K8]" office:value-type="float" office:value="-10.8618930803905" calcext:value-type="float">
            <text:p>-10,8618930803905</text:p>
          </table:table-cell>
          <table:table-cell table:formula="of:=ABS([.L8])" office:value-type="float" office:value="10.8618930803905" calcext:value-type="float">
            <text:p>10,8618930803905</text:p>
          </table:table-cell>
          <table:table-cell table:formula="of:=[.B8]+0.5*([.B9]-[.B8])" office:value-type="float" office:value="0.00049999999999999" calcext:value-type="float">
            <text:p>0,0005</text:p>
          </table:table-cell>
          <table:table-cell table:formula="of:=[.C8]+0.5*([.C9]-[.C8])" office:value-type="float" office:value="0.0000159143705129985" calcext:value-type="float">
            <text:p>1,59143705129985E-05</text:p>
          </table:table-cell>
          <table:table-cell table:formula="of:=SQRT(([.B9]-[.N8])^2+([.C9]-[.O8])^2)*SQRT(([.F8]-[.O8])^2+([.G8]-[.N8])^2)" office:value-type="float" office:value="0.00000000405526826383225" calcext:value-type="float">
            <text:p>4,05526826383225E-09</text:p>
          </table:table-cell>
          <table:table-cell table:formula="of:=(-([.B9]-[.N8])*([.F8]-[.O8])+([.C9]-[.O8])*([.G8]-[.N8]))/[.P8]" office:value-type="float" office:value="0.98112139257917" calcext:value-type="float">
            <text:p>0,98112139257917</text:p>
          </table:table-cell>
          <table:table-cell table:formula="of:=DEGREES(ACOS([.Q8]))" office:value-type="float" office:value="11.1508564420626" calcext:value-type="float">
            <text:p>11,1508564420626</text:p>
          </table:table-cell>
          <table:table-cell table:style-name="ce7" table:formula="of:=(([.B9]-[.N8])*([.G8]-[.N8])+([.C9]-[.O8])*([.F8]-[.O8]))/[.U8]" office:value-type="float" office:value="-0.193392898068958" calcext:value-type="float">
            <text:p>-0,193392898068958</text:p>
          </table:table-cell>
          <table:table-cell table:style-name="ce7" table:formula="of:=DEGREES(ACOS([.S8]))" office:value-type="float" office:value="101.150856442063" calcext:value-type="float">
            <text:p>101,150856442063</text:p>
          </table:table-cell>
          <table:table-cell table:style-name="ce9" table:formula="of:=SQRT(([.B9]-[.N8])^2+([.C9]-[.O8])^2)*SQRT(([.F8]-[.O8])^2+([.G8]-[.N8])^2)" office:value-type="float" office:value="0.00000000405526826383225" calcext:value-type="float">
            <text:p>,000000004055268</text:p>
          </table:table-cell>
          <table:table-cell table:style-name="ce7" table:formula="of:=SQRT(1-[.S8]^2)" office:value-type="float" office:value="0.98112139257917" calcext:value-type="float">
            <text:p>0,98112139257917</text:p>
          </table:table-cell>
          <table:table-cell table:style-name="ce7" table:formula="of:=DEGREES(ACOS([.V8]))" office:value-type="float" office:value="11.1508564420626" calcext:value-type="float">
            <text:p>11,1508564420626</text:p>
          </table:table-cell>
          <table:table-cell table:formula="of:=[.M8]-[.W8]" office:value-type="float" office:value="-0.288963361672108" calcext:value-type="float">
            <text:p>-0,288963361672108</text:p>
          </table:table-cell>
          <table:table-cell table:formula="of:=[.M8]-DEGREES(ACOS([.Q8]))" office:value-type="float" office:value="-0.28896336167206" calcext:value-type="float">
            <text:p>-0,288963361672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,001</text:p>
          </table:table-cell>
          <table:table-cell table:formula="of:=[.C8]+[.E9]" office:value-type="float" office:value="0.0000157643705129985" calcext:value-type="float">
            <text:p>1,57643705129985E-05</text:p>
          </table:table-cell>
          <table:table-cell table:formula="of:=[$Arkusz3.C2]" office:value-type="float" office:value="0.000032262193006057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9]*[.C9]+((1/3)*[.E10]+[.C9])*(1/2)*[.E10])/([.C9]+(1/2)*[.E10])" office:value-type="float" office:value="0.00000795742089258658" calcext:value-type="float">
            <text:p>7,95742089258658E-06</text:p>
          </table:table-cell>
          <table:table-cell table:formula="of:=(((1/2)*([.B10]-[.B9])+[.B9])*[.C9]+((2/3)*([.B10]-[.B9])+[.B9])*(1/2)*[.E10])/([.C9]+(1/2)*[.E10])" office:value-type="float" office:value="0.00150576505737793" calcext:value-type="float">
            <text:p>0,001505765057378</text:p>
          </table:table-cell>
          <table:table-cell table:formula="of:=(((1/2)*([.D9]-[.C10])+[.C9]+[.E10])*([.D9]-[.C10])+((2/3)*[.E10]+[.C9])*(1/2)*[.E10])/([.D9]-[.C10]+(1/2)*[.E10])" office:value-type="float" office:value="0.0000240880523711794" calcext:value-type="float">
            <text:p>2,40880523711794E-05</text:p>
          </table:table-cell>
          <table:table-cell table:formula="of:=(((1/2)*([.B10]-[.B9])+[.B9])*([.D9]-[.C10])+((1/3)*([.B10]-[.B9])+[.B9])*(1/2)*[.E10])/([.D9]-[.C10]+(1/2)*[.E10])" office:value-type="float" office:value="0.00150263897082374" calcext:value-type="float">
            <text:p>0,001502638970824</text:p>
          </table:table-cell>
          <table:table-cell table:formula="of:=DEGREES(ATAN(([.G9]-[.I9])/([.H9]-[.F9])))" office:value-type="float" office:value="10.9678556899551" calcext:value-type="float">
            <text:p>10,9678556899551</text:p>
          </table:table-cell>
          <table:table-cell table:formula="of:=DEGREES(ATAN(([.C10]-[.C9])/([.B10]-[.B9])))" office:value-type="float" office:value="0.017046192601559" calcext:value-type="float">
            <text:p>0,017046192601559</text:p>
          </table:table-cell>
          <table:table-cell table:formula="of:=[.J9]-[.K9]" office:value-type="float" office:value="10.9508094973536" calcext:value-type="float">
            <text:p>10,9508094973536</text:p>
          </table:table-cell>
          <table:table-cell table:formula="of:=ABS([.L9])" office:value-type="float" office:value="10.9508094973536" calcext:value-type="float">
            <text:p>10,9508094973536</text:p>
          </table:table-cell>
          <table:table-cell table:formula="of:=[.B9]+0.5*([.B10]-[.B9])" office:value-type="float" office:value="0.00150418101415817" calcext:value-type="float">
            <text:p>0,001504181014158</text:p>
          </table:table-cell>
          <table:table-cell table:formula="of:=[.C9]+0.5*([.C10]-[.C9])" office:value-type="float" office:value="0.0000159143705129985" calcext:value-type="float">
            <text:p>1,59143705129985E-05</text:p>
          </table:table-cell>
          <table:table-cell table:formula="of:=SQRT(([.B10]-[.N9])^2+([.C10]-[.O9])^2)*SQRT(([.F9]-[.O9])^2+([.G9]-[.N9])^2)" office:value-type="float" office:value="0.0000000040904664618766" calcext:value-type="float">
            <text:p>4,0904664618766E-09</text:p>
          </table:table-cell>
          <table:table-cell table:formula="of:=(-([.B10]-[.N9])*([.F9]-[.O9])+([.C10]-[.O9])*([.G9]-[.N9]))/[.P9]" office:value-type="float" office:value="0.980812475325193" calcext:value-type="float">
            <text:p>0,980812475325193</text:p>
          </table:table-cell>
          <table:table-cell table:formula="of:=DEGREES(ACOS([.Q9]))" office:value-type="float" office:value="11.2420103642404" calcext:value-type="float">
            <text:p>11,2420103642404</text:p>
          </table:table-cell>
          <table:table-cell table:style-name="ce7" table:formula="of:=(([.B10]-[.N9])*([.G9]-[.N9])+([.C10]-[.O9])*([.F9]-[.O9]))/[.U9]" office:value-type="float" office:value="0.194953554074985" calcext:value-type="float">
            <text:p>0,194953554074985</text:p>
          </table:table-cell>
          <table:table-cell table:style-name="ce7" table:formula="of:=DEGREES(ACOS([.S9]))" office:value-type="float" office:value="78.7579896357595" calcext:value-type="float">
            <text:p>78,7579896357595</text:p>
          </table:table-cell>
          <table:table-cell table:style-name="ce9" table:formula="of:=SQRT(([.B10]-[.N9])^2+([.C10]-[.O9])^2)*SQRT(([.F9]-[.O9])^2+([.G9]-[.N9])^2)" office:value-type="float" office:value="0.0000000040904664618766" calcext:value-type="float">
            <text:p>,000000004090466</text:p>
          </table:table-cell>
          <table:table-cell table:style-name="ce7" table:formula="of:=SQRT(1-[.S9]^2)" office:value-type="float" office:value="0.980812475325193" calcext:value-type="float">
            <text:p>0,980812475325193</text:p>
          </table:table-cell>
          <table:table-cell table:style-name="ce7" table:formula="of:=DEGREES(ACOS([.V9]))" office:value-type="float" office:value="11.2420103642405" calcext:value-type="float">
            <text:p>11,2420103642405</text:p>
          </table:table-cell>
          <table:table-cell table:formula="of:=[.M9]-[.W9]" office:value-type="float" office:value="-0.29120086688695" calcext:value-type="float">
            <text:p>-0,29120086688695</text:p>
          </table:table-cell>
          <table:table-cell table:formula="of:=[.M9]-DEGREES(ACOS([.Q9]))" office:value-type="float" office:value="-0.291200866886809" calcext:value-type="float">
            <text:p>-0,2912008668868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,002008362028316</text:p>
          </table:table-cell>
          <table:table-cell table:formula="of:=[.C9]+[.E10]" office:value-type="float" office:value="0.0000160643705129985" calcext:value-type="float">
            <text:p>1,60643705129985E-05</text:p>
          </table:table-cell>
          <table:table-cell table:formula="of:=[$Arkusz3.C3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0]*[.C10]+((1/3)*[.E11]+[.C10])*(1/2)*[.E11])/([.C10]+(1/2)*[.E11])" office:value-type="float" office:value="0.00000795742089258658" calcext:value-type="float">
            <text:p>7,95742089258658E-06</text:p>
          </table:table-cell>
          <table:table-cell table:formula="of:=(((1/2)*([.B11]-[.B10])+[.B10])*[.C10]+((2/3)*([.B11]-[.B10])+[.B10])*(1/2)*[.E11])/([.C10]+(1/2)*[.E11])" office:value-type="float" office:value="0.00251932960754473" calcext:value-type="float">
            <text:p>0,002519329607545</text:p>
          </table:table-cell>
          <table:table-cell table:formula="of:=(((1/2)*([.D10]-[.C11])+[.C10]+[.E11])*([.D10]-[.C11])+((2/3)*[.E11]+[.C10])*(1/2)*[.E11])/([.D10]-[.C11]+(1/2)*[.E11])" office:value-type="float" office:value="0.0000240880523711795" calcext:value-type="float">
            <text:p>2,40880523711795E-05</text:p>
          </table:table-cell>
          <table:table-cell table:formula="of:=(((1/2)*([.B11]-[.B10])+[.B10])*([.D10]-[.C11])+((1/3)*([.B11]-[.B10])+[.B10])*(1/2)*[.E11])/([.D10]-[.C11]+(1/2)*[.E11])" office:value-type="float" office:value="0.0025225077581732" calcext:value-type="float">
            <text:p>0,002522507758173</text:p>
          </table:table-cell>
          <table:table-cell table:formula="of:=DEGREES(ATAN(([.G10]-[.I10])/([.H10]-[.F10])))" office:value-type="float" office:value="-11.1459844326938" calcext:value-type="float">
            <text:p>-11,1459844326938</text:p>
          </table:table-cell>
          <table:table-cell table:formula="of:=DEGREES(ATAN(([.C11]-[.C10])/([.B11]-[.B10])))" office:value-type="float" office:value="-0.016766943978576" calcext:value-type="float">
            <text:p>-0,016766943978576</text:p>
          </table:table-cell>
          <table:table-cell table:formula="of:=[.J10]-[.K10]" office:value-type="float" office:value="-11.1292174887152" calcext:value-type="float">
            <text:p>-11,1292174887152</text:p>
          </table:table-cell>
          <table:table-cell table:formula="of:=ABS([.L10])" office:value-type="float" office:value="11.1292174887152" calcext:value-type="float">
            <text:p>11,1292174887152</text:p>
          </table:table-cell>
          <table:table-cell table:formula="of:=[.B10]+0.5*([.B11]-[.B10])" office:value-type="float" office:value="0.00252094003254965" calcext:value-type="float">
            <text:p>0,00252094003255</text:p>
          </table:table-cell>
          <table:table-cell table:formula="of:=[.C10]+0.5*([.C11]-[.C10])" office:value-type="float" office:value="0.0000159143705129985" calcext:value-type="float">
            <text:p>1,59143705129985E-05</text:p>
          </table:table-cell>
          <table:table-cell table:formula="of:=SQRT(([.B11]-[.N10])^2+([.C11]-[.O10])^2)*SQRT(([.F10]-[.O10])^2+([.G10]-[.N10])^2)" office:value-type="float" office:value="0.00000000416125338425797" calcext:value-type="float">
            <text:p>4,16125338425797E-09</text:p>
          </table:table-cell>
          <table:table-cell table:formula="of:=(-([.B11]-[.N10])*([.F10]-[.O10])+([.C11]-[.O10])*([.G10]-[.N10]))/[.P10]" office:value-type="float" office:value="0.980185185405047" calcext:value-type="float">
            <text:p>0,980185185405047</text:p>
          </table:table-cell>
          <table:table-cell table:formula="of:=DEGREES(ACOS([.Q10]))" office:value-type="float" office:value="11.4248992312108" calcext:value-type="float">
            <text:p>11,4248992312108</text:p>
          </table:table-cell>
          <table:table-cell table:style-name="ce7" table:formula="of:=(([.B11]-[.N10])*([.G10]-[.N10])+([.C11]-[.O10])*([.F10]-[.O10]))/[.U10]" office:value-type="float" office:value="-0.198083321641359" calcext:value-type="float">
            <text:p>-0,198083321641359</text:p>
          </table:table-cell>
          <table:table-cell table:style-name="ce7" table:formula="of:=DEGREES(ACOS([.S10]))" office:value-type="float" office:value="101.424899231211" calcext:value-type="float">
            <text:p>101,424899231211</text:p>
          </table:table-cell>
          <table:table-cell table:style-name="ce9" table:formula="of:=SQRT(([.B11]-[.N10])^2+([.C11]-[.O10])^2)*SQRT(([.F10]-[.O10])^2+([.G10]-[.N10])^2)" office:value-type="float" office:value="0.00000000416125338425797" calcext:value-type="float">
            <text:p>,000000004161253</text:p>
          </table:table-cell>
          <table:table-cell table:style-name="ce7" table:formula="of:=SQRT(1-[.S10]^2)" office:value-type="float" office:value="0.980185185405047" calcext:value-type="float">
            <text:p>0,980185185405047</text:p>
          </table:table-cell>
          <table:table-cell table:style-name="ce7" table:formula="of:=DEGREES(ACOS([.V10]))" office:value-type="float" office:value="11.4248992312108" calcext:value-type="float">
            <text:p>11,4248992312108</text:p>
          </table:table-cell>
          <table:table-cell table:formula="of:=[.M10]-[.W10]" office:value-type="float" office:value="-0.295681742495567" calcext:value-type="float">
            <text:p>-0,295681742495567</text:p>
          </table:table-cell>
          <table:table-cell table:formula="of:=[.M10]-DEGREES(ACOS([.Q10]))" office:value-type="float" office:value="-0.295681742495537" calcext:value-type="float">
            <text:p>-0,2956817424955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,003033518036783</text:p>
          </table:table-cell>
          <table:table-cell table:formula="of:=[.C10]+[.E11]" office:value-type="float" office:value="0.0000157643705129985" calcext:value-type="float">
            <text:p>1,57643705129985E-05</text:p>
          </table:table-cell>
          <table:table-cell table:formula="of:=[$Arkusz3.C4]" office:value-type="float" office:value="0.000032262193006057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1]*[.C11]+((1/3)*[.E12]+[.C11])*(1/2)*[.E12])/([.C11]+(1/2)*[.E12])" office:value-type="float" office:value="0.00000795742089258658" calcext:value-type="float">
            <text:p>7,95742089258658E-06</text:p>
          </table:table-cell>
          <table:table-cell table:formula="of:=(((1/2)*([.B12]-[.B11])+[.B11])*[.C11]+((2/3)*([.B12]-[.B11])+[.B11])*(1/2)*[.E12])/([.C11]+(1/2)*[.E12])" office:value-type="float" office:value="0.00356042949608667" calcext:value-type="float">
            <text:p>0,003560429496087</text:p>
          </table:table-cell>
          <table:table-cell table:formula="of:=(((1/2)*([.D11]-[.C12])+[.C11]+[.E12])*([.D11]-[.C12])+((2/3)*[.E12]+[.C11])*(1/2)*[.E12])/([.D11]-[.C12]+(1/2)*[.E12])" office:value-type="float" office:value="0.0000240880523711795" calcext:value-type="float">
            <text:p>2,40880523711795E-05</text:p>
          </table:table-cell>
          <table:table-cell table:formula="of:=(((1/2)*([.B12]-[.B11])+[.B11])*([.D11]-[.C12])+((1/3)*([.B12]-[.B11])+[.B11])*(1/2)*[.E12])/([.D11]-[.C12]+(1/2)*[.E12])" office:value-type="float" office:value="0.00355717270559837" calcext:value-type="float">
            <text:p>0,003557172705598</text:p>
          </table:table-cell>
          <table:table-cell table:formula="of:=DEGREES(ATAN(([.G11]-[.I11])/([.H11]-[.F11])))" office:value-type="float" office:value="11.4146236879912" calcext:value-type="float">
            <text:p>11,4146236879912</text:p>
          </table:table-cell>
          <table:table-cell table:formula="of:=DEGREES(ATAN(([.C12]-[.C11])/([.B12]-[.B11])))" office:value-type="float" office:value="0.0163620821809471" calcext:value-type="float">
            <text:p>0,016362082180947</text:p>
          </table:table-cell>
          <table:table-cell table:formula="of:=[.J11]-[.K11]" office:value-type="float" office:value="11.3982616058102" calcext:value-type="float">
            <text:p>11,3982616058102</text:p>
          </table:table-cell>
          <table:table-cell table:formula="of:=ABS([.L11])" office:value-type="float" office:value="11.3982616058102" calcext:value-type="float">
            <text:p>11,3982616058102</text:p>
          </table:table-cell>
          <table:table-cell table:formula="of:=[.B11]+0.5*([.B12]-[.B11])" office:value-type="float" office:value="0.0035587792228771" calcext:value-type="float">
            <text:p>0,003558779222877</text:p>
          </table:table-cell>
          <table:table-cell table:formula="of:=[.C11]+0.5*([.C12]-[.C11])" office:value-type="float" office:value="0.0000159143705129985" calcext:value-type="float">
            <text:p>1,59143705129985E-05</text:p>
          </table:table-cell>
          <table:table-cell table:formula="of:=SQRT(([.B12]-[.N11])^2+([.C12]-[.O11])^2)*SQRT(([.F11]-[.O11])^2+([.G11]-[.N11])^2)" office:value-type="float" office:value="0.00000000426842036575108" calcext:value-type="float">
            <text:p>4,26842036575108E-09</text:p>
          </table:table-cell>
          <table:table-cell table:formula="of:=(-([.B12]-[.N11])*([.F11]-[.O11])+([.C12]-[.O11])*([.G11]-[.N11]))/[.P11]" office:value-type="float" office:value="0.979220408989658" calcext:value-type="float">
            <text:p>0,979220408989658</text:p>
          </table:table-cell>
          <table:table-cell table:formula="of:=DEGREES(ACOS([.Q11]))" office:value-type="float" office:value="11.7006785407788" calcext:value-type="float">
            <text:p>11,7006785407788</text:p>
          </table:table-cell>
          <table:table-cell table:style-name="ce7" table:formula="of:=(([.B12]-[.N11])*([.G11]-[.N11])+([.C12]-[.O11])*([.F11]-[.O11]))/[.U11]" office:value-type="float" office:value="0.2027988920535" calcext:value-type="float">
            <text:p>0,2027988920535</text:p>
          </table:table-cell>
          <table:table-cell table:style-name="ce7" table:formula="of:=DEGREES(ACOS([.S11]))" office:value-type="float" office:value="78.2993214592212" calcext:value-type="float">
            <text:p>78,2993214592212</text:p>
          </table:table-cell>
          <table:table-cell table:style-name="ce9" table:formula="of:=SQRT(([.B12]-[.N11])^2+([.C12]-[.O11])^2)*SQRT(([.F11]-[.O11])^2+([.G11]-[.N11])^2)" office:value-type="float" office:value="0.00000000426842036575108" calcext:value-type="float">
            <text:p>,000000004268420</text:p>
          </table:table-cell>
          <table:table-cell table:style-name="ce7" table:formula="of:=SQRT(1-[.S11]^2)" office:value-type="float" office:value="0.979220408989658" calcext:value-type="float">
            <text:p>0,979220408989658</text:p>
          </table:table-cell>
          <table:table-cell table:style-name="ce7" table:formula="of:=DEGREES(ACOS([.V11]))" office:value-type="float" office:value="11.7006785407788" calcext:value-type="float">
            <text:p>11,7006785407788</text:p>
          </table:table-cell>
          <table:table-cell table:formula="of:=[.M11]-[.W11]" office:value-type="float" office:value="-0.302416934968559" calcext:value-type="float">
            <text:p>-0,302416934968559</text:p>
          </table:table-cell>
          <table:table-cell table:formula="of:=[.M11]-DEGREES(ACOS([.Q11]))" office:value-type="float" office:value="-0.30241693496852" calcext:value-type="float">
            <text:p>-0,302416934968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,004084040408971</text:p>
          </table:table-cell>
          <table:table-cell table:formula="of:=[.C11]+[.E12]" office:value-type="float" office:value="0.0000160643705129985" calcext:value-type="float">
            <text:p>1,60643705129985E-05</text:p>
          </table:table-cell>
          <table:table-cell table:formula="of:=[$Arkusz3.C5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2]*[.C12]+((1/3)*[.E13]+[.C12])*(1/2)*[.E13])/([.C12]+(1/2)*[.E13])" office:value-type="float" office:value="0.00000795742089258658" calcext:value-type="float">
            <text:p>7,95742089258658E-06</text:p>
          </table:table-cell>
          <table:table-cell table:formula="of:=(((1/2)*([.B13]-[.B12])+[.B12])*[.C12]+((2/3)*([.B13]-[.B12])+[.B12])*(1/2)*[.E13])/([.C12]+(1/2)*[.E13])" office:value-type="float" office:value="0.00462467310479235" calcext:value-type="float">
            <text:p>0,004624673104792</text:p>
          </table:table-cell>
          <table:table-cell table:formula="of:=(((1/2)*([.D12]-[.C13])+[.C12]+[.E13])*([.D12]-[.C13])+((2/3)*[.E13]+[.C12])*(1/2)*[.E13])/([.D12]-[.C13]+(1/2)*[.E13])" office:value-type="float" office:value="0.0000240880523711795" calcext:value-type="float">
            <text:p>2,40880523711795E-05</text:p>
          </table:table-cell>
          <table:table-cell table:formula="of:=(((1/2)*([.B13]-[.B12])+[.B12])*([.D12]-[.C13])+((1/3)*([.B13]-[.B12])+[.B12])*(1/2)*[.E13])/([.D12]-[.C13]+(1/2)*[.E13])" office:value-type="float" office:value="0.00462803576851476" calcext:value-type="float">
            <text:p>0,004628035768515</text:p>
          </table:table-cell>
          <table:table-cell table:formula="of:=DEGREES(ATAN(([.G12]-[.I12])/([.H12]-[.F12])))" office:value-type="float" office:value="-11.7754903904267" calcext:value-type="float">
            <text:p>-11,7754903904267</text:p>
          </table:table-cell>
          <table:table-cell table:formula="of:=DEGREES(ATAN(([.C13]-[.C12])/([.B13]-[.B12])))" office:value-type="float" office:value="-0.0158469231848463" calcext:value-type="float">
            <text:p>-0,015846923184846</text:p>
          </table:table-cell>
          <table:table-cell table:formula="of:=[.J12]-[.K12]" office:value-type="float" office:value="-11.7596434672419" calcext:value-type="float">
            <text:p>-11,7596434672419</text:p>
          </table:table-cell>
          <table:table-cell table:formula="of:=ABS([.L12])" office:value-type="float" office:value="11.7596434672419" calcext:value-type="float">
            <text:p>11,7596434672419</text:p>
          </table:table-cell>
          <table:table-cell table:formula="of:=[.B12]+0.5*([.B13]-[.B12])" office:value-type="float" office:value="0.00462637702583788" calcext:value-type="float">
            <text:p>0,004626377025838</text:p>
          </table:table-cell>
          <table:table-cell table:formula="of:=[.C12]+0.5*([.C13]-[.C12])" office:value-type="float" office:value="0.0000159143705129985" calcext:value-type="float">
            <text:p>1,59143705129985E-05</text:p>
          </table:table-cell>
          <table:table-cell table:formula="of:=SQRT(([.B13]-[.N12])^2+([.C13]-[.O12])^2)*SQRT(([.F12]-[.O12])^2+([.G12]-[.N12])^2)" office:value-type="float" office:value="0.00000000441318067767885" calcext:value-type="float">
            <text:p>4,41318067767885E-09</text:p>
          </table:table-cell>
          <table:table-cell table:formula="of:=(-([.B13]-[.N12])*([.F12]-[.O12])+([.C13]-[.O12])*([.G12]-[.N12]))/[.P12]" office:value-type="float" office:value="0.977888974203266" calcext:value-type="float">
            <text:p>0,977888974203266</text:p>
          </table:table-cell>
          <table:table-cell table:formula="of:=DEGREES(ACOS([.Q12]))" office:value-type="float" office:value="12.0710643287199" calcext:value-type="float">
            <text:p>12,0710643287199</text:p>
          </table:table-cell>
          <table:table-cell table:style-name="ce7" table:formula="of:=(([.B13]-[.N12])*([.G12]-[.N12])+([.C13]-[.O12])*([.F12]-[.O12]))/[.U12]" office:value-type="float" office:value="-0.209124733428844" calcext:value-type="float">
            <text:p>-0,209124733428844</text:p>
          </table:table-cell>
          <table:table-cell table:style-name="ce7" table:formula="of:=DEGREES(ACOS([.S12]))" office:value-type="float" office:value="102.07106432872" calcext:value-type="float">
            <text:p>102,07106432872</text:p>
          </table:table-cell>
          <table:table-cell table:style-name="ce9" table:formula="of:=SQRT(([.B13]-[.N12])^2+([.C13]-[.O12])^2)*SQRT(([.F12]-[.O12])^2+([.G12]-[.N12])^2)" office:value-type="float" office:value="0.00000000441318067767885" calcext:value-type="float">
            <text:p>,000000004413181</text:p>
          </table:table-cell>
          <table:table-cell table:style-name="ce7" table:formula="of:=SQRT(1-[.S12]^2)" office:value-type="float" office:value="0.977888974203266" calcext:value-type="float">
            <text:p>0,977888974203266</text:p>
          </table:table-cell>
          <table:table-cell table:style-name="ce7" table:formula="of:=DEGREES(ACOS([.V12]))" office:value-type="float" office:value="12.0710643287199" calcext:value-type="float">
            <text:p>12,0710643287199</text:p>
          </table:table-cell>
          <table:table-cell table:formula="of:=[.M12]-[.W12]" office:value-type="float" office:value="-0.311420861478039" calcext:value-type="float">
            <text:p>-0,311420861478039</text:p>
          </table:table-cell>
          <table:table-cell table:formula="of:=[.M12]-DEGREES(ACOS([.Q12]))" office:value-type="float" office:value="-0.311420861478013" calcext:value-type="float">
            <text:p>-0,3114208614780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,005168713642704</text:p>
          </table:table-cell>
          <table:table-cell table:formula="of:=[.C12]+[.E13]" office:value-type="float" office:value="0.0000157643705129985" calcext:value-type="float">
            <text:p>1,57643705129985E-05</text:p>
          </table:table-cell>
          <table:table-cell table:formula="of:=[$Arkusz3.C6]" office:value-type="float" office:value="0.000032262193006057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3]*[.C13]+((1/3)*[.E14]+[.C13])*(1/2)*[.E14])/([.C13]+(1/2)*[.E14])" office:value-type="float" office:value="0.00000795742089258658" calcext:value-type="float">
            <text:p>7,95742089258658E-06</text:p>
          </table:table-cell>
          <table:table-cell table:formula="of:=(((1/2)*([.B14]-[.B13])+[.B13])*[.C13]+((2/3)*([.B14]-[.B13])+[.B13])*(1/2)*[.E14])/([.C13]+(1/2)*[.E14])" office:value-type="float" office:value="0.0057344325416083" calcext:value-type="float">
            <text:p>0,005734432541608</text:p>
          </table:table-cell>
          <table:table-cell table:formula="of:=(((1/2)*([.D13]-[.C14])+[.C13]+[.E14])*([.D13]-[.C14])+((2/3)*[.E14]+[.C13])*(1/2)*[.E14])/([.D13]-[.C14]+(1/2)*[.E14])" office:value-type="float" office:value="0.0000240880523711795" calcext:value-type="float">
            <text:p>2,40880523711795E-05</text:p>
          </table:table-cell>
          <table:table-cell table:formula="of:=(((1/2)*([.B14]-[.B13])+[.B13])*([.D13]-[.C14])+((1/3)*([.B14]-[.B13])+[.B13])*(1/2)*[.E14])/([.D13]-[.C14]+(1/2)*[.E14])" office:value-type="float" office:value="0.00573093588596252" calcext:value-type="float">
            <text:p>0,005730935885963</text:p>
          </table:table-cell>
          <table:table-cell table:formula="of:=DEGREES(ATAN(([.G13]-[.I13])/([.H13]-[.F13])))" office:value-type="float" office:value="12.2308409495883" calcext:value-type="float">
            <text:p>12,2308409495883</text:p>
          </table:table-cell>
          <table:table-cell table:formula="of:=DEGREES(ATAN(([.C14]-[.C13])/([.B14]-[.B13])))" office:value-type="float" office:value="0.0152396687594614" calcext:value-type="float">
            <text:p>0,015239668759461</text:p>
          </table:table-cell>
          <table:table-cell table:formula="of:=[.J13]-[.K13]" office:value-type="float" office:value="12.2156012808288" calcext:value-type="float">
            <text:p>12,2156012808288</text:p>
          </table:table-cell>
          <table:table-cell table:formula="of:=ABS([.L13])" office:value-type="float" office:value="12.2156012808288" calcext:value-type="float">
            <text:p>12,2156012808288</text:p>
          </table:table-cell>
          <table:table-cell table:formula="of:=[.B13]+0.5*([.B14]-[.B13])" office:value-type="float" office:value="0.00573266072449079" calcext:value-type="float">
            <text:p>0,005732660724491</text:p>
          </table:table-cell>
          <table:table-cell table:formula="of:=[.C13]+0.5*([.C14]-[.C13])" office:value-type="float" office:value="0.0000159143705129985" calcext:value-type="float">
            <text:p>1,59143705129985E-05</text:p>
          </table:table-cell>
          <table:table-cell table:formula="of:=SQRT(([.B14]-[.N13])^2+([.C14]-[.O13])^2)*SQRT(([.F13]-[.O13])^2+([.G13]-[.N13])^2)" office:value-type="float" office:value="0.0000000045972026598915" calcext:value-type="float">
            <text:p>4,5972026598915E-09</text:p>
          </table:table-cell>
          <table:table-cell table:formula="of:=(-([.B14]-[.N13])*([.F13]-[.O13])+([.C14]-[.O13])*([.G13]-[.N13]))/[.P13]" office:value-type="float" office:value="0.976151069012365" calcext:value-type="float">
            <text:p>0,976151069012365</text:p>
          </table:table-cell>
          <table:table-cell table:formula="of:=DEGREES(ACOS([.Q13]))" office:value-type="float" office:value="12.5383101692412" calcext:value-type="float">
            <text:p>12,5383101692412</text:p>
          </table:table-cell>
          <table:table-cell table:style-name="ce7" table:formula="of:=(([.B14]-[.N13])*([.G13]-[.N13])+([.C14]-[.O13])*([.F13]-[.O13]))/[.U13]" office:value-type="float" office:value="0.217092354692688" calcext:value-type="float">
            <text:p>0,217092354692688</text:p>
          </table:table-cell>
          <table:table-cell table:style-name="ce7" table:formula="of:=DEGREES(ACOS([.S13]))" office:value-type="float" office:value="77.4616898307588" calcext:value-type="float">
            <text:p>77,4616898307588</text:p>
          </table:table-cell>
          <table:table-cell table:style-name="ce9" table:formula="of:=SQRT(([.B14]-[.N13])^2+([.C14]-[.O13])^2)*SQRT(([.F13]-[.O13])^2+([.G13]-[.N13])^2)" office:value-type="float" office:value="0.0000000045972026598915" calcext:value-type="float">
            <text:p>,000000004597203</text:p>
          </table:table-cell>
          <table:table-cell table:style-name="ce7" table:formula="of:=SQRT(1-[.S13]^2)" office:value-type="float" office:value="0.976151069012365" calcext:value-type="float">
            <text:p>0,976151069012365</text:p>
          </table:table-cell>
          <table:table-cell table:style-name="ce7" table:formula="of:=DEGREES(ACOS([.V13]))" office:value-type="float" office:value="12.5383101692412" calcext:value-type="float">
            <text:p>12,5383101692412</text:p>
          </table:table-cell>
          <table:table-cell table:formula="of:=[.M13]-[.W13]" office:value-type="float" office:value="-0.322708888412407" calcext:value-type="float">
            <text:p>-0,322708888412407</text:p>
          </table:table-cell>
          <table:table-cell table:formula="of:=[.M13]-DEGREES(ACOS([.Q13]))" office:value-type="float" office:value="-0.322708888412428" calcext:value-type="float">
            <text:p>-0,3227088884124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,006296607806277</text:p>
          </table:table-cell>
          <table:table-cell table:formula="of:=[.C13]+[.E14]" office:value-type="float" office:value="0.0000160643705129985" calcext:value-type="float">
            <text:p>1,60643705129985E-05</text:p>
          </table:table-cell>
          <table:table-cell table:formula="of:=[$Arkusz3.C7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4]*[.C14]+((1/3)*[.E15]+[.C14])*(1/2)*[.E15])/([.C14]+(1/2)*[.E15])" office:value-type="float" office:value="0.00000795742089258658" calcext:value-type="float">
            <text:p>7,95742089258658E-06</text:p>
          </table:table-cell>
          <table:table-cell table:formula="of:=(((1/2)*([.B15]-[.B14])+[.B14])*[.C14]+((2/3)*([.B15]-[.B14])+[.B14])*(1/2)*[.E15])/([.C14]+(1/2)*[.E15])" office:value-type="float" office:value="0.00688502656527548" calcext:value-type="float">
            <text:p>0,006885026565275</text:p>
          </table:table-cell>
          <table:table-cell table:formula="of:=(((1/2)*([.D14]-[.C15])+[.C14]+[.E15])*([.D14]-[.C15])+((2/3)*[.E15]+[.C14])*(1/2)*[.E15])/([.D14]-[.C15]+(1/2)*[.E15])" office:value-type="float" office:value="0.0000240880523711795" calcext:value-type="float">
            <text:p>2,40880523711795E-05</text:p>
          </table:table-cell>
          <table:table-cell table:formula="of:=(((1/2)*([.B15]-[.B14])+[.B14])*([.D14]-[.C15])+((1/3)*([.B15]-[.B14])+[.B14])*(1/2)*[.E15])/([.D14]-[.C15]+(1/2)*[.E15])" office:value-type="float" office:value="0.00688868645197815" calcext:value-type="float">
            <text:p>0,006888686451978</text:p>
          </table:table-cell>
          <table:table-cell table:formula="of:=DEGREES(ATAN(([.G14]-[.I14])/([.H14]-[.F14])))" office:value-type="float" office:value="-12.7834388307679" calcext:value-type="float">
            <text:p>-12,7834388307679</text:p>
          </table:table-cell>
          <table:table-cell table:formula="of:=DEGREES(ATAN(([.C15]-[.C14])/([.B15]-[.B14])))" office:value-type="float" office:value="-0.0145599791048781" calcext:value-type="float">
            <text:p>-0,014559979104878</text:p>
          </table:table-cell>
          <table:table-cell table:formula="of:=[.J14]-[.K14]" office:value-type="float" office:value="-12.768878851663" calcext:value-type="float">
            <text:p>-12,768878851663</text:p>
          </table:table-cell>
          <table:table-cell table:formula="of:=ABS([.L14])" office:value-type="float" office:value="12.768878851663" calcext:value-type="float">
            <text:p>12,768878851663</text:p>
          </table:table-cell>
          <table:table-cell table:formula="of:=[.B14]+0.5*([.B15]-[.B14])" office:value-type="float" office:value="0.00688688109444989" calcext:value-type="float">
            <text:p>0,00688688109445</text:p>
          </table:table-cell>
          <table:table-cell table:formula="of:=[.C14]+0.5*([.C15]-[.C14])" office:value-type="float" office:value="0.0000159143705129985" calcext:value-type="float">
            <text:p>1,59143705129985E-05</text:p>
          </table:table-cell>
          <table:table-cell table:formula="of:=SQRT(([.B15]-[.N14])^2+([.C15]-[.O14])^2)*SQRT(([.F14]-[.O14])^2+([.G14]-[.N14])^2)" office:value-type="float" office:value="0.00000000482265667072109" calcext:value-type="float">
            <text:p>4,82265667072109E-09</text:p>
          </table:table-cell>
          <table:table-cell table:formula="of:=(-([.B15]-[.N14])*([.F14]-[.O14])+([.C15]-[.O14])*([.G14]-[.N14]))/[.P14]" office:value-type="float" office:value="0.973955501364701" calcext:value-type="float">
            <text:p>0,973955501364701</text:p>
          </table:table-cell>
          <table:table-cell table:formula="of:=DEGREES(ACOS([.Q14]))" office:value-type="float" office:value="13.1051726289006" calcext:value-type="float">
            <text:p>13,1051726289006</text:p>
          </table:table-cell>
          <table:table-cell table:style-name="ce7" table:formula="of:=(([.B15]-[.N14])*([.G14]-[.N14])+([.C15]-[.O14])*([.F14]-[.O14]))/[.U14]" office:value-type="float" office:value="-0.22673923648419" calcext:value-type="float">
            <text:p>-0,22673923648419</text:p>
          </table:table-cell>
          <table:table-cell table:style-name="ce7" table:formula="of:=DEGREES(ACOS([.S14]))" office:value-type="float" office:value="103.105172628901" calcext:value-type="float">
            <text:p>103,105172628901</text:p>
          </table:table-cell>
          <table:table-cell table:style-name="ce9" table:formula="of:=SQRT(([.B15]-[.N14])^2+([.C15]-[.O14])^2)*SQRT(([.F14]-[.O14])^2+([.G14]-[.N14])^2)" office:value-type="float" office:value="0.00000000482265667072109" calcext:value-type="float">
            <text:p>,000000004822657</text:p>
          </table:table-cell>
          <table:table-cell table:style-name="ce7" table:formula="of:=SQRT(1-[.S14]^2)" office:value-type="float" office:value="0.973955501364701" calcext:value-type="float">
            <text:p>0,973955501364701</text:p>
          </table:table-cell>
          <table:table-cell table:style-name="ce7" table:formula="of:=DEGREES(ACOS([.V14]))" office:value-type="float" office:value="13.1051726289006" calcext:value-type="float">
            <text:p>13,1051726289006</text:p>
          </table:table-cell>
          <table:table-cell table:formula="of:=[.M14]-[.W14]" office:value-type="float" office:value="-0.336293777237575" calcext:value-type="float">
            <text:p>-0,336293777237575</text:p>
          </table:table-cell>
          <table:table-cell table:formula="of:=[.M14]-DEGREES(ACOS([.Q14]))" office:value-type="float" office:value="-0.336293777237566" calcext:value-type="float">
            <text:p>-0,33629377723756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,007477154382623</text:p>
          </table:table-cell>
          <table:table-cell table:formula="of:=[.C14]+[.E15]" office:value-type="float" office:value="0.0000157643705129985" calcext:value-type="float">
            <text:p>1,57643705129985E-05</text:p>
          </table:table-cell>
          <table:table-cell table:formula="of:=[$Arkusz3.C8]" office:value-type="float" office:value="0.000032262193006057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5]*[.C15]+((1/3)*[.E16]+[.C15])*(1/2)*[.E16])/([.C15]+(1/2)*[.E16])" office:value-type="float" office:value="0.00000795742089258658" calcext:value-type="float">
            <text:p>7,95742089258658E-06</text:p>
          </table:table-cell>
          <table:table-cell table:formula="of:=(((1/2)*([.B16]-[.B15])+[.B15])*[.C15]+((2/3)*([.B16]-[.B15])+[.B15])*(1/2)*[.E16])/([.C15]+(1/2)*[.E16])" office:value-type="float" office:value="0.00810064250798884" calcext:value-type="float">
            <text:p>0,008100642507989</text:p>
          </table:table-cell>
          <table:table-cell table:formula="of:=(((1/2)*([.D15]-[.C16])+[.C15]+[.E16])*([.D15]-[.C16])+((2/3)*[.E16]+[.C15])*(1/2)*[.E16])/([.D15]-[.C16]+(1/2)*[.E16])" office:value-type="float" office:value="0.0000240880523711795" calcext:value-type="float">
            <text:p>2,40880523711795E-05</text:p>
          </table:table-cell>
          <table:table-cell table:formula="of:=(((1/2)*([.B16]-[.B15])+[.B15])*([.D15]-[.C16])+((1/3)*([.B16]-[.B15])+[.B15])*(1/2)*[.E16])/([.D15]-[.C16]+(1/2)*[.E16])" office:value-type="float" office:value="0.00809678878615303" calcext:value-type="float">
            <text:p>0,008096788786153</text:p>
          </table:table-cell>
          <table:table-cell table:formula="of:=DEGREES(ATAN(([.G15]-[.I15])/([.H15]-[.F15])))" office:value-type="float" office:value="13.4365085924564" calcext:value-type="float">
            <text:p>13,4365085924564</text:p>
          </table:table-cell>
          <table:table-cell table:formula="of:=DEGREES(ATAN(([.C16]-[.C15])/([.B16]-[.B15])))" office:value-type="float" office:value="0.013827638916344" calcext:value-type="float">
            <text:p>0,013827638916344</text:p>
          </table:table-cell>
          <table:table-cell table:formula="of:=[.J15]-[.K15]" office:value-type="float" office:value="13.42268095354" calcext:value-type="float">
            <text:p>13,42268095354</text:p>
          </table:table-cell>
          <table:table-cell table:formula="of:=ABS([.L15])" office:value-type="float" office:value="13.42268095354" calcext:value-type="float">
            <text:p>13,42268095354</text:p>
          </table:table-cell>
          <table:table-cell table:formula="of:=[.B15]+0.5*([.B16]-[.B15])" office:value-type="float" office:value="0.00809868975913207" calcext:value-type="float">
            <text:p>0,008098689759132</text:p>
          </table:table-cell>
          <table:table-cell table:formula="of:=[.C15]+0.5*([.C16]-[.C15])" office:value-type="float" office:value="0.0000159143705129985" calcext:value-type="float">
            <text:p>1,59143705129985E-05</text:p>
          </table:table-cell>
          <table:table-cell table:formula="of:=SQRT(([.B16]-[.N15])^2+([.C16]-[.O15])^2)*SQRT(([.F15]-[.O15])^2+([.G15]-[.N15])^2)" office:value-type="float" office:value="0.00000000509227841860315" calcext:value-type="float">
            <text:p>5,09227841860315E-09</text:p>
          </table:table-cell>
          <table:table-cell table:formula="of:=(-([.B16]-[.N15])*([.F15]-[.O15])+([.C16]-[.O15])*([.G15]-[.N15]))/[.P15]" office:value-type="float" office:value="0.971238841232519" calcext:value-type="float">
            <text:p>0,971238841232519</text:p>
          </table:table-cell>
          <table:table-cell table:formula="of:=DEGREES(ACOS([.Q15]))" office:value-type="float" office:value="13.7748618992465" calcext:value-type="float">
            <text:p>13,7748618992465</text:p>
          </table:table-cell>
          <table:table-cell table:style-name="ce7" table:formula="of:=(([.B16]-[.N15])*([.G15]-[.N15])+([.C16]-[.O15])*([.F15]-[.O15]))/[.U15]" office:value-type="float" office:value="0.238107356629973" calcext:value-type="float">
            <text:p>0,238107356629973</text:p>
          </table:table-cell>
          <table:table-cell table:style-name="ce7" table:formula="of:=DEGREES(ACOS([.S15]))" office:value-type="float" office:value="76.2251381007536" calcext:value-type="float">
            <text:p>76,2251381007536</text:p>
          </table:table-cell>
          <table:table-cell table:style-name="ce9" table:formula="of:=SQRT(([.B16]-[.N15])^2+([.C16]-[.O15])^2)*SQRT(([.F15]-[.O15])^2+([.G15]-[.N15])^2)" office:value-type="float" office:value="0.00000000509227841860315" calcext:value-type="float">
            <text:p>,000000005092278</text:p>
          </table:table-cell>
          <table:table-cell table:style-name="ce7" table:formula="of:=SQRT(1-[.S15]^2)" office:value-type="float" office:value="0.971238841232519" calcext:value-type="float">
            <text:p>0,971238841232519</text:p>
          </table:table-cell>
          <table:table-cell table:style-name="ce7" table:formula="of:=DEGREES(ACOS([.V15]))" office:value-type="float" office:value="13.7748618992464" calcext:value-type="float">
            <text:p>13,7748618992464</text:p>
          </table:table-cell>
          <table:table-cell table:formula="of:=[.M15]-[.W15]" office:value-type="float" office:value="-0.352180945706353" calcext:value-type="float">
            <text:p>-0,352180945706353</text:p>
          </table:table-cell>
          <table:table-cell table:formula="of:=[.M15]-DEGREES(ACOS([.Q15]))" office:value-type="float" office:value="-0.352180945706451" calcext:value-type="float">
            <text:p>-0,3521809457064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,008720225135641</text:p>
          </table:table-cell>
          <table:table-cell table:formula="of:=[.C15]+[.E16]" office:value-type="float" office:value="0.0000160643705129985" calcext:value-type="float">
            <text:p>1,60643705129985E-05</text:p>
          </table:table-cell>
          <table:table-cell table:formula="of:=[$Arkusz3.C9]" office:value-type="float" office:value="0.000032262193006057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6]*[.C16]+((1/3)*[.E17]+[.C16])*(1/2)*[.E17])/([.C16]+(1/2)*[.E17])" office:value-type="float" office:value="0.00000795742089258658" calcext:value-type="float">
            <text:p>7,95742089258658E-06</text:p>
          </table:table-cell>
          <table:table-cell table:formula="of:=(((1/2)*([.B17]-[.B16])+[.B16])*[.C16]+((2/3)*([.B17]-[.B16])+[.B16])*(1/2)*[.E17])/([.C16]+(1/2)*[.E17])" office:value-type="float" office:value="0.00937615259942506" calcext:value-type="float">
            <text:p>0,009376152599425</text:p>
          </table:table-cell>
          <table:table-cell table:formula="of:=(((1/2)*([.D16]-[.C17])+[.C16]+[.E17])*([.D16]-[.C17])+((2/3)*[.E17]+[.C16])*(1/2)*[.E17])/([.D16]-[.C17]+(1/2)*[.E17])" office:value-type="float" office:value="0.0000240880523711795" calcext:value-type="float">
            <text:p>2,40880523711795E-05</text:p>
          </table:table-cell>
          <table:table-cell table:formula="of:=(((1/2)*([.B17]-[.B16])+[.B16])*([.D16]-[.C17])+((1/3)*([.B17]-[.B16])+[.B16])*(1/2)*[.E17])/([.D16]-[.C17]+(1/2)*[.E17])" office:value-type="float" office:value="0.00938023238132512" calcext:value-type="float">
            <text:p>0,009380232381325</text:p>
          </table:table-cell>
          <table:table-cell table:formula="of:=DEGREES(ATAN(([.G16]-[.I16])/([.H16]-[.F16])))" office:value-type="float" office:value="-14.1936726476626" calcext:value-type="float">
            <text:p>-14,1936726476626</text:p>
          </table:table-cell>
          <table:table-cell table:formula="of:=DEGREES(ATAN(([.C17]-[.C16])/([.B17]-[.B16])))" office:value-type="float" office:value="-0.0130614516771762" calcext:value-type="float">
            <text:p>-0,013061451677176</text:p>
          </table:table-cell>
          <table:table-cell table:formula="of:=[.J16]-[.K16]" office:value-type="float" office:value="-14.1806111959854" calcext:value-type="float">
            <text:p>-14,1806111959854</text:p>
          </table:table-cell>
          <table:table-cell table:formula="of:=ABS([.L16])" office:value-type="float" office:value="14.1806111959854" calcext:value-type="float">
            <text:p>14,1806111959854</text:p>
          </table:table-cell>
          <table:table-cell table:formula="of:=[.B16]+0.5*([.B17]-[.B16])" office:value-type="float" office:value="0.00937821989690543" calcext:value-type="float">
            <text:p>0,009378219896905</text:p>
          </table:table-cell>
          <table:table-cell table:formula="of:=[.C16]+0.5*([.C17]-[.C16])" office:value-type="float" office:value="0.0000159143705129985" calcext:value-type="float">
            <text:p>1,59143705129985E-05</text:p>
          </table:table-cell>
          <table:table-cell table:formula="of:=SQRT(([.B17]-[.N16])^2+([.C17]-[.O16])^2)*SQRT(([.F16]-[.O16])^2+([.G16]-[.N16])^2)" office:value-type="float" office:value="0.00000000540945211458142" calcext:value-type="float">
            <text:p>5,40945211458142E-09</text:p>
          </table:table-cell>
          <table:table-cell table:formula="of:=(-([.B17]-[.N16])*([.F16]-[.O16])+([.C17]-[.O16])*([.G16]-[.N16]))/[.P16]" office:value-type="float" office:value="0.967924505030872" calcext:value-type="float">
            <text:p>0,967924505030872</text:p>
          </table:table-cell>
          <table:table-cell table:formula="of:=DEGREES(ACOS([.Q16]))" office:value-type="float" office:value="14.5509735717007" calcext:value-type="float">
            <text:p>14,5509735717007</text:p>
          </table:table-cell>
          <table:table-cell table:style-name="ce7" table:formula="of:=(([.B17]-[.N16])*([.G16]-[.N16])+([.C17]-[.O16])*([.F16]-[.O16]))/[.U16]" office:value-type="float" office:value="-0.2512412238482" calcext:value-type="float">
            <text:p>-0,2512412238482</text:p>
          </table:table-cell>
          <table:table-cell table:style-name="ce7" table:formula="of:=DEGREES(ACOS([.S16]))" office:value-type="float" office:value="104.550973571701" calcext:value-type="float">
            <text:p>104,550973571701</text:p>
          </table:table-cell>
          <table:table-cell table:style-name="ce9" table:formula="of:=SQRT(([.B17]-[.N16])^2+([.C17]-[.O16])^2)*SQRT(([.F16]-[.O16])^2+([.G16]-[.N16])^2)" office:value-type="float" office:value="0.00000000540945211458142" calcext:value-type="float">
            <text:p>,000000005409452</text:p>
          </table:table-cell>
          <table:table-cell table:style-name="ce7" table:formula="of:=SQRT(1-[.S16]^2)" office:value-type="float" office:value="0.967924505030872" calcext:value-type="float">
            <text:p>0,967924505030872</text:p>
          </table:table-cell>
          <table:table-cell table:style-name="ce7" table:formula="of:=DEGREES(ACOS([.V16]))" office:value-type="float" office:value="14.5509735717007" calcext:value-type="float">
            <text:p>14,5509735717007</text:p>
          </table:table-cell>
          <table:table-cell table:formula="of:=[.M16]-[.W16]" office:value-type="float" office:value="-0.370362375715283" calcext:value-type="float">
            <text:p>-0,370362375715283</text:p>
          </table:table-cell>
          <table:table-cell table:formula="of:=[.M16]-DEGREES(ACOS([.Q16]))" office:value-type="float" office:value="-0.370362375715299" calcext:value-type="float">
            <text:p>-0,3703623757152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,010036214658169</text:p>
          </table:table-cell>
          <table:table-cell table:formula="of:=[.C16]+[.E17]" office:value-type="float" office:value="0.0000157643705129985" calcext:value-type="float">
            <text:p>1,57643705129985E-05</text:p>
          </table:table-cell>
          <table:table-cell table:formula="of:=[$Arkusz3.C10]" office:value-type="float" office:value="0.0000322621930060572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7]*[.C17]+((1/3)*[.E18]+[.C17])*(1/2)*[.E18])/([.C17]+(1/2)*[.E18])" office:value-type="float" office:value="0.00000795742089258658" calcext:value-type="float">
            <text:p>7,95742089258658E-06</text:p>
          </table:table-cell>
          <table:table-cell table:formula="of:=(((1/2)*([.B18]-[.B17])+[.B17])*[.C17]+((2/3)*([.B18]-[.B17])+[.B17])*(1/2)*[.E18])/([.C17]+(1/2)*[.E18])" office:value-type="float" office:value="0.0107383701079176" calcext:value-type="float">
            <text:p>0,010738370107918</text:p>
          </table:table-cell>
          <table:table-cell table:formula="of:=(((1/2)*([.D17]-[.C18])+[.C17]+[.E18])*([.D17]-[.C18])+((2/3)*[.E18]+[.C17])*(1/2)*[.E18])/([.D17]-[.C18]+(1/2)*[.E18])" office:value-type="float" office:value="0.0000240880523711795" calcext:value-type="float">
            <text:p>2,40880523711795E-05</text:p>
          </table:table-cell>
          <table:table-cell table:formula="of:=(((1/2)*([.B18]-[.B17])+[.B17])*([.D17]-[.C18])+((1/3)*([.B18]-[.B17])+[.B17])*(1/2)*[.E18])/([.D17]-[.C18]+(1/2)*[.E18])" office:value-type="float" office:value="0.0107340301507015" calcext:value-type="float">
            <text:p>0,010734030150702</text:p>
          </table:table-cell>
          <table:table-cell table:formula="of:=DEGREES(ATAN(([.G17]-[.I17])/([.H17]-[.F17])))" office:value-type="float" office:value="15.0588662464458" calcext:value-type="float">
            <text:p>15,0588662464458</text:p>
          </table:table-cell>
          <table:table-cell table:formula="of:=DEGREES(ATAN(([.C18]-[.C17])/([.B18]-[.B17])))" office:value-type="float" office:value="0.0122784330801496" calcext:value-type="float">
            <text:p>0,01227843308015</text:p>
          </table:table-cell>
          <table:table-cell table:formula="of:=[.J17]-[.K17]" office:value-type="float" office:value="15.0465878133657" calcext:value-type="float">
            <text:p>15,0465878133657</text:p>
          </table:table-cell>
          <table:table-cell table:formula="of:=ABS([.L17])" office:value-type="float" office:value="15.0465878133657" calcext:value-type="float">
            <text:p>15,0465878133657</text:p>
          </table:table-cell>
          <table:table-cell table:formula="of:=[.B17]+0.5*([.B18]-[.B17])" office:value-type="float" office:value="0.0107361709750136" calcext:value-type="float">
            <text:p>0,010736170975014</text:p>
          </table:table-cell>
          <table:table-cell table:formula="of:=[.C17]+0.5*([.C18]-[.C17])" office:value-type="float" office:value="0.0000159143705129985" calcext:value-type="float">
            <text:p>1,59143705129985E-05</text:p>
          </table:table-cell>
          <table:table-cell table:formula="of:=SQRT(([.B18]-[.N17])^2+([.C18]-[.O17])^2)*SQRT(([.F17]-[.O17])^2+([.G17]-[.N17])^2)" office:value-type="float" office:value="0.00000000577831791858272" calcext:value-type="float">
            <text:p>5,77831791858272E-09</text:p>
          </table:table-cell>
          <table:table-cell table:formula="of:=(-([.B18]-[.N17])*([.F17]-[.O17])+([.C18]-[.O17])*([.G17]-[.N17]))/[.P17]" office:value-type="float" office:value="0.963921871041692" calcext:value-type="float">
            <text:p>0,963921871041692</text:p>
          </table:table-cell>
          <table:table-cell table:formula="of:=DEGREES(ACOS([.Q17]))" office:value-type="float" office:value="15.4373968188628" calcext:value-type="float">
            <text:p>15,4373968188628</text:p>
          </table:table-cell>
          <table:table-cell table:style-name="ce7" table:formula="of:=(([.B18]-[.N17])*([.G17]-[.N17])+([.C18]-[.O17])*([.F17]-[.O17]))/[.U17]" office:value-type="float" office:value="0.266185323651557" calcext:value-type="float">
            <text:p>0,266185323651557</text:p>
          </table:table-cell>
          <table:table-cell table:style-name="ce7" table:formula="of:=DEGREES(ACOS([.S17]))" office:value-type="float" office:value="74.5626031811373" calcext:value-type="float">
            <text:p>74,5626031811373</text:p>
          </table:table-cell>
          <table:table-cell table:style-name="ce9" table:formula="of:=SQRT(([.B18]-[.N17])^2+([.C18]-[.O17])^2)*SQRT(([.F17]-[.O17])^2+([.G17]-[.N17])^2)" office:value-type="float" office:value="0.00000000577831791858272" calcext:value-type="float">
            <text:p>,000000005778318</text:p>
          </table:table-cell>
          <table:table-cell table:style-name="ce7" table:formula="of:=SQRT(1-[.S17]^2)" office:value-type="float" office:value="0.963921871041692" calcext:value-type="float">
            <text:p>0,963921871041692</text:p>
          </table:table-cell>
          <table:table-cell table:style-name="ce7" table:formula="of:=DEGREES(ACOS([.V17]))" office:value-type="float" office:value="15.4373968188627" calcext:value-type="float">
            <text:p>15,4373968188627</text:p>
          </table:table-cell>
          <table:table-cell table:formula="of:=[.M17]-[.W17]" office:value-type="float" office:value="-0.390809005497042" calcext:value-type="float">
            <text:p>-0,390809005497042</text:p>
          </table:table-cell>
          <table:table-cell table:formula="of:=[.M17]-DEGREES(ACOS([.Q17]))" office:value-type="float" office:value="-0.390809005497097" calcext:value-type="float">
            <text:p>-0,39080900549709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,011436127291858</text:p>
          </table:table-cell>
          <table:table-cell table:formula="of:=[.C17]+[.E18]" office:value-type="float" office:value="0.0000160643705129985" calcext:value-type="float">
            <text:p>1,60643705129985E-05</text:p>
          </table:table-cell>
          <table:table-cell table:formula="of:=[$Arkusz3.C11]" office:value-type="float" office:value="0.0000322621930060572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18]*[.C18]+((1/3)*[.E19]+[.C18])*(1/2)*[.E19])/([.C18]+(1/2)*[.E19])" office:value-type="float" office:value="0.00000795742089258658" calcext:value-type="float">
            <text:p>7,95742089258658E-06</text:p>
          </table:table-cell>
          <table:table-cell table:formula="of:=(((1/2)*([.B19]-[.B18])+[.B18])*[.C18]+((2/3)*([.B19]-[.B18])+[.B18])*(1/2)*[.E19])/([.C18]+(1/2)*[.E19])" office:value-type="float" office:value="0.0121815488612846" calcext:value-type="float">
            <text:p>0,012181548861285</text:p>
          </table:table-cell>
          <table:table-cell table:formula="of:=(((1/2)*([.D18]-[.C19])+[.C18]+[.E19])*([.D18]-[.C19])+((2/3)*[.E19]+[.C18])*(1/2)*[.E19])/([.D18]-[.C19]+(1/2)*[.E19])" office:value-type="float" office:value="0.0000240880523711795" calcext:value-type="float">
            <text:p>2,40880523711795E-05</text:p>
          </table:table-cell>
          <table:table-cell table:formula="of:=(((1/2)*([.B19]-[.B18])+[.B18])*([.D18]-[.C19])+((1/3)*([.B19]-[.B18])+[.B18])*(1/2)*[.E19])/([.D18]-[.C19]+(1/2)*[.E19])" office:value-type="float" office:value="0.0121861852846618" calcext:value-type="float">
            <text:p>0,012186185284662</text:p>
          </table:table-cell>
          <table:table-cell table:formula="of:=DEGREES(ATAN(([.G18]-[.I18])/([.H18]-[.F18])))" office:value-type="float" office:value="-16.0362255153542" calcext:value-type="float">
            <text:p>-16,0362255153542</text:p>
          </table:table-cell>
          <table:table-cell table:formula="of:=DEGREES(ATAN(([.C19]-[.C18])/([.B19]-[.B18])))" office:value-type="float" office:value="-0.0114933150002985" calcext:value-type="float">
            <text:p>-0,011493315000299</text:p>
          </table:table-cell>
          <table:table-cell table:formula="of:=[.J18]-[.K18]" office:value-type="float" office:value="-16.0247322003539" calcext:value-type="float">
            <text:p>-16,0247322003539</text:p>
          </table:table-cell>
          <table:table-cell table:formula="of:=ABS([.L18])" office:value-type="float" office:value="16.0247322003539" calcext:value-type="float">
            <text:p>16,0247322003539</text:p>
          </table:table-cell>
          <table:table-cell table:formula="of:=[.B18]+0.5*([.B19]-[.B18])" office:value-type="float" office:value="0.0121838982188239" calcext:value-type="float">
            <text:p>0,012183898218824</text:p>
          </table:table-cell>
          <table:table-cell table:formula="of:=[.C18]+0.5*([.C19]-[.C18])" office:value-type="float" office:value="0.0000159143705129985" calcext:value-type="float">
            <text:p>1,59143705129985E-05</text:p>
          </table:table-cell>
          <table:table-cell table:formula="of:=SQRT(([.B19]-[.N18])^2+([.C19]-[.O18])^2)*SQRT(([.F18]-[.O18])^2+([.G18]-[.N18])^2)" office:value-type="float" office:value="0.0000000062039093743071" calcext:value-type="float">
            <text:p>6,2039093743071E-09</text:p>
          </table:table-cell>
          <table:table-cell table:formula="of:=(-([.B19]-[.N18])*([.F18]-[.O18])+([.C19]-[.O18])*([.G18]-[.N18]))/[.P18]" office:value-type="float" office:value="0.95912555101975" calcext:value-type="float">
            <text:p>0,95912555101975</text:p>
          </table:table-cell>
          <table:table-cell table:formula="of:=DEGREES(ACOS([.Q18]))" office:value-type="float" office:value="16.4381936867064" calcext:value-type="float">
            <text:p>16,4381936867064</text:p>
          </table:table-cell>
          <table:table-cell table:style-name="ce7" table:formula="of:=(([.B19]-[.N18])*([.G18]-[.N18])+([.C19]-[.O18])*([.F18]-[.O18]))/[.U18]" office:value-type="float" office:value="-0.282980878119107" calcext:value-type="float">
            <text:p>-0,282980878119107</text:p>
          </table:table-cell>
          <table:table-cell table:style-name="ce7" table:formula="of:=DEGREES(ACOS([.S18]))" office:value-type="float" office:value="106.438193686706" calcext:value-type="float">
            <text:p>106,438193686706</text:p>
          </table:table-cell>
          <table:table-cell table:style-name="ce9" table:formula="of:=SQRT(([.B19]-[.N18])^2+([.C19]-[.O18])^2)*SQRT(([.F18]-[.O18])^2+([.G18]-[.N18])^2)" office:value-type="float" office:value="0.0000000062039093743071" calcext:value-type="float">
            <text:p>,000000006203909</text:p>
          </table:table-cell>
          <table:table-cell table:style-name="ce7" table:formula="of:=SQRT(1-[.S18]^2)" office:value-type="float" office:value="0.95912555101975" calcext:value-type="float">
            <text:p>0,95912555101975</text:p>
          </table:table-cell>
          <table:table-cell table:style-name="ce7" table:formula="of:=DEGREES(ACOS([.V18]))" office:value-type="float" office:value="16.4381936867064" calcext:value-type="float">
            <text:p>16,4381936867064</text:p>
          </table:table-cell>
          <table:table-cell table:formula="of:=[.M18]-[.W18]" office:value-type="float" office:value="-0.413461486352499" calcext:value-type="float">
            <text:p>-0,413461486352499</text:p>
          </table:table-cell>
          <table:table-cell table:formula="of:=[.M18]-DEGREES(ACOS([.Q18]))" office:value-type="float" office:value="-0.413461486352507" calcext:value-type="float">
            <text:p>-0,4134614863525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,01293166914579</text:p>
          </table:table-cell>
          <table:table-cell table:formula="of:=[.C18]+[.E19]" office:value-type="float" office:value="0.0000157643705129985" calcext:value-type="float">
            <text:p>1,57643705129985E-05</text:p>
          </table:table-cell>
          <table:table-cell table:formula="of:=[$Arkusz3.C12]" office:value-type="float" office:value="0.0000322621930060572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19]*[.C19]+((1/3)*[.E20]+[.C19])*(1/2)*[.E20])/([.C19]+(1/2)*[.E20])" office:value-type="float" office:value="0.00000795742089258658" calcext:value-type="float">
            <text:p>7,95742089258658E-06</text:p>
          </table:table-cell>
          <table:table-cell table:formula="of:=(((1/2)*([.B20]-[.B19])+[.B19])*[.C19]+((2/3)*([.B20]-[.B19])+[.B19])*(1/2)*[.E20])/([.C19]+(1/2)*[.E20])" office:value-type="float" office:value="0.0137360267921123" calcext:value-type="float">
            <text:p>0,013736026792112</text:p>
          </table:table-cell>
          <table:table-cell table:formula="of:=(((1/2)*([.D19]-[.C20])+[.C19]+[.E20])*([.D19]-[.C20])+((2/3)*[.E20]+[.C19])*(1/2)*[.E20])/([.D19]-[.C20]+(1/2)*[.E20])" office:value-type="float" office:value="0.0000240880523711795" calcext:value-type="float">
            <text:p>2,40880523711795E-05</text:p>
          </table:table-cell>
          <table:table-cell table:formula="of:=(((1/2)*([.B20]-[.B19])+[.B19])*([.D19]-[.C20])+((1/3)*([.B20]-[.B19])+[.B19])*(1/2)*[.E20])/([.D19]-[.C20]+(1/2)*[.E20])" office:value-type="float" office:value="0.0137310551326704" calcext:value-type="float">
            <text:p>0,01373105513267</text:p>
          </table:table-cell>
          <table:table-cell table:formula="of:=DEGREES(ATAN(([.G19]-[.I19])/([.H19]-[.F19])))" office:value-type="float" office:value="17.1299429721193" calcext:value-type="float">
            <text:p>17,1299429721193</text:p>
          </table:table-cell>
          <table:table-cell table:formula="of:=DEGREES(ATAN(([.C20]-[.C19])/([.B20]-[.B19])))" office:value-type="float" office:value="0.0107183275653833" calcext:value-type="float">
            <text:p>0,010718327565383</text:p>
          </table:table-cell>
          <table:table-cell table:formula="of:=[.J19]-[.K19]" office:value-type="float" office:value="17.1192246445539" calcext:value-type="float">
            <text:p>17,1192246445539</text:p>
          </table:table-cell>
          <table:table-cell table:formula="of:=ABS([.L19])" office:value-type="float" office:value="17.1192246445539" calcext:value-type="float">
            <text:p>17,1192246445539</text:p>
          </table:table-cell>
          <table:table-cell table:formula="of:=[.B19]+0.5*([.B20]-[.B19])" office:value-type="float" office:value="0.0137335075645434" calcext:value-type="float">
            <text:p>0,013733507564544</text:p>
          </table:table-cell>
          <table:table-cell table:formula="of:=[.C19]+0.5*([.C20]-[.C19])" office:value-type="float" office:value="0.0000159143705129985" calcext:value-type="float">
            <text:p>1,59143705129985E-05</text:p>
          </table:table-cell>
          <table:table-cell table:formula="of:=SQRT(([.B20]-[.N19])^2+([.C20]-[.O19])^2)*SQRT(([.F19]-[.O19])^2+([.G19]-[.N19])^2)" office:value-type="float" office:value="0.00000000669232796328542" calcext:value-type="float">
            <text:p>6,69232796328542E-09</text:p>
          </table:table-cell>
          <table:table-cell table:formula="of:=(-([.B20]-[.N19])*([.F19]-[.O19])+([.C20]-[.O19])*([.G19]-[.N19]))/[.P19]" office:value-type="float" office:value="0.953414988158311" calcext:value-type="float">
            <text:p>0,953414988158311</text:p>
          </table:table-cell>
          <table:table-cell table:formula="of:=DEGREES(ACOS([.Q19]))" office:value-type="float" office:value="17.5574439250855" calcext:value-type="float">
            <text:p>17,5574439250855</text:p>
          </table:table-cell>
          <table:table-cell table:style-name="ce7" table:formula="of:=(([.B20]-[.N19])*([.G19]-[.N19])+([.C20]-[.O19])*([.F19]-[.O19]))/[.U19]" office:value-type="float" office:value="0.301661831120689" calcext:value-type="float">
            <text:p>0,301661831120689</text:p>
          </table:table-cell>
          <table:table-cell table:style-name="ce7" table:formula="of:=DEGREES(ACOS([.S19]))" office:value-type="float" office:value="72.4425560749145" calcext:value-type="float">
            <text:p>72,4425560749145</text:p>
          </table:table-cell>
          <table:table-cell table:style-name="ce9" table:formula="of:=SQRT(([.B20]-[.N19])^2+([.C20]-[.O19])^2)*SQRT(([.F19]-[.O19])^2+([.G19]-[.N19])^2)" office:value-type="float" office:value="0.00000000669232796328542" calcext:value-type="float">
            <text:p>,000000006692328</text:p>
          </table:table-cell>
          <table:table-cell table:style-name="ce7" table:formula="of:=SQRT(1-[.S19]^2)" office:value-type="float" office:value="0.953414988158311" calcext:value-type="float">
            <text:p>0,953414988158311</text:p>
          </table:table-cell>
          <table:table-cell table:style-name="ce7" table:formula="of:=DEGREES(ACOS([.V19]))" office:value-type="float" office:value="17.5574439250855" calcext:value-type="float">
            <text:p>17,5574439250855</text:p>
          </table:table-cell>
          <table:table-cell table:formula="of:=[.M19]-[.W19]" office:value-type="float" office:value="-0.438219280531587" calcext:value-type="float">
            <text:p>-0,438219280531587</text:p>
          </table:table-cell>
          <table:table-cell table:formula="of:=[.M19]-DEGREES(ACOS([.Q19]))" office:value-type="float" office:value="-0.438219280531634" calcext:value-type="float">
            <text:p>-0,4382192805316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,014535345983297</text:p>
          </table:table-cell>
          <table:table-cell table:formula="of:=[.C19]+[.E20]" office:value-type="float" office:value="0.0000160643705129985" calcext:value-type="float">
            <text:p>1,60643705129985E-05</text:p>
          </table:table-cell>
          <table:table-cell table:formula="of:=[$Arkusz3.C13]" office:value-type="float" office:value="0.0000322621930060572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0]*[.C20]+((1/3)*[.E21]+[.C20])*(1/2)*[.E21])/([.C20]+(1/2)*[.E21])" office:value-type="float" office:value="0.00000795742089258658" calcext:value-type="float">
            <text:p>7,95742089258658E-06</text:p>
          </table:table-cell>
          <table:table-cell table:formula="of:=(((1/2)*([.B21]-[.B20])+[.B20])*[.C20]+((2/3)*([.B21]-[.B20])+[.B20])*(1/2)*[.E21])/([.C20]+(1/2)*[.E21])" office:value-type="float" office:value="0.0153952467259498" calcext:value-type="float">
            <text:p>0,01539524672595</text:p>
          </table:table-cell>
          <table:table-cell table:formula="of:=(((1/2)*([.D20]-[.C21])+[.C20]+[.E21])*([.D20]-[.C21])+((2/3)*[.E21]+[.C20])*(1/2)*[.E21])/([.D20]-[.C21]+(1/2)*[.E21])" office:value-type="float" office:value="0.0000240880523711795" calcext:value-type="float">
            <text:p>2,40880523711795E-05</text:p>
          </table:table-cell>
          <table:table-cell table:formula="of:=(((1/2)*([.B21]-[.B20])+[.B20])*([.D20]-[.C21])+((1/3)*([.B21]-[.B20])+[.B20])*(1/2)*[.E21])/([.D20]-[.C21]+(1/2)*[.E21])" office:value-type="float" office:value="0.0154005951946135" calcext:value-type="float">
            <text:p>0,015400595194614</text:p>
          </table:table-cell>
          <table:table-cell table:formula="of:=DEGREES(ATAN(([.G20]-[.I20])/([.H20]-[.F20])))" office:value-type="float" office:value="-18.3440849664108" calcext:value-type="float">
            <text:p>-18,3440849664108</text:p>
          </table:table-cell>
          <table:table-cell table:formula="of:=DEGREES(ATAN(([.C21]-[.C20])/([.B21]-[.B20])))" office:value-type="float" office:value="-0.00996320215699345" calcext:value-type="float">
            <text:p>-0,009963202156993</text:p>
          </table:table-cell>
          <table:table-cell table:formula="of:=[.J20]-[.K20]" office:value-type="float" office:value="-18.3341217642538" calcext:value-type="float">
            <text:p>-18,3341217642538</text:p>
          </table:table-cell>
          <table:table-cell table:formula="of:=ABS([.L20])" office:value-type="float" office:value="18.3341217642538" calcext:value-type="float">
            <text:p>18,3341217642538</text:p>
          </table:table-cell>
          <table:table-cell table:formula="of:=[.B20]+0.5*([.B21]-[.B20])" office:value-type="float" office:value="0.0153979568894005" calcext:value-type="float">
            <text:p>0,015397956889401</text:p>
          </table:table-cell>
          <table:table-cell table:formula="of:=[.C20]+0.5*([.C21]-[.C20])" office:value-type="float" office:value="0.0000159143705129985" calcext:value-type="float">
            <text:p>1,59143705129985E-05</text:p>
          </table:table-cell>
          <table:table-cell table:formula="of:=SQRT(([.B21]-[.N20])^2+([.C21]-[.O20])^2)*SQRT(([.F20]-[.O20])^2+([.G20]-[.N20])^2)" office:value-type="float" office:value="0.00000000725096357492771" calcext:value-type="float">
            <text:p>7,25096357492771E-09</text:p>
          </table:table-cell>
          <table:table-cell table:formula="of:=(-([.B21]-[.N20])*([.F20]-[.O20])+([.C21]-[.O20])*([.G20]-[.N20]))/[.P20]" office:value-type="float" office:value="0.946654603277312" calcext:value-type="float">
            <text:p>0,946654603277312</text:p>
          </table:table-cell>
          <table:table-cell table:formula="of:=DEGREES(ACOS([.Q20]))" office:value-type="float" office:value="18.7990500134834" calcext:value-type="float">
            <text:p>18,7990500134834</text:p>
          </table:table-cell>
          <table:table-cell table:style-name="ce7" table:formula="of:=(([.B21]-[.N20])*([.G20]-[.N20])+([.C21]-[.O20])*([.F20]-[.O20]))/[.U20]" office:value-type="float" office:value="-0.322249999369862" calcext:value-type="float">
            <text:p>-0,322249999369862</text:p>
          </table:table-cell>
          <table:table-cell table:style-name="ce7" table:formula="of:=DEGREES(ACOS([.S20]))" office:value-type="float" office:value="108.799050013483" calcext:value-type="float">
            <text:p>108,799050013483</text:p>
          </table:table-cell>
          <table:table-cell table:style-name="ce9" table:formula="of:=SQRT(([.B21]-[.N20])^2+([.C21]-[.O20])^2)*SQRT(([.F20]-[.O20])^2+([.G20]-[.N20])^2)" office:value-type="float" office:value="0.00000000725096357492771" calcext:value-type="float">
            <text:p>,000000007250964</text:p>
          </table:table-cell>
          <table:table-cell table:style-name="ce7" table:formula="of:=SQRT(1-[.S20]^2)" office:value-type="float" office:value="0.946654603277311" calcext:value-type="float">
            <text:p>0,946654603277311</text:p>
          </table:table-cell>
          <table:table-cell table:style-name="ce7" table:formula="of:=DEGREES(ACOS([.V20]))" office:value-type="float" office:value="18.7990500134835" calcext:value-type="float">
            <text:p>18,7990500134835</text:p>
          </table:table-cell>
          <table:table-cell table:formula="of:=[.M20]-[.W20]" office:value-type="float" office:value="-0.464928249229715" calcext:value-type="float">
            <text:p>-0,464928249229715</text:p>
          </table:table-cell>
          <table:table-cell table:formula="of:=[.M20]-DEGREES(ACOS([.Q20]))" office:value-type="float" office:value="-0.464928249229629" calcext:value-type="float">
            <text:p>-0,46492824922962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,016260567795504</text:p>
          </table:table-cell>
          <table:table-cell table:formula="of:=[.C20]+[.E21]" office:value-type="float" office:value="0.0000157643705129985" calcext:value-type="float">
            <text:p>1,57643705129985E-05</text:p>
          </table:table-cell>
          <table:table-cell table:formula="of:=[$Arkusz3.C14]" office:value-type="float" office:value="0.0000322621930060573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1]*[.C21]+((1/3)*[.E22]+[.C21])*(1/2)*[.E22])/([.C21]+(1/2)*[.E22])" office:value-type="float" office:value="0.00000795742089258658" calcext:value-type="float">
            <text:p>7,95742089258658E-06</text:p>
          </table:table-cell>
          <table:table-cell table:formula="of:=(((1/2)*([.B22]-[.B21])+[.B21])*[.C21]+((2/3)*([.B22]-[.B21])+[.B21])*(1/2)*[.E22])/([.C21]+(1/2)*[.E22])" office:value-type="float" office:value="0.0171940881275765" calcext:value-type="float">
            <text:p>0,017194088127577</text:p>
          </table:table-cell>
          <table:table-cell table:formula="of:=(((1/2)*([.D21]-[.C22])+[.C21]+[.E22])*([.D21]-[.C22])+((2/3)*[.E22]+[.C21])*(1/2)*[.E22])/([.D21]-[.C22]+(1/2)*[.E22])" office:value-type="float" office:value="0.0000240880523711796" calcext:value-type="float">
            <text:p>2,40880523711796E-05</text:p>
          </table:table-cell>
          <table:table-cell table:formula="of:=(((1/2)*([.B22]-[.B21])+[.B21])*([.D21]-[.C22])+((1/3)*([.B22]-[.B21])+[.B21])*(1/2)*[.E22])/([.D21]-[.C22]+(1/2)*[.E22])" office:value-type="float" office:value="0.0171883181256446" calcext:value-type="float">
            <text:p>0,017188318125645</text:p>
          </table:table-cell>
          <table:table-cell table:formula="of:=DEGREES(ATAN(([.G21]-[.I21])/([.H21]-[.F21])))" office:value-type="float" office:value="19.6823662596967" calcext:value-type="float">
            <text:p>19,6823662596967</text:p>
          </table:table-cell>
          <table:table-cell table:formula="of:=DEGREES(ATAN(([.C22]-[.C21])/([.B22]-[.B21])))" office:value-type="float" office:value="0.0092353304611665" calcext:value-type="float">
            <text:p>0,009235330461167</text:p>
          </table:table-cell>
          <table:table-cell table:formula="of:=[.J21]-[.K21]" office:value-type="float" office:value="19.6731309292355" calcext:value-type="float">
            <text:p>19,6731309292355</text:p>
          </table:table-cell>
          <table:table-cell table:formula="of:=ABS([.L21])" office:value-type="float" office:value="19.6731309292355" calcext:value-type="float">
            <text:p>19,6731309292355</text:p>
          </table:table-cell>
          <table:table-cell table:formula="of:=[.B21]+0.5*([.B22]-[.B21])" office:value-type="float" office:value="0.0171911643657805" calcext:value-type="float">
            <text:p>0,017191164365781</text:p>
          </table:table-cell>
          <table:table-cell table:formula="of:=[.C21]+0.5*([.C22]-[.C21])" office:value-type="float" office:value="0.0000159143705129985" calcext:value-type="float">
            <text:p>1,59143705129985E-05</text:p>
          </table:table-cell>
          <table:table-cell table:formula="of:=SQRT(([.B22]-[.N21])^2+([.C22]-[.O21])^2)*SQRT(([.F21]-[.O21])^2+([.G21]-[.N21])^2)" office:value-type="float" office:value="0.000000007888771589522" calcext:value-type="float">
            <text:p>7,888771589522E-09</text:p>
          </table:table-cell>
          <table:table-cell table:formula="of:=(-([.B22]-[.N21])*([.F21]-[.O21])+([.C22]-[.O21])*([.G21]-[.N21]))/[.P21]" office:value-type="float" office:value="0.938694764685962" calcext:value-type="float">
            <text:p>0,938694764685962</text:p>
          </table:table-cell>
          <table:table-cell table:formula="of:=DEGREES(ACOS([.Q21]))" office:value-type="float" office:value="20.1664980767545" calcext:value-type="float">
            <text:p>20,1664980767545</text:p>
          </table:table-cell>
          <table:table-cell table:style-name="ce7" table:formula="of:=(([.B22]-[.N21])*([.G21]-[.N21])+([.C22]-[.O21])*([.F21]-[.O21]))/[.U21]" office:value-type="float" office:value="0.344749385425365" calcext:value-type="float">
            <text:p>0,344749385425365</text:p>
          </table:table-cell>
          <table:table-cell table:style-name="ce7" table:formula="of:=DEGREES(ACOS([.S21]))" office:value-type="float" office:value="69.8335019232455" calcext:value-type="float">
            <text:p>69,8335019232455</text:p>
          </table:table-cell>
          <table:table-cell table:style-name="ce9" table:formula="of:=SQRT(([.B22]-[.N21])^2+([.C22]-[.O21])^2)*SQRT(([.F21]-[.O21])^2+([.G21]-[.N21])^2)" office:value-type="float" office:value="0.000000007888771589522" calcext:value-type="float">
            <text:p>,000000007888772</text:p>
          </table:table-cell>
          <table:table-cell table:style-name="ce7" table:formula="of:=SQRT(1-[.S21]^2)" office:value-type="float" office:value="0.938694764685962" calcext:value-type="float">
            <text:p>0,938694764685962</text:p>
          </table:table-cell>
          <table:table-cell table:style-name="ce7" table:formula="of:=DEGREES(ACOS([.V21]))" office:value-type="float" office:value="20.1664980767545" calcext:value-type="float">
            <text:p>20,1664980767545</text:p>
          </table:table-cell>
          <table:table-cell table:formula="of:=[.M21]-[.W21]" office:value-type="float" office:value="-0.493367147518988" calcext:value-type="float">
            <text:p>-0,493367147518988</text:p>
          </table:table-cell>
          <table:table-cell table:formula="of:=[.M21]-DEGREES(ACOS([.Q21]))" office:value-type="float" office:value="-0.493367147518963" calcext:value-type="float">
            <text:p>-0,4933671475189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,018121760936057</text:p>
          </table:table-cell>
          <table:table-cell table:formula="of:=[.C21]+[.E22]" office:value-type="float" office:value="0.0000160643705129985" calcext:value-type="float">
            <text:p>1,60643705129985E-05</text:p>
          </table:table-cell>
          <table:table-cell table:formula="of:=[$Arkusz3.C15]" office:value-type="float" office:value="0.000032262193006057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2]*[.C22]+((1/3)*[.E23]+[.C22])*(1/2)*[.E23])/([.C22]+(1/2)*[.E23])" office:value-type="float" office:value="0.00000795742089258658" calcext:value-type="float">
            <text:p>7,95742089258658E-06</text:p>
          </table:table-cell>
          <table:table-cell table:formula="of:=(((1/2)*([.B23]-[.B22])+[.B22])*[.C22]+((2/3)*([.B23]-[.B22])+[.B22])*(1/2)*[.E23])/([.C22]+(1/2)*[.E23])" office:value-type="float" office:value="0.0191249630366579" calcext:value-type="float">
            <text:p>0,019124963036658</text:p>
          </table:table-cell>
          <table:table-cell table:formula="of:=(((1/2)*([.D22]-[.C23])+[.C22]+[.E23])*([.D22]-[.C23])+((2/3)*[.E23]+[.C22])*(1/2)*[.E23])/([.D22]-[.C23]+(1/2)*[.E23])" office:value-type="float" office:value="0.0000240880523711796" calcext:value-type="float">
            <text:p>2,40880523711796E-05</text:p>
          </table:table-cell>
          <table:table-cell table:formula="of:=(((1/2)*([.B23]-[.B22])+[.B22])*([.D22]-[.C23])+((1/3)*([.B23]-[.B22])+[.B22])*(1/2)*[.E23])/([.D22]-[.C23]+(1/2)*[.E23])" office:value-type="float" office:value="0.0191312028207775" calcext:value-type="float">
            <text:p>0,019131202820778</text:p>
          </table:table-cell>
          <table:table-cell table:formula="of:=DEGREES(ATAN(([.G22]-[.I22])/([.H22]-[.F22])))" office:value-type="float" office:value="-21.1478788025861" calcext:value-type="float">
            <text:p>-21,1478788025861</text:p>
          </table:table-cell>
          <table:table-cell table:formula="of:=DEGREES(ATAN(([.C23]-[.C22])/([.B23]-[.B22])))" office:value-type="float" office:value="-0.00854001895707354" calcext:value-type="float">
            <text:p>-0,008540018957074</text:p>
          </table:table-cell>
          <table:table-cell table:formula="of:=[.J22]-[.K22]" office:value-type="float" office:value="-21.139338783629" calcext:value-type="float">
            <text:p>-21,139338783629</text:p>
          </table:table-cell>
          <table:table-cell table:formula="of:=ABS([.L22])" office:value-type="float" office:value="21.139338783629" calcext:value-type="float">
            <text:p>21,139338783629</text:p>
          </table:table-cell>
          <table:table-cell table:formula="of:=[.B22]+0.5*([.B23]-[.B22])" office:value-type="float" office:value="0.0191281248453782" calcext:value-type="float">
            <text:p>0,019128124845378</text:p>
          </table:table-cell>
          <table:table-cell table:formula="of:=[.C22]+0.5*([.C23]-[.C22])" office:value-type="float" office:value="0.0000159143705129985" calcext:value-type="float">
            <text:p>1,59143705129985E-05</text:p>
          </table:table-cell>
          <table:table-cell table:formula="of:=SQRT(([.B23]-[.N22])^2+([.C23]-[.O22])^2)*SQRT(([.F22]-[.O22])^2+([.G22]-[.N22])^2)" office:value-type="float" office:value="0.00000000861661939097294" calcext:value-type="float">
            <text:p>8,61661939097294E-09</text:p>
          </table:table-cell>
          <table:table-cell table:formula="of:=(-([.B23]-[.N22])*([.F22]-[.O22])+([.C23]-[.O22])*([.G22]-[.N22]))/[.P22]" office:value-type="float" office:value="0.929373903408886" calcext:value-type="float">
            <text:p>0,929373903408886</text:p>
          </table:table-cell>
          <table:table-cell table:formula="of:=DEGREES(ACOS([.Q22]))" office:value-type="float" office:value="21.6625726077045" calcext:value-type="float">
            <text:p>21,6625726077045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-0.523233824075497" calcext:value-type="float">
            <text:p>-0,5232338240754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,020134488754699</text:p>
          </table:table-cell>
          <table:table-cell table:formula="of:=[.C22]+[.E23]" office:value-type="float" office:value="0.0000157643705129985" calcext:value-type="float">
            <text:p>1,57643705129985E-05</text:p>
          </table:table-cell>
          <table:table-cell table:formula="of:=[$Arkusz3.C16]" office:value-type="float" office:value="0.0000322621930060573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3]*[.C23]+((1/3)*[.E24]+[.C23])*(1/2)*[.E24])/([.C23]+(1/2)*[.E24])" office:value-type="float" office:value="0.00000795742089258658" calcext:value-type="float">
            <text:p>7,95742089258658E-06</text:p>
          </table:table-cell>
          <table:table-cell table:formula="of:=(((1/2)*([.B24]-[.B23])+[.B23])*[.C23]+((2/3)*([.B24]-[.B23])+[.B23])*(1/2)*[.E24])/([.C23]+(1/2)*[.E24])" office:value-type="float" office:value="0.02122846154135" calcext:value-type="float">
            <text:p>0,02122846154135</text:p>
          </table:table-cell>
          <table:table-cell table:formula="of:=(((1/2)*([.D23]-[.C24])+[.C23]+[.E24])*([.D23]-[.C24])+((2/3)*[.E24]+[.C23])*(1/2)*[.E24])/([.D23]-[.C24]+(1/2)*[.E24])" office:value-type="float" office:value="0.0000240880523711796" calcext:value-type="float">
            <text:p>2,40880523711796E-05</text:p>
          </table:table-cell>
          <table:table-cell table:formula="of:=(((1/2)*([.B24]-[.B23])+[.B23])*([.D23]-[.C24])+((1/3)*([.B24]-[.B23])+[.B23])*(1/2)*[.E24])/([.D23]-[.C24]+(1/2)*[.E24])" office:value-type="float" office:value="0.0212216997977912" calcext:value-type="float">
            <text:p>0,021221699797791</text:p>
          </table:table-cell>
          <table:table-cell table:formula="of:=DEGREES(ATAN(([.G23]-[.I23])/([.H23]-[.F23])))" office:value-type="float" office:value="22.7427750820655" calcext:value-type="float">
            <text:p>22,7427750820655</text:p>
          </table:table-cell>
          <table:table-cell table:formula="of:=DEGREES(ATAN(([.C24]-[.C23])/([.B24]-[.B23])))" office:value-type="float" office:value="0.00788078906935027" calcext:value-type="float">
            <text:p>0,00788078906935</text:p>
          </table:table-cell>
          <table:table-cell table:formula="of:=[.J23]-[.K23]" office:value-type="float" office:value="22.7348942929961" calcext:value-type="float">
            <text:p>22,7348942929961</text:p>
          </table:table-cell>
          <table:table-cell table:formula="of:=ABS([.L23])" office:value-type="float" office:value="22.7348942929961" calcext:value-type="float">
            <text:p>22,7348942929961</text:p>
          </table:table-cell>
          <table:table-cell table:formula="of:=[.B23]+0.5*([.B24]-[.B23])" office:value-type="float" office:value="0.0212250352465714" calcext:value-type="float">
            <text:p>0,021225035246571</text:p>
          </table:table-cell>
          <table:table-cell table:formula="of:=[.C23]+0.5*([.C24]-[.C23])" office:value-type="float" office:value="0.0000159143705129985" calcext:value-type="float">
            <text:p>1,59143705129985E-05</text:p>
          </table:table-cell>
          <table:table-cell table:formula="of:=SQRT(([.B24]-[.N23])^2+([.C24]-[.O23])^2)*SQRT(([.F23]-[.O23])^2+([.G23]-[.N23])^2)" office:value-type="float" office:value="0.00000000944771743143489" calcext:value-type="float">
            <text:p>9,44771743143489E-09</text:p>
          </table:table-cell>
          <table:table-cell table:formula="of:=(-([.B24]-[.N23])*([.F23]-[.O23])+([.C24]-[.O23])*([.G23]-[.N23]))/[.P23]" office:value-type="float" office:value="0.918522119415469" calcext:value-type="float">
            <text:p>0,918522119415469</text:p>
          </table:table-cell>
          <table:table-cell table:formula="of:=DEGREES(ACOS([.Q23]))" office:value-type="float" office:value="23.2890267061545" calcext:value-type="float">
            <text:p>23,2890267061545</text:p>
          </table:table-cell>
          <table:table-cell table:number-columns-repeated="6"/>
          <table:table-cell table:formula="of:=[.M23]-DEGREES(ACOS([.Q23]))" office:value-type="float" office:value="-0.554132413158413" calcext:value-type="float">
            <text:p>-0,5541324131584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,022315581738444</text:p>
          </table:table-cell>
          <table:table-cell table:formula="of:=[.C23]+[.E24]" office:value-type="float" office:value="0.0000160643705129985" calcext:value-type="float">
            <text:p>1,60643705129985E-05</text:p>
          </table:table-cell>
          <table:table-cell table:formula="of:=[$Arkusz3.C17]" office:value-type="float" office:value="0.000032262193006057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4]*[.C24]+((1/3)*[.E25]+[.C24])*(1/2)*[.E25])/([.C24]+(1/2)*[.E25])" office:value-type="float" office:value="0.00000795742089258658" calcext:value-type="float">
            <text:p>7,95742089258658E-06</text:p>
          </table:table-cell>
          <table:table-cell table:formula="of:=(((1/2)*([.B25]-[.B24])+[.B24])*[.C24]+((2/3)*([.B25]-[.B24])+[.B24])*(1/2)*[.E25])/([.C24]+(1/2)*[.E25])" office:value-type="float" office:value="0.023495710561901" calcext:value-type="float">
            <text:p>0,023495710561901</text:p>
          </table:table-cell>
          <table:table-cell table:formula="of:=(((1/2)*([.D24]-[.C25])+[.C24]+[.E25])*([.D24]-[.C25])+((2/3)*[.E25]+[.C24])*(1/2)*[.E25])/([.D24]-[.C25]+(1/2)*[.E25])" office:value-type="float" office:value="0.0000240880523711796" calcext:value-type="float">
            <text:p>2,40880523711796E-05</text:p>
          </table:table-cell>
          <table:table-cell table:formula="of:=(((1/2)*([.B25]-[.B24])+[.B24])*([.D24]-[.C25])+((1/3)*([.B25]-[.B24])+[.B24])*(1/2)*[.E25])/([.D24]-[.C25]+(1/2)*[.E25])" office:value-type="float" office:value="0.0235030508067901" calcext:value-type="float">
            <text:p>0,02350305080679</text:p>
          </table:table-cell>
          <table:table-cell table:formula="of:=DEGREES(ATAN(([.G24]-[.I24])/([.H24]-[.F24])))" office:value-type="float" office:value="-24.4679115406989" calcext:value-type="float">
            <text:p>-24,4679115406989</text:p>
          </table:table-cell>
          <table:table-cell table:formula="of:=DEGREES(ATAN(([.C25]-[.C24])/([.B25]-[.B24])))" office:value-type="float" office:value="-0.00725968623442712" calcext:value-type="float">
            <text:p>-0,007259686234427</text:p>
          </table:table-cell>
          <table:table-cell table:formula="of:=[.J24]-[.K24]" office:value-type="float" office:value="-24.4606518544645" calcext:value-type="float">
            <text:p>-24,4606518544645</text:p>
          </table:table-cell>
          <table:table-cell table:formula="of:=ABS([.L24])" office:value-type="float" office:value="24.4606518544645" calcext:value-type="float">
            <text:p>24,4606518544645</text:p>
          </table:table-cell>
          <table:table-cell table:formula="of:=[.B24]+0.5*([.B25]-[.B24])" office:value-type="float" office:value="0.0234994299935118" calcext:value-type="float">
            <text:p>0,023499429993512</text:p>
          </table:table-cell>
          <table:table-cell table:formula="of:=[.C24]+0.5*([.C25]-[.C24])" office:value-type="float" office:value="0.0000159143705129985" calcext:value-type="float">
            <text:p>1,59143705129985E-05</text:p>
          </table:table-cell>
          <table:table-cell table:formula="of:=SQRT(([.B25]-[.N24])^2+([.C25]-[.O24])^2)*SQRT(([.F24]-[.O24])^2+([.G24]-[.N24])^2)" office:value-type="float" office:value="0.0000000103981524110663" calcext:value-type="float">
            <text:p>1,03981524110663E-08</text:p>
          </table:table-cell>
          <table:table-cell table:formula="of:=(-([.B25]-[.N24])*([.F24]-[.O24])+([.C25]-[.O24])*([.G24]-[.N24]))/[.P24]" office:value-type="float" office:value="0.905966605039114" calcext:value-type="float">
            <text:p>0,905966605039114</text:p>
          </table:table-cell>
          <table:table-cell table:formula="of:=DEGREES(ACOS([.Q24]))" office:value-type="float" office:value="25.046215225225" calcext:value-type="float">
            <text:p>25,046215225225</text:p>
          </table:table-cell>
          <table:table-cell table:number-columns-repeated="6"/>
          <table:table-cell table:formula="of:=[.M24]-DEGREES(ACOS([.Q24]))" office:value-type="float" office:value="-0.585563370760507" calcext:value-type="float">
            <text:p>-0,58556337076050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,02468327824858</text:p>
          </table:table-cell>
          <table:table-cell table:formula="of:=[.C24]+[.E25]" office:value-type="float" office:value="0.0000157643705129985" calcext:value-type="float">
            <text:p>1,57643705129985E-05</text:p>
          </table:table-cell>
          <table:table-cell table:formula="of:=[$Arkusz3.C18]" office:value-type="float" office:value="0.0000322621930060574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5]*[.C25]+((1/3)*[.E26]+[.C25])*(1/2)*[.E26])/([.C25]+(1/2)*[.E26])" office:value-type="float" office:value="0.00000795742089258658" calcext:value-type="float">
            <text:p>7,95742089258658E-06</text:p>
          </table:table-cell>
          <table:table-cell table:formula="of:=(((1/2)*([.B26]-[.B25])+[.B25])*[.C25]+((2/3)*([.B26]-[.B25])+[.B25])*(1/2)*[.E26])/([.C25]+(1/2)*[.E26])" office:value-type="float" office:value="0.0259743713099116" calcext:value-type="float">
            <text:p>0,025974371309912</text:p>
          </table:table-cell>
          <table:table-cell table:formula="of:=(((1/2)*([.D25]-[.C26])+[.C25]+[.E26])*([.D25]-[.C26])+((2/3)*[.E26]+[.C25])*(1/2)*[.E26])/([.D25]-[.C26]+(1/2)*[.E26])" office:value-type="float" office:value="0.0000240880523711796" calcext:value-type="float">
            <text:p>2,40880523711796E-05</text:p>
          </table:table-cell>
          <table:table-cell table:formula="of:=(((1/2)*([.B26]-[.B25])+[.B25])*([.D25]-[.C26])+((1/3)*([.B26]-[.B25])+[.B25])*(1/2)*[.E26])/([.D25]-[.C26]+(1/2)*[.E26])" office:value-type="float" office:value="0.0259663911843565" calcext:value-type="float">
            <text:p>0,025966391184357</text:p>
          </table:table-cell>
          <table:table-cell table:formula="of:=DEGREES(ATAN(([.G25]-[.I25])/([.H25]-[.F25])))" office:value-type="float" office:value="26.3224646746562" calcext:value-type="float">
            <text:p>26,3224646746562</text:p>
          </table:table-cell>
          <table:table-cell table:formula="of:=DEGREES(ATAN(([.C26]-[.C25])/([.B26]-[.B25])))" office:value-type="float" office:value="0.00667757348618028" calcext:value-type="float">
            <text:p>0,00667757348618</text:p>
          </table:table-cell>
          <table:table-cell table:formula="of:=[.J25]-[.K25]" office:value-type="float" office:value="26.31578710117" calcext:value-type="float">
            <text:p>26,31578710117</text:p>
          </table:table-cell>
          <table:table-cell table:formula="of:=ABS([.L25])" office:value-type="float" office:value="26.31578710117" calcext:value-type="float">
            <text:p>26,31578710117</text:p>
          </table:table-cell>
          <table:table-cell table:formula="of:=[.B25]+0.5*([.B26]-[.B25])" office:value-type="float" office:value="0.025970327639476" calcext:value-type="float">
            <text:p>0,025970327639476</text:p>
          </table:table-cell>
          <table:table-cell table:formula="of:=[.C25]+0.5*([.C26]-[.C25])" office:value-type="float" office:value="0.0000159143705129985" calcext:value-type="float">
            <text:p>1,59143705129985E-05</text:p>
          </table:table-cell>
          <table:table-cell table:formula="of:=SQRT(([.B26]-[.N25])^2+([.C26]-[.O25])^2)*SQRT(([.F25]-[.O25])^2+([.G25]-[.N25])^2)" office:value-type="float" office:value="0.0000000114875426607663" calcext:value-type="float">
            <text:p>1,14875426607663E-08</text:p>
          </table:table-cell>
          <table:table-cell table:formula="of:=(-([.B26]-[.N25])*([.F25]-[.O25])+([.C26]-[.O25])*([.G25]-[.N25]))/[.P25]" office:value-type="float" office:value="0.891539123322122" calcext:value-type="float">
            <text:p>0,891539123322122</text:p>
          </table:table-cell>
          <table:table-cell table:formula="of:=DEGREES(ACOS([.Q25]))" office:value-type="float" office:value="26.9327058585335" calcext:value-type="float">
            <text:p>26,9327058585335</text:p>
          </table:table-cell>
          <table:table-cell table:number-columns-repeated="6"/>
          <table:table-cell table:formula="of:=[.M25]-DEGREES(ACOS([.Q25]))" office:value-type="float" office:value="-0.616918757363468" calcext:value-type="float">
            <text:p>-0,6169187573634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,027257377030372</text:p>
          </table:table-cell>
          <table:table-cell table:formula="of:=[.C25]+[.E26]" office:value-type="float" office:value="0.0000160643705129985" calcext:value-type="float">
            <text:p>1,60643705129985E-05</text:p>
          </table:table-cell>
          <table:table-cell table:formula="of:=[$Arkusz3.C19]" office:value-type="float" office:value="0.0000322621930060574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6]*[.C26]+((1/3)*[.E27]+[.C26])*(1/2)*[.E27])/([.C26]+(1/2)*[.E27])" office:value-type="float" office:value="0.00000795742089258658" calcext:value-type="float">
            <text:p>7,95742089258658E-06</text:p>
          </table:table-cell>
          <table:table-cell table:formula="of:=(((1/2)*([.B27]-[.B26])+[.B26])*[.C26]+((2/3)*([.B27]-[.B26])+[.B26])*(1/2)*[.E27])/([.C26]+(1/2)*[.E27])" office:value-type="float" office:value="0.0286539881779992" calcext:value-type="float">
            <text:p>0,028653988177999</text:p>
          </table:table-cell>
          <table:table-cell table:formula="of:=(((1/2)*([.D26]-[.C27])+[.C26]+[.E27])*([.D26]-[.C27])+((2/3)*[.E27]+[.C26])*(1/2)*[.E27])/([.D26]-[.C27]+(1/2)*[.E27])" office:value-type="float" office:value="0.0000240880523711796" calcext:value-type="float">
            <text:p>2,40880523711796E-05</text:p>
          </table:table-cell>
          <table:table-cell table:formula="of:=(((1/2)*([.B27]-[.B26])+[.B26])*([.D26]-[.C27])+((1/3)*([.B27]-[.B26])+[.B26])*(1/2)*[.E27])/([.D26]-[.C27]+(1/2)*[.E27])" office:value-type="float" office:value="0.028662674914256" calcext:value-type="float">
            <text:p>0,028662674914256</text:p>
          </table:table-cell>
          <table:table-cell table:formula="of:=DEGREES(ATAN(([.G26]-[.I26])/([.H26]-[.F26])))" office:value-type="float" office:value="-28.3035412788706" calcext:value-type="float">
            <text:p>-28,3035412788706</text:p>
          </table:table-cell>
          <table:table-cell table:formula="of:=DEGREES(ATAN(([.C27]-[.C26])/([.B27]-[.B26])))" office:value-type="float" office:value="-0.00613439539142381" calcext:value-type="float">
            <text:p>-0,006134395391424</text:p>
          </table:table-cell>
          <table:table-cell table:formula="of:=[.J26]-[.K26]" office:value-type="float" office:value="-28.2974068834792" calcext:value-type="float">
            <text:p>-28,2974068834792</text:p>
          </table:table-cell>
          <table:table-cell table:formula="of:=ABS([.L26])" office:value-type="float" office:value="28.2974068834792" calcext:value-type="float">
            <text:p>28,2974068834792</text:p>
          </table:table-cell>
          <table:table-cell table:formula="of:=[.B26]+0.5*([.B27]-[.B26])" office:value-type="float" office:value="0.0286583899005462" calcext:value-type="float">
            <text:p>0,028658389900546</text:p>
          </table:table-cell>
          <table:table-cell table:formula="of:=[.C26]+0.5*([.C27]-[.C26])" office:value-type="float" office:value="0.0000159143705129985" calcext:value-type="float">
            <text:p>1,59143705129985E-05</text:p>
          </table:table-cell>
          <table:table-cell table:formula="of:=SQRT(([.B27]-[.N26])^2+([.C27]-[.O26])^2)*SQRT(([.F26]-[.O26])^2+([.G26]-[.N26])^2)" office:value-type="float" office:value="0.000000012739838398012" calcext:value-type="float">
            <text:p>1,2739838398012E-08</text:p>
          </table:table-cell>
          <table:table-cell table:formula="of:=(-([.B27]-[.N26])*([.F26]-[.O26])+([.C27]-[.O26])*([.G26]-[.N26]))/[.P26]" office:value-type="float" office:value="0.875085596505534" calcext:value-type="float">
            <text:p>0,875085596505534</text:p>
          </table:table-cell>
          <table:table-cell table:formula="of:=DEGREES(ACOS([.Q26]))" office:value-type="float" office:value="28.9448924359159" calcext:value-type="float">
            <text:p>28,9448924359159</text:p>
          </table:table-cell>
          <table:table-cell table:number-columns-repeated="6"/>
          <table:table-cell table:formula="of:=[.M26]-DEGREES(ACOS([.Q26]))" office:value-type="float" office:value="-0.647485552436745" calcext:value-type="float">
            <text:p>-0,6474855524367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,030059402770721</text:p>
          </table:table-cell>
          <table:table-cell table:formula="of:=[.C26]+[.E27]" office:value-type="float" office:value="0.0000157643705129985" calcext:value-type="float">
            <text:p>1,57643705129985E-05</text:p>
          </table:table-cell>
          <table:table-cell table:formula="of:=[$Arkusz3.C20]" office:value-type="float" office:value="0.0000322621930060574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7]*[.C27]+((1/3)*[.E28]+[.C27])*(1/2)*[.E28])/([.C27]+(1/2)*[.E28])" office:value-type="float" office:value="0.00000795742089258658" calcext:value-type="float">
            <text:p>7,95742089258658E-06</text:p>
          </table:table-cell>
          <table:table-cell table:formula="of:=(((1/2)*([.B28]-[.B27])+[.B27])*[.C27]+((2/3)*([.B28]-[.B27])+[.B27])*(1/2)*[.E28])/([.C27]+(1/2)*[.E28])" office:value-type="float" office:value="0.0315908910114525" calcext:value-type="float">
            <text:p>0,031590891011453</text:p>
          </table:table-cell>
          <table:table-cell table:formula="of:=(((1/2)*([.D27]-[.C28])+[.C27]+[.E28])*([.D27]-[.C28])+((2/3)*[.E28]+[.C27])*(1/2)*[.E28])/([.D27]-[.C28]+(1/2)*[.E28])" office:value-type="float" office:value="0.0000240880523711796" calcext:value-type="float">
            <text:p>2,40880523711796E-05</text:p>
          </table:table-cell>
          <table:table-cell table:formula="of:=(((1/2)*([.B28]-[.B27])+[.B27])*([.D27]-[.C28])+((1/3)*([.B28]-[.B27])+[.B27])*(1/2)*[.E28])/([.D27]-[.C28]+(1/2)*[.E28])" office:value-type="float" office:value="0.0315814250257594" calcext:value-type="float">
            <text:p>0,031581425025759</text:p>
          </table:table-cell>
          <table:table-cell table:formula="of:=DEGREES(ATAN(([.G27]-[.I27])/([.H27]-[.F27])))" office:value-type="float" office:value="30.4058140933603" calcext:value-type="float">
            <text:p>30,4058140933603</text:p>
          </table:table-cell>
          <table:table-cell table:formula="of:=DEGREES(ATAN(([.C28]-[.C27])/([.B28]-[.B27])))" office:value-type="float" office:value="0.00562940581359607" calcext:value-type="float">
            <text:p>0,005629405813596</text:p>
          </table:table-cell>
          <table:table-cell table:formula="of:=[.J27]-[.K27]" office:value-type="float" office:value="30.4001846875467" calcext:value-type="float">
            <text:p>30,4001846875467</text:p>
          </table:table-cell>
          <table:table-cell table:formula="of:=ABS([.L27])" office:value-type="float" office:value="30.4001846875467" calcext:value-type="float">
            <text:p>30,4001846875467</text:p>
          </table:table-cell>
          <table:table-cell table:formula="of:=[.B27]+0.5*([.B28]-[.B27])" office:value-type="float" office:value="0.0315860944294655" calcext:value-type="float">
            <text:p>0,031586094429466</text:p>
          </table:table-cell>
          <table:table-cell table:formula="of:=[.C27]+0.5*([.C28]-[.C27])" office:value-type="float" office:value="0.0000159143705129985" calcext:value-type="float">
            <text:p>1,59143705129985E-05</text:p>
          </table:table-cell>
          <table:table-cell table:formula="of:=SQRT(([.B28]-[.N27])^2+([.C28]-[.O27])^2)*SQRT(([.F27]-[.O27])^2+([.G27]-[.N27])^2)" office:value-type="float" office:value="0.0000000141842922111943" calcext:value-type="float">
            <text:p>1,41842922111943E-08</text:p>
          </table:table-cell>
          <table:table-cell table:formula="of:=(-([.B28]-[.N27])*([.F27]-[.O27])+([.C28]-[.O27])*([.G27]-[.N27]))/[.P27]" office:value-type="float" office:value="0.856477568351775" calcext:value-type="float">
            <text:p>0,856477568351775</text:p>
          </table:table-cell>
          <table:table-cell table:formula="of:=DEGREES(ACOS([.Q27]))" office:value-type="float" office:value="31.0766444752162" calcext:value-type="float">
            <text:p>31,0766444752162</text:p>
          </table:table-cell>
          <table:table-cell table:number-columns-repeated="6"/>
          <table:table-cell table:formula="of:=[.M27]-DEGREES(ACOS([.Q27]))" office:value-type="float" office:value="-0.676459787669501" calcext:value-type="float">
            <text:p>-0,6764597876695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,033112786088211</text:p>
          </table:table-cell>
          <table:table-cell table:formula="of:=[.C27]+[.E28]" office:value-type="float" office:value="0.0000160643705129985" calcext:value-type="float">
            <text:p>1,60643705129985E-05</text:p>
          </table:table-cell>
          <table:table-cell table:formula="of:=[$Arkusz3.C21]" office:value-type="float" office:value="0.0000322621930060575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28]*[.C28]+((1/3)*[.E29]+[.C28])*(1/2)*[.E29])/([.C28]+(1/2)*[.E29])" office:value-type="float" office:value="0.00000795742089258658" calcext:value-type="float">
            <text:p>7,95742089258658E-06</text:p>
          </table:table-cell>
          <table:table-cell table:formula="of:=(((1/2)*([.B29]-[.B28])+[.B28])*[.C28]+((2/3)*([.B29]-[.B28])+[.B28])*(1/2)*[.E29])/([.C28]+(1/2)*[.E29])" office:value-type="float" office:value="0.0347726912238254" calcext:value-type="float">
            <text:p>0,034772691223825</text:p>
          </table:table-cell>
          <table:table-cell table:formula="of:=(((1/2)*([.D28]-[.C29])+[.C28]+[.E29])*([.D28]-[.C29])+((2/3)*[.E29]+[.C28])*(1/2)*[.E29])/([.D28]-[.C29]+(1/2)*[.E29])" office:value-type="float" office:value="0.0000240880523711797" calcext:value-type="float">
            <text:p>2,40880523711797E-05</text:p>
          </table:table-cell>
          <table:table-cell table:formula="of:=(((1/2)*([.B29]-[.B28])+[.B28])*([.D28]-[.C29])+((1/3)*([.B29]-[.B28])+[.B28])*(1/2)*[.E29])/([.D28]-[.C29]+(1/2)*[.E29])" office:value-type="float" office:value="0.0347830156137954" calcext:value-type="float">
            <text:p>0,034783015613795</text:p>
          </table:table-cell>
          <table:table-cell table:formula="of:=DEGREES(ATAN(([.G28]-[.I28])/([.H28]-[.F28])))" office:value-type="float" office:value="-32.6212231882538" calcext:value-type="float">
            <text:p>-32,6212231882538</text:p>
          </table:table-cell>
          <table:table-cell table:formula="of:=DEGREES(ATAN(([.C29]-[.C28])/([.B29]-[.B28])))" office:value-type="float" office:value="-0.00516135820858477" calcext:value-type="float">
            <text:p>-0,005161358208585</text:p>
          </table:table-cell>
          <table:table-cell table:formula="of:=[.J28]-[.K28]" office:value-type="float" office:value="-32.6160618300453" calcext:value-type="float">
            <text:p>-32,6160618300453</text:p>
          </table:table-cell>
          <table:table-cell table:formula="of:=ABS([.L28])" office:value-type="float" office:value="32.6160618300453" calcext:value-type="float">
            <text:p>32,6160618300453</text:p>
          </table:table-cell>
          <table:table-cell table:formula="of:=[.B28]+0.5*([.B29]-[.B28])" office:value-type="float" office:value="0.0347779227744068" calcext:value-type="float">
            <text:p>0,034777922774407</text:p>
          </table:table-cell>
          <table:table-cell table:formula="of:=[.C28]+0.5*([.C29]-[.C28])" office:value-type="float" office:value="0.0000159143705129985" calcext:value-type="float">
            <text:p>1,59143705129985E-05</text:p>
          </table:table-cell>
          <table:table-cell table:formula="of:=SQRT(([.B29]-[.N28])^2+([.C29]-[.O28])^2)*SQRT(([.F28]-[.O28])^2+([.G28]-[.N28])^2)" office:value-type="float" office:value="0.0000000158566280886857" calcext:value-type="float">
            <text:p>1,58566280886857E-08</text:p>
          </table:table-cell>
          <table:table-cell table:formula="of:=(-([.B29]-[.N28])*([.F28]-[.O28])+([.C29]-[.O28])*([.G28]-[.N28]))/[.P28]" office:value-type="float" office:value="0.835624912285439" calcext:value-type="float">
            <text:p>0,835624912285439</text:p>
          </table:table-cell>
          <table:table-cell table:formula="of:=DEGREES(ACOS([.Q28]))" office:value-type="float" office:value="33.3190354924521" calcext:value-type="float">
            <text:p>33,3190354924521</text:p>
          </table:table-cell>
          <table:table-cell table:number-columns-repeated="6"/>
          <table:table-cell table:formula="of:=[.M28]-DEGREES(ACOS([.Q28]))" office:value-type="float" office:value="-0.702973662406855" calcext:value-type="float">
            <text:p>-0,7029736624068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,036443059460603</text:p>
          </table:table-cell>
          <table:table-cell table:formula="of:=[.C28]+[.E29]" office:value-type="float" office:value="0.0000157643705129985" calcext:value-type="float">
            <text:p>1,57643705129985E-05</text:p>
          </table:table-cell>
          <table:table-cell table:formula="of:=[$Arkusz3.C22]" office:value-type="float" office:value="0.0000322621930060575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29]*[.C29]+((1/3)*[.E30]+[.C29])*(1/2)*[.E30])/([.C29]+(1/2)*[.E30])" office:value-type="float" office:value="0.00000795742089258658" calcext:value-type="float">
            <text:p>7,95742089258658E-06</text:p>
          </table:table-cell>
          <table:table-cell table:formula="of:=(((1/2)*([.B30]-[.B29])+[.B29])*[.C29]+((2/3)*([.B30]-[.B29])+[.B29])*(1/2)*[.E30])/([.C29]+(1/2)*[.E30])" office:value-type="float" office:value="0.0382662753599212" calcext:value-type="float">
            <text:p>0,038266275359921</text:p>
          </table:table-cell>
          <table:table-cell table:formula="of:=(((1/2)*([.D29]-[.C30])+[.C29]+[.E30])*([.D29]-[.C30])+((2/3)*[.E30]+[.C29])*(1/2)*[.E30])/([.D29]-[.C30]+(1/2)*[.E30])" office:value-type="float" office:value="0.0000240880523711797" calcext:value-type="float">
            <text:p>2,40880523711797E-05</text:p>
          </table:table-cell>
          <table:table-cell table:formula="of:=(((1/2)*([.B30]-[.B29])+[.B29])*([.D29]-[.C30])+((1/3)*([.B30]-[.B29])+[.B29])*(1/2)*[.E30])/([.D29]-[.C30]+(1/2)*[.E30])" office:value-type="float" office:value="0.0382550062328332" calcext:value-type="float">
            <text:p>0,038255006232833</text:p>
          </table:table-cell>
          <table:table-cell table:formula="of:=DEGREES(ATAN(([.G29]-[.I29])/([.H29]-[.F29])))" office:value-type="float" office:value="34.9387893884309" calcext:value-type="float">
            <text:p>34,9387893884309</text:p>
          </table:table-cell>
          <table:table-cell table:formula="of:=DEGREES(ATAN(([.C30]-[.C29])/([.B30]-[.B29])))" office:value-type="float" office:value="0.00472866039464804" calcext:value-type="float">
            <text:p>0,004728660394648</text:p>
          </table:table-cell>
          <table:table-cell table:formula="of:=[.J29]-[.K29]" office:value-type="float" office:value="34.9340607280363" calcext:value-type="float">
            <text:p>34,9340607280363</text:p>
          </table:table-cell>
          <table:table-cell table:formula="of:=ABS([.L29])" office:value-type="float" office:value="34.9340607280363" calcext:value-type="float">
            <text:p>34,9340607280363</text:p>
          </table:table-cell>
          <table:table-cell table:formula="of:=[.B29]+0.5*([.B30]-[.B29])" office:value-type="float" office:value="0.0382605650943713" calcext:value-type="float">
            <text:p>0,038260565094371</text:p>
          </table:table-cell>
          <table:table-cell table:formula="of:=[.C29]+0.5*([.C30]-[.C29])" office:value-type="float" office:value="0.0000159143705129985" calcext:value-type="float">
            <text:p>1,59143705129985E-05</text:p>
          </table:table-cell>
          <table:table-cell table:formula="of:=SQRT(([.B30]-[.N29])^2+([.C30]-[.O29])^2)*SQRT(([.F29]-[.O29])^2+([.G29]-[.N29])^2)" office:value-type="float" office:value="0.0000000178004409015846" calcext:value-type="float">
            <text:p>1,78004409015846E-08</text:p>
          </table:table-cell>
          <table:table-cell table:formula="of:=(-([.B30]-[.N29])*([.F29]-[.O29])+([.C30]-[.O29])*([.G29]-[.N29]))/[.P29]" office:value-type="float" office:value="0.812488712077544" calcext:value-type="float">
            <text:p>0,812488712077544</text:p>
          </table:table-cell>
          <table:table-cell table:formula="of:=DEGREES(ACOS([.Q29]))" office:value-type="float" office:value="35.6601971037626" calcext:value-type="float">
            <text:p>35,6601971037626</text:p>
          </table:table-cell>
          <table:table-cell table:number-columns-repeated="6"/>
          <table:table-cell table:formula="of:=[.M29]-DEGREES(ACOS([.Q29]))" office:value-type="float" office:value="-0.72613637572632" calcext:value-type="float">
            <text:p>-0,7261363757263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,04007807072814</text:p>
          </table:table-cell>
          <table:table-cell table:formula="of:=[.C29]+[.E30]" office:value-type="float" office:value="0.0000160643705129985" calcext:value-type="float">
            <text:p>1,60643705129985E-05</text:p>
          </table:table-cell>
          <table:table-cell table:formula="of:=[$Arkusz3.C23]" office:value-type="float" office:value="0.0000322621930060575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0]*[.C30]+((1/3)*[.E31]+[.C30])*(1/2)*[.E31])/([.C30]+(1/2)*[.E31])" office:value-type="float" office:value="0.00000795742089258658" calcext:value-type="float">
            <text:p>7,95742089258658E-06</text:p>
          </table:table-cell>
          <table:table-cell table:formula="of:=(((1/2)*([.B31]-[.B30])+[.B30])*[.C30]+((2/3)*([.B31]-[.B30])+[.B30])*(1/2)*[.E31])/([.C30]+(1/2)*[.E31])" office:value-type="float" office:value="0.0420569066131337" calcext:value-type="float">
            <text:p>0,042056906613134</text:p>
          </table:table-cell>
          <table:table-cell table:formula="of:=(((1/2)*([.D30]-[.C31])+[.C30]+[.E31])*([.D30]-[.C31])+((2/3)*[.E31]+[.C30])*(1/2)*[.E31])/([.D30]-[.C31]+(1/2)*[.E31])" office:value-type="float" office:value="0.0000240880523711797" calcext:value-type="float">
            <text:p>2,40880523711797E-05</text:p>
          </table:table-cell>
          <table:table-cell table:formula="of:=(((1/2)*([.B31]-[.B30])+[.B30])*([.D30]-[.C31])+((1/3)*([.B31]-[.B30])+[.B30])*(1/2)*[.E31])/([.D30]-[.C31]+(1/2)*[.E31])" office:value-type="float" office:value="0.0420692147100995" calcext:value-type="float">
            <text:p>0,0420692147101</text:p>
          </table:table-cell>
          <table:table-cell table:formula="of:=DEGREES(ATAN(([.G30]-[.I30])/([.H30]-[.F30])))" office:value-type="float" office:value="-37.3445860175473" calcext:value-type="float">
            <text:p>-37,3445860175473</text:p>
          </table:table-cell>
          <table:table-cell table:formula="of:=DEGREES(ATAN(([.C31]-[.C30])/([.B31]-[.B30])))" office:value-type="float" office:value="-0.00432949749345756" calcext:value-type="float">
            <text:p>-0,004329497493458</text:p>
          </table:table-cell>
          <table:table-cell table:formula="of:=[.J30]-[.K30]" office:value-type="float" office:value="-37.3402565200538" calcext:value-type="float">
            <text:p>-37,3402565200538</text:p>
          </table:table-cell>
          <table:table-cell table:formula="of:=ABS([.L30])" office:value-type="float" office:value="37.3402565200538" calcext:value-type="float">
            <text:p>37,3402565200538</text:p>
          </table:table-cell>
          <table:table-cell table:formula="of:=[.B30]+0.5*([.B31]-[.B30])" office:value-type="float" office:value="0.0420631433430543" calcext:value-type="float">
            <text:p>0,042063143343054</text:p>
          </table:table-cell>
          <table:table-cell table:formula="of:=[.C30]+0.5*([.C31]-[.C30])" office:value-type="float" office:value="0.0000159143705129985" calcext:value-type="float">
            <text:p>1,59143705129985E-05</text:p>
          </table:table-cell>
          <table:table-cell table:formula="of:=SQRT(([.B31]-[.N30])^2+([.C31]-[.O30])^2)*SQRT(([.F30]-[.O30])^2+([.G30]-[.N30])^2)" office:value-type="float" office:value="0.000000020068863043224" calcext:value-type="float">
            <text:p>2,0068863043224E-08</text:p>
          </table:table-cell>
          <table:table-cell table:formula="of:=(-([.B31]-[.N30])*([.F30]-[.O30])+([.C31]-[.O30])*([.G30]-[.N30]))/[.P30]" office:value-type="float" office:value="0.787092834566804" calcext:value-type="float">
            <text:p>0,787092834566804</text:p>
          </table:table-cell>
          <table:table-cell table:formula="of:=DEGREES(ACOS([.Q30]))" office:value-type="float" office:value="38.0853436860663" calcext:value-type="float">
            <text:p>38,0853436860663</text:p>
          </table:table-cell>
          <table:table-cell table:number-columns-repeated="6"/>
          <table:table-cell table:formula="of:=[.M30]-DEGREES(ACOS([.Q30]))" office:value-type="float" office:value="-0.745087166012517" calcext:value-type="float">
            <text:p>-0,7450871660125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,044048215957969</text:p>
          </table:table-cell>
          <table:table-cell table:formula="of:=[.C30]+[.E31]" office:value-type="float" office:value="0.0000157643705129985" calcext:value-type="float">
            <text:p>1,57643705129985E-05</text:p>
          </table:table-cell>
          <table:table-cell table:formula="of:=[$Arkusz3.C24]" office:value-type="float" office:value="0.0000322621930060576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1]*[.C31]+((1/3)*[.E32]+[.C31])*(1/2)*[.E32])/([.C31]+(1/2)*[.E32])" office:value-type="float" office:value="0.00000795742089258658" calcext:value-type="float">
            <text:p>7,95742089258658E-06</text:p>
          </table:table-cell>
          <table:table-cell table:formula="of:=(((1/2)*([.B32]-[.B31])+[.B31])*[.C31]+((2/3)*([.B32]-[.B31])+[.B31])*(1/2)*[.E32])/([.C31]+(1/2)*[.E32])" office:value-type="float" office:value="0.0462242701334497" calcext:value-type="float">
            <text:p>0,04622427013345</text:p>
          </table:table-cell>
          <table:table-cell table:formula="of:=(((1/2)*([.D31]-[.C32])+[.C31]+[.E32])*([.D31]-[.C32])+((2/3)*[.E32]+[.C31])*(1/2)*[.E32])/([.D31]-[.C32]+(1/2)*[.E32])" office:value-type="float" office:value="0.0000240880523711797" calcext:value-type="float">
            <text:p>2,40880523711797E-05</text:p>
          </table:table-cell>
          <table:table-cell table:formula="of:=(((1/2)*([.B32]-[.B31])+[.B31])*([.D31]-[.C32])+((1/3)*([.B32]-[.B31])+[.B31])*(1/2)*[.E32])/([.D31]-[.C32]+(1/2)*[.E32])" office:value-type="float" office:value="0.0462108201459507" calcext:value-type="float">
            <text:p>0,046210820145951</text:p>
          </table:table-cell>
          <table:table-cell table:formula="of:=DEGREES(ATAN(([.G31]-[.I31])/([.H31]-[.F31])))" office:value-type="float" office:value="39.8219066724269" calcext:value-type="float">
            <text:p>39,8219066724269</text:p>
          </table:table-cell>
          <table:table-cell table:formula="of:=DEGREES(ATAN(([.C32]-[.C31])/([.B32]-[.B31])))" office:value-type="float" office:value="0.00396192747265886" calcext:value-type="float">
            <text:p>0,003961927472659</text:p>
          </table:table-cell>
          <table:table-cell table:formula="of:=[.J31]-[.K31]" office:value-type="float" office:value="39.8179447449542" calcext:value-type="float">
            <text:p>39,8179447449542</text:p>
          </table:table-cell>
          <table:table-cell table:formula="of:=ABS([.L31])" office:value-type="float" office:value="39.8179447449542" calcext:value-type="float">
            <text:p>39,8179447449542</text:p>
          </table:table-cell>
          <table:table-cell table:formula="of:=[.B31]+0.5*([.B32]-[.B31])" office:value-type="float" office:value="0.0462174547874463" calcext:value-type="float">
            <text:p>0,046217454787446</text:p>
          </table:table-cell>
          <table:table-cell table:formula="of:=[.C31]+0.5*([.C32]-[.C31])" office:value-type="float" office:value="0.0000159143705129985" calcext:value-type="float">
            <text:p>1,59143705129985E-05</text:p>
          </table:table-cell>
          <table:table-cell table:formula="of:=SQRT(([.B32]-[.N31])^2+([.C32]-[.O31])^2)*SQRT(([.F31]-[.O31])^2+([.G31]-[.N31])^2)" office:value-type="float" office:value="0.0000000227265416802034" calcext:value-type="float">
            <text:p>2,27265416802034E-08</text:p>
          </table:table-cell>
          <table:table-cell table:formula="of:=(-([.B32]-[.N31])*([.F31]-[.O31])+([.C32]-[.O31])*([.G31]-[.N31]))/[.P31]" office:value-type="float" office:value="0.759532472013923" calcext:value-type="float">
            <text:p>0,759532472013923</text:p>
          </table:table-cell>
          <table:table-cell table:formula="of:=DEGREES(ACOS([.Q31]))" office:value-type="float" office:value="40.5770010263838" calcext:value-type="float">
            <text:p>40,5770010263838</text:p>
          </table:table-cell>
          <table:table-cell table:number-columns-repeated="6"/>
          <table:table-cell table:formula="of:=[.M31]-DEGREES(ACOS([.Q31]))" office:value-type="float" office:value="-0.759056281429551" calcext:value-type="float">
            <text:p>-0,7590562814295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,048386693616924</text:p>
          </table:table-cell>
          <table:table-cell table:formula="of:=[.C31]+[.E32]" office:value-type="float" office:value="0.0000160643705129985" calcext:value-type="float">
            <text:p>1,60643705129985E-05</text:p>
          </table:table-cell>
          <table:table-cell table:formula="of:=[$Arkusz3.C25]" office:value-type="float" office:value="0.0000322621930060577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2]*[.C32]+((1/3)*[.E33]+[.C32])*(1/2)*[.E33])/([.C32]+(1/2)*[.E33])" office:value-type="float" office:value="0.00000795742089258658" calcext:value-type="float">
            <text:p>7,95742089258658E-06</text:p>
          </table:table-cell>
          <table:table-cell table:formula="of:=(((1/2)*([.B33]-[.B32])+[.B32])*[.C32]+((2/3)*([.B33]-[.B32])+[.B32])*(1/2)*[.E33])/([.C32]+(1/2)*[.E33])" office:value-type="float" office:value="0.0507507869452776" calcext:value-type="float">
            <text:p>0,050750786945278</text:p>
          </table:table-cell>
          <table:table-cell table:formula="of:=(((1/2)*([.D32]-[.C33])+[.C32]+[.E33])*([.D32]-[.C33])+((2/3)*[.E33]+[.C32])*(1/2)*[.E33])/([.D32]-[.C33]+(1/2)*[.E33])" office:value-type="float" office:value="0.0000240880523711798" calcext:value-type="float">
            <text:p>2,40880523711798E-05</text:p>
          </table:table-cell>
          <table:table-cell table:formula="of:=(((1/2)*([.B33]-[.B32])+[.B32])*([.D32]-[.C33])+((1/3)*([.B33]-[.B32])+[.B32])*(1/2)*[.E33])/([.D32]-[.C33]+(1/2)*[.E33])" office:value-type="float" office:value="0.0507654912924861" calcext:value-type="float">
            <text:p>0,050765491292486</text:p>
          </table:table-cell>
          <table:table-cell table:formula="of:=DEGREES(ATAN(([.G32]-[.I32])/([.H32]-[.F32])))" office:value-type="float" office:value="-42.3516485004025" calcext:value-type="float">
            <text:p>-42,3516485004025</text:p>
          </table:table-cell>
          <table:table-cell table:formula="of:=DEGREES(ATAN(([.C33]-[.C32])/([.B33]-[.B32])))" office:value-type="float" office:value="-0.00362395380341959" calcext:value-type="float">
            <text:p>-0,00362395380342</text:p>
          </table:table-cell>
          <table:table-cell table:formula="of:=[.J32]-[.K32]" office:value-type="float" office:value="-42.3480245465991" calcext:value-type="float">
            <text:p>-42,3480245465991</text:p>
          </table:table-cell>
          <table:table-cell table:formula="of:=ABS([.L32])" office:value-type="float" office:value="42.3480245465991" calcext:value-type="float">
            <text:p>42,3480245465991</text:p>
          </table:table-cell>
          <table:table-cell table:formula="of:=[.B32]+0.5*([.B33]-[.B32])" office:value-type="float" office:value="0.0507582378974803" calcext:value-type="float">
            <text:p>0,05075823789748</text:p>
          </table:table-cell>
          <table:table-cell table:formula="of:=[.C32]+0.5*([.C33]-[.C32])" office:value-type="float" office:value="0.0000159143705129985" calcext:value-type="float">
            <text:p>1,59143705129985E-05</text:p>
          </table:table-cell>
          <table:table-cell table:formula="of:=SQRT(([.B33]-[.N32])^2+([.C33]-[.O32])^2)*SQRT(([.F32]-[.O32])^2+([.G32]-[.N32])^2)" office:value-type="float" office:value="0.0000000258519796284254" calcext:value-type="float">
            <text:p>2,58519796284254E-08</text:p>
          </table:table-cell>
          <table:table-cell table:formula="of:=(-([.B33]-[.N32])*([.F32]-[.O32])+([.C33]-[.O32])*([.G32]-[.N32]))/[.P32]" office:value-type="float" office:value="0.729977985324054" calcext:value-type="float">
            <text:p>0,729977985324054</text:p>
          </table:table-cell>
          <table:table-cell table:formula="of:=DEGREES(ACOS([.Q32]))" office:value-type="float" office:value="43.1154514819153" calcext:value-type="float">
            <text:p>43,1154514819153</text:p>
          </table:table-cell>
          <table:table-cell table:number-columns-repeated="6"/>
          <table:table-cell table:formula="of:=[.M32]-DEGREES(ACOS([.Q32]))" office:value-type="float" office:value="-0.767426935316202" calcext:value-type="float">
            <text:p>-0,76742693531620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,053129782178037</text:p>
          </table:table-cell>
          <table:table-cell table:formula="of:=[.C32]+[.E33]" office:value-type="float" office:value="0.0000157643705129985" calcext:value-type="float">
            <text:p>1,57643705129985E-05</text:p>
          </table:table-cell>
          <table:table-cell table:formula="of:=[$Arkusz3.C26]" office:value-type="float" office:value="0.0000322621930060577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3]*[.C33]+((1/3)*[.E34]+[.C33])*(1/2)*[.E34])/([.C33]+(1/2)*[.E34])" office:value-type="float" office:value="0.00000795742089258658" calcext:value-type="float">
            <text:p>7,95742089258658E-06</text:p>
          </table:table-cell>
          <table:table-cell table:formula="of:=(((1/2)*([.B34]-[.B33])+[.B33])*[.C33]+((2/3)*([.B34]-[.B33])+[.B33])*(1/2)*[.E34])/([.C33]+(1/2)*[.E34])" office:value-type="float" office:value="0.0557316116935758" calcext:value-type="float">
            <text:p>0,055731611693576</text:p>
          </table:table-cell>
          <table:table-cell table:formula="of:=(((1/2)*([.D33]-[.C34])+[.C33]+[.E34])*([.D33]-[.C34])+((2/3)*[.E34]+[.C33])*(1/2)*[.E34])/([.D33]-[.C34]+(1/2)*[.E34])" office:value-type="float" office:value="0.0000240880523711798" calcext:value-type="float">
            <text:p>2,40880523711798E-05</text:p>
          </table:table-cell>
          <table:table-cell table:formula="of:=(((1/2)*([.B34]-[.B33])+[.B33])*([.D33]-[.C34])+((1/3)*([.B34]-[.B33])+[.B33])*(1/2)*[.E34])/([.D33]-[.C34]+(1/2)*[.E34])" office:value-type="float" office:value="0.0557155300284901" calcext:value-type="float">
            <text:p>0,05571553002849</text:p>
          </table:table-cell>
          <table:table-cell table:formula="of:=DEGREES(ATAN(([.G33]-[.I33])/([.H33]-[.F33])))" office:value-type="float" office:value="44.9129038974038" calcext:value-type="float">
            <text:p>44,9129038974038</text:p>
          </table:table-cell>
          <table:table-cell table:formula="of:=DEGREES(ATAN(([.C34]-[.C33])/([.B34]-[.B33])))" office:value-type="float" office:value="0.00331357945340821" calcext:value-type="float">
            <text:p>0,003313579453408</text:p>
          </table:table-cell>
          <table:table-cell table:formula="of:=[.J33]-[.K33]" office:value-type="float" office:value="44.9095903179504" calcext:value-type="float">
            <text:p>44,9095903179504</text:p>
          </table:table-cell>
          <table:table-cell table:formula="of:=ABS([.L33])" office:value-type="float" office:value="44.9095903179504" calcext:value-type="float">
            <text:p>44,9095903179504</text:p>
          </table:table-cell>
          <table:table-cell table:formula="of:=[.B33]+0.5*([.B34]-[.B33])" office:value-type="float" office:value="0.0557234628301007" calcext:value-type="float">
            <text:p>0,055723462830101</text:p>
          </table:table-cell>
          <table:table-cell table:formula="of:=[.C33]+0.5*([.C34]-[.C33])" office:value-type="float" office:value="0.0000159143705129985" calcext:value-type="float">
            <text:p>1,59143705129985E-05</text:p>
          </table:table-cell>
          <table:table-cell table:formula="of:=SQRT(([.B34]-[.N33])^2+([.C34]-[.O33])^2)*SQRT(([.F33]-[.O33])^2+([.G33]-[.N33])^2)" office:value-type="float" office:value="0.0000000295403060150554" calcext:value-type="float">
            <text:p>2,95403060150554E-08</text:p>
          </table:table-cell>
          <table:table-cell table:formula="of:=(-([.B34]-[.N33])*([.F33]-[.O33])+([.C34]-[.O33])*([.G33]-[.N33]))/[.P33]" office:value-type="float" office:value="0.698672809919793" calcext:value-type="float">
            <text:p>0,698672809919793</text:p>
          </table:table-cell>
          <table:table-cell table:formula="of:=DEGREES(ACOS([.Q33]))" office:value-type="float" office:value="45.6793798967043" calcext:value-type="float">
            <text:p>45,6793798967043</text:p>
          </table:table-cell>
          <table:table-cell table:number-columns-repeated="6"/>
          <table:table-cell table:formula="of:=[.M33]-DEGREES(ACOS([.Q33]))" office:value-type="float" office:value="-0.769789578753873" calcext:value-type="float">
            <text:p>-0,76978957875387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,058317143482164</text:p>
          </table:table-cell>
          <table:table-cell table:formula="of:=[.C33]+[.E34]" office:value-type="float" office:value="0.0000160643705129985" calcext:value-type="float">
            <text:p>1,60643705129985E-05</text:p>
          </table:table-cell>
          <table:table-cell table:formula="of:=[$Arkusz3.C27]" office:value-type="float" office:value="0.0000322621930060578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4]*[.C34]+((1/3)*[.E35]+[.C34])*(1/2)*[.E35])/([.C34]+(1/2)*[.E35])" office:value-type="float" office:value="0.00000795742089258658" calcext:value-type="float">
            <text:p>7,95742089258658E-06</text:p>
          </table:table-cell>
          <table:table-cell table:formula="of:=(((1/2)*([.B35]-[.B34])+[.B34])*[.C34]+((2/3)*([.B35]-[.B34])+[.B34])*(1/2)*[.E35])/([.C34]+(1/2)*[.E35])" office:value-type="float" office:value="0.0611457340210165" calcext:value-type="float">
            <text:p>0,061145734021017</text:p>
          </table:table-cell>
          <table:table-cell table:formula="of:=(((1/2)*([.D34]-[.C35])+[.C34]+[.E35])*([.D34]-[.C35])+((2/3)*[.E35]+[.C34])*(1/2)*[.E35])/([.D34]-[.C35]+(1/2)*[.E35])" office:value-type="float" office:value="0.0000240880523711798" calcext:value-type="float">
            <text:p>2,40880523711798E-05</text:p>
          </table:table-cell>
          <table:table-cell table:formula="of:=(((1/2)*([.B35]-[.B34])+[.B34])*([.D34]-[.C35])+((1/3)*([.B35]-[.B34])+[.B34])*(1/2)*[.E35])/([.D34]-[.C35]+(1/2)*[.E35])" office:value-type="float" office:value="0.0611633274793183" calcext:value-type="float">
            <text:p>0,061163327479318</text:p>
          </table:table-cell>
          <table:table-cell table:formula="of:=DEGREES(ATAN(([.G34]-[.I34])/([.H34]-[.F34])))" office:value-type="float" office:value="-47.4837229877922" calcext:value-type="float">
            <text:p>-47,4837229877922</text:p>
          </table:table-cell>
          <table:table-cell table:formula="of:=DEGREES(ATAN(([.C35]-[.C34])/([.B35]-[.B34])))" office:value-type="float" office:value="-0.00302884595514794" calcext:value-type="float">
            <text:p>-0,003028845955148</text:p>
          </table:table-cell>
          <table:table-cell table:formula="of:=[.J34]-[.K34]" office:value-type="float" office:value="-47.480694141837" calcext:value-type="float">
            <text:p>-47,480694141837</text:p>
          </table:table-cell>
          <table:table-cell table:formula="of:=ABS([.L34])" office:value-type="float" office:value="47.480694141837" calcext:value-type="float">
            <text:p>47,480694141837</text:p>
          </table:table-cell>
          <table:table-cell table:formula="of:=[.B34]+0.5*([.B35]-[.B34])" office:value-type="float" office:value="0.0611546489367912" calcext:value-type="float">
            <text:p>0,061154648936791</text:p>
          </table:table-cell>
          <table:table-cell table:formula="of:=[.C34]+0.5*([.C35]-[.C34])" office:value-type="float" office:value="0.0000159143705129985" calcext:value-type="float">
            <text:p>1,59143705129985E-05</text:p>
          </table:table-cell>
          <table:table-cell table:formula="of:=SQRT(([.B35]-[.N34])^2+([.C35]-[.O34])^2)*SQRT(([.F34]-[.O34])^2+([.G34]-[.N34])^2)" office:value-type="float" office:value="0.0000000339065601726033" calcext:value-type="float">
            <text:p>3,39065601726033E-08</text:p>
          </table:table-cell>
          <table:table-cell table:formula="of:=(-([.B35]-[.N34])*([.F34]-[.O34])+([.C35]-[.O34])*([.G34]-[.N34]))/[.P34]" office:value-type="float" office:value="0.665924973590208" calcext:value-type="float">
            <text:p>0,665924973590208</text:p>
          </table:table-cell>
          <table:table-cell table:formula="of:=DEGREES(ACOS([.Q34]))" office:value-type="float" office:value="48.2466739737998" calcext:value-type="float">
            <text:p>48,2466739737998</text:p>
          </table:table-cell>
          <table:table-cell table:number-columns-repeated="6"/>
          <table:table-cell table:formula="of:=[.M34]-DEGREES(ACOS([.Q34]))" office:value-type="float" office:value="-0.765979831962738" calcext:value-type="float">
            <text:p>-0,76597983196273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,063992154391418</text:p>
          </table:table-cell>
          <table:table-cell table:formula="of:=[.C34]+[.E35]" office:value-type="float" office:value="0.0000157643705129985" calcext:value-type="float">
            <text:p>1,57643705129985E-05</text:p>
          </table:table-cell>
          <table:table-cell table:formula="of:=[$Arkusz3.C28]" office:value-type="float" office:value="0.0000322621930060579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5]*[.C35]+((1/3)*[.E36]+[.C35])*(1/2)*[.E36])/([.C35]+(1/2)*[.E36])" office:value-type="float" office:value="0.00000795742089258658" calcext:value-type="float">
            <text:p>7,95742089258658E-06</text:p>
          </table:table-cell>
          <table:table-cell table:formula="of:=(((1/2)*([.B36]-[.B35])+[.B35])*[.C35]+((2/3)*([.B36]-[.B35])+[.B35])*(1/2)*[.E36])/([.C35]+(1/2)*[.E36])" office:value-type="float" office:value="0.0671069674644197" calcext:value-type="float">
            <text:p>0,06710696746442</text:p>
          </table:table-cell>
          <table:table-cell table:formula="of:=(((1/2)*([.D35]-[.C36])+[.C35]+[.E36])*([.D35]-[.C36])+((2/3)*[.E36]+[.C35])*(1/2)*[.E36])/([.D35]-[.C36]+(1/2)*[.E36])" office:value-type="float" office:value="0.0000240880523711799" calcext:value-type="float">
            <text:p>2,40880523711799E-05</text:p>
          </table:table-cell>
          <table:table-cell table:formula="of:=(((1/2)*([.B36]-[.B35])+[.B35])*([.D35]-[.C36])+((1/3)*([.B36]-[.B35])+[.B35])*(1/2)*[.E36])/([.D35]-[.C36]+(1/2)*[.E36])" office:value-type="float" office:value="0.0670877150959053" calcext:value-type="float">
            <text:p>0,067087715095905</text:p>
          </table:table-cell>
          <table:table-cell table:formula="of:=DEGREES(ATAN(([.G35]-[.I35])/([.H35]-[.F35])))" office:value-type="float" office:value="50.041981282223" calcext:value-type="float">
            <text:p>50,041981282223</text:p>
          </table:table-cell>
          <table:table-cell table:formula="of:=DEGREES(ATAN(([.C36]-[.C35])/([.B36]-[.B35])))" office:value-type="float" office:value="0.00276786074310308" calcext:value-type="float">
            <text:p>0,002767860743103</text:p>
          </table:table-cell>
          <table:table-cell table:formula="of:=[.J35]-[.K35]" office:value-type="float" office:value="50.0392134214799" calcext:value-type="float">
            <text:p>50,0392134214799</text:p>
          </table:table-cell>
          <table:table-cell table:formula="of:=ABS([.L35])" office:value-type="float" office:value="50.0392134214799" calcext:value-type="float">
            <text:p>50,0392134214799</text:p>
          </table:table-cell>
          <table:table-cell table:formula="of:=[.B35]+0.5*([.B36]-[.B35])" office:value-type="float" office:value="0.0670972119495672" calcext:value-type="float">
            <text:p>0,067097211949567</text:p>
          </table:table-cell>
          <table:table-cell table:formula="of:=[.C35]+0.5*([.C36]-[.C35])" office:value-type="float" office:value="0.0000159143705129985" calcext:value-type="float">
            <text:p>1,59143705129985E-05</text:p>
          </table:table-cell>
          <table:table-cell table:formula="of:=SQRT(([.B36]-[.N35])^2+([.C36]-[.O35])^2)*SQRT(([.F35]-[.O35])^2+([.G35]-[.N35])^2)" office:value-type="float" office:value="0.0000000390895938535363" calcext:value-type="float">
            <text:p>3,90895938535363E-08</text:p>
          </table:table-cell>
          <table:table-cell table:formula="of:=(-([.B36]-[.N35])*([.F35]-[.O35])+([.C36]-[.O35])*([.G35]-[.N35]))/[.P35]" office:value-type="float" office:value="0.632092775854347" calcext:value-type="float">
            <text:p>0,632092775854347</text:p>
          </table:table-cell>
          <table:table-cell table:formula="of:=DEGREES(ACOS([.Q35]))" office:value-type="float" office:value="50.7953069317795" calcext:value-type="float">
            <text:p>50,7953069317795</text:p>
          </table:table-cell>
          <table:table-cell table:number-columns-repeated="6"/>
          <table:table-cell table:formula="of:=[.M35]-DEGREES(ACOS([.Q35]))" office:value-type="float" office:value="-0.756093510299635" calcext:value-type="float">
            <text:p>-0,7560935102996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,070202269507717</text:p>
          </table:table-cell>
          <table:table-cell table:formula="of:=[.C35]+[.E36]" office:value-type="float" office:value="0.0000160643705129985" calcext:value-type="float">
            <text:p>1,60643705129985E-05</text:p>
          </table:table-cell>
          <table:table-cell table:formula="of:=[$Arkusz3.C29]" office:value-type="float" office:value="0.0000322621930060579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6]*[.C36]+((1/3)*[.E37]+[.C36])*(1/2)*[.E37])/([.C36]+(1/2)*[.E37])" office:value-type="float" office:value="0.00000795742089258658" calcext:value-type="float">
            <text:p>7,95742089258658E-06</text:p>
          </table:table-cell>
          <table:table-cell table:formula="of:=(((1/2)*([.B37]-[.B36])+[.B36])*[.C36]+((2/3)*([.B37]-[.B36])+[.B36])*(1/2)*[.E37])/([.C36]+(1/2)*[.E37])" office:value-type="float" office:value="0.0735901660587917" calcext:value-type="float">
            <text:p>0,073590166058792</text:p>
          </table:table-cell>
          <table:table-cell table:formula="of:=(((1/2)*([.D36]-[.C37])+[.C36]+[.E37])*([.D36]-[.C37])+((2/3)*[.E37]+[.C36])*(1/2)*[.E37])/([.D36]-[.C37]+(1/2)*[.E37])" office:value-type="float" office:value="0.0000240880523711799" calcext:value-type="float">
            <text:p>2,40880523711799E-05</text:p>
          </table:table-cell>
          <table:table-cell table:formula="of:=(((1/2)*([.B37]-[.B36])+[.B36])*([.D36]-[.C37])+((1/3)*([.B37]-[.B36])+[.B36])*(1/2)*[.E37])/([.D36]-[.C37]+(1/2)*[.E37])" office:value-type="float" office:value="0.0736112383263693" calcext:value-type="float">
            <text:p>0,073611238326369</text:p>
          </table:table-cell>
          <table:table-cell table:formula="of:=DEGREES(ATAN(([.G36]-[.I36])/([.H36]-[.F36])))" office:value-type="float" office:value="-52.5662685541627" calcext:value-type="float">
            <text:p>-52,5662685541627</text:p>
          </table:table-cell>
          <table:table-cell table:formula="of:=DEGREES(ATAN(([.C37]-[.C36])/([.B37]-[.B36])))" office:value-type="float" office:value="-0.00252881541264019" calcext:value-type="float">
            <text:p>-0,00252881541264</text:p>
          </table:table-cell>
          <table:table-cell table:formula="of:=[.J36]-[.K36]" office:value-type="float" office:value="-52.5637397387501" calcext:value-type="float">
            <text:p>-52,5637397387501</text:p>
          </table:table-cell>
          <table:table-cell table:formula="of:=ABS([.L36])" office:value-type="float" office:value="52.5637397387501" calcext:value-type="float">
            <text:p>52,5637397387501</text:p>
          </table:table-cell>
          <table:table-cell table:formula="of:=[.B36]+0.5*([.B37]-[.B36])" office:value-type="float" office:value="0.0736008437486133" calcext:value-type="float">
            <text:p>0,073600843748613</text:p>
          </table:table-cell>
          <table:table-cell table:formula="of:=[.C36]+0.5*([.C37]-[.C36])" office:value-type="float" office:value="0.0000159143705129985" calcext:value-type="float">
            <text:p>1,59143705129985E-05</text:p>
          </table:table-cell>
          <table:table-cell table:formula="of:=SQRT(([.B37]-[.N36])^2+([.C37]-[.O36])^2)*SQRT(([.F36]-[.O36])^2+([.G36]-[.N36])^2)" office:value-type="float" office:value="0.0000000452567227961373" calcext:value-type="float">
            <text:p>4,52567227961373E-08</text:p>
          </table:table-cell>
          <table:table-cell table:formula="of:=(-([.B37]-[.N36])*([.F36]-[.O36])+([.C37]-[.O36])*([.G36]-[.N36]))/[.P36]" office:value-type="float" office:value="0.597566151471908" calcext:value-type="float">
            <text:p>0,597566151471908</text:p>
          </table:table-cell>
          <table:table-cell table:formula="of:=DEGREES(ACOS([.Q36]))" office:value-type="float" office:value="53.3042157687194" calcext:value-type="float">
            <text:p>53,3042157687194</text:p>
          </table:table-cell>
          <table:table-cell table:number-columns-repeated="6"/>
          <table:table-cell table:formula="of:=[.M36]-DEGREES(ACOS([.Q36]))" office:value-type="float" office:value="-0.740476029969351" calcext:value-type="float">
            <text:p>-0,7404760299693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,07699941798951</text:p>
          </table:table-cell>
          <table:table-cell table:formula="of:=[.C36]+[.E37]" office:value-type="float" office:value="0.0000157643705129985" calcext:value-type="float">
            <text:p>1,57643705129985E-05</text:p>
          </table:table-cell>
          <table:table-cell table:formula="of:=[$Arkusz3.C30]" office:value-type="float" office:value="0.000032262193006058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7]*[.C37]+((1/3)*[.E38]+[.C37])*(1/2)*[.E38])/([.C37]+(1/2)*[.E38])" office:value-type="float" office:value="0.00000795742089258658" calcext:value-type="float">
            <text:p>7,95742089258658E-06</text:p>
          </table:table-cell>
          <table:table-cell table:formula="of:=(((1/2)*([.B38]-[.B37])+[.B37])*[.C37]+((2/3)*([.B38]-[.B37])+[.B37])*(1/2)*[.E38])/([.C37]+(1/2)*[.E38])" office:value-type="float" office:value="0.0807316170391275" calcext:value-type="float">
            <text:p>0,080731617039128</text:p>
          </table:table-cell>
          <table:table-cell table:formula="of:=(((1/2)*([.D37]-[.C38])+[.C37]+[.E38])*([.D37]-[.C38])+((2/3)*[.E38]+[.C37])*(1/2)*[.E38])/([.D37]-[.C38]+(1/2)*[.E38])" office:value-type="float" office:value="0.0000240880523711799" calcext:value-type="float">
            <text:p>2,40880523711799E-05</text:p>
          </table:table-cell>
          <table:table-cell table:formula="of:=(((1/2)*([.B38]-[.B37])+[.B37])*([.D37]-[.C38])+((1/3)*([.B38]-[.B37])+[.B37])*(1/2)*[.E38])/([.D37]-[.C38]+(1/2)*[.E38])" office:value-type="float" office:value="0.0807085486655885" calcext:value-type="float">
            <text:p>0,080708548665589</text:p>
          </table:table-cell>
          <table:table-cell table:formula="of:=DEGREES(ATAN(([.G37]-[.I37])/([.H37]-[.F37])))" office:value-type="float" office:value="55.0367112166015" calcext:value-type="float">
            <text:p>55,0367112166015</text:p>
          </table:table-cell>
          <table:table-cell table:formula="of:=DEGREES(ATAN(([.C38]-[.C37])/([.B38]-[.B37])))" office:value-type="float" office:value="0.00230999705918278" calcext:value-type="float">
            <text:p>0,002309997059183</text:p>
          </table:table-cell>
          <table:table-cell table:formula="of:=[.J37]-[.K37]" office:value-type="float" office:value="55.0344012195423" calcext:value-type="float">
            <text:p>55,0344012195423</text:p>
          </table:table-cell>
          <table:table-cell table:formula="of:=ABS([.L37])" office:value-type="float" office:value="55.0344012195423" calcext:value-type="float">
            <text:p>55,0344012195423</text:p>
          </table:table-cell>
          <table:table-cell table:formula="of:=[.B37]+0.5*([.B38]-[.B37])" office:value-type="float" office:value="0.0807199278871921" calcext:value-type="float">
            <text:p>0,080719927887192</text:p>
          </table:table-cell>
          <table:table-cell table:formula="of:=[.C37]+0.5*([.C38]-[.C37])" office:value-type="float" office:value="0.0000159143705129985" calcext:value-type="float">
            <text:p>1,59143705129985E-05</text:p>
          </table:table-cell>
          <table:table-cell table:formula="of:=SQRT(([.B38]-[.N37])^2+([.C38]-[.O37])^2)*SQRT(([.F37]-[.O37])^2+([.G37]-[.N37])^2)" office:value-type="float" office:value="0.0000000526092887718769" calcext:value-type="float">
            <text:p>5,26092887718769E-08</text:p>
          </table:table-cell>
          <table:table-cell table:formula="of:=(-([.B38]-[.N37])*([.F37]-[.O37])+([.C38]-[.O37])*([.G37]-[.N37]))/[.P37]" office:value-type="float" office:value="0.562745931032539" calcext:value-type="float">
            <text:p>0,562745931032539</text:p>
          </table:table-cell>
          <table:table-cell table:formula="of:=DEGREES(ACOS([.Q37]))" office:value-type="float" office:value="55.7540893050565" calcext:value-type="float">
            <text:p>55,7540893050565</text:p>
          </table:table-cell>
          <table:table-cell table:number-columns-repeated="6"/>
          <table:table-cell table:formula="of:=[.M37]-DEGREES(ACOS([.Q37]))" office:value-type="float" office:value="-0.719688085514207" calcext:value-type="float">
            <text:p>-0,71968808551420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,084440437784874</text:p>
          </table:table-cell>
          <table:table-cell table:formula="of:=[.C37]+[.E38]" office:value-type="float" office:value="0.0000160643705129985" calcext:value-type="float">
            <text:p>1,60643705129985E-05</text:p>
          </table:table-cell>
          <table:table-cell table:formula="of:=[$Arkusz3.C31]" office:value-type="float" office:value="0.0000322621930060581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38]*[.C38]+((1/3)*[.E39]+[.C38])*(1/2)*[.E39])/([.C38]+(1/2)*[.E39])" office:value-type="float" office:value="0.00000795742089258658" calcext:value-type="float">
            <text:p>7,95742089258658E-06</text:p>
          </table:table-cell>
          <table:table-cell table:formula="of:=(((1/2)*([.B39]-[.B38])+[.B38])*[.C38]+((2/3)*([.B39]-[.B38])+[.B38])*(1/2)*[.E39])/([.C38]+(1/2)*[.E39])" office:value-type="float" office:value="0.088501195989388" calcext:value-type="float">
            <text:p>0,088501195989388</text:p>
          </table:table-cell>
          <table:table-cell table:formula="of:=(((1/2)*([.D38]-[.C39])+[.C38]+[.E39])*([.D38]-[.C39])+((2/3)*[.E39]+[.C38])*(1/2)*[.E39])/([.D38]-[.C39]+(1/2)*[.E39])" office:value-type="float" office:value="0.00002408805237118" calcext:value-type="float">
            <text:p>2,408805237118E-05</text:p>
          </table:table-cell>
          <table:table-cell table:formula="of:=(((1/2)*([.B39]-[.B38])+[.B38])*([.D38]-[.C39])+((1/3)*([.B39]-[.B38])+[.B38])*(1/2)*[.E39])/([.D38]-[.C39]+(1/2)*[.E39])" office:value-type="float" office:value="0.0885264533672812" calcext:value-type="float">
            <text:p>0,088526453367281</text:p>
          </table:table-cell>
          <table:table-cell table:formula="of:=DEGREES(ATAN(([.G38]-[.I38])/([.H38]-[.F38])))" office:value-type="float" office:value="-57.4356523754493" calcext:value-type="float">
            <text:p>-57,4356523754493</text:p>
          </table:table-cell>
          <table:table-cell table:formula="of:=DEGREES(ATAN(([.C39]-[.C38])/([.B39]-[.B38])))" office:value-type="float" office:value="-0.0021097944238484" calcext:value-type="float">
            <text:p>-0,002109794423848</text:p>
          </table:table-cell>
          <table:table-cell table:formula="of:=[.J38]-[.K38]" office:value-type="float" office:value="-57.4335425810255" calcext:value-type="float">
            <text:p>-57,4335425810255</text:p>
          </table:table-cell>
          <table:table-cell table:formula="of:=ABS([.L38])" office:value-type="float" office:value="57.4335425810255" calcext:value-type="float">
            <text:p>57,4335425810255</text:p>
          </table:table-cell>
          <table:table-cell table:formula="of:=[.B38]+0.5*([.B39]-[.B38])" office:value-type="float" office:value="0.0885139943484568" calcext:value-type="float">
            <text:p>0,088513994348457</text:p>
          </table:table-cell>
          <table:table-cell table:formula="of:=[.C38]+0.5*([.C39]-[.C38])" office:value-type="float" office:value="0.0000159143705129985" calcext:value-type="float">
            <text:p>1,59143705129985E-05</text:p>
          </table:table-cell>
          <table:table-cell table:formula="of:=SQRT(([.B39]-[.N38])^2+([.C39]-[.O38])^2)*SQRT(([.F38]-[.O38])^2+([.G38]-[.N38])^2)" office:value-type="float" office:value="0.0000000613893275837523" calcext:value-type="float">
            <text:p>6,13893275837523E-08</text:p>
          </table:table-cell>
          <table:table-cell table:formula="of:=(-([.B39]-[.N38])*([.F38]-[.O38])+([.C39]-[.O38])*([.G38]-[.N38]))/[.P38]" office:value-type="float" office:value="0.528023442869015" calcext:value-type="float">
            <text:p>0,528023442869015</text:p>
          </table:table-cell>
          <table:table-cell table:formula="of:=DEGREES(ACOS([.Q38]))" office:value-type="float" office:value="58.1279961499601" calcext:value-type="float">
            <text:p>58,1279961499601</text:p>
          </table:table-cell>
          <table:table-cell table:number-columns-repeated="6"/>
          <table:table-cell table:formula="of:=[.M38]-DEGREES(ACOS([.Q38]))" office:value-type="float" office:value="-0.694453568934605" calcext:value-type="float">
            <text:p>-0,69445356893460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,09258755091204</text:p>
          </table:table-cell>
          <table:table-cell table:formula="of:=[.C38]+[.E39]" office:value-type="float" office:value="0.0000157643705129985" calcext:value-type="float">
            <text:p>1,57643705129985E-05</text:p>
          </table:table-cell>
          <table:table-cell table:formula="of:=[$Arkusz3.C32]" office:value-type="float" office:value="0.0000322621930060582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39]*[.C39]+((1/3)*[.E40]+[.C39])*(1/2)*[.E40])/([.C39]+(1/2)*[.E40])" office:value-type="float" office:value="0.00000795742089258658" calcext:value-type="float">
            <text:p>7,95742089258658E-06</text:p>
          </table:table-cell>
          <table:table-cell table:formula="of:=(((1/2)*([.B40]-[.B39])+[.B39])*[.C39]+((2/3)*([.B40]-[.B39])+[.B39])*(1/2)*[.E40])/([.C39]+(1/2)*[.E40])" office:value-type="float" office:value="0.0970622319232988" calcext:value-type="float">
            <text:p>0,097062231923299</text:p>
          </table:table-cell>
          <table:table-cell table:formula="of:=(((1/2)*([.D39]-[.C40])+[.C39]+[.E40])*([.D39]-[.C40])+((2/3)*[.E40]+[.C39])*(1/2)*[.E40])/([.D39]-[.C40]+(1/2)*[.E40])" office:value-type="float" office:value="0.00002408805237118" calcext:value-type="float">
            <text:p>2,408805237118E-05</text:p>
          </table:table-cell>
          <table:table-cell table:formula="of:=(((1/2)*([.B40]-[.B39])+[.B39])*([.D39]-[.C40])+((1/3)*([.B40]-[.B39])+[.B39])*(1/2)*[.E40])/([.D39]-[.C40]+(1/2)*[.E40])" office:value-type="float" office:value="0.0970345743381423" calcext:value-type="float">
            <text:p>0,097034574338142</text:p>
          </table:table-cell>
          <table:table-cell table:formula="of:=DEGREES(ATAN(([.G39]-[.I39])/([.H39]-[.F39])))" office:value-type="float" office:value="59.7481379865941" calcext:value-type="float">
            <text:p>59,7481379865941</text:p>
          </table:table-cell>
          <table:table-cell table:formula="of:=DEGREES(ATAN(([.C40]-[.C39])/([.B40]-[.B39])))" office:value-type="float" office:value="0.00192670020692635" calcext:value-type="float">
            <text:p>0,001926700206926</text:p>
          </table:table-cell>
          <table:table-cell table:formula="of:=[.J39]-[.K39]" office:value-type="float" office:value="59.7462112863872" calcext:value-type="float">
            <text:p>59,7462112863872</text:p>
          </table:table-cell>
          <table:table-cell table:formula="of:=ABS([.L39])" office:value-type="float" office:value="59.7462112863872" calcext:value-type="float">
            <text:p>59,7462112863872</text:p>
          </table:table-cell>
          <table:table-cell table:formula="of:=[.B39]+0.5*([.B40]-[.B39])" office:value-type="float" office:value="0.0970482173368558" calcext:value-type="float">
            <text:p>0,097048217336856</text:p>
          </table:table-cell>
          <table:table-cell table:formula="of:=[.C39]+0.5*([.C40]-[.C39])" office:value-type="float" office:value="0.0000159143705129985" calcext:value-type="float">
            <text:p>1,59143705129985E-05</text:p>
          </table:table-cell>
          <table:table-cell table:formula="of:=SQRT(([.B40]-[.N39])^2+([.C40]-[.O39])^2)*SQRT(([.F39]-[.O39])^2+([.G39]-[.N39])^2)" office:value-type="float" office:value="0.0000000718875776307008" calcext:value-type="float">
            <text:p>7,18875776307008E-08</text:p>
          </table:table-cell>
          <table:table-cell table:formula="of:=(-([.B40]-[.N39])*([.F39]-[.O39])+([.C40]-[.O39])*([.G39]-[.N39]))/[.P39]" office:value-type="float" office:value="0.493762641245731" calcext:value-type="float">
            <text:p>0,493762641245731</text:p>
          </table:table-cell>
          <table:table-cell table:formula="of:=DEGREES(ACOS([.Q39]))" office:value-type="float" office:value="60.4118094471317" calcext:value-type="float">
            <text:p>60,4118094471317</text:p>
          </table:table-cell>
          <table:table-cell table:number-columns-repeated="6"/>
          <table:table-cell table:formula="of:=[.M39]-DEGREES(ACOS([.Q39]))" office:value-type="float" office:value="-0.665598160744572" calcext:value-type="float">
            <text:p>-0,66559816074457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,101508883761672</text:p>
          </table:table-cell>
          <table:table-cell table:formula="of:=[.C39]+[.E40]" office:value-type="float" office:value="0.0000160643705129985" calcext:value-type="float">
            <text:p>1,60643705129985E-05</text:p>
          </table:table-cell>
          <table:table-cell table:formula="of:=[$Arkusz3.C33]" office:value-type="float" office:value="0.000032262193006058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0]*[.C40]+((1/3)*[.E41]+[.C40])*(1/2)*[.E41])/([.C40]+(1/2)*[.E41])" office:value-type="float" office:value="0.00000795742089258658" calcext:value-type="float">
            <text:p>7,95742089258658E-06</text:p>
          </table:table-cell>
          <table:table-cell table:formula="of:=(((1/2)*([.B41]-[.B40])+[.B40])*[.C40]+((2/3)*([.B41]-[.B40])+[.B40])*(1/2)*[.E41])/([.C40]+(1/2)*[.E41])" office:value-type="float" office:value="0.106378612262491" calcext:value-type="float">
            <text:p>0,106378612262491</text:p>
          </table:table-cell>
          <table:table-cell table:formula="of:=(((1/2)*([.D40]-[.C41])+[.C40]+[.E41])*([.D40]-[.C41])+((2/3)*[.E41]+[.C40])*(1/2)*[.E41])/([.D40]-[.C41]+(1/2)*[.E41])" office:value-type="float" office:value="0.0000240880523711801" calcext:value-type="float">
            <text:p>2,40880523711801E-05</text:p>
          </table:table-cell>
          <table:table-cell table:formula="of:=(((1/2)*([.B41]-[.B40])+[.B40])*([.D40]-[.C41])+((1/3)*([.B41]-[.B40])+[.B40])*(1/2)*[.E41])/([.D40]-[.C41]+(1/2)*[.E41])" office:value-type="float" office:value="0.106408901328421" calcext:value-type="float">
            <text:p>0,106408901328421</text:p>
          </table:table-cell>
          <table:table-cell table:formula="of:=DEGREES(ATAN(([.G40]-[.I40])/([.H40]-[.F40])))" office:value-type="float" office:value="-61.9621877836272" calcext:value-type="float">
            <text:p>-61,9621877836272</text:p>
          </table:table-cell>
          <table:table-cell table:formula="of:=DEGREES(ATAN(([.C41]-[.C40])/([.B41]-[.B40])))" office:value-type="float" office:value="-0.00175931060966125" calcext:value-type="float">
            <text:p>-0,001759310609661</text:p>
          </table:table-cell>
          <table:table-cell table:formula="of:=[.J40]-[.K40]" office:value-type="float" office:value="-61.9604284730175" calcext:value-type="float">
            <text:p>-61,9604284730175</text:p>
          </table:table-cell>
          <table:table-cell table:formula="of:=ABS([.L40])" office:value-type="float" office:value="61.9604284730175" calcext:value-type="float">
            <text:p>61,9604284730175</text:p>
          </table:table-cell>
          <table:table-cell table:formula="of:=[.B40]+0.5*([.B41]-[.B40])" office:value-type="float" office:value="0.106393960266677" calcext:value-type="float">
            <text:p>0,106393960266677</text:p>
          </table:table-cell>
          <table:table-cell table:formula="of:=[.C40]+0.5*([.C41]-[.C40])" office:value-type="float" office:value="0.0000159143705129985" calcext:value-type="float">
            <text:p>1,59143705129985E-05</text:p>
          </table:table-cell>
          <table:table-cell table:formula="of:=SQRT(([.B41]-[.N40])^2+([.C41]-[.O40])^2)*SQRT(([.F40]-[.O40])^2+([.G40]-[.N40])^2)" office:value-type="float" office:value="0.0000000844531088100837" calcext:value-type="float">
            <text:p>8,44531088100837E-08</text:p>
          </table:table-cell>
          <table:table-cell table:formula="of:=(-([.B41]-[.N40])*([.F40]-[.O40])+([.C41]-[.O40])*([.G40]-[.N40]))/[.P40]" office:value-type="float" office:value="0.460286310243742" calcext:value-type="float">
            <text:p>0,460286310243742</text:p>
          </table:table-cell>
          <table:table-cell table:formula="of:=DEGREES(ACOS([.Q40]))" office:value-type="float" office:value="62.5944158785807" calcext:value-type="float">
            <text:p>62,5944158785807</text:p>
          </table:table-cell>
          <table:table-cell table:number-columns-repeated="6"/>
          <table:table-cell table:formula="of:=[.M40]-DEGREES(ACOS([.Q40]))" office:value-type="float" office:value="-0.633987405563133" calcext:value-type="float">
            <text:p>-0,6339874055631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,111279036771681</text:p>
          </table:table-cell>
          <table:table-cell table:formula="of:=[.C40]+[.E41]" office:value-type="float" office:value="0.0000157643705129985" calcext:value-type="float">
            <text:p>1,57643705129985E-05</text:p>
          </table:table-cell>
          <table:table-cell table:formula="of:=[$Arkusz3.C34]" office:value-type="float" office:value="0.0000322621930060585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1]*[.C41]+((1/3)*[.E42]+[.C41])*(1/2)*[.E42])/([.C41]+(1/2)*[.E42])" office:value-type="float" office:value="0.00000795742089258658" calcext:value-type="float">
            <text:p>7,95742089258658E-06</text:p>
          </table:table-cell>
          <table:table-cell table:formula="of:=(((1/2)*([.B42]-[.B41])+[.B41])*[.C41]+((2/3)*([.B42]-[.B41])+[.B41])*(1/2)*[.E42])/([.C41]+(1/2)*[.E42])" office:value-type="float" office:value="0.11664618226731" calcext:value-type="float">
            <text:p>0,11664618226731</text:p>
          </table:table-cell>
          <table:table-cell table:formula="of:=(((1/2)*([.D41]-[.C42])+[.C41]+[.E42])*([.D41]-[.C42])+((2/3)*[.E42]+[.C41])*(1/2)*[.E42])/([.D41]-[.C42]+(1/2)*[.E42])" office:value-type="float" office:value="0.0000240880523711802" calcext:value-type="float">
            <text:p>2,40880523711802E-05</text:p>
          </table:table-cell>
          <table:table-cell table:formula="of:=(((1/2)*([.B42]-[.B41])+[.B41])*([.D41]-[.C42])+((1/3)*([.B42]-[.B41])+[.B41])*(1/2)*[.E42])/([.D41]-[.C42]+(1/2)*[.E42])" office:value-type="float" office:value="0.116613008442579" calcext:value-type="float">
            <text:p>0,116613008442579</text:p>
          </table:table-cell>
          <table:table-cell table:formula="of:=DEGREES(ATAN(([.G41]-[.I41])/([.H41]-[.F41])))" office:value-type="float" office:value="64.0688587946031" calcext:value-type="float">
            <text:p>64,0688587946031</text:p>
          </table:table-cell>
          <table:table-cell table:formula="of:=DEGREES(ATAN(([.C42]-[.C41])/([.B42]-[.B41])))" office:value-type="float" office:value="0.00160632292125019" calcext:value-type="float">
            <text:p>0,00160632292125</text:p>
          </table:table-cell>
          <table:table-cell table:formula="of:=[.J41]-[.K41]" office:value-type="float" office:value="64.0672524716818" calcext:value-type="float">
            <text:p>64,0672524716818</text:p>
          </table:table-cell>
          <table:table-cell table:formula="of:=ABS([.L41])" office:value-type="float" office:value="64.0672524716818" calcext:value-type="float">
            <text:p>64,0672524716818</text:p>
          </table:table-cell>
          <table:table-cell table:formula="of:=[.B41]+0.5*([.B42]-[.B41])" office:value-type="float" office:value="0.116629372504936" calcext:value-type="float">
            <text:p>0,116629372504936</text:p>
          </table:table-cell>
          <table:table-cell table:formula="of:=[.C41]+0.5*([.C42]-[.C41])" office:value-type="float" office:value="0.0000159143705129985" calcext:value-type="float">
            <text:p>1,59143705129985E-05</text:p>
          </table:table-cell>
          <table:table-cell table:formula="of:=SQRT(([.B42]-[.N41])^2+([.C42]-[.O41])^2)*SQRT(([.F41]-[.O41])^2+([.G41]-[.N41])^2)" office:value-type="float" office:value="0.0000000995049045339417" calcext:value-type="float">
            <text:p>9,95049045339417E-08</text:p>
          </table:table-cell>
          <table:table-cell table:formula="of:=(-([.B42]-[.N41])*([.F41]-[.O41])+([.C42]-[.O41])*([.G41]-[.N41]))/[.P41]" office:value-type="float" office:value="0.427867083995135" calcext:value-type="float">
            <text:p>0,427867083995135</text:p>
          </table:table-cell>
          <table:table-cell table:formula="of:=DEGREES(ACOS([.Q41]))" office:value-type="float" office:value="64.6677240996709" calcext:value-type="float">
            <text:p>64,6677240996709</text:p>
          </table:table-cell>
          <table:table-cell table:number-columns-repeated="6"/>
          <table:table-cell table:formula="of:=[.M41]-DEGREES(ACOS([.Q41]))" office:value-type="float" office:value="-0.600471627989109" calcext:value-type="float">
            <text:p>-0,6004716279891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,12197970823819</text:p>
          </table:table-cell>
          <table:table-cell table:formula="of:=[.C41]+[.E42]" office:value-type="float" office:value="0.0000160643705129985" calcext:value-type="float">
            <text:p>1,60643705129985E-05</text:p>
          </table:table-cell>
          <table:table-cell table:formula="of:=[$Arkusz3.C35]" office:value-type="float" office:value="0.0000322621930060586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2]*[.C42]+((1/3)*[.E43]+[.C42])*(1/2)*[.E43])/([.C42]+(1/2)*[.E43])" office:value-type="float" office:value="0.00000795742089258658" calcext:value-type="float">
            <text:p>7,95742089258658E-06</text:p>
          </table:table-cell>
          <table:table-cell table:formula="of:=(((1/2)*([.B43]-[.B42])+[.B42])*[.C42]+((2/3)*([.B43]-[.B42])+[.B42])*(1/2)*[.E43])/([.C42]+(1/2)*[.E43])" office:value-type="float" office:value="0.127821630774326" calcext:value-type="float">
            <text:p>0,127821630774326</text:p>
          </table:table-cell>
          <table:table-cell table:formula="of:=(((1/2)*([.D42]-[.C43])+[.C42]+[.E43])*([.D42]-[.C43])+((2/3)*[.E43]+[.C42])*(1/2)*[.E43])/([.D42]-[.C43]+(1/2)*[.E43])" office:value-type="float" office:value="0.0000240880523711802" calcext:value-type="float">
            <text:p>2,40880523711802E-05</text:p>
          </table:table-cell>
          <table:table-cell table:formula="of:=(((1/2)*([.B43]-[.B42])+[.B42])*([.D42]-[.C43])+((1/3)*([.B43]-[.B42])+[.B42])*(1/2)*[.E43])/([.D42]-[.C43]+(1/2)*[.E43])" office:value-type="float" office:value="0.127857966758319" calcext:value-type="float">
            <text:p>0,127857966758319</text:p>
          </table:table-cell>
          <table:table-cell table:formula="of:=DEGREES(ATAN(([.G42]-[.I42])/([.H42]-[.F42])))" office:value-type="float" office:value="-66.0621317789203" calcext:value-type="float">
            <text:p>-66,0621317789203</text:p>
          </table:table-cell>
          <table:table-cell table:formula="of:=DEGREES(ATAN(([.C43]-[.C42])/([.B43]-[.B42])))" office:value-type="float" office:value="-0.00146653177365615" calcext:value-type="float">
            <text:p>-0,001466531773656</text:p>
          </table:table-cell>
          <table:table-cell table:formula="of:=[.J42]-[.K42]" office:value-type="float" office:value="-66.0606652471466" calcext:value-type="float">
            <text:p>-66,0606652471466</text:p>
          </table:table-cell>
          <table:table-cell table:formula="of:=ABS([.L42])" office:value-type="float" office:value="66.0606652471466" calcext:value-type="float">
            <text:p>66,0606652471466</text:p>
          </table:table-cell>
          <table:table-cell table:formula="of:=[.B42]+0.5*([.B43]-[.B42])" office:value-type="float" office:value="0.127840042858598" calcext:value-type="float">
            <text:p>0,127840042858598</text:p>
          </table:table-cell>
          <table:table-cell table:formula="of:=[.C42]+0.5*([.C43]-[.C42])" office:value-type="float" office:value="0.0000159143705129985" calcext:value-type="float">
            <text:p>1,59143705129985E-05</text:p>
          </table:table-cell>
          <table:table-cell table:formula="of:=SQRT(([.B43]-[.N42])^2+([.C43]-[.O42])^2)*SQRT(([.F42]-[.O42])^2+([.G42]-[.N42])^2)" office:value-type="float" office:value="0.000000117545792841414" calcext:value-type="float">
            <text:p>1,17545792841414E-07</text:p>
          </table:table-cell>
          <table:table-cell table:formula="of:=(-([.B43]-[.N42])*([.F42]-[.O42])+([.C43]-[.O42])*([.G42]-[.N42]))/[.P42]" office:value-type="float" office:value="0.396723251583304" calcext:value-type="float">
            <text:p>0,396723251583304</text:p>
          </table:table-cell>
          <table:table-cell table:formula="of:=DEGREES(ACOS([.Q42]))" office:value-type="float" office:value="66.6265077291869" calcext:value-type="float">
            <text:p>66,6265077291869</text:p>
          </table:table-cell>
          <table:table-cell table:number-columns-repeated="6"/>
          <table:table-cell table:formula="of:=[.M42]-DEGREES(ACOS([.Q42]))" office:value-type="float" office:value="-0.565842482040267" calcext:value-type="float">
            <text:p>-0,5658424820402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,133700377479006</text:p>
          </table:table-cell>
          <table:table-cell table:formula="of:=[.C42]+[.E43]" office:value-type="float" office:value="0.0000157643705129985" calcext:value-type="float">
            <text:p>1,57643705129985E-05</text:p>
          </table:table-cell>
          <table:table-cell table:formula="of:=[$Arkusz3.C36]" office:value-type="float" office:value="0.0000322621930060587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3]*[.C43]+((1/3)*[.E44]+[.C43])*(1/2)*[.E44])/([.C43]+(1/2)*[.E44])" office:value-type="float" office:value="0.00000795742089258658" calcext:value-type="float">
            <text:p>7,95742089258658E-06</text:p>
          </table:table-cell>
          <table:table-cell table:formula="of:=(((1/2)*([.B44]-[.B43])+[.B43])*[.C43]+((2/3)*([.B44]-[.B43])+[.B43])*(1/2)*[.E44])/([.C43]+(1/2)*[.E44])" office:value-type="float" office:value="0.140139883639146" calcext:value-type="float">
            <text:p>0,140139883639146</text:p>
          </table:table-cell>
          <table:table-cell table:formula="of:=(((1/2)*([.D43]-[.C44])+[.C43]+[.E44])*([.D43]-[.C44])+((2/3)*[.E44]+[.C43])*(1/2)*[.E44])/([.D43]-[.C44]+(1/2)*[.E44])" office:value-type="float" office:value="0.0000240880523711803" calcext:value-type="float">
            <text:p>2,40880523711803E-05</text:p>
          </table:table-cell>
          <table:table-cell table:formula="of:=(((1/2)*([.B44]-[.B43])+[.B43])*([.D43]-[.C44])+((1/3)*([.B44]-[.B43])+[.B43])*(1/2)*[.E44])/([.D43]-[.C44]+(1/2)*[.E44])" office:value-type="float" office:value="0.140100081653364" calcext:value-type="float">
            <text:p>0,140100081653364</text:p>
          </table:table-cell>
          <table:table-cell table:formula="of:=DEGREES(ATAN(([.G43]-[.I43])/([.H43]-[.F43])))" office:value-type="float" office:value="67.9386640306902" calcext:value-type="float">
            <text:p>67,9386640306902</text:p>
          </table:table-cell>
          <table:table-cell table:formula="of:=DEGREES(ATAN(([.C44]-[.C43])/([.B44]-[.B43])))" office:value-type="float" office:value="0.00133882453368377" calcext:value-type="float">
            <text:p>0,001338824533684</text:p>
          </table:table-cell>
          <table:table-cell table:formula="of:=[.J43]-[.K43]" office:value-type="float" office:value="67.9373252061565" calcext:value-type="float">
            <text:p>67,9373252061565</text:p>
          </table:table-cell>
          <table:table-cell table:formula="of:=ABS([.L43])" office:value-type="float" office:value="67.9373252061565" calcext:value-type="float">
            <text:p>67,9373252061565</text:p>
          </table:table-cell>
          <table:table-cell table:formula="of:=[.B43]+0.5*([.B44]-[.B43])" office:value-type="float" office:value="0.140119715270607" calcext:value-type="float">
            <text:p>0,140119715270607</text:p>
          </table:table-cell>
          <table:table-cell table:formula="of:=[.C43]+0.5*([.C44]-[.C43])" office:value-type="float" office:value="0.0000159143705129985" calcext:value-type="float">
            <text:p>1,59143705129985E-05</text:p>
          </table:table-cell>
          <table:table-cell table:formula="of:=SQRT(([.B44]-[.N43])^2+([.C44]-[.O43])^2)*SQRT(([.F43]-[.O43])^2+([.G43]-[.N43])^2)" office:value-type="float" office:value="0.000000139179198730144" calcext:value-type="float">
            <text:p>1,39179198730144E-07</text:p>
          </table:table-cell>
          <table:table-cell table:formula="of:=(-([.B44]-[.N43])*([.F43]-[.O43])+([.C44]-[.O43])*([.G43]-[.N43]))/[.P43]" office:value-type="float" office:value="0.367018729275015" calcext:value-type="float">
            <text:p>0,367018729275015</text:p>
          </table:table-cell>
          <table:table-cell table:formula="of:=DEGREES(ACOS([.Q43]))" office:value-type="float" office:value="68.4681283291889" calcext:value-type="float">
            <text:p>68,4681283291889</text:p>
          </table:table-cell>
          <table:table-cell table:number-columns-repeated="6"/>
          <table:table-cell table:formula="of:=[.M43]-DEGREES(ACOS([.Q43]))" office:value-type="float" office:value="-0.530803123032356" calcext:value-type="float">
            <text:p>-0,5308031230323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,146539053062207</text:p>
          </table:table-cell>
          <table:table-cell table:formula="of:=[.C43]+[.E44]" office:value-type="float" office:value="0.0000160643705129985" calcext:value-type="float">
            <text:p>1,60643705129985E-05</text:p>
          </table:table-cell>
          <table:table-cell table:formula="of:=[$Arkusz3.C37]" office:value-type="float" office:value="0.0000322621930060589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4]*[.C44]+((1/3)*[.E45]+[.C44])*(1/2)*[.E45])/([.C44]+(1/2)*[.E45])" office:value-type="float" office:value="0.00000795742089258658" calcext:value-type="float">
            <text:p>7,95742089258658E-06</text:p>
          </table:table-cell>
          <table:table-cell table:formula="of:=(((1/2)*([.B45]-[.B44])+[.B44])*[.C44]+((2/3)*([.B45]-[.B44])+[.B44])*(1/2)*[.E45])/([.C44]+(1/2)*[.E45])" office:value-type="float" office:value="0.15354897940811" calcext:value-type="float">
            <text:p>0,15354897940811</text:p>
          </table:table-cell>
          <table:table-cell table:formula="of:=(((1/2)*([.D44]-[.C45])+[.C44]+[.E45])*([.D44]-[.C45])+((2/3)*[.E45]+[.C44])*(1/2)*[.E45])/([.D44]-[.C45]+(1/2)*[.E45])" office:value-type="float" office:value="0.0000240880523711804" calcext:value-type="float">
            <text:p>2,40880523711804E-05</text:p>
          </table:table-cell>
          <table:table-cell table:formula="of:=(((1/2)*([.B45]-[.B44])+[.B44])*([.D44]-[.C45])+((1/3)*([.B45]-[.B44])+[.B44])*(1/2)*[.E45])/([.D44]-[.C45]+(1/2)*[.E45])" office:value-type="float" office:value="0.153592580221013" calcext:value-type="float">
            <text:p>0,153592580221013</text:p>
          </table:table-cell>
          <table:table-cell table:formula="of:=DEGREES(ATAN(([.G44]-[.I44])/([.H44]-[.F44])))" office:value-type="float" office:value="-69.6974557886772" calcext:value-type="float">
            <text:p>-69,6974557886772</text:p>
          </table:table-cell>
          <table:table-cell table:formula="of:=DEGREES(ATAN(([.C45]-[.C44])/([.B45]-[.B44])))" office:value-type="float" office:value="-0.00122217618221633" calcext:value-type="float">
            <text:p>-0,001222176182216</text:p>
          </table:table-cell>
          <table:table-cell table:formula="of:=[.J44]-[.K44]" office:value-type="float" office:value="-69.696233612495" calcext:value-type="float">
            <text:p>-69,696233612495</text:p>
          </table:table-cell>
          <table:table-cell table:formula="of:=ABS([.L44])" office:value-type="float" office:value="69.696233612495" calcext:value-type="float">
            <text:p>69,696233612495</text:p>
          </table:table-cell>
          <table:table-cell table:formula="of:=[.B44]+0.5*([.B45]-[.B44])" office:value-type="float" office:value="0.153571072709386" calcext:value-type="float">
            <text:p>0,153571072709386</text:p>
          </table:table-cell>
          <table:table-cell table:formula="of:=[.C44]+0.5*([.C45]-[.C44])" office:value-type="float" office:value="0.0000159143705129985" calcext:value-type="float">
            <text:p>1,59143705129985E-05</text:p>
          </table:table-cell>
          <table:table-cell table:formula="of:=SQRT(([.B45]-[.N44])^2+([.C45]-[.O44])^2)*SQRT(([.F44]-[.O44])^2+([.G44]-[.N44])^2)" office:value-type="float" office:value="0.000000165129281959951" calcext:value-type="float">
            <text:p>1,65129281959951E-07</text:p>
          </table:table-cell>
          <table:table-cell table:formula="of:=(-([.B45]-[.N44])*([.F44]-[.O44])+([.C45]-[.O44])*([.G44]-[.N44]))/[.P44]" office:value-type="float" office:value="0.338866247060339" calcext:value-type="float">
            <text:p>0,338866247060339</text:p>
          </table:table-cell>
          <table:table-cell table:formula="of:=DEGREES(ACOS([.Q44]))" office:value-type="float" office:value="70.1921852314411" calcext:value-type="float">
            <text:p>70,1921852314411</text:p>
          </table:table-cell>
          <table:table-cell table:number-columns-repeated="6"/>
          <table:table-cell table:formula="of:=[.M44]-DEGREES(ACOS([.Q44]))" office:value-type="float" office:value="-0.495951618946052" calcext:value-type="float">
            <text:p>-0,4959516189460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,160603092356564</text:p>
          </table:table-cell>
          <table:table-cell table:formula="of:=[.C44]+[.E45]" office:value-type="float" office:value="0.0000157643705129985" calcext:value-type="float">
            <text:p>1,57643705129985E-05</text:p>
          </table:table-cell>
          <table:table-cell table:formula="of:=[$Arkusz3.C38]" office:value-type="float" office:value="0.0000322621930060591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5]*[.C45]+((1/3)*[.E46]+[.C45])*(1/2)*[.E46])/([.C45]+(1/2)*[.E46])" office:value-type="float" office:value="0.00000795742089258658" calcext:value-type="float">
            <text:p>7,95742089258658E-06</text:p>
          </table:table-cell>
          <table:table-cell table:formula="of:=(((1/2)*([.B46]-[.B45])+[.B45])*[.C45]+((2/3)*([.B46]-[.B45])+[.B45])*(1/2)*[.E46])/([.C45]+(1/2)*[.E46])" office:value-type="float" office:value="0.168330798785555" calcext:value-type="float">
            <text:p>0,168330798785555</text:p>
          </table:table-cell>
          <table:table-cell table:formula="of:=(((1/2)*([.D45]-[.C46])+[.C45]+[.E46])*([.D45]-[.C46])+((2/3)*[.E46]+[.C45])*(1/2)*[.E46])/([.D45]-[.C46]+(1/2)*[.E46])" office:value-type="float" office:value="0.0000240880523711805" calcext:value-type="float">
            <text:p>2,40880523711805E-05</text:p>
          </table:table-cell>
          <table:table-cell table:formula="of:=(((1/2)*([.B46]-[.B45])+[.B45])*([.D45]-[.C46])+((1/3)*([.B46]-[.B45])+[.B45])*(1/2)*[.E46])/([.D45]-[.C46]+(1/2)*[.E46])" office:value-type="float" office:value="0.168283034554298" calcext:value-type="float">
            <text:p>0,168283034554298</text:p>
          </table:table-cell>
          <table:table-cell table:formula="of:=DEGREES(ATAN(([.G45]-[.I45])/([.H45]-[.F45])))" office:value-type="float" office:value="71.3394739899396" calcext:value-type="float">
            <text:p>71,3394739899396</text:p>
          </table:table-cell>
          <table:table-cell table:formula="of:=DEGREES(ATAN(([.C46]-[.C45])/([.B46]-[.B45])))" office:value-type="float" office:value="0.00111564393804338" calcext:value-type="float">
            <text:p>0,001115643938043</text:p>
          </table:table-cell>
          <table:table-cell table:formula="of:=[.J45]-[.K45]" office:value-type="float" office:value="71.3383583460015" calcext:value-type="float">
            <text:p>71,3383583460015</text:p>
          </table:table-cell>
          <table:table-cell table:formula="of:=ABS([.L45])" office:value-type="float" office:value="71.3383583460015" calcext:value-type="float">
            <text:p>71,3383583460015</text:p>
          </table:table-cell>
          <table:table-cell table:formula="of:=[.B45]+0.5*([.B46]-[.B45])" office:value-type="float" office:value="0.168306595806732" calcext:value-type="float">
            <text:p>0,168306595806732</text:p>
          </table:table-cell>
          <table:table-cell table:formula="of:=[.C45]+0.5*([.C46]-[.C45])" office:value-type="float" office:value="0.0000159143705129985" calcext:value-type="float">
            <text:p>1,59143705129985E-05</text:p>
          </table:table-cell>
          <table:table-cell table:formula="of:=SQRT(([.B46]-[.N45])^2+([.C46]-[.O45])^2)*SQRT(([.F45]-[.O45])^2+([.G45]-[.N45])^2)" office:value-type="float" office:value="0.00000019626513609611" calcext:value-type="float">
            <text:p>1,9626513609611E-07</text:p>
          </table:table-cell>
          <table:table-cell table:formula="of:=(-([.B46]-[.N45])*([.F45]-[.O45])+([.C46]-[.O45])*([.G45]-[.N45]))/[.P45]" office:value-type="float" office:value="0.312332697084118" calcext:value-type="float">
            <text:p>0,312332697084118</text:p>
          </table:table-cell>
          <table:table-cell table:formula="of:=DEGREES(ACOS([.Q45]))" office:value-type="float" office:value="71.8001339812117" calcext:value-type="float">
            <text:p>71,8001339812117</text:p>
          </table:table-cell>
          <table:table-cell table:number-columns-repeated="6"/>
          <table:table-cell table:formula="of:=[.M45]-DEGREES(ACOS([.Q45]))" office:value-type="float" office:value="-0.461775635210131" calcext:value-type="float">
            <text:p>-0,46177563521013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,1760100992569</text:p>
          </table:table-cell>
          <table:table-cell table:formula="of:=[.C45]+[.E46]" office:value-type="float" office:value="0.0000160643705129985" calcext:value-type="float">
            <text:p>1,60643705129985E-05</text:p>
          </table:table-cell>
          <table:table-cell table:formula="of:=[$Arkusz3.C39]" office:value-type="float" office:value="0.000032262193006059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6]*[.C46]+((1/3)*[.E47]+[.C46])*(1/2)*[.E47])/([.C46]+(1/2)*[.E47])" office:value-type="float" office:value="0.00000795742089258658" calcext:value-type="float">
            <text:p>7,95742089258658E-06</text:p>
          </table:table-cell>
          <table:table-cell table:formula="of:=(((1/2)*([.B47]-[.B46])+[.B46])*[.C46]+((2/3)*([.B47]-[.B46])+[.B46])*(1/2)*[.E47])/([.C46]+(1/2)*[.E47])" office:value-type="float" office:value="0.184422988381677" calcext:value-type="float">
            <text:p>0,184422988381677</text:p>
          </table:table-cell>
          <table:table-cell table:formula="of:=(((1/2)*([.D46]-[.C47])+[.C46]+[.E47])*([.D46]-[.C47])+((2/3)*[.E47]+[.C46])*(1/2)*[.E47])/([.D46]-[.C47]+(1/2)*[.E47])" office:value-type="float" office:value="0.0000240880523711806" calcext:value-type="float">
            <text:p>2,40880523711806E-05</text:p>
          </table:table-cell>
          <table:table-cell table:formula="of:=(((1/2)*([.B47]-[.B46])+[.B46])*([.D46]-[.C47])+((1/3)*([.B47]-[.B46])+[.B46])*(1/2)*[.E47])/([.D46]-[.C47]+(1/2)*[.E47])" office:value-type="float" office:value="0.184475315437143" calcext:value-type="float">
            <text:p>0,184475315437143</text:p>
          </table:table-cell>
          <table:table-cell table:formula="of:=DEGREES(ATAN(([.G46]-[.I46])/([.H46]-[.F46])))" office:value-type="float" office:value="-72.8672691506404" calcext:value-type="float">
            <text:p>-72,8672691506404</text:p>
          </table:table-cell>
          <table:table-cell table:formula="of:=DEGREES(ATAN(([.C47]-[.C46])/([.B47]-[.B46])))" office:value-type="float" office:value="-0.00101836181273539" calcext:value-type="float">
            <text:p>-0,001018361812735</text:p>
          </table:table-cell>
          <table:table-cell table:formula="of:=[.J46]-[.K46]" office:value-type="float" office:value="-72.8662507888276" calcext:value-type="float">
            <text:p>-72,8662507888276</text:p>
          </table:table-cell>
          <table:table-cell table:formula="of:=ABS([.L46])" office:value-type="float" office:value="72.8662507888276" calcext:value-type="float">
            <text:p>72,8662507888276</text:p>
          </table:table-cell>
          <table:table-cell table:formula="of:=[.B46]+0.5*([.B47]-[.B46])" office:value-type="float" office:value="0.184449503424042" calcext:value-type="float">
            <text:p>0,184449503424042</text:p>
          </table:table-cell>
          <table:table-cell table:formula="of:=[.C46]+0.5*([.C47]-[.C46])" office:value-type="float" office:value="0.0000159143705129985" calcext:value-type="float">
            <text:p>1,59143705129985E-05</text:p>
          </table:table-cell>
          <table:table-cell table:formula="of:=SQRT(([.B47]-[.N46])^2+([.C47]-[.O46])^2)*SQRT(([.F46]-[.O46])^2+([.G46]-[.N46])^2)" office:value-type="float" office:value="0.00000023362985929181" calcext:value-type="float">
            <text:p>2,3362985929181E-07</text:p>
          </table:table-cell>
          <table:table-cell table:formula="of:=(-([.B47]-[.N46])*([.F46]-[.O46])+([.C47]-[.O46])*([.G46]-[.N46]))/[.P46]" office:value-type="float" office:value="0.287445668306972" calcext:value-type="float">
            <text:p>0,287445668306972</text:p>
          </table:table-cell>
          <table:table-cell table:formula="of:=DEGREES(ACOS([.Q46]))" office:value-type="float" office:value="73.2949064546659" calcext:value-type="float">
            <text:p>73,2949064546659</text:p>
          </table:table-cell>
          <table:table-cell table:number-columns-repeated="6"/>
          <table:table-cell table:formula="of:=[.M46]-DEGREES(ACOS([.Q46]))" office:value-type="float" office:value="-0.428655665838221" calcext:value-type="float">
            <text:p>-0,4286556658382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,192888907591184</text:p>
          </table:table-cell>
          <table:table-cell table:formula="of:=[.C46]+[.E47]" office:value-type="float" office:value="0.0000157643705129985" calcext:value-type="float">
            <text:p>1,57643705129985E-05</text:p>
          </table:table-cell>
          <table:table-cell table:formula="of:=[$Arkusz3.C40]" office:value-type="float" office:value="0.0000322621930060595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7]*[.C47]+((1/3)*[.E48]+[.C47])*(1/2)*[.E48])/([.C47]+(1/2)*[.E48])" office:value-type="float" office:value="0.00000795742089258658" calcext:value-type="float">
            <text:p>7,95742089258658E-06</text:p>
          </table:table-cell>
          <table:table-cell table:formula="of:=(((1/2)*([.B48]-[.B47])+[.B47])*[.C47]+((2/3)*([.B48]-[.B47])+[.B47])*(1/2)*[.E48])/([.C47]+(1/2)*[.E48])" office:value-type="float" office:value="0.202163831837361" calcext:value-type="float">
            <text:p>0,202163831837361</text:p>
          </table:table-cell>
          <table:table-cell table:formula="of:=(((1/2)*([.D47]-[.C48])+[.C47]+[.E48])*([.D47]-[.C48])+((2/3)*[.E48]+[.C47])*(1/2)*[.E48])/([.D47]-[.C48]+(1/2)*[.E48])" office:value-type="float" office:value="0.0000240880523711807" calcext:value-type="float">
            <text:p>2,40880523711807E-05</text:p>
          </table:table-cell>
          <table:table-cell table:formula="of:=(((1/2)*([.B48]-[.B47])+[.B47])*([.D47]-[.C48])+((1/3)*([.B48]-[.B47])+[.B47])*(1/2)*[.E48])/([.D47]-[.C48]+(1/2)*[.E48])" office:value-type="float" office:value="0.202106504397368" calcext:value-type="float">
            <text:p>0,202106504397368</text:p>
          </table:table-cell>
          <table:table-cell table:formula="of:=DEGREES(ATAN(([.G47]-[.I47])/([.H47]-[.F47])))" office:value-type="float" office:value="74.2846114498317" calcext:value-type="float">
            <text:p>74,2846114498317</text:p>
          </table:table-cell>
          <table:table-cell table:formula="of:=DEGREES(ATAN(([.C48]-[.C47])/([.B48]-[.B47])))" office:value-type="float" office:value="0.000929535228966418" calcext:value-type="float">
            <text:p>0,000929535228966</text:p>
          </table:table-cell>
          <table:table-cell table:formula="of:=[.J47]-[.K47]" office:value-type="float" office:value="74.2836819146027" calcext:value-type="float">
            <text:p>74,2836819146027</text:p>
          </table:table-cell>
          <table:table-cell table:formula="of:=ABS([.L47])" office:value-type="float" office:value="74.2836819146027" calcext:value-type="float">
            <text:p>74,2836819146027</text:p>
          </table:table-cell>
          <table:table-cell table:formula="of:=[.B47]+0.5*([.B48]-[.B47])" office:value-type="float" office:value="0.202134783011919" calcext:value-type="float">
            <text:p>0,202134783011919</text:p>
          </table:table-cell>
          <table:table-cell table:formula="of:=[.C47]+0.5*([.C48]-[.C47])" office:value-type="float" office:value="0.0000159143705129985" calcext:value-type="float">
            <text:p>1,59143705129985E-05</text:p>
          </table:table-cell>
          <table:table-cell table:formula="of:=SQRT(([.B48]-[.N47])^2+([.C48]-[.O47])^2)*SQRT(([.F47]-[.O47])^2+([.G47]-[.N47])^2)" office:value-type="float" office:value="0.000000278475469781777" calcext:value-type="float">
            <text:p>2,78475469781777E-07</text:p>
          </table:table-cell>
          <table:table-cell table:formula="of:=(-([.B48]-[.N47])*([.F47]-[.O47])+([.C48]-[.O47])*([.G47]-[.N47]))/[.P47]" office:value-type="float" office:value="0.264200370326579" calcext:value-type="float">
            <text:p>0,264200370326579</text:p>
          </table:table-cell>
          <table:table-cell table:formula="of:=DEGREES(ACOS([.Q47]))" office:value-type="float" office:value="74.6805559048686" calcext:value-type="float">
            <text:p>74,6805559048686</text:p>
          </table:table-cell>
          <table:table-cell table:number-columns-repeated="6"/>
          <table:table-cell table:formula="of:=[.M47]-DEGREES(ACOS([.Q47]))" office:value-type="float" office:value="-0.396873990265846" calcext:value-type="float">
            <text:p>-0,39687399026584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,211380658432655</text:p>
          </table:table-cell>
          <table:table-cell table:formula="of:=[.C47]+[.E48]" office:value-type="float" office:value="0.0000160643705129985" calcext:value-type="float">
            <text:p>1,60643705129985E-05</text:p>
          </table:table-cell>
          <table:table-cell table:formula="of:=[$Arkusz3.C41]" office:value-type="float" office:value="0.0000322621930060597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48]*[.C48]+((1/3)*[.E49]+[.C48])*(1/2)*[.E49])/([.C48]+(1/2)*[.E49])" office:value-type="float" office:value="0.00000795742089258658" calcext:value-type="float">
            <text:p>7,95742089258658E-06</text:p>
          </table:table-cell>
          <table:table-cell table:formula="of:=(((1/2)*([.B49]-[.B48])+[.B48])*[.C48]+((2/3)*([.B49]-[.B48])+[.B48])*(1/2)*[.E49])/([.C48]+(1/2)*[.E49])" office:value-type="float" office:value="0.221478493863442" calcext:value-type="float">
            <text:p>0,221478493863442</text:p>
          </table:table-cell>
          <table:table-cell table:formula="of:=(((1/2)*([.D48]-[.C49])+[.C48]+[.E49])*([.D48]-[.C49])+((2/3)*[.E49]+[.C48])*(1/2)*[.E49])/([.D48]-[.C49]+(1/2)*[.E49])" office:value-type="float" office:value="0.0000240880523711808" calcext:value-type="float">
            <text:p>2,40880523711808E-05</text:p>
          </table:table-cell>
          <table:table-cell table:formula="of:=(((1/2)*([.B49]-[.B48])+[.B48])*([.D48]-[.C49])+((1/3)*([.B49]-[.B48])+[.B48])*(1/2)*[.E49])/([.D48]-[.C49]+(1/2)*[.E49])" office:value-type="float" office:value="0.221541301061639" calcext:value-type="float">
            <text:p>0,221541301061639</text:p>
          </table:table-cell>
          <table:table-cell table:formula="of:=DEGREES(ATAN(([.G48]-[.I48])/([.H48]-[.F48])))" office:value-type="float" office:value="-75.596162644108" calcext:value-type="float">
            <text:p>-75,596162644108</text:p>
          </table:table-cell>
          <table:table-cell table:formula="of:=DEGREES(ATAN(([.C49]-[.C48])/([.B49]-[.B48])))" office:value-type="float" office:value="-0.000848435793834093" calcext:value-type="float">
            <text:p>-0,000848435793834</text:p>
          </table:table-cell>
          <table:table-cell table:formula="of:=[.J48]-[.K48]" office:value-type="float" office:value="-75.5953142083142" calcext:value-type="float">
            <text:p>-75,5953142083142</text:p>
          </table:table-cell>
          <table:table-cell table:formula="of:=ABS([.L48])" office:value-type="float" office:value="75.5953142083142" calcext:value-type="float">
            <text:p>75,5953142083142</text:p>
          </table:table-cell>
          <table:table-cell table:formula="of:=[.B48]+0.5*([.B49]-[.B48])" office:value-type="float" office:value="0.221510319379061" calcext:value-type="float">
            <text:p>0,221510319379061</text:p>
          </table:table-cell>
          <table:table-cell table:formula="of:=[.C48]+0.5*([.C49]-[.C48])" office:value-type="float" office:value="0.0000159143705129985" calcext:value-type="float">
            <text:p>1,59143705129985E-05</text:p>
          </table:table-cell>
          <table:table-cell table:formula="of:=SQRT(([.B49]-[.N48])^2+([.C49]-[.O48])^2)*SQRT(([.F48]-[.O48])^2+([.G48]-[.N48])^2)" office:value-type="float" office:value="0.000000332304834563553" calcext:value-type="float">
            <text:p>3,32304834563553E-07</text:p>
          </table:table-cell>
          <table:table-cell table:formula="of:=(-([.B49]-[.N48])*([.F48]-[.O48])+([.C49]-[.O48])*([.G48]-[.N48]))/[.P48]" office:value-type="float" office:value="0.242566364571905" calcext:value-type="float">
            <text:p>0,242566364571905</text:p>
          </table:table-cell>
          <table:table-cell table:formula="of:=DEGREES(ACOS([.Q48]))" office:value-type="float" office:value="75.9619410744182" calcext:value-type="float">
            <text:p>75,9619410744182</text:p>
          </table:table-cell>
          <table:table-cell table:number-columns-repeated="6"/>
          <table:table-cell table:formula="of:=[.M48]-DEGREES(ACOS([.Q48]))" office:value-type="float" office:value="-0.366626866104056" calcext:value-type="float">
            <text:p>-0,36662686610405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,231639980325467</text:p>
          </table:table-cell>
          <table:table-cell table:formula="of:=[.C48]+[.E49]" office:value-type="float" office:value="0.0000157643705129985" calcext:value-type="float">
            <text:p>1,57643705129985E-05</text:p>
          </table:table-cell>
          <table:table-cell table:formula="of:=[$Arkusz3.C42]" office:value-type="float" office:value="0.00003226219300606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formula="of:=((1/2)*[.C49]*[.C49]+((1/3)*[.E50]+[.C49])*(1/2)*[.E50])/([.C49]+(1/2)*[.E50])" office:value-type="float" office:value="0.00000795742089258658" calcext:value-type="float">
            <text:p>7,95742089258658E-06</text:p>
          </table:table-cell>
          <table:table-cell table:formula="of:=(((1/2)*([.B50]-[.B49])+[.B49])*[.C49]+((2/3)*([.B50]-[.B49])+[.B49])*(1/2)*[.E50])/([.C49]+(1/2)*[.E50])" office:value-type="float" office:value="0.242772999640871" calcext:value-type="float">
            <text:p>0,242772999640871</text:p>
          </table:table-cell>
          <table:table-cell table:formula="of:=(((1/2)*([.D49]-[.C50])+[.C49]+[.E50])*([.D49]-[.C50])+((2/3)*[.E50]+[.C49])*(1/2)*[.E50])/([.D49]-[.C50]+(1/2)*[.E50])" office:value-type="float" office:value="0.0000240880523711809" calcext:value-type="float">
            <text:p>2,40880523711809E-05</text:p>
          </table:table-cell>
          <table:table-cell table:formula="of:=(((1/2)*([.B50]-[.B49])+[.B49])*([.D49]-[.C50])+((1/3)*([.B50]-[.B49])+[.B49])*(1/2)*[.E50])/([.D49]-[.C50]+(1/2)*[.E50])" office:value-type="float" office:value="0.242704187488901" calcext:value-type="float">
            <text:p>0,242704187488901</text:p>
          </table:table-cell>
          <table:table-cell table:formula="of:=DEGREES(ATAN(([.G49]-[.I49])/([.H49]-[.F49])))" office:value-type="float" office:value="76.8071924461737" calcext:value-type="float">
            <text:p>76,8071924461737</text:p>
          </table:table-cell>
          <table:table-cell table:formula="of:=DEGREES(ATAN(([.C50]-[.C49])/([.B50]-[.B49])))" office:value-type="float" office:value="0.000774396288086769" calcext:value-type="float">
            <text:p>0,000774396288087</text:p>
          </table:table-cell>
          <table:table-cell table:formula="of:=[.J49]-[.K49]" office:value-type="float" office:value="76.8064180498856" calcext:value-type="float">
            <text:p>76,8064180498856</text:p>
          </table:table-cell>
          <table:table-cell table:formula="of:=ABS([.L49])" office:value-type="float" office:value="76.8064180498856" calcext:value-type="float">
            <text:p>76,8064180498856</text:p>
          </table:table-cell>
          <table:table-cell table:formula="of:=[.B49]+0.5*([.B50]-[.B49])" office:value-type="float" office:value="0.242738131309213" calcext:value-type="float">
            <text:p>0,242738131309213</text:p>
          </table:table-cell>
          <table:table-cell table:formula="of:=[.C49]+0.5*([.C50]-[.C49])" office:value-type="float" office:value="0.0000159143705129985" calcext:value-type="float">
            <text:p>1,59143705129985E-05</text:p>
          </table:table-cell>
          <table:table-cell table:formula="of:=SQRT(([.B50]-[.N49])^2+([.C50]-[.O49])^2)*SQRT(([.F49]-[.O49])^2+([.G49]-[.N49])^2)" office:value-type="float" office:value="0.000000396922014743174" calcext:value-type="float">
            <text:p>3,96922014743174E-07</text:p>
          </table:table-cell>
          <table:table-cell table:formula="of:=(-([.B50]-[.N49])*([.F49]-[.O49])+([.C50]-[.O49])*([.G49]-[.N49]))/[.P49]" office:value-type="float" office:value="0.222493727298746" calcext:value-type="float">
            <text:p>0,222493727298746</text:p>
          </table:table-cell>
          <table:table-cell table:formula="of:=DEGREES(ACOS([.Q49]))" office:value-type="float" office:value="77.1444560525505" calcext:value-type="float">
            <text:p>77,1444560525505</text:p>
          </table:table-cell>
          <table:table-cell table:number-columns-repeated="6"/>
          <table:table-cell table:formula="of:=[.M49]-DEGREES(ACOS([.Q49]))" office:value-type="float" office:value="-0.338038002664916" calcext:value-type="float">
            <text:p>-0,33803800266491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,253836282292958</text:p>
          </table:table-cell>
          <table:table-cell table:formula="of:=[.C49]+[.E50]" office:value-type="float" office:value="0.0000160643705129985" calcext:value-type="float">
            <text:p>1,60643705129985E-05</text:p>
          </table:table-cell>
          <table:table-cell table:formula="of:=[$Arkusz3.C43]" office:value-type="float" office:value="0.0000322621930060603" calcext:value-type="float">
            <text:p>3,23E-05</text:p>
          </table:table-cell>
          <table:table-cell office:value-type="float" office:value="0.0000003" calcext:value-type="float">
            <text:p>3E-07</text:p>
          </table:table-cell>
          <table:table-cell table:formula="of:=((1/2)*[.C50]*[.C50]+((1/3)*[.E51]+[.C50])*(1/2)*[.E51])/([.C50]+(1/2)*[.E51])" office:value-type="float" office:value="0.00000795742089258658" calcext:value-type="float">
            <text:p>7,95742089258658E-06</text:p>
          </table:table-cell>
          <table:table-cell table:formula="of:=(((1/2)*([.B51]-[.B50])+[.B50])*[.C50]+((2/3)*([.B51]-[.B50])+[.B50])*(1/2)*[.E51])/([.C50]+(1/2)*[.E51])" office:value-type="float" office:value="0.265957523649152" calcext:value-type="float">
            <text:p>0,265957523649152</text:p>
          </table:table-cell>
          <table:table-cell table:formula="of:=(((1/2)*([.D50]-[.C51])+[.C50]+[.E51])*([.D50]-[.C51])+((2/3)*[.E51]+[.C50])*(1/2)*[.E51])/([.D50]-[.C51]+(1/2)*[.E51])" office:value-type="float" office:value="0.0000240880523711811" calcext:value-type="float">
            <text:p>2,40880523711811E-05</text:p>
          </table:table-cell>
          <table:table-cell table:formula="of:=(((1/2)*([.B51]-[.B50])+[.B50])*([.D50]-[.C51])+((1/3)*([.B51]-[.B50])+[.B50])*(1/2)*[.E51])/([.D50]-[.C51]+(1/2)*[.E51])" office:value-type="float" office:value="0.266032916164059" calcext:value-type="float">
            <text:p>0,266032916164059</text:p>
          </table:table-cell>
          <table:table-cell table:formula="of:=DEGREES(ATAN(([.G50]-[.I50])/([.H50]-[.F50])))" office:value-type="float" office:value="-77.9233419369035" calcext:value-type="float">
            <text:p>-77,9233419369035</text:p>
          </table:table-cell>
          <table:table-cell table:formula="of:=DEGREES(ATAN(([.C51]-[.C50])/([.B51]-[.B50])))" office:value-type="float" office:value="-0.000706805909407946" calcext:value-type="float">
            <text:p>-0,000706805909408</text:p>
          </table:table-cell>
          <table:table-cell table:formula="of:=[.J50]-[.K50]" office:value-type="float" office:value="-77.9226351309941" calcext:value-type="float">
            <text:p>-77,9226351309941</text:p>
          </table:table-cell>
          <table:table-cell table:formula="of:=ABS([.L50])" office:value-type="float" office:value="77.9226351309941" calcext:value-type="float">
            <text:p>77,9226351309941</text:p>
          </table:table-cell>
          <table:table-cell table:formula="of:=[.B50]+0.5*([.B51]-[.B50])" office:value-type="float" office:value="0.265995726366828" calcext:value-type="float">
            <text:p>0,265995726366828</text:p>
          </table:table-cell>
          <table:table-cell table:formula="of:=[.C50]+0.5*([.C51]-[.C50])" office:value-type="float" office:value="0.0000159143705129985" calcext:value-type="float">
            <text:p>1,59143705129985E-05</text:p>
          </table:table-cell>
          <table:table-cell table:formula="of:=SQRT(([.B51]-[.N50])^2+([.C51]-[.O50])^2)*SQRT(([.F50]-[.O50])^2+([.G50]-[.N50])^2)" office:value-type="float" office:value="0.000000474492713269645" calcext:value-type="float">
            <text:p>4,74492713269645E-07</text:p>
          </table:table-cell>
          <table:table-cell table:formula="of:=(-([.B51]-[.N50])*([.F50]-[.O50])+([.C51]-[.O50])*([.G50]-[.N50]))/[.P50]" office:value-type="float" office:value="0.203918440915364" calcext:value-type="float">
            <text:p>0,203918440915364</text:p>
          </table:table-cell>
          <table:table-cell table:formula="of:=DEGREES(ACOS([.Q50]))" office:value-type="float" office:value="78.2338070620954" calcext:value-type="float">
            <text:p>78,2338070620954</text:p>
          </table:table-cell>
          <table:table-cell table:number-columns-repeated="6"/>
          <table:table-cell table:formula="of:=[.M50]-DEGREES(ACOS([.Q50]))" office:value-type="float" office:value="-0.311171931101285" calcext:value-type="float">
            <text:p>-0,3111719311012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,278155170440697</text:p>
          </table:table-cell>
          <table:table-cell table:formula="of:=[.C50]+[.E51]" office:value-type="float" office:value="0.0000157643705129985" calcext:value-type="float">
            <text:p>1,57643705129985E-05</text:p>
          </table:table-cell>
          <table:table-cell table:formula="of:=[$Arkusz3.C44]" office:value-type="float" office:value="0.0000322621930060606" calcext:value-type="float">
            <text:p>3,23E-05</text:p>
          </table:table-cell>
          <table:table-cell office:value-type="float" office:value="-0.0000003" calcext:value-type="float">
            <text:p>-3E-07</text:p>
          </table:table-cell>
          <table:table-cell table:number-columns-repeated="21"/>
        </table:table-row>
      </table:table>
      <table:table table:name="Arkusz3" table:style-name="ta1">
        <table:table-column table:style-name="co10" table:default-cell-style-name="Default"/>
        <table:table-column table:style-name="co11" table:default-cell-style-name="ce10"/>
        <table:table-column table:style-name="co12" table:default-cell-style-name="ce10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0643705129985" calcext:value-type="float">
            <text:p>1,61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2]-[.B1]" office:value-type="float" office:value="-0.0000034273705129961" calcext:value-type="float">
            <text:p>-3,4273705129961E-06</text:p>
          </table:table-cell>
          <table:table-cell table:formula="of:=(-1)*[.D1]" office:value-type="float" office:value="0.0000034273705129961" calcext:value-type="float">
            <text:p>3,4273705129961E-06</text:p>
          </table:table-cell>
        </table:table-row>
        <table:table-row table:style-name="ro1">
          <table:table-cell office:value-type="float" office:value="0.00099999999999998" calcext:value-type="float">
            <text:p>0,001</text:p>
          </table:table-cell>
          <table:table-cell office:value-type="float" office:value="0.0000126370000000024" calcext:value-type="float">
            <text:p>1,26E-05</text:p>
          </table:table-cell>
          <table:table-cell office:value-type="float" office:value="0.000032262193006057" calcext:value-type="float">
            <text:p>3,23E-05</text:p>
          </table:table-cell>
          <table:table-cell table:formula="of:=[.B3]-[.B2]" office:value-type="float" office:value="0.0000045451930060559" calcext:value-type="float">
            <text:p>4,5451930060559E-06</text:p>
          </table:table-cell>
          <table:table-cell table:formula="of:=(-1)*[.D2]" office:value-type="float" office:value="-0.0000045451930060559" calcext:value-type="float">
            <text:p>-4,5451930060559E-06</text:p>
          </table:table-cell>
        </table:table-row>
        <table:table-row table:style-name="ro1">
          <table:table-cell office:value-type="float" office:value="0.00200836202831636" calcext:value-type="float">
            <text:p>0,002008362028316</text:p>
          </table:table-cell>
          <table:table-cell office:value-type="float" office:value="0.0000171821930060583" calcext:value-type="float">
            <text:p>1,7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4]-[.B3]" office:value-type="float" office:value="-0.0000035791930060569" calcext:value-type="float">
            <text:p>-3,5791930060569E-06</text:p>
          </table:table-cell>
          <table:table-cell table:formula="of:=(-1)*[.D3]" office:value-type="float" office:value="0.0000035791930060569" calcext:value-type="float">
            <text:p>3,5791930060569E-06</text:p>
          </table:table-cell>
        </table:table-row>
        <table:table-row table:style-name="ro1">
          <table:table-cell office:value-type="float" office:value="0.00303351803678293" calcext:value-type="float">
            <text:p>0,003033518036783</text:p>
          </table:table-cell>
          <table:table-cell office:value-type="float" office:value="0.0000136030000000014" calcext:value-type="float">
            <text:p>1,3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5]-[.B4]" office:value-type="float" office:value="0.0000046631930060558" calcext:value-type="float">
            <text:p>4,6631930060558E-06</text:p>
          </table:table-cell>
          <table:table-cell table:formula="of:=(-1)*[.D4]" office:value-type="float" office:value="-0.0000046631930060558" calcext:value-type="float">
            <text:p>-4,6631930060558E-06</text:p>
          </table:table-cell>
        </table:table-row>
        <table:table-row table:style-name="ro1">
          <table:table-cell office:value-type="float" office:value="0.00408404040897127" calcext:value-type="float">
            <text:p>0,004084040408971</text:p>
          </table:table-cell>
          <table:table-cell office:value-type="float" office:value="0.0000182661930060572" calcext:value-type="float">
            <text:p>1,83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6]-[.B5]" office:value-type="float" office:value="-0.0000036221930060571" calcext:value-type="float">
            <text:p>-3,6221930060571E-06</text:p>
          </table:table-cell>
          <table:table-cell table:formula="of:=(-1)*[.D5]" office:value-type="float" office:value="0.0000036221930060571" calcext:value-type="float">
            <text:p>3,6221930060571E-06</text:p>
          </table:table-cell>
        </table:table-row>
        <table:table-row table:style-name="ro1">
          <table:table-cell office:value-type="float" office:value="0.00516871364270448" calcext:value-type="float">
            <text:p>0,005168713642704</text:p>
          </table:table-cell>
          <table:table-cell office:value-type="float" office:value="0.0000146440000000001" calcext:value-type="float">
            <text:p>1,46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7]-[.B6]" office:value-type="float" office:value="0.0000045961930060559" calcext:value-type="float">
            <text:p>4,5961930060559E-06</text:p>
          </table:table-cell>
          <table:table-cell table:formula="of:=(-1)*[.D6]" office:value-type="float" office:value="-0.0000045961930060559" calcext:value-type="float">
            <text:p>-4,5961930060559E-06</text:p>
          </table:table-cell>
        </table:table-row>
        <table:table-row table:style-name="ro1">
          <table:table-cell office:value-type="float" office:value="0.00629660780627709" calcext:value-type="float">
            <text:p>0,006296607806277</text:p>
          </table:table-cell>
          <table:table-cell office:value-type="float" office:value="0.000019240193006056" calcext:value-type="float">
            <text:p>1,92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8]-[.B7]" office:value-type="float" office:value="-0.0000035501930060571" calcext:value-type="float">
            <text:p>-3,5501930060571E-06</text:p>
          </table:table-cell>
          <table:table-cell table:formula="of:=(-1)*[.D7]" office:value-type="float" office:value="0.0000035501930060571" calcext:value-type="float">
            <text:p>3,5501930060571E-06</text:p>
          </table:table-cell>
        </table:table-row>
        <table:table-row table:style-name="ro1">
          <table:table-cell office:value-type="float" office:value="0.00747715438262268" calcext:value-type="float">
            <text:p>0,007477154382623</text:p>
          </table:table-cell>
          <table:table-cell office:value-type="float" office:value="0.0000156899999999989" calcext:value-type="float">
            <text:p>1,57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9]-[.B8]" office:value-type="float" office:value="0.0000043611930060559" calcext:value-type="float">
            <text:p>4,3611930060559E-06</text:p>
          </table:table-cell>
          <table:table-cell table:formula="of:=(-1)*[.D8]" office:value-type="float" office:value="-0.0000043611930060559" calcext:value-type="float">
            <text:p>-4,3611930060559E-06</text:p>
          </table:table-cell>
        </table:table-row>
        <table:table-row table:style-name="ro1">
          <table:table-cell office:value-type="float" office:value="0.00872022513564146" calcext:value-type="float">
            <text:p>0,008720225135641</text:p>
          </table:table-cell>
          <table:table-cell office:value-type="float" office:value="0.0000200511930060548" calcext:value-type="float">
            <text:p>2,01E-05</text:p>
          </table:table-cell>
          <table:table-cell office:value-type="float" office:value="0.0000322621930060571" calcext:value-type="float">
            <text:p>3,23E-05</text:p>
          </table:table-cell>
          <table:table-cell table:formula="of:=[.B10]-[.B9]" office:value-type="float" office:value="-0.0000033741930060568" calcext:value-type="float">
            <text:p>-3,3741930060568E-06</text:p>
          </table:table-cell>
          <table:table-cell table:formula="of:=(-1)*[.D9]" office:value-type="float" office:value="0.0000033741930060568" calcext:value-type="float">
            <text:p>3,3741930060568E-06</text:p>
          </table:table-cell>
        </table:table-row>
        <table:table-row table:style-name="ro1">
          <table:table-cell office:value-type="float" office:value="0.0100362146581694" calcext:value-type="float">
            <text:p>0,010036214658169</text:p>
          </table:table-cell>
          <table:table-cell office:value-type="float" office:value="0.000016676999999998" calcext:value-type="float">
            <text:p>1,6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1]-[.B10]" office:value-type="float" office:value="0.000004002193006057" calcext:value-type="float">
            <text:p>4,002193006057E-06</text:p>
          </table:table-cell>
          <table:table-cell table:formula="of:=(-1)*[.D10]" office:value-type="float" office:value="-0.000004002193006057" calcext:value-type="float">
            <text:p>-4,002193006057E-06</text:p>
          </table:table-cell>
        </table:table-row>
        <table:table-row table:style-name="ro1">
          <table:table-cell office:value-type="float" office:value="0.0114361272918578" calcext:value-type="float">
            <text:p>0,011436127291858</text:p>
          </table:table-cell>
          <table:table-cell office:value-type="float" office:value="0.000020679193006055" calcext:value-type="float">
            <text:p>2,07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2]-[.B11]" office:value-type="float" office:value="-0.0000031211930060578" calcext:value-type="float">
            <text:p>-3,1211930060578E-06</text:p>
          </table:table-cell>
          <table:table-cell table:formula="of:=(-1)*[.D11]" office:value-type="float" office:value="0.0000031211930060578" calcext:value-type="float">
            <text:p>3,1211930060578E-06</text:p>
          </table:table-cell>
        </table:table-row>
        <table:table-row table:style-name="ro1">
          <table:table-cell office:value-type="float" office:value="0.01293166914579" calcext:value-type="float">
            <text:p>0,01293166914579</text:p>
          </table:table-cell>
          <table:table-cell office:value-type="float" office:value="0.0000175579999999972" calcext:value-type="float">
            <text:p>1,76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3]-[.B12]" office:value-type="float" office:value="0.0000035731930060583" calcext:value-type="float">
            <text:p>3,5731930060583E-06</text:p>
          </table:table-cell>
          <table:table-cell table:formula="of:=(-1)*[.D12]" office:value-type="float" office:value="-0.0000035731930060583" calcext:value-type="float">
            <text:p>-3,5731930060583E-06</text:p>
          </table:table-cell>
        </table:table-row>
        <table:table-row table:style-name="ro1">
          <table:table-cell office:value-type="float" office:value="0.0145353459832969" calcext:value-type="float">
            <text:p>0,014535345983297</text:p>
          </table:table-cell>
          <table:table-cell office:value-type="float" office:value="0.0000211311930060555" calcext:value-type="float">
            <text:p>2,11E-05</text:p>
          </table:table-cell>
          <table:table-cell office:value-type="float" office:value="0.0000322621930060572" calcext:value-type="float">
            <text:p>3,23E-05</text:p>
          </table:table-cell>
          <table:table-cell table:formula="of:=[.B14]-[.B13]" office:value-type="float" office:value="-0.0000028191930060588" calcext:value-type="float">
            <text:p>-2,8191930060588E-06</text:p>
          </table:table-cell>
          <table:table-cell table:formula="of:=(-1)*[.D13]" office:value-type="float" office:value="0.0000028191930060588" calcext:value-type="float">
            <text:p>2,8191930060588E-06</text:p>
          </table:table-cell>
        </table:table-row>
        <table:table-row table:style-name="ro1">
          <table:table-cell office:value-type="float" office:value="0.016260567795504" calcext:value-type="float">
            <text:p>0,016260567795504</text:p>
          </table:table-cell>
          <table:table-cell office:value-type="float" office:value="0.0000183119999999967" calcext:value-type="float">
            <text:p>1,83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5]-[.B14]" office:value-type="float" office:value="0.0000031231930060592" calcext:value-type="float">
            <text:p>3,1231930060592E-06</text:p>
          </table:table-cell>
          <table:table-cell table:formula="of:=(-1)*[.D14]" office:value-type="float" office:value="-0.0000031231930060592" calcext:value-type="float">
            <text:p>-3,1231930060592E-06</text:p>
          </table:table-cell>
        </table:table-row>
        <table:table-row table:style-name="ro1">
          <table:table-cell office:value-type="float" office:value="0.018121760936057" calcext:value-type="float">
            <text:p>0,018121760936057</text:p>
          </table:table-cell>
          <table:table-cell office:value-type="float" office:value="0.0000214351930060559" calcext:value-type="float">
            <text:p>2,14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6]-[.B15]" office:value-type="float" office:value="-0.0000024991930060595" calcext:value-type="float">
            <text:p>-2,4991930060595E-06</text:p>
          </table:table-cell>
          <table:table-cell table:formula="of:=(-1)*[.D15]" office:value-type="float" office:value="0.0000024991930060595" calcext:value-type="float">
            <text:p>2,4991930060595E-06</text:p>
          </table:table-cell>
        </table:table-row>
        <table:table-row table:style-name="ro1">
          <table:table-cell office:value-type="float" office:value="0.0201344887546993" calcext:value-type="float">
            <text:p>0,020134488754699</text:p>
          </table:table-cell>
          <table:table-cell office:value-type="float" office:value="0.0000189359999999964" calcext:value-type="float">
            <text:p>1,89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7]-[.B16]" office:value-type="float" office:value="0.0000026861930060598" calcext:value-type="float">
            <text:p>2,6861930060598E-06</text:p>
          </table:table-cell>
          <table:table-cell table:formula="of:=(-1)*[.D16]" office:value-type="float" office:value="-0.0000026861930060598" calcext:value-type="float">
            <text:p>-2,6861930060598E-06</text:p>
          </table:table-cell>
        </table:table-row>
        <table:table-row table:style-name="ro1">
          <table:table-cell office:value-type="float" office:value="0.0223155817384435" calcext:value-type="float">
            <text:p>0,022315581738444</text:p>
          </table:table-cell>
          <table:table-cell office:value-type="float" office:value="0.0000216221930060562" calcext:value-type="float">
            <text:p>2,16E-05</text:p>
          </table:table-cell>
          <table:table-cell office:value-type="float" office:value="0.0000322621930060573" calcext:value-type="float">
            <text:p>3,23E-05</text:p>
          </table:table-cell>
          <table:table-cell table:formula="of:=[.B18]-[.B17]" office:value-type="float" office:value="-0.00000218319300606" calcext:value-type="float">
            <text:p>-2,18319300606E-06</text:p>
          </table:table-cell>
          <table:table-cell table:formula="of:=(-1)*[.D17]" office:value-type="float" office:value="0.00000218319300606" calcext:value-type="float">
            <text:p>2,18319300606E-06</text:p>
          </table:table-cell>
        </table:table-row>
        <table:table-row table:style-name="ro1">
          <table:table-cell office:value-type="float" office:value="0.0246832782485802" calcext:value-type="float">
            <text:p>0,02468327824858</text:p>
          </table:table-cell>
          <table:table-cell office:value-type="float" office:value="0.0000194389999999962" calcext:value-type="float">
            <text:p>1,94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19]-[.B18]" office:value-type="float" office:value="0.0000022841930060603" calcext:value-type="float">
            <text:p>2,2841930060603E-06</text:p>
          </table:table-cell>
          <table:table-cell table:formula="of:=(-1)*[.D18]" office:value-type="float" office:value="-0.0000022841930060603" calcext:value-type="float">
            <text:p>-2,2841930060603E-06</text:p>
          </table:table-cell>
        </table:table-row>
        <table:table-row table:style-name="ro1">
          <table:table-cell office:value-type="float" office:value="0.0272573770303718" calcext:value-type="float">
            <text:p>0,027257377030372</text:p>
          </table:table-cell>
          <table:table-cell office:value-type="float" office:value="0.0000217231930060565" calcext:value-type="float">
            <text:p>2,17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0]-[.B19]" office:value-type="float" office:value="-0.0000018841930060604" calcext:value-type="float">
            <text:p>-1,8841930060604E-06</text:p>
          </table:table-cell>
          <table:table-cell table:formula="of:=(-1)*[.D19]" office:value-type="float" office:value="0.0000018841930060604" calcext:value-type="float">
            <text:p>1,8841930060604E-06</text:p>
          </table:table-cell>
        </table:table-row>
        <table:table-row table:style-name="ro1">
          <table:table-cell office:value-type="float" office:value="0.0300594027707206" calcext:value-type="float">
            <text:p>0,030059402770721</text:p>
          </table:table-cell>
          <table:table-cell office:value-type="float" office:value="0.0000198389999999961" calcext:value-type="float">
            <text:p>1,98E-05</text:p>
          </table:table-cell>
          <table:table-cell office:value-type="float" office:value="0.0000322621930060574" calcext:value-type="float">
            <text:p>3,23E-05</text:p>
          </table:table-cell>
          <table:table-cell table:formula="of:=[.B21]-[.B20]" office:value-type="float" office:value="0.0000019271930060606" calcext:value-type="float">
            <text:p>1,9271930060606E-06</text:p>
          </table:table-cell>
          <table:table-cell table:formula="of:=(-1)*[.D20]" office:value-type="float" office:value="-0.0000019271930060606" calcext:value-type="float">
            <text:p>-1,9271930060606E-06</text:p>
          </table:table-cell>
        </table:table-row>
        <table:table-row table:style-name="ro1">
          <table:table-cell office:value-type="float" office:value="0.0331127860882105" calcext:value-type="float">
            <text:p>0,033112786088211</text:p>
          </table:table-cell>
          <table:table-cell office:value-type="float" office:value="0.0000217661930060567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2]-[.B21]" office:value-type="float" office:value="-0.0000016111930060606" calcext:value-type="float">
            <text:p>-1,6111930060606E-06</text:p>
          </table:table-cell>
          <table:table-cell table:formula="of:=(-1)*[.D21]" office:value-type="float" office:value="0.0000016111930060606" calcext:value-type="float">
            <text:p>1,6111930060606E-06</text:p>
          </table:table-cell>
        </table:table-row>
        <table:table-row table:style-name="ro1">
          <table:table-cell office:value-type="float" office:value="0.0364430594606031" calcext:value-type="float">
            <text:p>0,036443059460603</text:p>
          </table:table-cell>
          <table:table-cell office:value-type="float" office:value="0.0000201549999999961" calcext:value-type="float">
            <text:p>2,02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3]-[.B22]" office:value-type="float" office:value="0.0000016171930060608" calcext:value-type="float">
            <text:p>1,6171930060608E-06</text:p>
          </table:table-cell>
          <table:table-cell table:formula="of:=(-1)*[.D22]" office:value-type="float" office:value="-0.0000016171930060608" calcext:value-type="float">
            <text:p>-1,6171930060608E-06</text:p>
          </table:table-cell>
        </table:table-row>
        <table:table-row table:style-name="ro1">
          <table:table-cell office:value-type="float" office:value="0.0400780707281395" calcext:value-type="float">
            <text:p>0,04007807072814</text:p>
          </table:table-cell>
          <table:table-cell office:value-type="float" office:value="0.0000217721930060569" calcext:value-type="float">
            <text:p>2,18E-05</text:p>
          </table:table-cell>
          <table:table-cell office:value-type="float" office:value="0.0000322621930060575" calcext:value-type="float">
            <text:p>3,23E-05</text:p>
          </table:table-cell>
          <table:table-cell table:formula="of:=[.B24]-[.B23]" office:value-type="float" office:value="-0.0000013691930060608" calcext:value-type="float">
            <text:p>-1,3691930060608E-06</text:p>
          </table:table-cell>
          <table:table-cell table:formula="of:=(-1)*[.D23]" office:value-type="float" office:value="0.0000013691930060608" calcext:value-type="float">
            <text:p>1,3691930060608E-06</text:p>
          </table:table-cell>
        </table:table-row>
        <table:table-row table:style-name="ro1">
          <table:table-cell office:value-type="float" office:value="0.044048215957969" calcext:value-type="float">
            <text:p>0,044048215957969</text:p>
          </table:table-cell>
          <table:table-cell office:value-type="float" office:value="0.0000204029999999961" calcext:value-type="float">
            <text:p>2,04E-05</text:p>
          </table:table-cell>
          <table:table-cell office:value-type="float" office:value="0.0000322621930060576" calcext:value-type="float">
            <text:p>3,23E-05</text:p>
          </table:table-cell>
          <table:table-cell table:formula="of:=[.B25]-[.B24]" office:value-type="float" office:value="0.000001353193006061" calcext:value-type="float">
            <text:p>1,353193006061E-06</text:p>
          </table:table-cell>
          <table:table-cell table:formula="of:=(-1)*[.D24]" office:value-type="float" office:value="-0.000001353193006061" calcext:value-type="float">
            <text:p>-1,353193006061E-06</text:p>
          </table:table-cell>
        </table:table-row>
        <table:table-row table:style-name="ro1">
          <table:table-cell office:value-type="float" office:value="0.0483866936169235" calcext:value-type="float">
            <text:p>0,048386693616924</text:p>
          </table:table-cell>
          <table:table-cell office:value-type="float" office:value="0.0000217561930060571" calcext:value-type="float">
            <text:p>2,18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6]-[.B25]" office:value-type="float" office:value="-0.000001158193006061" calcext:value-type="float">
            <text:p>-1,158193006061E-06</text:p>
          </table:table-cell>
          <table:table-cell table:formula="of:=(-1)*[.D25]" office:value-type="float" office:value="0.000001158193006061" calcext:value-type="float">
            <text:p>1,158193006061E-06</text:p>
          </table:table-cell>
        </table:table-row>
        <table:table-row table:style-name="ro1">
          <table:table-cell office:value-type="float" office:value="0.053129782178037" calcext:value-type="float">
            <text:p>0,053129782178037</text:p>
          </table:table-cell>
          <table:table-cell office:value-type="float" office:value="0.0000205979999999961" calcext:value-type="float">
            <text:p>2,06E-05</text:p>
          </table:table-cell>
          <table:table-cell office:value-type="float" office:value="0.0000322621930060577" calcext:value-type="float">
            <text:p>3,23E-05</text:p>
          </table:table-cell>
          <table:table-cell table:formula="of:=[.B27]-[.B26]" office:value-type="float" office:value="0.0000011281930060612" calcext:value-type="float">
            <text:p>1,1281930060612E-06</text:p>
          </table:table-cell>
          <table:table-cell table:formula="of:=(-1)*[.D26]" office:value-type="float" office:value="-0.0000011281930060612" calcext:value-type="float">
            <text:p>-1,1281930060612E-06</text:p>
          </table:table-cell>
        </table:table-row>
        <table:table-row table:style-name="ro1">
          <table:table-cell office:value-type="float" office:value="0.0583171434821644" calcext:value-type="float">
            <text:p>0,058317143482164</text:p>
          </table:table-cell>
          <table:table-cell office:value-type="float" office:value="0.0000217261930060573" calcext:value-type="float">
            <text:p>2,17E-05</text:p>
          </table:table-cell>
          <table:table-cell office:value-type="float" office:value="0.0000322621930060578" calcext:value-type="float">
            <text:p>3,23E-05</text:p>
          </table:table-cell>
          <table:table-cell table:formula="of:=[.B28]-[.B27]" office:value-type="float" office:value="-0.0000009761930060611" calcext:value-type="float">
            <text:p>-9,761930060611E-07</text:p>
          </table:table-cell>
          <table:table-cell table:formula="of:=(-1)*[.D27]" office:value-type="float" office:value="0.0000009761930060611" calcext:value-type="float">
            <text:p>9,761930060611E-07</text:p>
          </table:table-cell>
        </table:table-row>
        <table:table-row table:style-name="ro1">
          <table:table-cell office:value-type="float" office:value="0.063992154391418" calcext:value-type="float">
            <text:p>0,063992154391418</text:p>
          </table:table-cell>
          <table:table-cell office:value-type="float" office:value="0.0000207499999999962" calcext:value-type="float">
            <text:p>2,0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29]-[.B28]" office:value-type="float" office:value="0.000000940193006061303" calcext:value-type="float">
            <text:p>9,40193006061303E-07</text:p>
          </table:table-cell>
          <table:table-cell table:formula="of:=(-1)*[.D28]" office:value-type="float" office:value="-0.000000940193006061303" calcext:value-type="float">
            <text:p>-9,40193006061303E-07</text:p>
          </table:table-cell>
        </table:table-row>
        <table:table-row table:style-name="ro1">
          <table:table-cell office:value-type="float" office:value="0.0702022695077165" calcext:value-type="float">
            <text:p>0,070202269507717</text:p>
          </table:table-cell>
          <table:table-cell office:value-type="float" office:value="0.0000216901930060575" calcext:value-type="float">
            <text:p>2,17E-05</text:p>
          </table:table-cell>
          <table:table-cell office:value-type="float" office:value="0.0000322621930060579" calcext:value-type="float">
            <text:p>3,23E-05</text:p>
          </table:table-cell>
          <table:table-cell table:formula="of:=[.B30]-[.B29]" office:value-type="float" office:value="-0.000000819193006061301" calcext:value-type="float">
            <text:p>-8,19193006061301E-07</text:p>
          </table:table-cell>
          <table:table-cell table:formula="of:=(-1)*[.D29]" office:value-type="float" office:value="0.000000819193006061301" calcext:value-type="float">
            <text:p>8,19193006061301E-07</text:p>
          </table:table-cell>
        </table:table-row>
        <table:table-row table:style-name="ro1">
          <table:table-cell office:value-type="float" office:value="0.0769994179895101" calcext:value-type="float">
            <text:p>0,07699941798951</text:p>
          </table:table-cell>
          <table:table-cell office:value-type="float" office:value="0.0000208709999999962" calcext:value-type="float">
            <text:p>2,09E-05</text:p>
          </table:table-cell>
          <table:table-cell office:value-type="float" office:value="0.000032262193006058" calcext:value-type="float">
            <text:p>3,23E-05</text:p>
          </table:table-cell>
          <table:table-cell table:formula="of:=[.B31]-[.B30]" office:value-type="float" office:value="0.0000007821930060616" calcext:value-type="float">
            <text:p>7,821930060616E-07</text:p>
          </table:table-cell>
          <table:table-cell table:formula="of:=(-1)*[.D30]" office:value-type="float" office:value="-0.0000007821930060616" calcext:value-type="float">
            <text:p>-7,821930060616E-07</text:p>
          </table:table-cell>
        </table:table-row>
        <table:table-row table:style-name="ro1">
          <table:table-cell office:value-type="float" office:value="0.084440437784874" calcext:value-type="float">
            <text:p>0,084440437784874</text:p>
          </table:table-cell>
          <table:table-cell office:value-type="float" office:value="0.0000216531930060578" calcext:value-type="float">
            <text:p>2,17E-05</text:p>
          </table:table-cell>
          <table:table-cell office:value-type="float" office:value="0.0000322621930060581" calcext:value-type="float">
            <text:p>3,23E-05</text:p>
          </table:table-cell>
          <table:table-cell table:formula="of:=[.B32]-[.B31]" office:value-type="float" office:value="-0.000000687193006061598" calcext:value-type="float">
            <text:p>-6,87193006061598E-07</text:p>
          </table:table-cell>
          <table:table-cell table:formula="of:=(-1)*[.D31]" office:value-type="float" office:value="0.000000687193006061598" calcext:value-type="float">
            <text:p>6,87193006061598E-07</text:p>
          </table:table-cell>
        </table:table-row>
        <table:table-row table:style-name="ro1">
          <table:table-cell office:value-type="float" office:value="0.0925875509120395" calcext:value-type="float">
            <text:p>0,09258755091204</text:p>
          </table:table-cell>
          <table:table-cell office:value-type="float" office:value="0.0000209659999999962" calcext:value-type="float">
            <text:p>2,10E-05</text:p>
          </table:table-cell>
          <table:table-cell office:value-type="float" office:value="0.0000322621930060582" calcext:value-type="float">
            <text:p>3,23E-05</text:p>
          </table:table-cell>
          <table:table-cell table:formula="of:=[.B33]-[.B32]" office:value-type="float" office:value="0.0000006511930060618" calcext:value-type="float">
            <text:p>6,511930060618E-07</text:p>
          </table:table-cell>
          <table:table-cell table:formula="of:=(-1)*[.D32]" office:value-type="float" office:value="-0.0000006511930060618" calcext:value-type="float">
            <text:p>-6,511930060618E-07</text:p>
          </table:table-cell>
        </table:table-row>
        <table:table-row table:style-name="ro1">
          <table:table-cell office:value-type="float" office:value="0.101508883761672" calcext:value-type="float">
            <text:p>0,101508883761672</text:p>
          </table:table-cell>
          <table:table-cell office:value-type="float" office:value="0.000021617193006058" calcext:value-type="float">
            <text:p>2,16E-05</text:p>
          </table:table-cell>
          <table:table-cell office:value-type="float" office:value="0.0000322621930060583" calcext:value-type="float">
            <text:p>3,23E-05</text:p>
          </table:table-cell>
          <table:table-cell table:formula="of:=[.B34]-[.B33]" office:value-type="float" office:value="-0.000000575193006061702" calcext:value-type="float">
            <text:p>-5,75193006061702E-07</text:p>
          </table:table-cell>
          <table:table-cell table:formula="of:=(-1)*[.D33]" office:value-type="float" office:value="0.000000575193006061702" calcext:value-type="float">
            <text:p>5,75193006061702E-07</text:p>
          </table:table-cell>
        </table:table-row>
        <table:table-row table:style-name="ro1">
          <table:table-cell office:value-type="float" office:value="0.111279036771681" calcext:value-type="float">
            <text:p>0,111279036771681</text:p>
          </table:table-cell>
          <table:table-cell office:value-type="float" office:value="0.0000210419999999963" calcext:value-type="float">
            <text:p>2,10E-05</text:p>
          </table:table-cell>
          <table:table-cell office:value-type="float" office:value="0.0000322621930060585" calcext:value-type="float">
            <text:p>3,23E-05</text:p>
          </table:table-cell>
          <table:table-cell table:formula="of:=[.B35]-[.B34]" office:value-type="float" office:value="0.000000541193006062" calcext:value-type="float">
            <text:p>5,41193006062E-07</text:p>
          </table:table-cell>
          <table:table-cell table:formula="of:=(-1)*[.D34]" office:value-type="float" office:value="-0.000000541193006062" calcext:value-type="float">
            <text:p>-5,41193006062E-07</text:p>
          </table:table-cell>
        </table:table-row>
        <table:table-row table:style-name="ro1">
          <table:table-cell office:value-type="float" office:value="0.12197970823819" calcext:value-type="float">
            <text:p>0,12197970823819</text:p>
          </table:table-cell>
          <table:table-cell office:value-type="float" office:value="0.0000215831930060583" calcext:value-type="float">
            <text:p>2,16E-05</text:p>
          </table:table-cell>
          <table:table-cell office:value-type="float" office:value="0.0000322621930060586" calcext:value-type="float">
            <text:p>3,23E-05</text:p>
          </table:table-cell>
          <table:table-cell table:formula="of:=[.B36]-[.B35]" office:value-type="float" office:value="-0.000000481193006062" calcext:value-type="float">
            <text:p>-4,81193006062E-07</text:p>
          </table:table-cell>
          <table:table-cell table:formula="of:=(-1)*[.D35]" office:value-type="float" office:value="0.000000481193006062" calcext:value-type="float">
            <text:p>4,81193006062E-07</text:p>
          </table:table-cell>
        </table:table-row>
        <table:table-row table:style-name="ro1">
          <table:table-cell office:value-type="float" office:value="0.133700377479006" calcext:value-type="float">
            <text:p>0,133700377479006</text:p>
          </table:table-cell>
          <table:table-cell office:value-type="float" office:value="0.0000211019999999963" calcext:value-type="float">
            <text:p>2,11E-05</text:p>
          </table:table-cell>
          <table:table-cell office:value-type="float" office:value="0.0000322621930060587" calcext:value-type="float">
            <text:p>3,23E-05</text:p>
          </table:table-cell>
          <table:table-cell table:formula="of:=[.B37]-[.B36]" office:value-type="float" office:value="0.000000450193006062302" calcext:value-type="float">
            <text:p>4,50193006062302E-07</text:p>
          </table:table-cell>
          <table:table-cell table:formula="of:=(-1)*[.D36]" office:value-type="float" office:value="-0.000000450193006062302" calcext:value-type="float">
            <text:p>-4,50193006062302E-07</text:p>
          </table:table-cell>
        </table:table-row>
        <table:table-row table:style-name="ro1">
          <table:table-cell office:value-type="float" office:value="0.146539053062207" calcext:value-type="float">
            <text:p>0,146539053062207</text:p>
          </table:table-cell>
          <table:table-cell office:value-type="float" office:value="0.0000215521930060586" calcext:value-type="float">
            <text:p>2,16E-05</text:p>
          </table:table-cell>
          <table:table-cell office:value-type="float" office:value="0.0000322621930060589" calcext:value-type="float">
            <text:p>3,23E-05</text:p>
          </table:table-cell>
          <table:table-cell table:formula="of:=[.B38]-[.B37]" office:value-type="float" office:value="-0.000000401193006062303" calcext:value-type="float">
            <text:p>-4,01193006062303E-07</text:p>
          </table:table-cell>
          <table:table-cell table:formula="of:=(-1)*[.D37]" office:value-type="float" office:value="0.000000401193006062303" calcext:value-type="float">
            <text:p>4,01193006062303E-07</text:p>
          </table:table-cell>
        </table:table-row>
        <table:table-row table:style-name="ro1">
          <table:table-cell office:value-type="float" office:value="0.160603092356564" calcext:value-type="float">
            <text:p>0,160603092356564</text:p>
          </table:table-cell>
          <table:table-cell office:value-type="float" office:value="0.0000211509999999963" calcext:value-type="float">
            <text:p>2,12E-05</text:p>
          </table:table-cell>
          <table:table-cell office:value-type="float" office:value="0.0000322621930060591" calcext:value-type="float">
            <text:p>3,23E-05</text:p>
          </table:table-cell>
          <table:table-cell table:formula="of:=[.B39]-[.B38]" office:value-type="float" office:value="0.000000374193006062704" calcext:value-type="float">
            <text:p>3,74193006062704E-07</text:p>
          </table:table-cell>
          <table:table-cell table:formula="of:=(-1)*[.D38]" office:value-type="float" office:value="-0.000000374193006062704" calcext:value-type="float">
            <text:p>-3,74193006062704E-07</text:p>
          </table:table-cell>
        </table:table-row>
        <table:table-row table:style-name="ro1">
          <table:table-cell office:value-type="float" office:value="0.1760100992569" calcext:value-type="float">
            <text:p>0,1760100992569</text:p>
          </table:table-cell>
          <table:table-cell office:value-type="float" office:value="0.000021525193006059" calcext:value-type="float">
            <text:p>2,15E-05</text:p>
          </table:table-cell>
          <table:table-cell office:value-type="float" office:value="0.0000322621930060593" calcext:value-type="float">
            <text:p>3,23E-05</text:p>
          </table:table-cell>
          <table:table-cell table:formula="of:=[.B40]-[.B39]" office:value-type="float" office:value="-0.000000335193006062602" calcext:value-type="float">
            <text:p>-3,35193006062602E-07</text:p>
          </table:table-cell>
          <table:table-cell table:formula="of:=(-1)*[.D39]" office:value-type="float" office:value="0.000000335193006062602" calcext:value-type="float">
            <text:p>3,35193006062602E-07</text:p>
          </table:table-cell>
        </table:table-row>
        <table:table-row table:style-name="ro1">
          <table:table-cell office:value-type="float" office:value="0.192888907591184" calcext:value-type="float">
            <text:p>0,192888907591184</text:p>
          </table:table-cell>
          <table:table-cell office:value-type="float" office:value="0.0000211899999999964" calcext:value-type="float">
            <text:p>2,12E-05</text:p>
          </table:table-cell>
          <table:table-cell office:value-type="float" office:value="0.0000322621930060595" calcext:value-type="float">
            <text:p>3,23E-05</text:p>
          </table:table-cell>
          <table:table-cell table:formula="of:=[.B41]-[.B40]" office:value-type="float" office:value="0.000000311193006063" calcext:value-type="float">
            <text:p>3,11193006063E-07</text:p>
          </table:table-cell>
          <table:table-cell table:formula="of:=(-1)*[.D40]" office:value-type="float" office:value="-0.000000311193006063" calcext:value-type="float">
            <text:p>-3,11193006063E-07</text:p>
          </table:table-cell>
        </table:table-row>
        <table:table-row table:style-name="ro1">
          <table:table-cell office:value-type="float" office:value="0.211380658432655" calcext:value-type="float">
            <text:p>0,211380658432655</text:p>
          </table:table-cell>
          <table:table-cell office:value-type="float" office:value="0.0000215011930060594" calcext:value-type="float">
            <text:p>2,15E-05</text:p>
          </table:table-cell>
          <table:table-cell office:value-type="float" office:value="0.0000322621930060597" calcext:value-type="float">
            <text:p>3,23E-05</text:p>
          </table:table-cell>
          <table:table-cell table:formula="of:=[.B42]-[.B41]" office:value-type="float" office:value="-0.000000279193006063001" calcext:value-type="float">
            <text:p>-2,79193006063001E-07</text:p>
          </table:table-cell>
          <table:table-cell table:formula="of:=(-1)*[.D41]" office:value-type="float" office:value="0.000000279193006063001" calcext:value-type="float">
            <text:p>2,79193006063001E-07</text:p>
          </table:table-cell>
        </table:table-row>
        <table:table-row table:style-name="ro1">
          <table:table-cell office:value-type="float" office:value="0.231639980325467" calcext:value-type="float">
            <text:p>0,231639980325467</text:p>
          </table:table-cell>
          <table:table-cell office:value-type="float" office:value="0.0000212219999999964" calcext:value-type="float">
            <text:p>2,12E-05</text:p>
          </table:table-cell>
          <table:table-cell office:value-type="float" office:value="0.00003226219300606" calcext:value-type="float">
            <text:p>3,23E-05</text:p>
          </table:table-cell>
          <table:table-cell table:formula="of:=[.B43]-[.B42]" office:value-type="float" office:value="0.0000002581930060635" calcext:value-type="float">
            <text:p>2,581930060635E-07</text:p>
          </table:table-cell>
          <table:table-cell table:formula="of:=(-1)*[.D42]" office:value-type="float" office:value="-0.0000002581930060635" calcext:value-type="float">
            <text:p>-2,581930060635E-07</text:p>
          </table:table-cell>
        </table:table-row>
        <table:table-row table:style-name="ro1">
          <table:table-cell office:value-type="float" office:value="0.253836282292958" calcext:value-type="float">
            <text:p>0,253836282292958</text:p>
          </table:table-cell>
          <table:table-cell office:value-type="float" office:value="0.0000214801930060599" calcext:value-type="float">
            <text:p>2,15E-05</text:p>
          </table:table-cell>
          <table:table-cell office:value-type="float" office:value="0.0000322621930060603" calcext:value-type="float">
            <text:p>3,23E-05</text:p>
          </table:table-cell>
          <table:table-cell table:formula="of:=[.B44]-[.B43]" office:value-type="float" office:value="-0.000000233193006063499" calcext:value-type="float">
            <text:p>-2,33193006063499E-07</text:p>
          </table:table-cell>
          <table:table-cell table:formula="of:=(-1)*[.D43]" office:value-type="float" office:value="0.000000233193006063499" calcext:value-type="float">
            <text:p>2,33193006063499E-07</text:p>
          </table:table-cell>
        </table:table-row>
        <table:table-row table:style-name="ro1">
          <table:table-cell office:value-type="float" office:value="0.278155170440697" calcext:value-type="float">
            <text:p>0,278155170440697</text:p>
          </table:table-cell>
          <table:table-cell office:value-type="float" office:value="0.0000212469999999964" calcext:value-type="float">
            <text:p>2,12E-05</text:p>
          </table:table-cell>
          <table:table-cell office:value-type="float" office:value="0.0000322621930060606" calcext:value-type="float">
            <text:p>3,23E-05</text:p>
          </table:table-cell>
          <table:table-cell table:number-columns-repeated="2"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.1" calcext:value-type="float">
            <text:p>0,1</text:p>
          </table:table-cell>
          <table:table-cell table:formula="of:=([.B2]*((1/2)*[.C2]+(1/3)*[.E2]))/([.C2]+(1/2)*[.E2])" office:value-type="float" office:value="5.07936507936508" calcext:value-type="float">
            <text:p>5,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,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,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,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,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,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,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,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,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,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,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,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,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,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,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,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,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,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,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,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,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,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,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,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,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,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,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,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,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,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,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,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.00.0000</text:date>, <text:time style:data-style-name="N2" text:time-value="11:57:23.91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19T12:04:29.754000000</dc:date>
    <meta:editing-duration>PT1H47M6S</meta:editing-duration>
    <meta:editing-cycles>17</meta:editing-cycles>
    <meta:generator>LibreOffice/6.2.4.2$Windows_X86_64 LibreOffice_project/2412653d852ce75f65fbfa83fb7e7b669a126d64</meta:generator>
    <meta:document-statistic meta:table-count="4" meta:cell-count="23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50 Arkusz1.Y8:Arkusz1.Y50" svg:x="-0.227cm" svg:y="0.389cm" svg:width="20.917cm" svg:height="11.582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rkusz1.C8:Arkusz1.C50" chart:class="chart:scatter">
            <chart:domain table:cell-range-address="Arkusz1.B8:Arkusz1.B50"/>
            <chart:data-point chart:repeated="43"/>
          </chart:series>
          <chart:series chart:attached-axis="primary-y" chart:style-name="ch7" chart:values-cell-range-address="Arkusz1.D8:Arkusz1.D50" chart:class="chart:scatter">
            <chart:data-point chart:repeated="43"/>
          </chart:series>
          <chart:series chart:attached-axis="secondary-y" chart:style-name="ch8" chart:values-cell-range-address="Arkusz1.Y8:Arkusz1.Y50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.C8:Arkusz1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.D8:Arkusz1.D50</svg:desc>
                </draw:g>
              </table:table-cell>
              <table:table-cell office:value-type="float" office:value="4.6970549900254">
                <text:p>4.6970549900254</text:p>
                <draw:g>
                  <svg:desc>Arkusz1.Y8:Arkusz1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94917410259946">
                <text:p>0.0000194917410259946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2.48569284753579">
                <text:p>2.48569284753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49465480199387">
                <text:p>0.0000149465480199387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1.58998730098899">
                <text:p>1.589987300988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85257410259956">
                <text:p>0.0000185257410259956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0.130159365815516">
                <text:p>0.130159365815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38625480199398">
                <text:p>0.0000138625480199398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1.09314189535473">
                <text:p>-1.09314189535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74847410259969">
                <text:p>0.0000174847410259969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1.76251960792929">
                <text:p>-1.76251960792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2888548019941">
                <text:p>0.000012888548019941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3.16921682551832">
                <text:p>-3.16921682551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64387410259981">
                <text:p>0.0000164387410259981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3.18272029464114">
                <text:p>-3.18272029464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20775480199422">
                <text:p>0.0000120775480199422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4.62854571232842">
                <text:p>-4.62854571232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451741025999">
                <text:p>0.000015451741025999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4.19883589334361">
                <text:p>-4.1988358933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1449548019942">
                <text:p>0.000011449548019942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5.57449988968929">
                <text:p>-5.57449988968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45707410259998">
                <text:p>0.0000145707410259998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4.90490672614979">
                <text:p>-4.90490672614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09975480199415">
                <text:p>0.000010997548019941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6.15367477475284">
                <text:p>-6.15367477475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38167410260003">
                <text:p>0.0000138167410260003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5.39206631379264">
                <text:p>-5.39206631379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06935480199411">
                <text:p>0.0000106935480199411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6.48957581344249">
                <text:p>-6.48957581344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31927410260006">
                <text:p>0.0000131927410260006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5.73109538582344">
                <text:p>-5.73109538582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05065480199408">
                <text:p>0.0000105065480199408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6.67272456774722">
                <text:p>-6.67272456774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26897410260008">
                <text:p>0.0000126897410260008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5.96947893851466">
                <text:p>-5.96947893851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04055480199405">
                <text:p>0.000010405548019940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6.7697422826939">
                <text:p>-6.7697422826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22897410260009">
                <text:p>0.0000122897410260009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6.14085281801711">
                <text:p>-6.140852818017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03625480199403">
                <text:p>0.0000103625480199403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6.81884564826234">
                <text:p>-6.81884564826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19737410260009">
                <text:p>0.0000119737410260009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6.26778838974542">
                <text:p>-6.26778838974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03565480199401">
                <text:p>0.0000103565480199401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6.83698674345403">
                <text:p>-6.8369867434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17257410260009">
                <text:p>0.0000117257410260009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6.3593306542852">
                <text:p>-6.359330654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03725480199399">
                <text:p>0.0000103725480199399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6.83770944572868">
                <text:p>-6.83770944572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15307410260009">
                <text:p>0.0000115307410260009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6.4360694941811">
                <text:p>-6.4360694941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04025480199397">
                <text:p>0.0000104025480199397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6.82864133484661">
                <text:p>-6.82864133484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13787410260008">
                <text:p>0.0000113787410260008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6.49009164260879">
                <text:p>-6.490091642608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04385480199395">
                <text:p>0.000010438548019939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6.82652022884285">
                <text:p>-6.826520228842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12577410260008">
                <text:p>0.0000112577410260008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-6.5378360153789">
                <text:p>-6.5378360153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04755480199392">
                <text:p>0.0000104755480199392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6.81214121701883">
                <text:p>-6.81214121701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11627410260008">
                <text:p>0.0000111627410260008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-6.56907454375583">
                <text:p>-6.569074543755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0511548019939">
                <text:p>0.000010511548019939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6.80208740432241">
                <text:p>-6.80208740432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10867410260007">
                <text:p>0.0000110867410260007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-6.6026410597747">
                <text:p>-6.6026410597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05455480199387">
                <text:p>0.0000105455480199387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6.78825760223585">
                <text:p>-6.78825760223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10267410260007">
                <text:p>0.0000110267410260007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-6.62433047518343">
                <text:p>-6.624330475183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05765480199384">
                <text:p>0.0000105765480199384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6.79156508448293">
                <text:p>-6.79156508448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09777410260007">
                <text:p>0.0000109777410260007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6.6474368137316">
                <text:p>-6.6474368137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0603548019938">
                <text:p>0.000010603548019938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6.77852362512444">
                <text:p>-6.77852362512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09387410260006">
                <text:p>0.0000109387410260006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6.66397114336263">
                <text:p>-6.66397114336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06275480199376">
                <text:p>0.0000106275480199376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6.78277747832419">
                <text:p>-6.782777478324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09067410260006">
                <text:p>0.0000109067410260006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6.69324922258106">
                <text:p>-6.69324922258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06485480199371">
                <text:p>0.0000106485480199371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-6.76767792061506">
                <text:p>-6.76767792061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66cm" svg:y="0.443cm" svg:width="19.567cm" svg:height="10.72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_2.B8:Arkusz1_2.D50 Arkusz1_2.Y8:Arkusz1_2.Y50" svg:x="-0.227cm" svg:y="0.389cm" svg:width="21.213cm" svg:height="11.582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Arkusz1_2.C8:Arkusz1_2.C50" chart:class="chart:scatter">
            <chart:domain table:cell-range-address="Arkusz1_2.B8:Arkusz1_2.B50"/>
            <chart:data-point chart:repeated="43"/>
          </chart:series>
          <chart:series chart:attached-axis="primary-y" chart:style-name="ch7" chart:values-cell-range-address="Arkusz1_2.D8:Arkusz1_2.D50" chart:class="chart:scatter">
            <chart:data-point chart:repeated="43"/>
          </chart:series>
          <chart:series chart:attached-axis="secondary-y" chart:style-name="ch8" chart:values-cell-range-address="Arkusz1_2.Y8:Arkusz1_2.Y50" chart:class="chart:scatter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_2.B8:Arkusz1_2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_2.C8:Arkusz1_2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_2.D8:Arkusz1_2.D50</svg:desc>
                </draw:g>
              </table:table-cell>
              <table:table-cell office:value-type="float" office:value="-0.28896336167206">
                <text:p>-0.28896336167206</text:p>
                <draw:g>
                  <svg:desc>Arkusz1_2.Y8:Arkusz1_2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-0.291200866886809">
                <text:p>-0.291200866886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295681742495537">
                <text:p>-0.295681742495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0241693496852">
                <text:p>-0.3024169349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11420861478013">
                <text:p>-0.311420861478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22708888412428">
                <text:p>-0.322708888412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36293777237566">
                <text:p>-0.336293777237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52180945706451">
                <text:p>-0.352180945706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70362375715299">
                <text:p>-0.370362375715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390809005497097">
                <text:p>-0.3908090054970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13461486352507">
                <text:p>-0.413461486352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38219280531634">
                <text:p>-0.438219280531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64928249229629">
                <text:p>-0.464928249229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493367147518963">
                <text:p>-0.493367147518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23233824075497">
                <text:p>-0.52323382407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54132413158413">
                <text:p>-0.554132413158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85563370760507">
                <text:p>-0.585563370760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16918757363468">
                <text:p>-0.616918757363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47485552436745">
                <text:p>-0.647485552436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76459787669501">
                <text:p>-0.676459787669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02973662406855">
                <text:p>-0.702973662406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2613637572632">
                <text:p>-0.72613637572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45087166012517">
                <text:p>-0.745087166012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0.759056281429551">
                <text:p>-0.759056281429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7426935316202">
                <text:p>-0.7674269353162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9789578753873">
                <text:p>-0.769789578753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0.765979831962738">
                <text:p>-0.765979831962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56093510299635">
                <text:p>-0.756093510299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40476029969351">
                <text:p>-0.740476029969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-0.719688085514207">
                <text:p>-0.719688085514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0.694453568934605">
                <text:p>-0.694453568934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-0.665598160744572">
                <text:p>-0.665598160744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0.633987405563133">
                <text:p>-0.633987405563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-0.600471627989109">
                <text:p>-0.600471627989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0.565842482040267">
                <text:p>-0.565842482040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-0.530803123032356">
                <text:p>-0.530803123032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0.495951618946052">
                <text:p>-0.495951618946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0.461775635210131">
                <text:p>-0.4617756352101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0.428655665838221">
                <text:p>-0.428655665838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0.396873990265846">
                <text:p>-0.396873990265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0.366626866104056">
                <text:p>-0.3666268661040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0.338038002664916">
                <text:p>-0.338038002664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-0.311171931101285">
                <text:p>-0.3111719311012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